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B050"/>
    </style:style>
    <style:style style:name="co1" style:family="table-column">
      <style:table-column-properties fo:break-before="auto" style:column-width="12.2061111111111cm"/>
    </style:style>
    <style:style style:name="co2" style:family="table-column">
      <style:table-column-properties fo:break-before="auto" style:column-width="1.85208333333333cm"/>
    </style:style>
    <style:style style:name="co3" style:family="table-column">
      <style:table-column-properties fo:break-before="auto" style:column-width="7.39069444444444cm"/>
    </style:style>
    <style:style style:name="co4" style:family="table-column">
      <style:table-column-properties fo:break-before="auto" style:column-width="6.43819444444444cm"/>
    </style:style>
    <style:style style:name="co5" style:family="table-column">
      <style:table-column-properties fo:break-before="auto" style:column-width="5.18583333333333cm"/>
    </style:style>
    <style:style style:name="co6" style:family="table-column">
      <style:table-column-properties fo:break-before="auto" style:column-width="3.08680555555556cm"/>
    </style:style>
    <style:style style:name="co7" style:family="table-column">
      <style:table-column-properties fo:break-before="auto" style:column-width="6.68513888888889cm"/>
    </style:style>
    <style:style style:name="co8" style:family="table-column">
      <style:table-column-properties fo:break-before="auto" style:column-width="6.70277777777778cm"/>
    </style:style>
    <style:style style:name="co9" style:family="table-column">
      <style:table-column-properties fo:break-before="auto" style:column-width="6.56166666666667cm"/>
    </style:style>
    <style:style style:name="co10" style:family="table-column">
      <style:table-column-properties fo:break-before="auto" style:column-width="6.49111111111111cm"/>
    </style:style>
    <style:style style:name="co11" style:family="table-column">
      <style:table-column-properties fo:break-before="auto" style:column-width="6.38527777777778cm"/>
    </style:style>
    <style:style style:name="co12" style:family="table-column">
      <style:table-column-properties fo:break-before="auto" style:column-width="5.43277777777778cm"/>
    </style:style>
    <style:style style:name="co13" style:family="table-column">
      <style:table-column-properties fo:break-before="auto" style:column-width="5.29166666666667cm"/>
    </style:style>
    <style:style style:name="co14" style:family="table-column">
      <style:table-column-properties fo:break-before="auto" style:column-width="3.88055555555556cm"/>
    </style:style>
    <style:style style:name="co15" style:family="table-column">
      <style:table-column-properties fo:break-before="auto" style:column-width="3.65125cm"/>
    </style:style>
    <style:style style:name="co16" style:family="table-column">
      <style:table-column-properties fo:break-before="auto" style:column-width="3.52777777777778cm"/>
    </style:style>
    <style:style style:name="co17" style:family="table-column">
      <style:table-column-properties fo:break-before="auto" style:column-width="4.49791666666667cm"/>
    </style:style>
    <style:style style:name="co18" style:family="table-column">
      <style:table-column-properties fo:break-before="auto" style:column-width="7.19666666666667cm"/>
    </style:style>
    <style:style style:name="co19" style:family="table-column">
      <style:table-column-properties fo:break-before="auto" style:column-width="7.46125cm"/>
    </style:style>
    <style:style style:name="co20" style:family="table-column">
      <style:table-column-properties fo:break-before="auto" style:column-width="4.1275cm"/>
    </style:style>
    <style:style style:name="co21" style:family="table-column">
      <style:table-column-properties fo:break-before="auto" style:column-width="6.80861111111111cm"/>
    </style:style>
    <style:style style:name="co22" style:family="table-column">
      <style:table-column-properties fo:break-before="auto" style:column-width="7.09083333333333cm"/>
    </style:style>
    <style:style style:name="co23" style:family="table-column">
      <style:table-column-properties fo:break-before="auto" style:column-width="7.74347222222222cm"/>
    </style:style>
    <style:style style:name="co24" style:family="table-column">
      <style:table-column-properties fo:break-before="auto" style:column-width="2.89277777777778cm"/>
    </style:style>
    <style:style style:name="co25" style:family="table-column">
      <style:table-column-properties fo:break-before="auto" style:column-width="7.58472222222222cm"/>
    </style:style>
    <style:style style:name="co26" style:family="table-column">
      <style:table-column-properties fo:break-before="auto" style:column-width="14.1993055555556cm"/>
    </style:style>
    <style:style style:name="co27" style:family="table-column">
      <style:table-column-properties fo:break-before="auto" style:column-width="4.03930555555556cm"/>
    </style:style>
    <style:style style:name="co28" style:family="table-column">
      <style:table-column-properties fo:break-before="auto" style:column-width="5.60916666666667cm"/>
    </style:style>
    <style:style style:name="co29" style:family="table-column">
      <style:table-column-properties fo:break-before="auto" style:column-width="5.75027777777778cm"/>
    </style:style>
    <style:style style:name="co30" style:family="table-column">
      <style:table-column-properties fo:break-before="auto" style:column-width="6.59694444444444cm"/>
    </style:style>
    <style:style style:name="co31" style:family="table-column">
      <style:table-column-properties fo:break-before="auto" style:column-width="4.18041666666667cm"/>
    </style:style>
    <style:style style:name="co32" style:family="table-column">
      <style:table-column-properties fo:break-before="auto" style:column-width="5.25638888888889cm"/>
    </style:style>
    <style:style style:name="co33" style:family="table-column">
      <style:table-column-properties fo:break-before="auto" style:column-width="6.50875cm"/>
    </style:style>
    <style:style style:name="co34" style:family="table-column">
      <style:table-column-properties fo:break-before="auto" style:column-width="4.83305555555556cm"/>
    </style:style>
    <style:style style:name="co35" style:family="table-column">
      <style:table-column-properties fo:break-before="auto" style:column-width="4.60375cm"/>
    </style:style>
    <style:style style:name="co36" style:family="table-column">
      <style:table-column-properties fo:break-before="auto" style:column-width="4.88597222222222cm"/>
    </style:style>
    <style:style style:name="co37" style:family="table-column">
      <style:table-column-properties fo:break-before="auto" style:column-width="4.35680555555555cm"/>
    </style:style>
    <style:style style:name="co38" style:family="table-column">
      <style:table-column-properties fo:break-before="auto" style:column-width="5.45041666666667cm"/>
    </style:style>
    <style:style style:name="co39" style:family="table-column">
      <style:table-column-properties fo:break-before="auto" style:column-width="5.00944444444445cm"/>
    </style:style>
    <style:style style:name="co40" style:family="table-column">
      <style:table-column-properties fo:break-before="auto" style:column-width="4.79777777777778cm"/>
    </style:style>
    <style:style style:name="co41" style:family="table-column">
      <style:table-column-properties fo:break-before="auto" style:column-width="5.08cm"/>
    </style:style>
    <style:style style:name="co42" style:family="table-column">
      <style:table-column-properties fo:break-before="auto" style:column-width="5.15055555555556cm"/>
    </style:style>
    <style:style style:name="co43" style:family="table-column">
      <style:table-column-properties fo:break-before="auto" style:column-width="4.09222222222222cm"/>
    </style:style>
    <style:style style:name="co44" style:family="table-column">
      <style:table-column-properties fo:break-before="auto" style:column-width="3.28083333333333cm"/>
    </style:style>
    <style:style style:name="co45" style:family="table-column">
      <style:table-column-properties fo:break-before="auto" style:column-width="17.7623611111111cm"/>
    </style:style>
    <style:style style:name="co46" style:family="table-column">
      <style:table-column-properties fo:break-before="auto" style:column-width="2.25777777777778cm"/>
    </style:style>
    <style:style style:name="co47" style:family="table-column">
      <style:table-column-properties fo:break-before="auto" style:column-width="4.95652777777778cm" style:use-optimal-column-width="true"/>
    </style:style>
    <style:style style:name="co48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NOMAD_ingress_and_merged_solar_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4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1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number-columns-repeated="2" table:default-cell-style-name="ce2"/>
        <table:table-column table:style-name="co33" table:number-columns-repeated="2" table:default-cell-style-name="ce2"/>
        <table:table-column table:style-name="co34" table:default-cell-style-name="ce2"/>
        <table:table-column table:style-name="co35" table:default-cell-style-name="ce2"/>
        <table:table-column table:style-name="co32" table:default-cell-style-name="ce2"/>
        <table:table-column table:style-name="co36" table:number-columns-repeated="2" table:default-cell-style-name="ce2"/>
        <table:table-column table:style-name="co37" table:default-cell-style-name="ce2"/>
        <table:table-column table:style-name="co38" table:number-columns-repeated="2" table:default-cell-style-name="ce2"/>
        <table:table-column table:style-name="co8" table:number-columns-repeated="2" table:default-cell-style-name="ce2"/>
        <table:table-column table:style-name="co39" table:default-cell-style-name="ce2"/>
        <table:table-column table:style-name="co40" table:default-cell-style-name="ce2"/>
        <table:table-column table:style-name="co38" table:default-cell-style-name="ce2"/>
        <table:table-column table:style-name="co41" table:number-columns-repeated="2" table:default-cell-style-name="ce2"/>
        <table:table-column table:style-name="co17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number-columns-repeated="7" table:default-cell-style-name="ce2"/>
        <table:table-column table:style-name="co47" table:default-cell-style-name="ce2"/>
        <table:table-column table:style-name="co46" table:number-columns-repeated="957" table:default-cell-style-name="ce2"/>
        <table:table-column table:style-name="co48" table:number-columns-repeated="15360" table:default-cell-style-name="ce1"/>
        <table:table-row table:style-name="ro1">
          <table:table-cell office:value-type="string" table:style-name="ce2">
            <text:p>Orbit 80/40 or 60/60 or OFF (1-11 = 80/40; 101-111 = 60/60; 12 = switch off)</text:p>
          </table:table-cell>
          <table:table-cell office:value-type="string" table:style-name="ce2">
            <text:p>Orbit type</text:p>
          </table:table-cell>
          <table:table-cell office:value-type="string" table:style-name="ce2">
            <text:p>Ingress solar occultation observation number</text:p>
          </table:table-cell>
          <table:table-cell office:value-type="string" table:style-name="ce2">
            <text:p>Merged Occultation (YES = 1; NO = 0)</text:p>
          </table:table-cell>
          <table:table-cell office:value-type="string" table:style-name="ce2">
            <text:p>Thermal orbit/nightside number</text:p>
          </table:table-cell>
          <table:table-cell office:value-type="string" table:style-name="ce2">
            <text:p>ESA orbit number</text:p>
          </table:table-cell>
          <table:table-cell office:value-type="string" table:style-name="ce2">
            <text:p>LNO+UVIS operating (YES = 1; NO = 0)</text:p>
          </table:table-cell>
          <table:table-cell office:value-type="string" table:style-name="ce2">
            <text:p>UVIS alone operating (YES = 1; NO = 0)</text:p>
          </table:table-cell>
          <table:table-cell office:value-type="string" table:style-name="ce2">
            <text:p>LNO alone operating (YES = 1; NO = 0)</text:p>
          </table:table-cell>
          <table:table-cell office:value-type="string" table:style-name="ce2">
            <text:p>SO+UVIS operating (YES = 1; NO = 0)</text:p>
          </table:table-cell>
          <table:table-cell office:value-type="string" table:style-name="ce2">
            <text:p>SO alone operating (YES = 1; NO = 0)</text:p>
          </table:table-cell>
          <table:table-cell office:value-type="string" table:style-name="ce2">
            <text:p>TC20 execution start time (UTC)</text:p>
          </table:table-cell>
          <table:table-cell office:value-type="string" table:style-name="ce2">
            <text:p>TC20 execution end time (UTC)</text:p>
          </table:table-cell>
          <table:table-cell office:value-type="string" table:style-name="ce2">
            <text:p>SO start time (UTC)</text:p>
          </table:table-cell>
          <table:table-cell office:value-type="string" table:style-name="ce2">
            <text:p>SO end time (UTC)</text:p>
          </table:table-cell>
          <table:table-cell office:value-type="string" table:style-name="ce2">
            <text:p>LNO start time (UTC)</text:p>
          </table:table-cell>
          <table:table-cell office:value-type="string" table:style-name="ce2">
            <text:p>LNO end time (UTC)</text:p>
          </table:table-cell>
          <table:table-cell office:value-type="string" table:style-name="ce2">
            <text:p>UVIS start time (UTC)</text:p>
          </table:table-cell>
          <table:table-cell office:value-type="string" table:style-name="ce2">
            <text:p>UVIS end time (UTC)</text:p>
          </table:table-cell>
          <table:table-cell office:value-type="string" table:style-name="ce2">
            <text:p>Limb Height 250 km (UTC)</text:p>
          </table:table-cell>
          <table:table-cell office:value-type="string" table:style-name="ce2">
            <text:p>Latitude probed @ limb height 250 km (deg)</text:p>
          </table:table-cell>
          <table:table-cell office:value-type="string" table:style-name="ce2">
            <text:p>Longitude probed @ limb height 250 km (deg)</text:p>
          </table:table-cell>
          <table:table-cell office:value-type="string" table:style-name="ce2">
            <text:p>Limb Height 0 km (UTC)</text:p>
          </table:table-cell>
          <table:table-cell office:value-type="string" table:style-name="ce2">
            <text:p>Latitude probed @ limb height 0 km (deg)</text:p>
          </table:table-cell>
          <table:table-cell office:value-type="string" table:style-name="ce2">
            <text:p>Longitude probed @ limb height 0 km (deg)</text:p>
          </table:table-cell>
          <table:table-cell office:value-type="string" table:style-name="ce2">
            <text:p>Limb Height 50 km: switch SCI1 to SCI2 (UTC)</text:p>
          </table:table-cell>
          <table:table-cell office:value-type="string" table:style-name="ce2">
            <text:p>Beta angle (deg)</text:p>
          </table:table-cell>
          <table:table-cell office:value-type="string" table:style-name="ce2">
            <text:p>Eclipse duration (Umbra end - Umbra start) (s)</text:p>
          </table:table-cell>
          <table:table-cell office:value-type="string" table:style-name="ce2">
            <text:p>Local Solar Time (LST): TGO2SUN vector surface intercept point @ limb height 0 km (h)</text:p>
          </table:table-cell>
          <table:table-cell office:value-type="string" table:style-name="ce2">
            <text:p>Solar longitude Ls (deg)</text:p>
          </table:table-cell>
          <table:table-cell office:value-type="string" table:style-name="ce2">
            <text:p>SO+SINBAD data volume (Mbit)</text:p>
          </table:table-cell>
          <table:table-cell office:value-type="string" table:style-name="ce2">
            <text:p>LNO+SINBAD data volume (Mbit)</text:p>
          </table:table-cell>
          <table:table-cell office:value-type="string" table:style-name="ce2">
            <text:p>UVIS+SINBAD data volume (Mbit)</text:p>
          </table:table-cell>
          <table:table-cell office:value-type="string" table:style-name="ce2">
            <text:p>Channel(s)+SINBAD data volume (Mbit)</text:p>
          </table:table-cell>
          <table:table-cell office:value-type="string" table:style-name="ce2">
            <text:p>TC20 SO_START_TIME</text:p>
          </table:table-cell>
          <table:table-cell office:value-type="string" table:style-name="ce2">
            <text:p>TC20 SO_START_SCIENCE_1</text:p>
          </table:table-cell>
          <table:table-cell office:value-type="string" table:style-name="ce2">
            <text:p>TC20 SO_START_SCIENCE_2</text:p>
          </table:table-cell>
          <table:table-cell office:value-type="string" table:style-name="ce2">
            <text:p>TC20 SO_DURATION_REFERENCE_1</text:p>
          </table:table-cell>
          <table:table-cell office:value-type="string" table:style-name="ce2">
            <text:p>TC20 SO_DURATION_REFERENCE_2</text:p>
          </table:table-cell>
          <table:table-cell office:value-type="string" table:style-name="ce2">
            <text:p>TC20 SO_DURATION_TIME</text:p>
          </table:table-cell>
          <table:table-cell office:value-type="string" table:style-name="ce2">
            <text:p>TC20 SO_COP_GENERAL</text:p>
          </table:table-cell>
          <table:table-cell office:value-type="string" table:style-name="ce2">
            <text:p>TC20 SO_COP_PRECOOLING</text:p>
          </table:table-cell>
          <table:table-cell office:value-type="string" table:style-name="ce2">
            <text:p>TC20 SO_COP_SCIENCE_1</text:p>
          </table:table-cell>
          <table:table-cell office:value-type="string" table:style-name="ce2">
            <text:p>TC20 SO_COP_SCIENCE_2</text:p>
          </table:table-cell>
          <table:table-cell office:value-type="string" table:style-name="ce2">
            <text:p>TC20 LNO_START_TIME</text:p>
          </table:table-cell>
          <table:table-cell office:value-type="string" table:style-name="ce2">
            <text:p>TC20 LNO_START_SCIENCE_1</text:p>
          </table:table-cell>
          <table:table-cell office:value-type="string" table:style-name="ce2">
            <text:p>TC20 LNO_START_SCIENCE_2</text:p>
          </table:table-cell>
          <table:table-cell office:value-type="string" table:style-name="ce2">
            <text:p>TC20 LNO_DURATION_REFERENCE_1</text:p>
          </table:table-cell>
          <table:table-cell office:value-type="string" table:style-name="ce2">
            <text:p>TC20 LNO_DURATION_REFERENCE_2</text:p>
          </table:table-cell>
          <table:table-cell office:value-type="string" table:style-name="ce2">
            <text:p>TC20 LNO_DURATION_TIME</text:p>
          </table:table-cell>
          <table:table-cell office:value-type="string" table:style-name="ce2">
            <text:p>TC20 LNO_COP_GENERAL</text:p>
          </table:table-cell>
          <table:table-cell office:value-type="string" table:style-name="ce2">
            <text:p>TC20 LNO_COP_PRECOOLING</text:p>
          </table:table-cell>
          <table:table-cell office:value-type="string" table:style-name="ce2">
            <text:p>TC20 LNO_COP_SCIENCE_1</text:p>
          </table:table-cell>
          <table:table-cell office:value-type="string" table:style-name="ce2">
            <text:p>TC20 LNO_COP_SCIENCE_2</text:p>
          </table:table-cell>
          <table:table-cell office:value-type="string" table:style-name="ce2">
            <text:p>TC20 UVIS_START_TIME</text:p>
          </table:table-cell>
          <table:table-cell office:value-type="string" table:style-name="ce2">
            <text:p>TC20 UVIS_DURATION_TIME</text:p>
          </table:table-cell>
          <table:table-cell office:value-type="string" table:style-name="ce2">
            <text:p>TC20 UVIS_COP_ROW</text:p>
          </table:table-cell>
          <table:table-cell office:value-type="string" table:style-name="ce2">
            <text:p>TC20 CHECKSUM</text:p>
          </table:table-cell>
          <table:table-cell office:value-type="string" table:style-name="ce2">
            <text:p>TC20 (HEX)</text:p>
          </table:table-cell>
          <table:table-cell office:value-type="string" table:style-name="ce3">
            <text:p>TC20 FIXED</text:p>
          </table:table-cell>
          <table:table-cell office:value-type="string" table:style-name="ce3">
            <text:p>TC20 PRECOOLING</text:p>
          </table:table-cell>
          <table:table-cell office:value-type="string" table:style-name="ce3">
            <text:p>TC20 SCI1</text:p>
          </table:table-cell>
          <table:table-cell office:value-type="string" table:style-name="ce3">
            <text:p>TC20 SCI2</text:p>
          </table:table-cell>
          <table:table-cell office:value-type="string" table:style-name="ce3">
            <text:p>LNO_OBSERVING (1=YES;0=NO)</text:p>
          </table:table-cell>
          <table:table-cell office:value-type="string" table:style-name="ce3">
            <text:p>OBSERVATION NUMBER</text:p>
          </table:table-cell>
          <table:table-cell office:value-type="string" table:style-name="ce3">
            <text:p>OBSERVATION TYPE</text:p>
          </table:table-cell>
          <table:table-cell office:value-type="string" table:style-name="ce3">
            <text:p>APPROX TC START TIME</text:p>
          </table:table-cell>
          <table:table-cell office:value-type="string" table:style-name="ce3">
            <text:p>COMMENTS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1063" table:style-name="ce2">
            <text:p>110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6 16:27:50</text:p>
          </table:table-cell>
          <table:table-cell office:value-type="string" table:style-name="ce2">
            <text:p>2020 MAY 16 16:42:56</text:p>
          </table:table-cell>
          <table:table-cell office:value-type="string" table:style-name="ce2">
            <text:p>2020 MAY 16 16:28:00</text:p>
          </table:table-cell>
          <table:table-cell office:value-type="string" table:style-name="ce2">
            <text:p>2020 MAY 16 16:42:5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6 16:38:00</text:p>
          </table:table-cell>
          <table:table-cell office:value-type="string" table:style-name="ce2">
            <text:p>2020 MAY 16 16:42:56</text:p>
          </table:table-cell>
          <table:table-cell office:value-type="string" table:style-name="ce2">
            <text:p>2020 MAY 16 16:38:30</text:p>
          </table:table-cell>
          <table:table-cell office:value-type="float" office:value="-60.663400000000003" table:style-name="ce2">
            <text:p>-60,6634</text:p>
          </table:table-cell>
          <table:table-cell office:value-type="float" office:value="18.449200000000001" table:style-name="ce2">
            <text:p>18,4492</text:p>
          </table:table-cell>
          <table:table-cell office:value-type="string" table:style-name="ce2">
            <text:p>2020 MAY 16 16:42:26</text:p>
          </table:table-cell>
          <table:table-cell office:value-type="float" office:value="-55.005299999999998" table:style-name="ce2">
            <text:p>-55,0053</text:p>
          </table:table-cell>
          <table:table-cell office:value-type="float" office:value="16.643799999999999" table:style-name="ce2">
            <text:p>16,6438</text:p>
          </table:table-cell>
          <table:table-cell office:value-type="string" table:style-name="ce2">
            <text:p>2020 MAY 16 16:41:46</text:p>
          </table:table-cell>
          <table:table-cell office:value-type="float" office:value="23.345199999999998" table:style-name="ce2">
            <text:p>23,3452</text:p>
          </table:table-cell>
          <table:table-cell office:value-type="float" office:value="2379" table:style-name="ce2">
            <text:p>2379</text:p>
          </table:table-cell>
          <table:table-cell office:value-type="float" office:value="19.078099999999999" table:style-name="ce2">
            <text:p>19,0781</text:p>
          </table:table-cell>
          <table:table-cell office:value-type="float" office:value="202.14779999999999" table:style-name="ce2">
            <text:p>202,1478</text:p>
          </table:table-cell>
          <table:table-cell office:value-type="float" office:value="29.503399999999999" table:style-name="ce2">
            <text:p>29,5034</text:p>
          </table:table-cell>
          <table:table-cell office:value-type="string" table:style-name="ce2">
            <text:p>N/A</text:p>
          </table:table-cell>
          <table:table-cell office:value-type="float" office:value="51.415300000000002" table:style-name="ce2">
            <text:p>51,4153</text:p>
          </table:table-cell>
          <table:table-cell office:value-type="float" office:value="80.762500000000003" table:style-name="ce2">
            <text:p>80,762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36" table:style-name="ce2">
            <text:p>83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896" table:style-name="ce2">
            <text:p>89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296" table:style-name="ce2">
            <text:p>296</text:p>
          </table:table-cell>
          <table:table-cell office:value-type="float" office:value="300" table:style-name="ce2">
            <text:p>300</text:p>
          </table:table-cell>
          <table:table-cell office:value-type="float" office:value="682" table:style-name="ce2">
            <text:p>682</text:p>
          </table:table-cell>
          <table:table-cell office:value-type="string" table:style-name="ce2">
            <text:p>1400002C000A028003441E1E03800301000D000D0000000000000000000000000000000002620128012C02A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55" table:style-name="ce3">
            <text:p>755</text:p>
          </table:table-cell>
          <table:table-cell office:value-type="float" office:value="755" table:style-name="ce3">
            <text:p>755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16 16:38:3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1065" table:style-name="ce2">
            <text:p>110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6 20:23:49</text:p>
          </table:table-cell>
          <table:table-cell office:value-type="string" table:style-name="ce2">
            <text:p>2020 MAY 16 20:38:55</text:p>
          </table:table-cell>
          <table:table-cell office:value-type="string" table:style-name="ce2">
            <text:p>2020 MAY 16 20:23:59</text:p>
          </table:table-cell>
          <table:table-cell office:value-type="string" table:style-name="ce2">
            <text:p>2020 MAY 16 20:38:5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6 20:33:59</text:p>
          </table:table-cell>
          <table:table-cell office:value-type="string" table:style-name="ce2">
            <text:p>2020 MAY 16 20:38:55</text:p>
          </table:table-cell>
          <table:table-cell office:value-type="string" table:style-name="ce2">
            <text:p>2020 MAY 16 20:34:29</text:p>
          </table:table-cell>
          <table:table-cell office:value-type="float" office:value="-60.182600000000001" table:style-name="ce2">
            <text:p>-60,1826</text:p>
          </table:table-cell>
          <table:table-cell office:value-type="float" office:value="-39.228000000000002" table:style-name="ce2">
            <text:p>-39,228</text:p>
          </table:table-cell>
          <table:table-cell office:value-type="string" table:style-name="ce2">
            <text:p>2020 MAY 16 20:38:25</text:p>
          </table:table-cell>
          <table:table-cell office:value-type="float" office:value="-54.381" table:style-name="ce2">
            <text:p>-54,381</text:p>
          </table:table-cell>
          <table:table-cell office:value-type="float" office:value="-40.799599999999998" table:style-name="ce2">
            <text:p>-40,7996</text:p>
          </table:table-cell>
          <table:table-cell office:value-type="string" table:style-name="ce2">
            <text:p>2020 MAY 16 20:37:45</text:p>
          </table:table-cell>
          <table:table-cell office:value-type="float" office:value="23.793099999999999" table:style-name="ce2">
            <text:p>23,7931</text:p>
          </table:table-cell>
          <table:table-cell office:value-type="float" office:value="2374" table:style-name="ce2">
            <text:p>2374</text:p>
          </table:table-cell>
          <table:table-cell office:value-type="float" office:value="19.0761" table:style-name="ce2">
            <text:p>19,0761</text:p>
          </table:table-cell>
          <table:table-cell office:value-type="float" office:value="202.24590000000001" table:style-name="ce2">
            <text:p>202,2459</text:p>
          </table:table-cell>
          <table:table-cell office:value-type="float" office:value="29.503399999999999" table:style-name="ce2">
            <text:p>29,5034</text:p>
          </table:table-cell>
          <table:table-cell office:value-type="string" table:style-name="ce2">
            <text:p>N/A</text:p>
          </table:table-cell>
          <table:table-cell office:value-type="float" office:value="51.415300000000002" table:style-name="ce2">
            <text:p>51,4153</text:p>
          </table:table-cell>
          <table:table-cell office:value-type="float" office:value="80.762500000000003" table:style-name="ce2">
            <text:p>80,762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36" table:style-name="ce2">
            <text:p>83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896" table:style-name="ce2">
            <text:p>89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296" table:style-name="ce2">
            <text:p>296</text:p>
          </table:table-cell>
          <table:table-cell office:value-type="float" office:value="300" table:style-name="ce2">
            <text:p>300</text:p>
          </table:table-cell>
          <table:table-cell office:value-type="float" office:value="682" table:style-name="ce2">
            <text:p>682</text:p>
          </table:table-cell>
          <table:table-cell office:value-type="string" table:style-name="ce2">
            <text:p>1400002C000A028003441E1E03800301000D000D0000000000000000000000000000000002620128012C02A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93" table:style-name="ce3">
            <text:p>1193</text:p>
          </table:table-cell>
          <table:table-cell office:value-type="float" office:value="1193" table:style-name="ce3">
            <text:p>1193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16 20:34:2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11067" table:style-name="ce2">
            <text:p>110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7 00:19:47</text:p>
          </table:table-cell>
          <table:table-cell office:value-type="string" table:style-name="ce2">
            <text:p>2020 MAY 17 00:34:54</text:p>
          </table:table-cell>
          <table:table-cell office:value-type="string" table:style-name="ce2">
            <text:p>2020 MAY 17 00:19:57</text:p>
          </table:table-cell>
          <table:table-cell office:value-type="string" table:style-name="ce2">
            <text:p>2020 MAY 17 00:34:5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7 00:29:57</text:p>
          </table:table-cell>
          <table:table-cell office:value-type="string" table:style-name="ce2">
            <text:p>2020 MAY 17 00:34:54</text:p>
          </table:table-cell>
          <table:table-cell office:value-type="string" table:style-name="ce2">
            <text:p>2020 MAY 17 00:30:27</text:p>
          </table:table-cell>
          <table:table-cell office:value-type="float" office:value="-59.853900000000003" table:style-name="ce2">
            <text:p>-59,8539</text:p>
          </table:table-cell>
          <table:table-cell office:value-type="float" office:value="-96.790099999999995" table:style-name="ce2">
            <text:p>-96,7901</text:p>
          </table:table-cell>
          <table:table-cell office:value-type="string" table:style-name="ce2">
            <text:p>2020 MAY 17 00:34:24</text:p>
          </table:table-cell>
          <table:table-cell office:value-type="float" office:value="-53.9833" table:style-name="ce2">
            <text:p>-53,9833</text:p>
          </table:table-cell>
          <table:table-cell office:value-type="float" office:value="-98.729900000000001" table:style-name="ce2">
            <text:p>-98,7299</text:p>
          </table:table-cell>
          <table:table-cell office:value-type="string" table:style-name="ce2">
            <text:p>2020 MAY 17 00:33:44</text:p>
          </table:table-cell>
          <table:table-cell office:value-type="float" office:value="24.303699999999999" table:style-name="ce2">
            <text:p>24,3037</text:p>
          </table:table-cell>
          <table:table-cell office:value-type="float" office:value="2370" table:style-name="ce2">
            <text:p>2370</text:p>
          </table:table-cell>
          <table:table-cell office:value-type="float" office:value="19.041699999999999" table:style-name="ce2">
            <text:p>19,0417</text:p>
          </table:table-cell>
          <table:table-cell office:value-type="float" office:value="202.34389999999999" table:style-name="ce2">
            <text:p>202,3439</text:p>
          </table:table-cell>
          <table:table-cell office:value-type="float" office:value="29.597999999999999" table:style-name="ce2">
            <text:p>29,598</text:p>
          </table:table-cell>
          <table:table-cell office:value-type="string" table:style-name="ce2">
            <text:p>N/A</text:p>
          </table:table-cell>
          <table:table-cell office:value-type="float" office:value="51.588999999999999" table:style-name="ce2">
            <text:p>51,589</text:p>
          </table:table-cell>
          <table:table-cell office:value-type="float" office:value="81.030299999999997" table:style-name="ce2">
            <text:p>81,030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37" table:style-name="ce2">
            <text:p>83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897" table:style-name="ce2">
            <text:p>89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297" table:style-name="ce2">
            <text:p>297</text:p>
          </table:table-cell>
          <table:table-cell office:value-type="float" office:value="300" table:style-name="ce2">
            <text:p>300</text:p>
          </table:table-cell>
          <table:table-cell office:value-type="float" office:value="685" table:style-name="ce2">
            <text:p>685</text:p>
          </table:table-cell>
          <table:table-cell office:value-type="string" table:style-name="ce2">
            <text:p>1400002C000A028003451E1E03810301000D000D0000000000000000000000000000000002620129012C02A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141" table:style-name="ce3">
            <text:p>2141</text:p>
          </table:table-cell>
          <table:table-cell office:value-type="float" office:value="2141" table:style-name="ce3">
            <text:p>2141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17 00:30:2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11076" table:style-name="ce2">
            <text:p>110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7 18:01:19</text:p>
          </table:table-cell>
          <table:table-cell office:value-type="string" table:style-name="ce2">
            <text:p>2020 MAY 17 18:16:32</text:p>
          </table:table-cell>
          <table:table-cell office:value-type="string" table:style-name="ce2">
            <text:p>2020 MAY 17 18:01:29</text:p>
          </table:table-cell>
          <table:table-cell office:value-type="string" table:style-name="ce2">
            <text:p>2020 MAY 17 18:16:3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7 18:11:29</text:p>
          </table:table-cell>
          <table:table-cell office:value-type="string" table:style-name="ce2">
            <text:p>2020 MAY 17 18:16:32</text:p>
          </table:table-cell>
          <table:table-cell office:value-type="string" table:style-name="ce2">
            <text:p>2020 MAY 17 18:11:59</text:p>
          </table:table-cell>
          <table:table-cell office:value-type="float" office:value="-58.376899999999999" table:style-name="ce2">
            <text:p>-58,3769</text:p>
          </table:table-cell>
          <table:table-cell office:value-type="float" office:value="4.2910000000000004" table:style-name="ce2">
            <text:p>4,291</text:p>
          </table:table-cell>
          <table:table-cell office:value-type="string" table:style-name="ce2">
            <text:p>2020 MAY 17 18:16:02</text:p>
          </table:table-cell>
          <table:table-cell office:value-type="float" office:value="-51.939799999999998" table:style-name="ce2">
            <text:p>-51,9398</text:p>
          </table:table-cell>
          <table:table-cell office:value-type="float" office:value="1.9538" table:style-name="ce2">
            <text:p>1,9538</text:p>
          </table:table-cell>
          <table:table-cell office:value-type="string" table:style-name="ce2">
            <text:p>2020 MAY 17 18:15:21</text:p>
          </table:table-cell>
          <table:table-cell office:value-type="float" office:value="26.443000000000001" table:style-name="ce2">
            <text:p>26,443</text:p>
          </table:table-cell>
          <table:table-cell office:value-type="float" office:value="2346" table:style-name="ce2">
            <text:p>2346</text:p>
          </table:table-cell>
          <table:table-cell office:value-type="float" office:value="18.972799999999999" table:style-name="ce2">
            <text:p>18,9728</text:p>
          </table:table-cell>
          <table:table-cell office:value-type="float" office:value="202.78530000000001" table:style-name="ce2">
            <text:p>202,7853</text:p>
          </table:table-cell>
          <table:table-cell office:value-type="float" office:value="30.165800000000001" table:style-name="ce2">
            <text:p>30,1658</text:p>
          </table:table-cell>
          <table:table-cell office:value-type="string" table:style-name="ce2">
            <text:p>N/A</text:p>
          </table:table-cell>
          <table:table-cell office:value-type="float" office:value="52.6312" table:style-name="ce2">
            <text:p>52,6312</text:p>
          </table:table-cell>
          <table:table-cell office:value-type="float" office:value="82.637100000000004" table:style-name="ce2">
            <text:p>82,637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42" table:style-name="ce2">
            <text:p>84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03" table:style-name="ce2">
            <text:p>90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03" table:style-name="ce2">
            <text:p>303</text:p>
          </table:table-cell>
          <table:table-cell office:value-type="float" office:value="300" table:style-name="ce2">
            <text:p>300</text:p>
          </table:table-cell>
          <table:table-cell office:value-type="float" office:value="702" table:style-name="ce2">
            <text:p>702</text:p>
          </table:table-cell>
          <table:table-cell office:value-type="string" table:style-name="ce2">
            <text:p>1400002C000A0280034A1E1E03870301000D000D000000000000000000000000000000000262012F012C02B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183" table:style-name="ce3">
            <text:p>2183</text:p>
          </table:table-cell>
          <table:table-cell office:value-type="float" office:value="2183" table:style-name="ce3">
            <text:p>2183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17 18:11:5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office:value-type="float" office:value="11078" table:style-name="ce2">
            <text:p>1107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7 21:57:22</text:p>
          </table:table-cell>
          <table:table-cell office:value-type="string" table:style-name="ce2">
            <text:p>2020 MAY 17 22:12:35</text:p>
          </table:table-cell>
          <table:table-cell office:value-type="string" table:style-name="ce2">
            <text:p>2020 MAY 17 21:57:32</text:p>
          </table:table-cell>
          <table:table-cell office:value-type="string" table:style-name="ce2">
            <text:p>2020 MAY 17 22:12:3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7 22:07:32</text:p>
          </table:table-cell>
          <table:table-cell office:value-type="string" table:style-name="ce2">
            <text:p>2020 MAY 17 22:12:35</text:p>
          </table:table-cell>
          <table:table-cell office:value-type="string" table:style-name="ce2">
            <text:p>2020 MAY 17 22:08:02</text:p>
          </table:table-cell>
          <table:table-cell office:value-type="float" office:value="-57.869" table:style-name="ce2">
            <text:p>-57,869</text:p>
          </table:table-cell>
          <table:table-cell office:value-type="float" office:value="-53.389899999999997" table:style-name="ce2">
            <text:p>-53,3899</text:p>
          </table:table-cell>
          <table:table-cell office:value-type="string" table:style-name="ce2">
            <text:p>2020 MAY 17 22:12:05</text:p>
          </table:table-cell>
          <table:table-cell office:value-type="float" office:value="-51.252499999999998" table:style-name="ce2">
            <text:p>-51,2525</text:p>
          </table:table-cell>
          <table:table-cell office:value-type="float" office:value="-55.3264" table:style-name="ce2">
            <text:p>-55,3264</text:p>
          </table:table-cell>
          <table:table-cell office:value-type="string" table:style-name="ce2">
            <text:p>2020 MAY 17 22:11:23</text:p>
          </table:table-cell>
          <table:table-cell office:value-type="float" office:value="26.905200000000001" table:style-name="ce2">
            <text:p>26,9052</text:p>
          </table:table-cell>
          <table:table-cell office:value-type="float" office:value="2341" table:style-name="ce2">
            <text:p>2341</text:p>
          </table:table-cell>
          <table:table-cell office:value-type="float" office:value="18.982500000000002" table:style-name="ce2">
            <text:p>18,9825</text:p>
          </table:table-cell>
          <table:table-cell office:value-type="float" office:value="202.8835" table:style-name="ce2">
            <text:p>202,8835</text:p>
          </table:table-cell>
          <table:table-cell office:value-type="float" office:value="30.165800000000001" table:style-name="ce2">
            <text:p>30,1658</text:p>
          </table:table-cell>
          <table:table-cell office:value-type="string" table:style-name="ce2">
            <text:p>N/A</text:p>
          </table:table-cell>
          <table:table-cell office:value-type="float" office:value="52.6312" table:style-name="ce2">
            <text:p>52,6312</text:p>
          </table:table-cell>
          <table:table-cell office:value-type="float" office:value="82.637100000000004" table:style-name="ce2">
            <text:p>82,637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41" table:style-name="ce2">
            <text:p>84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03" table:style-name="ce2">
            <text:p>90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03" table:style-name="ce2">
            <text:p>303</text:p>
          </table:table-cell>
          <table:table-cell office:value-type="float" office:value="300" table:style-name="ce2">
            <text:p>300</text:p>
          </table:table-cell>
          <table:table-cell office:value-type="float" office:value="701" table:style-name="ce2">
            <text:p>701</text:p>
          </table:table-cell>
          <table:table-cell office:value-type="string" table:style-name="ce2">
            <text:p>1400002C000A028003491E1E03870301000D000D000000000000000000000000000000000262012F012C02B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43" table:style-name="ce3">
            <text:p>1343</text:p>
          </table:table-cell>
          <table:table-cell office:value-type="float" office:value="1343" table:style-name="ce3">
            <text:p>1343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17 22:08:0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office:value-type="float" office:value="11080" table:style-name="ce2">
            <text:p>1108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8 01:53:17</text:p>
          </table:table-cell>
          <table:table-cell office:value-type="string" table:style-name="ce2">
            <text:p>2020 MAY 18 02:08:32</text:p>
          </table:table-cell>
          <table:table-cell office:value-type="string" table:style-name="ce2">
            <text:p>2020 MAY 18 01:53:27</text:p>
          </table:table-cell>
          <table:table-cell office:value-type="string" table:style-name="ce2">
            <text:p>2020 MAY 18 02:08:3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8 02:03:27</text:p>
          </table:table-cell>
          <table:table-cell office:value-type="string" table:style-name="ce2">
            <text:p>2020 MAY 18 02:08:32</text:p>
          </table:table-cell>
          <table:table-cell office:value-type="string" table:style-name="ce2">
            <text:p>2020 MAY 18 02:03:57</text:p>
          </table:table-cell>
          <table:table-cell office:value-type="float" office:value="-57.571899999999999" table:style-name="ce2">
            <text:p>-57,5719</text:p>
          </table:table-cell>
          <table:table-cell office:value-type="float" office:value="-110.9029" table:style-name="ce2">
            <text:p>-110,9029</text:p>
          </table:table-cell>
          <table:table-cell office:value-type="string" table:style-name="ce2">
            <text:p>2020 MAY 18 02:08:02</text:p>
          </table:table-cell>
          <table:table-cell office:value-type="float" office:value="-50.794600000000003" table:style-name="ce2">
            <text:p>-50,7946</text:p>
          </table:table-cell>
          <table:table-cell office:value-type="float" office:value="-112.9008" table:style-name="ce2">
            <text:p>-112,9008</text:p>
          </table:table-cell>
          <table:table-cell office:value-type="string" table:style-name="ce2">
            <text:p>2020 MAY 18 02:07:20</text:p>
          </table:table-cell>
          <table:table-cell office:value-type="float" office:value="27.413" table:style-name="ce2">
            <text:p>27,413</text:p>
          </table:table-cell>
          <table:table-cell office:value-type="float" office:value="2336" table:style-name="ce2">
            <text:p>2336</text:p>
          </table:table-cell>
          <table:table-cell office:value-type="float" office:value="18.9711" table:style-name="ce2">
            <text:p>18,9711</text:p>
          </table:table-cell>
          <table:table-cell office:value-type="float" office:value="202.98169999999999" table:style-name="ce2">
            <text:p>202,9817</text:p>
          </table:table-cell>
          <table:table-cell office:value-type="float" office:value="30.3551" table:style-name="ce2">
            <text:p>30,3551</text:p>
          </table:table-cell>
          <table:table-cell office:value-type="string" table:style-name="ce2">
            <text:p>N/A</text:p>
          </table:table-cell>
          <table:table-cell office:value-type="float" office:value="52.9786" table:style-name="ce2">
            <text:p>52,9786</text:p>
          </table:table-cell>
          <table:table-cell office:value-type="float" office:value="83.172700000000006" table:style-name="ce2">
            <text:p>83,172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43" table:style-name="ce2">
            <text:p>84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05" table:style-name="ce2">
            <text:p>90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05" table:style-name="ce2">
            <text:p>305</text:p>
          </table:table-cell>
          <table:table-cell office:value-type="float" office:value="300" table:style-name="ce2">
            <text:p>300</text:p>
          </table:table-cell>
          <table:table-cell office:value-type="float" office:value="707" table:style-name="ce2">
            <text:p>707</text:p>
          </table:table-cell>
          <table:table-cell office:value-type="string" table:style-name="ce2">
            <text:p>1400002C000A0280034B1E1E03890301000D000D0000000000000000000000000000000002620131012C02C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93" table:style-name="ce3">
            <text:p>2693</text:p>
          </table:table-cell>
          <table:table-cell office:value-type="float" office:value="2693" table:style-name="ce3">
            <text:p>2693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18 02:03:5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office:value-type="float" office:value="11082" table:style-name="ce2">
            <text:p>1108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8 05:49:08</text:p>
          </table:table-cell>
          <table:table-cell office:value-type="string" table:style-name="ce2">
            <text:p>2020 MAY 18 06:04:23</text:p>
          </table:table-cell>
          <table:table-cell office:value-type="string" table:style-name="ce2">
            <text:p>2020 MAY 18 05:49:18</text:p>
          </table:table-cell>
          <table:table-cell office:value-type="string" table:style-name="ce2">
            <text:p>2020 MAY 18 06:04:2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8 05:59:18</text:p>
          </table:table-cell>
          <table:table-cell office:value-type="string" table:style-name="ce2">
            <text:p>2020 MAY 18 06:04:23</text:p>
          </table:table-cell>
          <table:table-cell office:value-type="string" table:style-name="ce2">
            <text:p>2020 MAY 18 05:59:48</text:p>
          </table:table-cell>
          <table:table-cell office:value-type="float" office:value="-57.235599999999998" table:style-name="ce2">
            <text:p>-57,2356</text:p>
          </table:table-cell>
          <table:table-cell office:value-type="float" office:value="-168.42189999999999" table:style-name="ce2">
            <text:p>-168,4219</text:p>
          </table:table-cell>
          <table:table-cell office:value-type="string" table:style-name="ce2">
            <text:p>2020 MAY 18 06:03:53</text:p>
          </table:table-cell>
          <table:table-cell office:value-type="float" office:value="-50.588500000000003" table:style-name="ce2">
            <text:p>-50,5885</text:p>
          </table:table-cell>
          <table:table-cell office:value-type="float" office:value="-171.63849999999999" table:style-name="ce2">
            <text:p>-171,6385</text:p>
          </table:table-cell>
          <table:table-cell office:value-type="string" table:style-name="ce2">
            <text:p>2020 MAY 18 06:03:11</text:p>
          </table:table-cell>
          <table:table-cell office:value-type="float" office:value="27.876899999999999" table:style-name="ce2">
            <text:p>27,8769</text:p>
          </table:table-cell>
          <table:table-cell office:value-type="float" office:value="2331" table:style-name="ce2">
            <text:p>2331</text:p>
          </table:table-cell>
          <table:table-cell office:value-type="float" office:value="18.880600000000001" table:style-name="ce2">
            <text:p>18,8806</text:p>
          </table:table-cell>
          <table:table-cell office:value-type="float" office:value="203.07990000000001" table:style-name="ce2">
            <text:p>203,0799</text:p>
          </table:table-cell>
          <table:table-cell office:value-type="float" office:value="30.3551" table:style-name="ce2">
            <text:p>30,3551</text:p>
          </table:table-cell>
          <table:table-cell office:value-type="string" table:style-name="ce2">
            <text:p>N/A</text:p>
          </table:table-cell>
          <table:table-cell office:value-type="float" office:value="52.9786" table:style-name="ce2">
            <text:p>52,9786</text:p>
          </table:table-cell>
          <table:table-cell office:value-type="float" office:value="83.172700000000006" table:style-name="ce2">
            <text:p>83,172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43" table:style-name="ce2">
            <text:p>84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05" table:style-name="ce2">
            <text:p>90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05" table:style-name="ce2">
            <text:p>305</text:p>
          </table:table-cell>
          <table:table-cell office:value-type="float" office:value="300" table:style-name="ce2">
            <text:p>300</text:p>
          </table:table-cell>
          <table:table-cell office:value-type="float" office:value="707" table:style-name="ce2">
            <text:p>707</text:p>
          </table:table-cell>
          <table:table-cell office:value-type="string" table:style-name="ce2">
            <text:p>1400002C000A0280034B1E1E03890301000D000D0000000000000000000000000000000002620131012C02C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11" table:style-name="ce3">
            <text:p>1511</text:p>
          </table:table-cell>
          <table:table-cell office:value-type="float" office:value="1511" table:style-name="ce3">
            <text:p>1511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18 05:59:4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27" table:style-name="ce2">
            <text:p>27</text:p>
          </table:table-cell>
          <table:table-cell office:value-type="float" office:value="11088" table:style-name="ce2">
            <text:p>110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8 17:36:54</text:p>
          </table:table-cell>
          <table:table-cell office:value-type="string" table:style-name="ce2">
            <text:p>2020 MAY 18 17:52:14</text:p>
          </table:table-cell>
          <table:table-cell office:value-type="string" table:style-name="ce2">
            <text:p>2020 MAY 18 17:37:04</text:p>
          </table:table-cell>
          <table:table-cell office:value-type="string" table:style-name="ce2">
            <text:p>2020 MAY 18 17:52: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8 17:47:04</text:p>
          </table:table-cell>
          <table:table-cell office:value-type="string" table:style-name="ce2">
            <text:p>2020 MAY 18 17:52:14</text:p>
          </table:table-cell>
          <table:table-cell office:value-type="string" table:style-name="ce2">
            <text:p>2020 MAY 18 17:47:34</text:p>
          </table:table-cell>
          <table:table-cell office:value-type="float" office:value="-56.136800000000001" table:style-name="ce2">
            <text:p>-56,1368</text:p>
          </table:table-cell>
          <table:table-cell office:value-type="float" office:value="18.928999999999998" table:style-name="ce2">
            <text:p>18,929</text:p>
          </table:table-cell>
          <table:table-cell office:value-type="string" table:style-name="ce2">
            <text:p>2020 MAY 18 17:51:44</text:p>
          </table:table-cell>
          <table:table-cell office:value-type="float" office:value="-48.889800000000001" table:style-name="ce2">
            <text:p>-48,8898</text:p>
          </table:table-cell>
          <table:table-cell office:value-type="float" office:value="16.419899999999998" table:style-name="ce2">
            <text:p>16,4199</text:p>
          </table:table-cell>
          <table:table-cell office:value-type="string" table:style-name="ce2">
            <text:p>2020 MAY 18 17:51:01</text:p>
          </table:table-cell>
          <table:table-cell office:value-type="float" office:value="29.290099999999999" table:style-name="ce2">
            <text:p>29,2901</text:p>
          </table:table-cell>
          <table:table-cell office:value-type="float" office:value="2312" table:style-name="ce2">
            <text:p>2312</text:p>
          </table:table-cell>
          <table:table-cell office:value-type="float" office:value="18.898599999999998" table:style-name="ce2">
            <text:p>18,8986</text:p>
          </table:table-cell>
          <table:table-cell office:value-type="float" office:value="203.37459999999999" table:style-name="ce2">
            <text:p>203,3746</text:p>
          </table:table-cell>
          <table:table-cell office:value-type="float" office:value="30.828299999999999" table:style-name="ce2">
            <text:p>30,8283</text:p>
          </table:table-cell>
          <table:table-cell office:value-type="string" table:style-name="ce2">
            <text:p>N/A</text:p>
          </table:table-cell>
          <table:table-cell office:value-type="float" office:value="53.847099999999998" table:style-name="ce2">
            <text:p>53,8471</text:p>
          </table:table-cell>
          <table:table-cell office:value-type="float" office:value="84.511600000000001" table:style-name="ce2">
            <text:p>84,511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47" table:style-name="ce2">
            <text:p>84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10" table:style-name="ce2">
            <text:p>91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10" table:style-name="ce2">
            <text:p>310</text:p>
          </table:table-cell>
          <table:table-cell office:value-type="float" office:value="300" table:style-name="ce2">
            <text:p>300</text:p>
          </table:table-cell>
          <table:table-cell office:value-type="float" office:value="721" table:style-name="ce2">
            <text:p>721</text:p>
          </table:table-cell>
          <table:table-cell office:value-type="string" table:style-name="ce2">
            <text:p>1400002C000A0280034F1E1E038E0301000D000D0000000000000000000000000000000002620136012C02D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85" table:style-name="ce3">
            <text:p>785</text:p>
          </table:table-cell>
          <table:table-cell office:value-type="float" office:value="785" table:style-name="ce3">
            <text:p>785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18 17:47:3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11090" table:style-name="ce2">
            <text:p>1109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8 21:32:55</text:p>
          </table:table-cell>
          <table:table-cell office:value-type="string" table:style-name="ce2">
            <text:p>2020 MAY 18 21:48:16</text:p>
          </table:table-cell>
          <table:table-cell office:value-type="string" table:style-name="ce2">
            <text:p>2020 MAY 18 21:33:05</text:p>
          </table:table-cell>
          <table:table-cell office:value-type="string" table:style-name="ce2">
            <text:p>2020 MAY 18 21:48: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8 21:43:05</text:p>
          </table:table-cell>
          <table:table-cell office:value-type="string" table:style-name="ce2">
            <text:p>2020 MAY 18 21:48:16</text:p>
          </table:table-cell>
          <table:table-cell office:value-type="string" table:style-name="ce2">
            <text:p>2020 MAY 18 21:43:35</text:p>
          </table:table-cell>
          <table:table-cell office:value-type="float" office:value="-55.591099999999997" table:style-name="ce2">
            <text:p>-55,5911</text:p>
          </table:table-cell>
          <table:table-cell office:value-type="float" office:value="-38.740299999999998" table:style-name="ce2">
            <text:p>-38,7403</text:p>
          </table:table-cell>
          <table:table-cell office:value-type="string" table:style-name="ce2">
            <text:p>2020 MAY 18 21:47:46</text:p>
          </table:table-cell>
          <table:table-cell office:value-type="float" office:value="-48.158299999999997" table:style-name="ce2">
            <text:p>-48,1583</text:p>
          </table:table-cell>
          <table:table-cell office:value-type="float" office:value="-40.938899999999997" table:style-name="ce2">
            <text:p>-40,9389</text:p>
          </table:table-cell>
          <table:table-cell office:value-type="string" table:style-name="ce2">
            <text:p>2020 MAY 18 21:47:03</text:p>
          </table:table-cell>
          <table:table-cell office:value-type="float" office:value="29.725300000000001" table:style-name="ce2">
            <text:p>29,7253</text:p>
          </table:table-cell>
          <table:table-cell office:value-type="float" office:value="2306" table:style-name="ce2">
            <text:p>2306</text:p>
          </table:table-cell>
          <table:table-cell office:value-type="float" office:value="18.902799999999999" table:style-name="ce2">
            <text:p>18,9028</text:p>
          </table:table-cell>
          <table:table-cell office:value-type="float" office:value="203.47290000000001" table:style-name="ce2">
            <text:p>203,4729</text:p>
          </table:table-cell>
          <table:table-cell office:value-type="float" office:value="30.922999999999998" table:style-name="ce2">
            <text:p>30,923</text:p>
          </table:table-cell>
          <table:table-cell office:value-type="string" table:style-name="ce2">
            <text:p>N/A</text:p>
          </table:table-cell>
          <table:table-cell office:value-type="float" office:value="54.020800000000001" table:style-name="ce2">
            <text:p>54,0208</text:p>
          </table:table-cell>
          <table:table-cell office:value-type="float" office:value="84.779399999999995" table:style-name="ce2">
            <text:p>84,779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48" table:style-name="ce2">
            <text:p>84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11" table:style-name="ce2">
            <text:p>91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11" table:style-name="ce2">
            <text:p>311</text:p>
          </table:table-cell>
          <table:table-cell office:value-type="float" office:value="300" table:style-name="ce2">
            <text:p>300</text:p>
          </table:table-cell>
          <table:table-cell office:value-type="float" office:value="724" table:style-name="ce2">
            <text:p>724</text:p>
          </table:table-cell>
          <table:table-cell office:value-type="string" table:style-name="ce2">
            <text:p>1400002C000A028003501E1E038F0301000D000D0000000000000000000000000000000002620137012C02D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3" table:style-name="ce3">
            <text:p>53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18 21:43:3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31" table:style-name="ce2">
            <text:p>31</text:p>
          </table:table-cell>
          <table:table-cell office:value-type="float" office:value="11092" table:style-name="ce2">
            <text:p>110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9 01:28:53</text:p>
          </table:table-cell>
          <table:table-cell office:value-type="string" table:style-name="ce2">
            <text:p>2020 MAY 19 01:44:16</text:p>
          </table:table-cell>
          <table:table-cell office:value-type="string" table:style-name="ce2">
            <text:p>2020 MAY 19 01:29:03</text:p>
          </table:table-cell>
          <table:table-cell office:value-type="string" table:style-name="ce2">
            <text:p>2020 MAY 19 01:44: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9 01:39:03</text:p>
          </table:table-cell>
          <table:table-cell office:value-type="string" table:style-name="ce2">
            <text:p>2020 MAY 19 01:44:16</text:p>
          </table:table-cell>
          <table:table-cell office:value-type="string" table:style-name="ce2">
            <text:p>2020 MAY 19 01:39:33</text:p>
          </table:table-cell>
          <table:table-cell office:value-type="float" office:value="-55.225499999999997" table:style-name="ce2">
            <text:p>-55,2255</text:p>
          </table:table-cell>
          <table:table-cell office:value-type="float" office:value="-96.291600000000003" table:style-name="ce2">
            <text:p>-96,2916</text:p>
          </table:table-cell>
          <table:table-cell office:value-type="string" table:style-name="ce2">
            <text:p>2020 MAY 19 01:43:46</text:p>
          </table:table-cell>
          <table:table-cell office:value-type="float" office:value="-47.644300000000001" table:style-name="ce2">
            <text:p>-47,6443</text:p>
          </table:table-cell>
          <table:table-cell office:value-type="float" office:value="-98.623999999999995" table:style-name="ce2">
            <text:p>-98,624</text:p>
          </table:table-cell>
          <table:table-cell office:value-type="string" table:style-name="ce2">
            <text:p>2020 MAY 19 01:43:03</text:p>
          </table:table-cell>
          <table:table-cell office:value-type="float" office:value="30.228899999999999" table:style-name="ce2">
            <text:p>30,2289</text:p>
          </table:table-cell>
          <table:table-cell office:value-type="float" office:value="2298" table:style-name="ce2">
            <text:p>2298</text:p>
          </table:table-cell>
          <table:table-cell office:value-type="float" office:value="18.885000000000002" table:style-name="ce2">
            <text:p>18,885</text:p>
          </table:table-cell>
          <table:table-cell office:value-type="float" office:value="203.57130000000001" table:style-name="ce2">
            <text:p>203,5713</text:p>
          </table:table-cell>
          <table:table-cell office:value-type="float" office:value="31.112300000000001" table:style-name="ce2">
            <text:p>31,1123</text:p>
          </table:table-cell>
          <table:table-cell office:value-type="string" table:style-name="ce2">
            <text:p>N/A</text:p>
          </table:table-cell>
          <table:table-cell office:value-type="float" office:value="54.368200000000002" table:style-name="ce2">
            <text:p>54,3682</text:p>
          </table:table-cell>
          <table:table-cell office:value-type="float" office:value="85.314999999999998" table:style-name="ce2">
            <text:p>85,31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50" table:style-name="ce2">
            <text:p>85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13" table:style-name="ce2">
            <text:p>91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13" table:style-name="ce2">
            <text:p>313</text:p>
          </table:table-cell>
          <table:table-cell office:value-type="float" office:value="300" table:style-name="ce2">
            <text:p>300</text:p>
          </table:table-cell>
          <table:table-cell office:value-type="float" office:value="730" table:style-name="ce2">
            <text:p>730</text:p>
          </table:table-cell>
          <table:table-cell office:value-type="string" table:style-name="ce2">
            <text:p>1400002C000A028003521E1E03910301000D000D0000000000000000000000000000000002620139012C02D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85" table:style-name="ce3">
            <text:p>785</text:p>
          </table:table-cell>
          <table:table-cell office:value-type="float" office:value="785" table:style-name="ce3">
            <text:p>785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19 01:39:3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36" table:style-name="ce2">
            <text:p>36</text:p>
          </table:table-cell>
          <table:table-cell office:value-type="float" office:value="11097" table:style-name="ce2">
            <text:p>110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9 11:18:43</text:p>
          </table:table-cell>
          <table:table-cell office:value-type="string" table:style-name="ce2">
            <text:p>2020 MAY 19 11:34:09</text:p>
          </table:table-cell>
          <table:table-cell office:value-type="string" table:style-name="ce2">
            <text:p>2020 MAY 19 11:18:53</text:p>
          </table:table-cell>
          <table:table-cell office:value-type="string" table:style-name="ce2">
            <text:p>2020 MAY 19 11:34:0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9 11:28:53</text:p>
          </table:table-cell>
          <table:table-cell office:value-type="string" table:style-name="ce2">
            <text:p>2020 MAY 19 11:34:09</text:p>
          </table:table-cell>
          <table:table-cell office:value-type="string" table:style-name="ce2">
            <text:p>2020 MAY 19 11:29:23</text:p>
          </table:table-cell>
          <table:table-cell office:value-type="float" office:value="-54.145800000000001" table:style-name="ce2">
            <text:p>-54,1458</text:p>
          </table:table-cell>
          <table:table-cell office:value-type="float" office:value="119.7718" table:style-name="ce2">
            <text:p>119,7718</text:p>
          </table:table-cell>
          <table:table-cell office:value-type="string" table:style-name="ce2">
            <text:p>2020 MAY 19 11:33:39</text:p>
          </table:table-cell>
          <table:table-cell office:value-type="float" office:value="-46.250599999999999" table:style-name="ce2">
            <text:p>-46,2506</text:p>
          </table:table-cell>
          <table:table-cell office:value-type="float" office:value="117.2518" table:style-name="ce2">
            <text:p>117,2518</text:p>
          </table:table-cell>
          <table:table-cell office:value-type="string" table:style-name="ce2">
            <text:p>2020 MAY 19 11:32:55</text:p>
          </table:table-cell>
          <table:table-cell office:value-type="float" office:value="31.373200000000001" table:style-name="ce2">
            <text:p>31,3732</text:p>
          </table:table-cell>
          <table:table-cell office:value-type="float" office:value="2282" table:style-name="ce2">
            <text:p>2282</text:p>
          </table:table-cell>
          <table:table-cell office:value-type="float" office:value="18.843900000000001" table:style-name="ce2">
            <text:p>18,8439</text:p>
          </table:table-cell>
          <table:table-cell office:value-type="float" office:value="203.81720000000001" table:style-name="ce2">
            <text:p>203,8172</text:p>
          </table:table-cell>
          <table:table-cell office:value-type="float" office:value="31.3962" table:style-name="ce2">
            <text:p>31,3962</text:p>
          </table:table-cell>
          <table:table-cell office:value-type="string" table:style-name="ce2">
            <text:p>N/A</text:p>
          </table:table-cell>
          <table:table-cell office:value-type="float" office:value="54.889299999999999" table:style-name="ce2">
            <text:p>54,8893</text:p>
          </table:table-cell>
          <table:table-cell office:value-type="float" office:value="86.118399999999994" table:style-name="ce2">
            <text:p>86,118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52" table:style-name="ce2">
            <text:p>85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16" table:style-name="ce2">
            <text:p>91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16" table:style-name="ce2">
            <text:p>316</text:p>
          </table:table-cell>
          <table:table-cell office:value-type="float" office:value="300" table:style-name="ce2">
            <text:p>300</text:p>
          </table:table-cell>
          <table:table-cell office:value-type="float" office:value="738" table:style-name="ce2">
            <text:p>738</text:p>
          </table:table-cell>
          <table:table-cell office:value-type="string" table:style-name="ce2">
            <text:p>1400002C000A028003541E1E03940301000D000D000000000000000000000000000000000262013C012C02E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55" table:style-name="ce3">
            <text:p>755</text:p>
          </table:table-cell>
          <table:table-cell office:value-type="float" office:value="755" table:style-name="ce3">
            <text:p>755</text:p>
          </table:table-cell>
          <table:table-cell office:value-type="float" office:value="0" table:style-name="ce3">
            <text:p>0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19 11:29:2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39" table:style-name="ce2">
            <text:p>39</text:p>
          </table:table-cell>
          <table:table-cell office:value-type="float" office:value="11100" table:style-name="ce2">
            <text:p>111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9 17:12:34</text:p>
          </table:table-cell>
          <table:table-cell office:value-type="string" table:style-name="ce2">
            <text:p>2020 MAY 19 17:28:03</text:p>
          </table:table-cell>
          <table:table-cell office:value-type="string" table:style-name="ce2">
            <text:p>2020 MAY 19 17:12:44</text:p>
          </table:table-cell>
          <table:table-cell office:value-type="string" table:style-name="ce2">
            <text:p>2020 MAY 19 17:28:0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9 17:22:44</text:p>
          </table:table-cell>
          <table:table-cell office:value-type="string" table:style-name="ce2">
            <text:p>2020 MAY 19 17:28:03</text:p>
          </table:table-cell>
          <table:table-cell office:value-type="string" table:style-name="ce2">
            <text:p>2020 MAY 19 17:23:14</text:p>
          </table:table-cell>
          <table:table-cell office:value-type="float" office:value="-53.710900000000002" table:style-name="ce2">
            <text:p>-53,7109</text:p>
          </table:table-cell>
          <table:table-cell office:value-type="float" office:value="33.542099999999998" table:style-name="ce2">
            <text:p>33,5421</text:p>
          </table:table-cell>
          <table:table-cell office:value-type="string" table:style-name="ce2">
            <text:p>2020 MAY 19 17:27:33</text:p>
          </table:table-cell>
          <table:table-cell office:value-type="float" office:value="-45.758899999999997" table:style-name="ce2">
            <text:p>-45,7589</text:p>
          </table:table-cell>
          <table:table-cell office:value-type="float" office:value="29.9727" table:style-name="ce2">
            <text:p>29,9727</text:p>
          </table:table-cell>
          <table:table-cell office:value-type="string" table:style-name="ce2">
            <text:p>2020 MAY 19 17:26:49</text:p>
          </table:table-cell>
          <table:table-cell office:value-type="float" office:value="32.097700000000003" table:style-name="ce2">
            <text:p>32,0977</text:p>
          </table:table-cell>
          <table:table-cell office:value-type="float" office:value="2272" table:style-name="ce2">
            <text:p>2272</text:p>
          </table:table-cell>
          <table:table-cell office:value-type="float" office:value="18.7653" table:style-name="ce2">
            <text:p>18,7653</text:p>
          </table:table-cell>
          <table:table-cell office:value-type="float" office:value="203.96469999999999" table:style-name="ce2">
            <text:p>203,9647</text:p>
          </table:table-cell>
          <table:table-cell office:value-type="float" office:value="31.680099999999999" table:style-name="ce2">
            <text:p>31,6801</text:p>
          </table:table-cell>
          <table:table-cell office:value-type="string" table:style-name="ce2">
            <text:p>N/A</text:p>
          </table:table-cell>
          <table:table-cell office:value-type="float" office:value="55.410400000000003" table:style-name="ce2">
            <text:p>55,4104</text:p>
          </table:table-cell>
          <table:table-cell office:value-type="float" office:value="86.921800000000005" table:style-name="ce2">
            <text:p>86,921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55" table:style-name="ce2">
            <text:p>85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19" table:style-name="ce2">
            <text:p>91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19" table:style-name="ce2">
            <text:p>319</text:p>
          </table:table-cell>
          <table:table-cell office:value-type="float" office:value="300" table:style-name="ce2">
            <text:p>300</text:p>
          </table:table-cell>
          <table:table-cell office:value-type="float" office:value="747" table:style-name="ce2">
            <text:p>747</text:p>
          </table:table-cell>
          <table:table-cell office:value-type="string" table:style-name="ce2">
            <text:p>1400002C000A028003571E1E03970301000D000D000000000000000000000000000000000262013F012C02E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19 17:23:1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40" table:style-name="ce2">
            <text:p>40</text:p>
          </table:table-cell>
          <table:table-cell office:value-type="float" office:value="11101" table:style-name="ce2">
            <text:p>111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9 19:10:30</text:p>
          </table:table-cell>
          <table:table-cell office:value-type="string" table:style-name="ce2">
            <text:p>2020 MAY 19 19:26:00</text:p>
          </table:table-cell>
          <table:table-cell office:value-type="string" table:style-name="ce2">
            <text:p>2020 MAY 19 19:10:40</text:p>
          </table:table-cell>
          <table:table-cell office:value-type="string" table:style-name="ce2">
            <text:p>2020 MAY 19 19:26:0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9 19:20:40</text:p>
          </table:table-cell>
          <table:table-cell office:value-type="string" table:style-name="ce2">
            <text:p>2020 MAY 19 19:26:00</text:p>
          </table:table-cell>
          <table:table-cell office:value-type="string" table:style-name="ce2">
            <text:p>2020 MAY 19 19:21:10</text:p>
          </table:table-cell>
          <table:table-cell office:value-type="float" office:value="-53.458500000000001" table:style-name="ce2">
            <text:p>-53,4585</text:p>
          </table:table-cell>
          <table:table-cell office:value-type="float" office:value="4.7476000000000003" table:style-name="ce2">
            <text:p>4,7476</text:p>
          </table:table-cell>
          <table:table-cell office:value-type="string" table:style-name="ce2">
            <text:p>2020 MAY 19 19:25:30</text:p>
          </table:table-cell>
          <table:table-cell office:value-type="float" office:value="-45.368600000000001" table:style-name="ce2">
            <text:p>-45,3686</text:p>
          </table:table-cell>
          <table:table-cell office:value-type="float" office:value="1.486" table:style-name="ce2">
            <text:p>1,486</text:p>
          </table:table-cell>
          <table:table-cell office:value-type="string" table:style-name="ce2">
            <text:p>2020 MAY 19 19:24:46</text:p>
          </table:table-cell>
          <table:table-cell office:value-type="float" office:value="32.306699999999999" table:style-name="ce2">
            <text:p>32,3067</text:p>
          </table:table-cell>
          <table:table-cell office:value-type="float" office:value="2269" table:style-name="ce2">
            <text:p>2269</text:p>
          </table:table-cell>
          <table:table-cell office:value-type="float" office:value="18.779199999999999" table:style-name="ce2">
            <text:p>18,7792</text:p>
          </table:table-cell>
          <table:table-cell office:value-type="float" office:value="204.01390000000001" table:style-name="ce2">
            <text:p>204,0139</text:p>
          </table:table-cell>
          <table:table-cell office:value-type="float" office:value="31.774799999999999" table:style-name="ce2">
            <text:p>31,7748</text:p>
          </table:table-cell>
          <table:table-cell office:value-type="string" table:style-name="ce2">
            <text:p>N/A</text:p>
          </table:table-cell>
          <table:table-cell office:value-type="float" office:value="55.584099999999999" table:style-name="ce2">
            <text:p>55,5841</text:p>
          </table:table-cell>
          <table:table-cell office:value-type="float" office:value="87.189599999999999" table:style-name="ce2">
            <text:p>87,189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56" table:style-name="ce2">
            <text:p>85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20" table:style-name="ce2">
            <text:p>92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20" table:style-name="ce2">
            <text:p>320</text:p>
          </table:table-cell>
          <table:table-cell office:value-type="float" office:value="300" table:style-name="ce2">
            <text:p>300</text:p>
          </table:table-cell>
          <table:table-cell office:value-type="float" office:value="750" table:style-name="ce2">
            <text:p>750</text:p>
          </table:table-cell>
          <table:table-cell office:value-type="string" table:style-name="ce2">
            <text:p>1400002C000A028003581E1E03980301000D000D0000000000000000000000000000000002620140012C02E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35" table:style-name="ce3">
            <text:p>2735</text:p>
          </table:table-cell>
          <table:table-cell office:value-type="float" office:value="2735" table:style-name="ce3">
            <text:p>2735</text:p>
          </table:table-cell>
          <table:table-cell office:value-type="float" office:value="0" table:style-name="ce3">
            <text:p>0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19 19:21:1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42" table:style-name="ce2">
            <text:p>42</text:p>
          </table:table-cell>
          <table:table-cell office:value-type="float" office:value="11103" table:style-name="ce2">
            <text:p>1110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9 23:06:35</text:p>
          </table:table-cell>
          <table:table-cell office:value-type="string" table:style-name="ce2">
            <text:p>2020 MAY 19 23:22:05</text:p>
          </table:table-cell>
          <table:table-cell office:value-type="string" table:style-name="ce2">
            <text:p>2020 MAY 19 23:06:45</text:p>
          </table:table-cell>
          <table:table-cell office:value-type="string" table:style-name="ce2">
            <text:p>2020 MAY 19 23:22:0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9 23:16:45</text:p>
          </table:table-cell>
          <table:table-cell office:value-type="string" table:style-name="ce2">
            <text:p>2020 MAY 19 23:22:05</text:p>
          </table:table-cell>
          <table:table-cell office:value-type="string" table:style-name="ce2">
            <text:p>2020 MAY 19 23:17:15</text:p>
          </table:table-cell>
          <table:table-cell office:value-type="float" office:value="-52.860900000000001" table:style-name="ce2">
            <text:p>-52,8609</text:p>
          </table:table-cell>
          <table:table-cell office:value-type="float" office:value="-52.9375" table:style-name="ce2">
            <text:p>-52,9375</text:p>
          </table:table-cell>
          <table:table-cell office:value-type="string" table:style-name="ce2">
            <text:p>2020 MAY 19 23:21:35</text:p>
          </table:table-cell>
          <table:table-cell office:value-type="float" office:value="-44.570700000000002" table:style-name="ce2">
            <text:p>-44,5707</text:p>
          </table:table-cell>
          <table:table-cell office:value-type="float" office:value="-55.683900000000001" table:style-name="ce2">
            <text:p>-55,6839</text:p>
          </table:table-cell>
          <table:table-cell office:value-type="string" table:style-name="ce2">
            <text:p>2020 MAY 19 23:20:50</text:p>
          </table:table-cell>
          <table:table-cell office:value-type="float" office:value="32.758400000000002" table:style-name="ce2">
            <text:p>32,7584</text:p>
          </table:table-cell>
          <table:table-cell office:value-type="float" office:value="2261" table:style-name="ce2">
            <text:p>2261</text:p>
          </table:table-cell>
          <table:table-cell office:value-type="float" office:value="18.796900000000001" table:style-name="ce2">
            <text:p>18,7969</text:p>
          </table:table-cell>
          <table:table-cell office:value-type="float" office:value="204.11240000000001" table:style-name="ce2">
            <text:p>204,1124</text:p>
          </table:table-cell>
          <table:table-cell office:value-type="float" office:value="31.774799999999999" table:style-name="ce2">
            <text:p>31,7748</text:p>
          </table:table-cell>
          <table:table-cell office:value-type="string" table:style-name="ce2">
            <text:p>N/A</text:p>
          </table:table-cell>
          <table:table-cell office:value-type="float" office:value="55.584099999999999" table:style-name="ce2">
            <text:p>55,5841</text:p>
          </table:table-cell>
          <table:table-cell office:value-type="float" office:value="87.189599999999999" table:style-name="ce2">
            <text:p>87,189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55" table:style-name="ce2">
            <text:p>85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20" table:style-name="ce2">
            <text:p>92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20" table:style-name="ce2">
            <text:p>320</text:p>
          </table:table-cell>
          <table:table-cell office:value-type="float" office:value="300" table:style-name="ce2">
            <text:p>300</text:p>
          </table:table-cell>
          <table:table-cell office:value-type="float" office:value="749" table:style-name="ce2">
            <text:p>749</text:p>
          </table:table-cell>
          <table:table-cell office:value-type="string" table:style-name="ce2">
            <text:p>1400002C000A028003571E1E03980301000D000D0000000000000000000000000000000002620140012C02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19 23:17:1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45" table:style-name="ce2">
            <text:p>45</text:p>
          </table:table-cell>
          <table:table-cell office:value-type="float" office:value="11106" table:style-name="ce2">
            <text:p>1110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05:00:25</text:p>
          </table:table-cell>
          <table:table-cell office:value-type="string" table:style-name="ce2">
            <text:p>2020 MAY 20 05:15:59</text:p>
          </table:table-cell>
          <table:table-cell office:value-type="string" table:style-name="ce2">
            <text:p>2020 MAY 20 05:00:35</text:p>
          </table:table-cell>
          <table:table-cell office:value-type="string" table:style-name="ce2">
            <text:p>2020 MAY 20 05:15:5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0 05:10:35</text:p>
          </table:table-cell>
          <table:table-cell office:value-type="string" table:style-name="ce2">
            <text:p>2020 MAY 20 05:15:59</text:p>
          </table:table-cell>
          <table:table-cell office:value-type="string" table:style-name="ce2">
            <text:p>2020 MAY 20 05:11:05</text:p>
          </table:table-cell>
          <table:table-cell office:value-type="float" office:value="-52.368499999999997" table:style-name="ce2">
            <text:p>-52,3685</text:p>
          </table:table-cell>
          <table:table-cell office:value-type="float" office:value="-139.18450000000001" table:style-name="ce2">
            <text:p>-139,1845</text:p>
          </table:table-cell>
          <table:table-cell office:value-type="string" table:style-name="ce2">
            <text:p>2020 MAY 20 05:15:29</text:p>
          </table:table-cell>
          <table:table-cell office:value-type="float" office:value="-43.880600000000001" table:style-name="ce2">
            <text:p>-43,8806</text:p>
          </table:table-cell>
          <table:table-cell office:value-type="float" office:value="-142.4487" table:style-name="ce2">
            <text:p>-142,4487</text:p>
          </table:table-cell>
          <table:table-cell office:value-type="string" table:style-name="ce2">
            <text:p>2020 MAY 20 05:14:44</text:p>
          </table:table-cell>
          <table:table-cell office:value-type="float" office:value="33.487099999999998" table:style-name="ce2">
            <text:p>33,4871</text:p>
          </table:table-cell>
          <table:table-cell office:value-type="float" office:value="2250" table:style-name="ce2">
            <text:p>2250</text:p>
          </table:table-cell>
          <table:table-cell office:value-type="float" office:value="18.752500000000001" table:style-name="ce2">
            <text:p>18,7525</text:p>
          </table:table-cell>
          <table:table-cell office:value-type="float" office:value="204.26009999999999" table:style-name="ce2">
            <text:p>204,2601</text:p>
          </table:table-cell>
          <table:table-cell office:value-type="float" office:value="32.153300000000002" table:style-name="ce2">
            <text:p>32,1533</text:p>
          </table:table-cell>
          <table:table-cell office:value-type="string" table:style-name="ce2">
            <text:p>N/A</text:p>
          </table:table-cell>
          <table:table-cell office:value-type="float" office:value="56.2789" table:style-name="ce2">
            <text:p>56,2789</text:p>
          </table:table-cell>
          <table:table-cell office:value-type="float" office:value="88.260800000000003" table:style-name="ce2">
            <text:p>88,260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59" table:style-name="ce2">
            <text:p>85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24" table:style-name="ce2">
            <text:p>92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24" table:style-name="ce2">
            <text:p>324</text:p>
          </table:table-cell>
          <table:table-cell office:value-type="float" office:value="300" table:style-name="ce2">
            <text:p>300</text:p>
          </table:table-cell>
          <table:table-cell office:value-type="float" office:value="761" table:style-name="ce2">
            <text:p>761</text:p>
          </table:table-cell>
          <table:table-cell office:value-type="string" table:style-name="ce2">
            <text:p>1400002C000A0280035B1E1E039C0301000D000D0000000000000000000000000000000002620144012C02F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781" table:style-name="ce3">
            <text:p>1781</text:p>
          </table:table-cell>
          <table:table-cell office:value-type="float" office:value="1781" table:style-name="ce3">
            <text:p>1781</text:p>
          </table:table-cell>
          <table:table-cell office:value-type="float" office:value="0" table:style-name="ce3">
            <text:p>0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0 05:11:0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47" table:style-name="ce2">
            <text:p>47</text:p>
          </table:table-cell>
          <table:table-cell office:value-type="float" office:value="11108" table:style-name="ce2">
            <text:p>111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08:56:22</text:p>
          </table:table-cell>
          <table:table-cell office:value-type="string" table:style-name="ce2">
            <text:p>2020 MAY 20 09:11:56</text:p>
          </table:table-cell>
          <table:table-cell office:value-type="string" table:style-name="ce2">
            <text:p>2020 MAY 20 08:56:32</text:p>
          </table:table-cell>
          <table:table-cell office:value-type="string" table:style-name="ce2">
            <text:p>2020 MAY 20 09:11:5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0 09:06:32</text:p>
          </table:table-cell>
          <table:table-cell office:value-type="string" table:style-name="ce2">
            <text:p>2020 MAY 20 09:11:56</text:p>
          </table:table-cell>
          <table:table-cell office:value-type="string" table:style-name="ce2">
            <text:p>2020 MAY 20 09:07:02</text:p>
          </table:table-cell>
          <table:table-cell office:value-type="float" office:value="-51.786700000000003" table:style-name="ce2">
            <text:p>-51,7867</text:p>
          </table:table-cell>
          <table:table-cell office:value-type="float" office:value="163.1807" table:style-name="ce2">
            <text:p>163,1807</text:p>
          </table:table-cell>
          <table:table-cell office:value-type="string" table:style-name="ce2">
            <text:p>2020 MAY 20 09:11:26</text:p>
          </table:table-cell>
          <table:table-cell office:value-type="float" office:value="-43.295900000000003" table:style-name="ce2">
            <text:p>-43,2959</text:p>
          </table:table-cell>
          <table:table-cell office:value-type="float" office:value="159.44990000000001" table:style-name="ce2">
            <text:p>159,4499</text:p>
          </table:table-cell>
          <table:table-cell office:value-type="string" table:style-name="ce2">
            <text:p>2020 MAY 20 09:10:41</text:p>
          </table:table-cell>
          <table:table-cell office:value-type="float" office:value="33.915900000000001" table:style-name="ce2">
            <text:p>33,9159</text:p>
          </table:table-cell>
          <table:table-cell office:value-type="float" office:value="2242" table:style-name="ce2">
            <text:p>2242</text:p>
          </table:table-cell>
          <table:table-cell office:value-type="float" office:value="18.706099999999999" table:style-name="ce2">
            <text:p>18,7061</text:p>
          </table:table-cell>
          <table:table-cell office:value-type="float" office:value="204.3586" table:style-name="ce2">
            <text:p>204,3586</text:p>
          </table:table-cell>
          <table:table-cell office:value-type="float" office:value="32.153300000000002" table:style-name="ce2">
            <text:p>32,1533</text:p>
          </table:table-cell>
          <table:table-cell office:value-type="string" table:style-name="ce2">
            <text:p>N/A</text:p>
          </table:table-cell>
          <table:table-cell office:value-type="float" office:value="56.2789" table:style-name="ce2">
            <text:p>56,2789</text:p>
          </table:table-cell>
          <table:table-cell office:value-type="float" office:value="88.260800000000003" table:style-name="ce2">
            <text:p>88,260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59" table:style-name="ce2">
            <text:p>85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24" table:style-name="ce2">
            <text:p>92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24" table:style-name="ce2">
            <text:p>324</text:p>
          </table:table-cell>
          <table:table-cell office:value-type="float" office:value="300" table:style-name="ce2">
            <text:p>300</text:p>
          </table:table-cell>
          <table:table-cell office:value-type="float" office:value="761" table:style-name="ce2">
            <text:p>761</text:p>
          </table:table-cell>
          <table:table-cell office:value-type="string" table:style-name="ce2">
            <text:p>1400002C000A0280035B1E1E039C0301000D000D0000000000000000000000000000000002620144012C02F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93" table:style-name="ce3">
            <text:p>1193</text:p>
          </table:table-cell>
          <table:table-cell office:value-type="float" office:value="1193" table:style-name="ce3">
            <text:p>1193</text:p>
          </table:table-cell>
          <table:table-cell office:value-type="float" office:value="0" table:style-name="ce3">
            <text:p>0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0 09:07:0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0" table:style-name="ce2">
            <text:p>0</text:p>
          </table:table-cell>
          <table:table-cell office:value-type="float" office:value="48" table:style-name="ce2">
            <text:p>48</text:p>
          </table:table-cell>
          <table:table-cell office:value-type="float" office:value="11109" table:style-name="ce2">
            <text:p>111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10:54:22</text:p>
          </table:table-cell>
          <table:table-cell office:value-type="string" table:style-name="ce2">
            <text:p>2020 MAY 20 11:09:58</text:p>
          </table:table-cell>
          <table:table-cell office:value-type="string" table:style-name="ce2">
            <text:p>2020 MAY 20 10:54:32</text:p>
          </table:table-cell>
          <table:table-cell office:value-type="string" table:style-name="ce2">
            <text:p>2020 MAY 20 11:09:5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0 11:04:32</text:p>
          </table:table-cell>
          <table:table-cell office:value-type="string" table:style-name="ce2">
            <text:p>2020 MAY 20 11:09:58</text:p>
          </table:table-cell>
          <table:table-cell office:value-type="string" table:style-name="ce2">
            <text:p>2020 MAY 20 11:05:02</text:p>
          </table:table-cell>
          <table:table-cell office:value-type="float" office:value="-51.551699999999997" table:style-name="ce2">
            <text:p>-51,5517</text:p>
          </table:table-cell>
          <table:table-cell office:value-type="float" office:value="134.386" table:style-name="ce2">
            <text:p>134,386</text:p>
          </table:table-cell>
          <table:table-cell office:value-type="string" table:style-name="ce2">
            <text:p>2020 MAY 20 11:09:28</text:p>
          </table:table-cell>
          <table:table-cell office:value-type="float" office:value="-42.785800000000002" table:style-name="ce2">
            <text:p>-42,7858</text:p>
          </table:table-cell>
          <table:table-cell office:value-type="float" office:value="131.45439999999999" table:style-name="ce2">
            <text:p>131,4544</text:p>
          </table:table-cell>
          <table:table-cell office:value-type="string" table:style-name="ce2">
            <text:p>2020 MAY 20 11:08:42</text:p>
          </table:table-cell>
          <table:table-cell office:value-type="float" office:value="34.1419" table:style-name="ce2">
            <text:p>34,1419</text:p>
          </table:table-cell>
          <table:table-cell office:value-type="float" office:value="2238" table:style-name="ce2">
            <text:p>2238</text:p>
          </table:table-cell>
          <table:table-cell office:value-type="float" office:value="18.754200000000001" table:style-name="ce2">
            <text:p>18,7542</text:p>
          </table:table-cell>
          <table:table-cell office:value-type="float" office:value="204.40790000000001" table:style-name="ce2">
            <text:p>204,4079</text:p>
          </table:table-cell>
          <table:table-cell office:value-type="float" office:value="32.342599999999997" table:style-name="ce2">
            <text:p>32,3426</text:p>
          </table:table-cell>
          <table:table-cell office:value-type="string" table:style-name="ce2">
            <text:p>N/A</text:p>
          </table:table-cell>
          <table:table-cell office:value-type="float" office:value="56.626300000000001" table:style-name="ce2">
            <text:p>56,6263</text:p>
          </table:table-cell>
          <table:table-cell office:value-type="float" office:value="88.796400000000006" table:style-name="ce2">
            <text:p>88,796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60" table:style-name="ce2">
            <text:p>86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26" table:style-name="ce2">
            <text:p>92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26" table:style-name="ce2">
            <text:p>326</text:p>
          </table:table-cell>
          <table:table-cell office:value-type="float" office:value="300" table:style-name="ce2">
            <text:p>300</text:p>
          </table:table-cell>
          <table:table-cell office:value-type="float" office:value="766" table:style-name="ce2">
            <text:p>766</text:p>
          </table:table-cell>
          <table:table-cell office:value-type="string" table:style-name="ce2">
            <text:p>1400002C000A0280035C1E1E039E0301000D000D0000000000000000000000000000000002620146012C02F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93" table:style-name="ce3">
            <text:p>1193</text:p>
          </table:table-cell>
          <table:table-cell office:value-type="float" office:value="1193" table:style-name="ce3">
            <text:p>1193</text:p>
          </table:table-cell>
          <table:table-cell office:value-type="float" office:value="0" table:style-name="ce3">
            <text:p>0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0 11:05:0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51" table:style-name="ce2">
            <text:p>51</text:p>
          </table:table-cell>
          <table:table-cell office:value-type="float" office:value="11112" table:style-name="ce2">
            <text:p>111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16:48:17</text:p>
          </table:table-cell>
          <table:table-cell office:value-type="string" table:style-name="ce2">
            <text:p>2020 MAY 20 17:03:56</text:p>
          </table:table-cell>
          <table:table-cell office:value-type="string" table:style-name="ce2">
            <text:p>2020 MAY 20 16:48:27</text:p>
          </table:table-cell>
          <table:table-cell office:value-type="string" table:style-name="ce2">
            <text:p>2020 MAY 20 17:03:5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0 16:58:27</text:p>
          </table:table-cell>
          <table:table-cell office:value-type="string" table:style-name="ce2">
            <text:p>2020 MAY 20 17:03:56</text:p>
          </table:table-cell>
          <table:table-cell office:value-type="string" table:style-name="ce2">
            <text:p>2020 MAY 20 16:58:57</text:p>
          </table:table-cell>
          <table:table-cell office:value-type="float" office:value="-51.0383" table:style-name="ce2">
            <text:p>-51,0383</text:p>
          </table:table-cell>
          <table:table-cell office:value-type="float" office:value="48.116799999999998" table:style-name="ce2">
            <text:p>48,1168</text:p>
          </table:table-cell>
          <table:table-cell office:value-type="string" table:style-name="ce2">
            <text:p>2020 MAY 20 17:03:26</text:p>
          </table:table-cell>
          <table:table-cell office:value-type="float" office:value="-42.170699999999997" table:style-name="ce2">
            <text:p>-42,1707</text:p>
          </table:table-cell>
          <table:table-cell office:value-type="float" office:value="44.337499999999999" table:style-name="ce2">
            <text:p>44,3375</text:p>
          </table:table-cell>
          <table:table-cell office:value-type="string" table:style-name="ce2">
            <text:p>2020 MAY 20 17:02:40</text:p>
          </table:table-cell>
          <table:table-cell office:value-type="float" office:value="34.862400000000001" table:style-name="ce2">
            <text:p>34,8624</text:p>
          </table:table-cell>
          <table:table-cell office:value-type="float" office:value="2226" table:style-name="ce2">
            <text:p>2226</text:p>
          </table:table-cell>
          <table:table-cell office:value-type="float" office:value="18.687200000000001" table:style-name="ce2">
            <text:p>18,6872</text:p>
          </table:table-cell>
          <table:table-cell office:value-type="float" office:value="204.5557" table:style-name="ce2">
            <text:p>204,5557</text:p>
          </table:table-cell>
          <table:table-cell office:value-type="float" office:value="32.6265" table:style-name="ce2">
            <text:p>32,6265</text:p>
          </table:table-cell>
          <table:table-cell office:value-type="string" table:style-name="ce2">
            <text:p>N/A</text:p>
          </table:table-cell>
          <table:table-cell office:value-type="float" office:value="57.147500000000001" table:style-name="ce2">
            <text:p>57,1475</text:p>
          </table:table-cell>
          <table:table-cell office:value-type="float" office:value="89.599800000000002" table:style-name="ce2">
            <text:p>89,599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63" table:style-name="ce2">
            <text:p>86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29" table:style-name="ce2">
            <text:p>92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29" table:style-name="ce2">
            <text:p>329</text:p>
          </table:table-cell>
          <table:table-cell office:value-type="float" office:value="300" table:style-name="ce2">
            <text:p>300</text:p>
          </table:table-cell>
          <table:table-cell office:value-type="float" office:value="775" table:style-name="ce2">
            <text:p>775</text:p>
          </table:table-cell>
          <table:table-cell office:value-type="string" table:style-name="ce2">
            <text:p>1400002C000A0280035F1E1E03A10301000D000D0000000000000000000000000000000002620149012C030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93" table:style-name="ce3">
            <text:p>2693</text:p>
          </table:table-cell>
          <table:table-cell office:value-type="float" office:value="2693" table:style-name="ce3">
            <text:p>2693</text:p>
          </table:table-cell>
          <table:table-cell office:value-type="float" office:value="0" table:style-name="ce3">
            <text:p>0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0 16:58:5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54" table:style-name="ce2">
            <text:p>54</text:p>
          </table:table-cell>
          <table:table-cell office:value-type="float" office:value="11115" table:style-name="ce2">
            <text:p>111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22:42:16</text:p>
          </table:table-cell>
          <table:table-cell office:value-type="string" table:style-name="ce2">
            <text:p>2020 MAY 20 22:57:57</text:p>
          </table:table-cell>
          <table:table-cell office:value-type="string" table:style-name="ce2">
            <text:p>2020 MAY 20 22:42:26</text:p>
          </table:table-cell>
          <table:table-cell office:value-type="string" table:style-name="ce2">
            <text:p>2020 MAY 20 22:57:5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0 22:52:26</text:p>
          </table:table-cell>
          <table:table-cell office:value-type="string" table:style-name="ce2">
            <text:p>2020 MAY 20 22:57:57</text:p>
          </table:table-cell>
          <table:table-cell office:value-type="string" table:style-name="ce2">
            <text:p>2020 MAY 20 22:52:56</text:p>
          </table:table-cell>
          <table:table-cell office:value-type="float" office:value="-50.154699999999998" table:style-name="ce2">
            <text:p>-50,1547</text:p>
          </table:table-cell>
          <table:table-cell office:value-type="float" office:value="-38.336300000000001" table:style-name="ce2">
            <text:p>-38,3363</text:p>
          </table:table-cell>
          <table:table-cell office:value-type="string" table:style-name="ce2">
            <text:p>2020 MAY 20 22:57:27</text:p>
          </table:table-cell>
          <table:table-cell office:value-type="float" office:value="-40.9696" table:style-name="ce2">
            <text:p>-40,9696</text:p>
          </table:table-cell>
          <table:table-cell office:value-type="float" office:value="-41.557000000000002" table:style-name="ce2">
            <text:p>-41,557</text:p>
          </table:table-cell>
          <table:table-cell office:value-type="string" table:style-name="ce2">
            <text:p>2020 MAY 20 22:56:40</text:p>
          </table:table-cell>
          <table:table-cell office:value-type="float" office:value="35.492699999999999" table:style-name="ce2">
            <text:p>35,4927</text:p>
          </table:table-cell>
          <table:table-cell office:value-type="float" office:value="2214" table:style-name="ce2">
            <text:p>2214</text:p>
          </table:table-cell>
          <table:table-cell office:value-type="float" office:value="18.7028" table:style-name="ce2">
            <text:p>18,7028</text:p>
          </table:table-cell>
          <table:table-cell office:value-type="float" office:value="204.70359999999999" table:style-name="ce2">
            <text:p>204,7036</text:p>
          </table:table-cell>
          <table:table-cell office:value-type="float" office:value="32.815800000000003" table:style-name="ce2">
            <text:p>32,8158</text:p>
          </table:table-cell>
          <table:table-cell office:value-type="string" table:style-name="ce2">
            <text:p>N/A</text:p>
          </table:table-cell>
          <table:table-cell office:value-type="float" office:value="57.494900000000001" table:style-name="ce2">
            <text:p>57,4949</text:p>
          </table:table-cell>
          <table:table-cell office:value-type="float" office:value="90.135400000000004" table:style-name="ce2">
            <text:p>90,135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64" table:style-name="ce2">
            <text:p>86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31" table:style-name="ce2">
            <text:p>93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31" table:style-name="ce2">
            <text:p>331</text:p>
          </table:table-cell>
          <table:table-cell office:value-type="float" office:value="300" table:style-name="ce2">
            <text:p>300</text:p>
          </table:table-cell>
          <table:table-cell office:value-type="float" office:value="780" table:style-name="ce2">
            <text:p>780</text:p>
          </table:table-cell>
          <table:table-cell office:value-type="string" table:style-name="ce2">
            <text:p>1400002C000A028003601E1E03A30301000D000D000000000000000000000000000000000262014B012C030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0 22:52:5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55" table:style-name="ce2">
            <text:p>55</text:p>
          </table:table-cell>
          <table:table-cell office:value-type="float" office:value="11116" table:style-name="ce2">
            <text:p>111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1 00:40:17</text:p>
          </table:table-cell>
          <table:table-cell office:value-type="string" table:style-name="ce2">
            <text:p>2020 MAY 21 00:55:59</text:p>
          </table:table-cell>
          <table:table-cell office:value-type="string" table:style-name="ce2">
            <text:p>2020 MAY 21 00:40:27</text:p>
          </table:table-cell>
          <table:table-cell office:value-type="string" table:style-name="ce2">
            <text:p>2020 MAY 21 00:55:5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1 00:50:27</text:p>
          </table:table-cell>
          <table:table-cell office:value-type="string" table:style-name="ce2">
            <text:p>2020 MAY 21 00:55:59</text:p>
          </table:table-cell>
          <table:table-cell office:value-type="string" table:style-name="ce2">
            <text:p>2020 MAY 21 00:50:57</text:p>
          </table:table-cell>
          <table:table-cell office:value-type="float" office:value="-49.908499999999997" table:style-name="ce2">
            <text:p>-49,9085</text:p>
          </table:table-cell>
          <table:table-cell office:value-type="float" office:value="-67.135199999999998" table:style-name="ce2">
            <text:p>-67,1352</text:p>
          </table:table-cell>
          <table:table-cell office:value-type="string" table:style-name="ce2">
            <text:p>2020 MAY 21 00:55:29</text:p>
          </table:table-cell>
          <table:table-cell office:value-type="float" office:value="-40.627299999999998" table:style-name="ce2">
            <text:p>-40,6273</text:p>
          </table:table-cell>
          <table:table-cell office:value-type="float" office:value="-70.327299999999994" table:style-name="ce2">
            <text:p>-70,3273</text:p>
          </table:table-cell>
          <table:table-cell office:value-type="string" table:style-name="ce2">
            <text:p>2020 MAY 21 00:54:42</text:p>
          </table:table-cell>
          <table:table-cell office:value-type="float" office:value="35.738" table:style-name="ce2">
            <text:p>35,738</text:p>
          </table:table-cell>
          <table:table-cell office:value-type="float" office:value="2210" table:style-name="ce2">
            <text:p>2210</text:p>
          </table:table-cell>
          <table:table-cell office:value-type="float" office:value="18.699200000000001" table:style-name="ce2">
            <text:p>18,6992</text:p>
          </table:table-cell>
          <table:table-cell office:value-type="float" office:value="204.75290000000001" table:style-name="ce2">
            <text:p>204,7529</text:p>
          </table:table-cell>
          <table:table-cell office:value-type="float" office:value="32.910499999999999" table:style-name="ce2">
            <text:p>32,9105</text:p>
          </table:table-cell>
          <table:table-cell office:value-type="string" table:style-name="ce2">
            <text:p>N/A</text:p>
          </table:table-cell>
          <table:table-cell office:value-type="float" office:value="57.668599999999998" table:style-name="ce2">
            <text:p>57,6686</text:p>
          </table:table-cell>
          <table:table-cell office:value-type="float" office:value="90.403199999999998" table:style-name="ce2">
            <text:p>90,403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65" table:style-name="ce2">
            <text:p>86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32" table:style-name="ce2">
            <text:p>93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32" table:style-name="ce2">
            <text:p>332</text:p>
          </table:table-cell>
          <table:table-cell office:value-type="float" office:value="300" table:style-name="ce2">
            <text:p>300</text:p>
          </table:table-cell>
          <table:table-cell office:value-type="float" office:value="783" table:style-name="ce2">
            <text:p>783</text:p>
          </table:table-cell>
          <table:table-cell office:value-type="string" table:style-name="ce2">
            <text:p>1400002C000A028003611E1E03A40301000D000D000000000000000000000000000000000262014C012C030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21" table:style-name="ce3">
            <text:p>821</text:p>
          </table:table-cell>
          <table:table-cell office:value-type="float" office:value="821" table:style-name="ce3">
            <text:p>821</text:p>
          </table:table-cell>
          <table:table-cell office:value-type="float" office:value="0" table:style-name="ce3">
            <text:p>0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1 00:50:5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57" table:style-name="ce2">
            <text:p>57</text:p>
          </table:table-cell>
          <table:table-cell office:value-type="float" office:value="11118" table:style-name="ce2">
            <text:p>111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1 04:36:11</text:p>
          </table:table-cell>
          <table:table-cell office:value-type="string" table:style-name="ce2">
            <text:p>2020 MAY 21 04:51:56</text:p>
          </table:table-cell>
          <table:table-cell office:value-type="string" table:style-name="ce2">
            <text:p>2020 MAY 21 04:36:21</text:p>
          </table:table-cell>
          <table:table-cell office:value-type="string" table:style-name="ce2">
            <text:p>2020 MAY 21 04:51:5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1 04:46:21</text:p>
          </table:table-cell>
          <table:table-cell office:value-type="string" table:style-name="ce2">
            <text:p>2020 MAY 21 04:51:56</text:p>
          </table:table-cell>
          <table:table-cell office:value-type="string" table:style-name="ce2">
            <text:p>2020 MAY 21 04:46:51</text:p>
          </table:table-cell>
          <table:table-cell office:value-type="float" office:value="-49.546100000000003" table:style-name="ce2">
            <text:p>-49,5461</text:p>
          </table:table-cell>
          <table:table-cell office:value-type="float" office:value="-124.6401" table:style-name="ce2">
            <text:p>-124,6401</text:p>
          </table:table-cell>
          <table:table-cell office:value-type="string" table:style-name="ce2">
            <text:p>2020 MAY 21 04:51:26</text:p>
          </table:table-cell>
          <table:table-cell office:value-type="float" office:value="-39.981400000000001" table:style-name="ce2">
            <text:p>-39,9814</text:p>
          </table:table-cell>
          <table:table-cell office:value-type="float" office:value="-127.51779999999999" table:style-name="ce2">
            <text:p>-127,5178</text:p>
          </table:table-cell>
          <table:table-cell office:value-type="string" table:style-name="ce2">
            <text:p>2020 MAY 21 04:50:38</text:p>
          </table:table-cell>
          <table:table-cell office:value-type="float" office:value="36.218200000000003" table:style-name="ce2">
            <text:p>36,2182</text:p>
          </table:table-cell>
          <table:table-cell office:value-type="float" office:value="2201" table:style-name="ce2">
            <text:p>2201</text:p>
          </table:table-cell>
          <table:table-cell office:value-type="float" office:value="18.7133" table:style-name="ce2">
            <text:p>18,7133</text:p>
          </table:table-cell>
          <table:table-cell office:value-type="float" office:value="204.85149999999999" table:style-name="ce2">
            <text:p>204,8515</text:p>
          </table:table-cell>
          <table:table-cell office:value-type="float" office:value="33.194400000000002" table:style-name="ce2">
            <text:p>33,1944</text:p>
          </table:table-cell>
          <table:table-cell office:value-type="string" table:style-name="ce2">
            <text:p>N/A</text:p>
          </table:table-cell>
          <table:table-cell office:value-type="float" office:value="58.189700000000002" table:style-name="ce2">
            <text:p>58,1897</text:p>
          </table:table-cell>
          <table:table-cell office:value-type="float" office:value="91.206599999999995" table:style-name="ce2">
            <text:p>91,206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67" table:style-name="ce2">
            <text:p>86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35" table:style-name="ce2">
            <text:p>93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35" table:style-name="ce2">
            <text:p>335</text:p>
          </table:table-cell>
          <table:table-cell office:value-type="float" office:value="300" table:style-name="ce2">
            <text:p>300</text:p>
          </table:table-cell>
          <table:table-cell office:value-type="float" office:value="791" table:style-name="ce2">
            <text:p>791</text:p>
          </table:table-cell>
          <table:table-cell office:value-type="string" table:style-name="ce2">
            <text:p>1400002C000A028003631E1E03A70301000D000D000000000000000000000000000000000262014F012C031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21" table:style-name="ce3">
            <text:p>821</text:p>
          </table:table-cell>
          <table:table-cell office:value-type="float" office:value="821" table:style-name="ce3">
            <text:p>821</text:p>
          </table:table-cell>
          <table:table-cell office:value-type="float" office:value="0" table:style-name="ce3">
            <text:p>0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1 04:46:5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60" table:style-name="ce2">
            <text:p>60</text:p>
          </table:table-cell>
          <table:table-cell office:value-type="float" office:value="11121" table:style-name="ce2">
            <text:p>111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1 10:30:07</text:p>
          </table:table-cell>
          <table:table-cell office:value-type="string" table:style-name="ce2">
            <text:p>2020 MAY 21 10:45:54</text:p>
          </table:table-cell>
          <table:table-cell office:value-type="string" table:style-name="ce2">
            <text:p>2020 MAY 21 10:30:17</text:p>
          </table:table-cell>
          <table:table-cell office:value-type="string" table:style-name="ce2">
            <text:p>2020 MAY 21 10:45:5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1 10:40:17</text:p>
          </table:table-cell>
          <table:table-cell office:value-type="string" table:style-name="ce2">
            <text:p>2020 MAY 21 10:45:54</text:p>
          </table:table-cell>
          <table:table-cell office:value-type="string" table:style-name="ce2">
            <text:p>2020 MAY 21 10:40:47</text:p>
          </table:table-cell>
          <table:table-cell office:value-type="float" office:value="-48.697400000000002" table:style-name="ce2">
            <text:p>-48,6974</text:p>
          </table:table-cell>
          <table:table-cell office:value-type="float" office:value="148.95099999999999" table:style-name="ce2">
            <text:p>148,951</text:p>
          </table:table-cell>
          <table:table-cell office:value-type="string" table:style-name="ce2">
            <text:p>2020 MAY 21 10:45:24</text:p>
          </table:table-cell>
          <table:table-cell office:value-type="float" office:value="-39.032499999999999" table:style-name="ce2">
            <text:p>-39,0325</text:p>
          </table:table-cell>
          <table:table-cell office:value-type="float" office:value="145.51759999999999" table:style-name="ce2">
            <text:p>145,5176</text:p>
          </table:table-cell>
          <table:table-cell office:value-type="string" table:style-name="ce2">
            <text:p>2020 MAY 21 10:44:36</text:p>
          </table:table-cell>
          <table:table-cell office:value-type="float" office:value="36.853900000000003" table:style-name="ce2">
            <text:p>36,8539</text:p>
          </table:table-cell>
          <table:table-cell office:value-type="float" office:value="2187" table:style-name="ce2">
            <text:p>2187</text:p>
          </table:table-cell>
          <table:table-cell office:value-type="float" office:value="18.656700000000001" table:style-name="ce2">
            <text:p>18,6567</text:p>
          </table:table-cell>
          <table:table-cell office:value-type="float" office:value="204.99940000000001" table:style-name="ce2">
            <text:p>204,9994</text:p>
          </table:table-cell>
          <table:table-cell office:value-type="float" office:value="33.383699999999997" table:style-name="ce2">
            <text:p>33,3837</text:p>
          </table:table-cell>
          <table:table-cell office:value-type="string" table:style-name="ce2">
            <text:p>N/A</text:p>
          </table:table-cell>
          <table:table-cell office:value-type="float" office:value="58.537100000000002" table:style-name="ce2">
            <text:p>58,5371</text:p>
          </table:table-cell>
          <table:table-cell office:value-type="float" office:value="91.742099999999994" table:style-name="ce2">
            <text:p>91,742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69" table:style-name="ce2">
            <text:p>86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37" table:style-name="ce2">
            <text:p>93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37" table:style-name="ce2">
            <text:p>337</text:p>
          </table:table-cell>
          <table:table-cell office:value-type="float" office:value="300" table:style-name="ce2">
            <text:p>300</text:p>
          </table:table-cell>
          <table:table-cell office:value-type="float" office:value="797" table:style-name="ce2">
            <text:p>797</text:p>
          </table:table-cell>
          <table:table-cell office:value-type="string" table:style-name="ce2">
            <text:p>1400002C000A028003651E1E03A90301000D000D0000000000000000000000000000000002620151012C031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929" table:style-name="ce3">
            <text:p>929</text:p>
          </table:table-cell>
          <table:table-cell office:value-type="float" office:value="929" table:style-name="ce3">
            <text:p>929</text:p>
          </table:table-cell>
          <table:table-cell office:value-type="float" office:value="0" table:style-name="ce3">
            <text:p>0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1 10:40:4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62" table:style-name="ce2">
            <text:p>62</text:p>
          </table:table-cell>
          <table:table-cell office:value-type="float" office:value="11123" table:style-name="ce2">
            <text:p>111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1 14:26:09</text:p>
          </table:table-cell>
          <table:table-cell office:value-type="string" table:style-name="ce2">
            <text:p>2020 MAY 21 14:41:59</text:p>
          </table:table-cell>
          <table:table-cell office:value-type="string" table:style-name="ce2">
            <text:p>2020 MAY 21 14:26:19</text:p>
          </table:table-cell>
          <table:table-cell office:value-type="string" table:style-name="ce2">
            <text:p>2020 MAY 21 14:41:5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1 14:36:19</text:p>
          </table:table-cell>
          <table:table-cell office:value-type="string" table:style-name="ce2">
            <text:p>2020 MAY 21 14:41:59</text:p>
          </table:table-cell>
          <table:table-cell office:value-type="string" table:style-name="ce2">
            <text:p>2020 MAY 21 14:36:49</text:p>
          </table:table-cell>
          <table:table-cell office:value-type="float" office:value="-48.2712" table:style-name="ce2">
            <text:p>-48,2712</text:p>
          </table:table-cell>
          <table:table-cell office:value-type="float" office:value="91.390799999999999" table:style-name="ce2">
            <text:p>91,3908</text:p>
          </table:table-cell>
          <table:table-cell office:value-type="string" table:style-name="ce2">
            <text:p>2020 MAY 21 14:41:29</text:p>
          </table:table-cell>
          <table:table-cell office:value-type="float" office:value="-38.275399999999998" table:style-name="ce2">
            <text:p>-38,2754</text:p>
          </table:table-cell>
          <table:table-cell office:value-type="float" office:value="88.509200000000007" table:style-name="ce2">
            <text:p>88,5092</text:p>
          </table:table-cell>
          <table:table-cell office:value-type="string" table:style-name="ce2">
            <text:p>2020 MAY 21 14:40:40</text:p>
          </table:table-cell>
          <table:table-cell office:value-type="float" office:value="37.3245" table:style-name="ce2">
            <text:p>37,3245</text:p>
          </table:table-cell>
          <table:table-cell office:value-type="float" office:value="2178" table:style-name="ce2">
            <text:p>2178</text:p>
          </table:table-cell>
          <table:table-cell office:value-type="float" office:value="18.684999999999999" table:style-name="ce2">
            <text:p>18,685</text:p>
          </table:table-cell>
          <table:table-cell office:value-type="float" office:value="205.09809999999999" table:style-name="ce2">
            <text:p>205,0981</text:p>
          </table:table-cell>
          <table:table-cell office:value-type="float" office:value="33.6676" table:style-name="ce2">
            <text:p>33,6676</text:p>
          </table:table-cell>
          <table:table-cell office:value-type="string" table:style-name="ce2">
            <text:p>N/A</text:p>
          </table:table-cell>
          <table:table-cell office:value-type="float" office:value="59.058199999999999" table:style-name="ce2">
            <text:p>59,0582</text:p>
          </table:table-cell>
          <table:table-cell office:value-type="float" office:value="92.545500000000004" table:style-name="ce2">
            <text:p>92,545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71" table:style-name="ce2">
            <text:p>87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40" table:style-name="ce2">
            <text:p>94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40" table:style-name="ce2">
            <text:p>340</text:p>
          </table:table-cell>
          <table:table-cell office:value-type="float" office:value="300" table:style-name="ce2">
            <text:p>300</text:p>
          </table:table-cell>
          <table:table-cell office:value-type="float" office:value="805" table:style-name="ce2">
            <text:p>805</text:p>
          </table:table-cell>
          <table:table-cell office:value-type="string" table:style-name="ce2">
            <text:p>1400002C000A028003671E1E03AC0301000D000D0000000000000000000000000000000002620154012C032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55" table:style-name="ce3">
            <text:p>755</text:p>
          </table:table-cell>
          <table:table-cell office:value-type="float" office:value="755" table:style-name="ce3">
            <text:p>755</text:p>
          </table:table-cell>
          <table:table-cell office:value-type="float" office:value="0" table:style-name="ce3">
            <text:p>0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1 14:36:4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65" table:style-name="ce2">
            <text:p>65</text:p>
          </table:table-cell>
          <table:table-cell office:value-type="float" office:value="11126" table:style-name="ce2">
            <text:p>111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1 20:19:58</text:p>
          </table:table-cell>
          <table:table-cell office:value-type="string" table:style-name="ce2">
            <text:p>2020 MAY 21 20:35:52</text:p>
          </table:table-cell>
          <table:table-cell office:value-type="string" table:style-name="ce2">
            <text:p>2020 MAY 21 20:20:08</text:p>
          </table:table-cell>
          <table:table-cell office:value-type="string" table:style-name="ce2">
            <text:p>2020 MAY 21 20:35:5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1 20:30:08</text:p>
          </table:table-cell>
          <table:table-cell office:value-type="string" table:style-name="ce2">
            <text:p>2020 MAY 21 20:35:52</text:p>
          </table:table-cell>
          <table:table-cell office:value-type="string" table:style-name="ce2">
            <text:p>2020 MAY 21 20:30:38</text:p>
          </table:table-cell>
          <table:table-cell office:value-type="float" office:value="-47.597700000000003" table:style-name="ce2">
            <text:p>-47,5977</text:p>
          </table:table-cell>
          <table:table-cell office:value-type="float" office:value="5.0959000000000003" table:style-name="ce2">
            <text:p>5,0959</text:p>
          </table:table-cell>
          <table:table-cell office:value-type="string" table:style-name="ce2">
            <text:p>2020 MAY 21 20:35:22</text:p>
          </table:table-cell>
          <table:table-cell office:value-type="float" office:value="-37.360199999999999" table:style-name="ce2">
            <text:p>-37,3602</text:p>
          </table:table-cell>
          <table:table-cell office:value-type="float" office:value="1.9434" table:style-name="ce2">
            <text:p>1,9434</text:p>
          </table:table-cell>
          <table:table-cell office:value-type="string" table:style-name="ce2">
            <text:p>2020 MAY 21 20:34:33</text:p>
          </table:table-cell>
          <table:table-cell office:value-type="float" office:value="37.977400000000003" table:style-name="ce2">
            <text:p>37,9774</text:p>
          </table:table-cell>
          <table:table-cell office:value-type="float" office:value="2165" table:style-name="ce2">
            <text:p>2165</text:p>
          </table:table-cell>
          <table:table-cell office:value-type="float" office:value="18.653600000000001" table:style-name="ce2">
            <text:p>18,6536</text:p>
          </table:table-cell>
          <table:table-cell office:value-type="float" office:value="205.24610000000001" table:style-name="ce2">
            <text:p>205,2461</text:p>
          </table:table-cell>
          <table:table-cell office:value-type="float" office:value="34.046199999999999" table:style-name="ce2">
            <text:p>34,0462</text:p>
          </table:table-cell>
          <table:table-cell office:value-type="string" table:style-name="ce2">
            <text:p>N/A</text:p>
          </table:table-cell>
          <table:table-cell office:value-type="float" office:value="59.753" table:style-name="ce2">
            <text:p>59,753</text:p>
          </table:table-cell>
          <table:table-cell office:value-type="float" office:value="93.616699999999994" table:style-name="ce2">
            <text:p>93,616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75" table:style-name="ce2">
            <text:p>87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44" table:style-name="ce2">
            <text:p>94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44" table:style-name="ce2">
            <text:p>344</text:p>
          </table:table-cell>
          <table:table-cell office:value-type="float" office:value="300" table:style-name="ce2">
            <text:p>300</text:p>
          </table:table-cell>
          <table:table-cell office:value-type="float" office:value="817" table:style-name="ce2">
            <text:p>817</text:p>
          </table:table-cell>
          <table:table-cell office:value-type="string" table:style-name="ce2">
            <text:p>1400002C000A0280036B1E1E03B00301000D000D0000000000000000000000000000000002620158012C033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1 20:30:3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float" office:value="67" table:style-name="ce2">
            <text:p>67</text:p>
          </table:table-cell>
          <table:table-cell office:value-type="float" office:value="11128" table:style-name="ce2">
            <text:p>111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2 00:16:05</text:p>
          </table:table-cell>
          <table:table-cell office:value-type="string" table:style-name="ce2">
            <text:p>2020 MAY 22 00:31:59</text:p>
          </table:table-cell>
          <table:table-cell office:value-type="string" table:style-name="ce2">
            <text:p>2020 MAY 22 00:16:15</text:p>
          </table:table-cell>
          <table:table-cell office:value-type="string" table:style-name="ce2">
            <text:p>2020 MAY 22 00:31:5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2 00:26:15</text:p>
          </table:table-cell>
          <table:table-cell office:value-type="string" table:style-name="ce2">
            <text:p>2020 MAY 22 00:31:59</text:p>
          </table:table-cell>
          <table:table-cell office:value-type="string" table:style-name="ce2">
            <text:p>2020 MAY 22 00:26:45</text:p>
          </table:table-cell>
          <table:table-cell office:value-type="float" office:value="-46.905200000000001" table:style-name="ce2">
            <text:p>-46,9052</text:p>
          </table:table-cell>
          <table:table-cell office:value-type="float" office:value="-52.5899" table:style-name="ce2">
            <text:p>-52,5899</text:p>
          </table:table-cell>
          <table:table-cell office:value-type="string" table:style-name="ce2">
            <text:p>2020 MAY 22 00:31:29</text:p>
          </table:table-cell>
          <table:table-cell office:value-type="float" office:value="-36.616799999999998" table:style-name="ce2">
            <text:p>-36,6168</text:p>
          </table:table-cell>
          <table:table-cell office:value-type="float" office:value="-55.968400000000003" table:style-name="ce2">
            <text:p>-55,9684</text:p>
          </table:table-cell>
          <table:table-cell office:value-type="string" table:style-name="ce2">
            <text:p>2020 MAY 22 00:30:40</text:p>
          </table:table-cell>
          <table:table-cell office:value-type="float" office:value="38.414000000000001" table:style-name="ce2">
            <text:p>38,414</text:p>
          </table:table-cell>
          <table:table-cell office:value-type="float" office:value="2155" table:style-name="ce2">
            <text:p>2155</text:p>
          </table:table-cell>
          <table:table-cell office:value-type="float" office:value="18.622499999999999" table:style-name="ce2">
            <text:p>18,6225</text:p>
          </table:table-cell>
          <table:table-cell office:value-type="float" office:value="205.3449" table:style-name="ce2">
            <text:p>205,3449</text:p>
          </table:table-cell>
          <table:table-cell office:value-type="float" office:value="34.046199999999999" table:style-name="ce2">
            <text:p>34,0462</text:p>
          </table:table-cell>
          <table:table-cell office:value-type="string" table:style-name="ce2">
            <text:p>N/A</text:p>
          </table:table-cell>
          <table:table-cell office:value-type="float" office:value="59.753" table:style-name="ce2">
            <text:p>59,753</text:p>
          </table:table-cell>
          <table:table-cell office:value-type="float" office:value="93.616699999999994" table:style-name="ce2">
            <text:p>93,616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75" table:style-name="ce2">
            <text:p>87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44" table:style-name="ce2">
            <text:p>94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44" table:style-name="ce2">
            <text:p>344</text:p>
          </table:table-cell>
          <table:table-cell office:value-type="float" office:value="300" table:style-name="ce2">
            <text:p>300</text:p>
          </table:table-cell>
          <table:table-cell office:value-type="float" office:value="817" table:style-name="ce2">
            <text:p>817</text:p>
          </table:table-cell>
          <table:table-cell office:value-type="string" table:style-name="ce2">
            <text:p>1400002C000A0280036B1E1E03B00301000D000D0000000000000000000000000000000002620158012C033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93" table:style-name="ce3">
            <text:p>1193</text:p>
          </table:table-cell>
          <table:table-cell office:value-type="float" office:value="1193" table:style-name="ce3">
            <text:p>1193</text:p>
          </table:table-cell>
          <table:table-cell office:value-type="float" office:value="0" table:style-name="ce3">
            <text:p>0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2 00:26:4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office:value-type="float" office:value="69" table:style-name="ce2">
            <text:p>69</text:p>
          </table:table-cell>
          <table:table-cell office:value-type="float" office:value="11130" table:style-name="ce2">
            <text:p>111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2 04:12:01</text:p>
          </table:table-cell>
          <table:table-cell office:value-type="string" table:style-name="ce2">
            <text:p>2020 MAY 22 04:27:59</text:p>
          </table:table-cell>
          <table:table-cell office:value-type="string" table:style-name="ce2">
            <text:p>2020 MAY 22 04:12:11</text:p>
          </table:table-cell>
          <table:table-cell office:value-type="string" table:style-name="ce2">
            <text:p>2020 MAY 22 04:27:5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2 04:22:11</text:p>
          </table:table-cell>
          <table:table-cell office:value-type="string" table:style-name="ce2">
            <text:p>2020 MAY 22 04:27:59</text:p>
          </table:table-cell>
          <table:table-cell office:value-type="string" table:style-name="ce2">
            <text:p>2020 MAY 22 04:22:41</text:p>
          </table:table-cell>
          <table:table-cell office:value-type="float" office:value="-46.500900000000001" table:style-name="ce2">
            <text:p>-46,5009</text:p>
          </table:table-cell>
          <table:table-cell office:value-type="float" office:value="-110.1096" table:style-name="ce2">
            <text:p>-110,1096</text:p>
          </table:table-cell>
          <table:table-cell office:value-type="string" table:style-name="ce2">
            <text:p>2020 MAY 22 04:27:29</text:p>
          </table:table-cell>
          <table:table-cell office:value-type="float" office:value="-35.959899999999998" table:style-name="ce2">
            <text:p>-35,9599</text:p>
          </table:table-cell>
          <table:table-cell office:value-type="float" office:value="-113.5408" table:style-name="ce2">
            <text:p>-113,5408</text:p>
          </table:table-cell>
          <table:table-cell office:value-type="string" table:style-name="ce2">
            <text:p>2020 MAY 22 04:26:39</text:p>
          </table:table-cell>
          <table:table-cell office:value-type="float" office:value="38.896999999999998" table:style-name="ce2">
            <text:p>38,897</text:p>
          </table:table-cell>
          <table:table-cell office:value-type="float" office:value="2144" table:style-name="ce2">
            <text:p>2144</text:p>
          </table:table-cell>
          <table:table-cell office:value-type="float" office:value="18.611899999999999" table:style-name="ce2">
            <text:p>18,6119</text:p>
          </table:table-cell>
          <table:table-cell office:value-type="float" office:value="205.4436" table:style-name="ce2">
            <text:p>205,4436</text:p>
          </table:table-cell>
          <table:table-cell office:value-type="float" office:value="34.424700000000001" table:style-name="ce2">
            <text:p>34,4247</text:p>
          </table:table-cell>
          <table:table-cell office:value-type="string" table:style-name="ce2">
            <text:p>N/A</text:p>
          </table:table-cell>
          <table:table-cell office:value-type="float" office:value="60.447800000000001" table:style-name="ce2">
            <text:p>60,4478</text:p>
          </table:table-cell>
          <table:table-cell office:value-type="float" office:value="94.687899999999999" table:style-name="ce2">
            <text:p>94,6879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78" table:style-name="ce2">
            <text:p>87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48" table:style-name="ce2">
            <text:p>94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48" table:style-name="ce2">
            <text:p>348</text:p>
          </table:table-cell>
          <table:table-cell office:value-type="float" office:value="300" table:style-name="ce2">
            <text:p>300</text:p>
          </table:table-cell>
          <table:table-cell office:value-type="float" office:value="828" table:style-name="ce2">
            <text:p>828</text:p>
          </table:table-cell>
          <table:table-cell office:value-type="string" table:style-name="ce2">
            <text:p>1400002C000A0280036E1E1E03B40301000D000D000000000000000000000000000000000262015C012C033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709" table:style-name="ce3">
            <text:p>1709</text:p>
          </table:table-cell>
          <table:table-cell office:value-type="float" office:value="1709" table:style-name="ce3">
            <text:p>1709</text:p>
          </table:table-cell>
          <table:table-cell office:value-type="float" office:value="0" table:style-name="ce3">
            <text:p>0</text:p>
          </table:table-cell>
          <table:table-cell office:value-type="float" office:value="69" table:style-name="ce3">
            <text:p>69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2 04:22:4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71" table:style-name="ce2">
            <text:p>71</text:p>
          </table:table-cell>
          <table:table-cell office:value-type="float" office:value="11132" table:style-name="ce2">
            <text:p>111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2 08:07:56</text:p>
          </table:table-cell>
          <table:table-cell office:value-type="string" table:style-name="ce2">
            <text:p>2020 MAY 22 08:23:55</text:p>
          </table:table-cell>
          <table:table-cell office:value-type="string" table:style-name="ce2">
            <text:p>2020 MAY 22 08:08:06</text:p>
          </table:table-cell>
          <table:table-cell office:value-type="string" table:style-name="ce2">
            <text:p>2020 MAY 22 08:23:5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2 08:18:06</text:p>
          </table:table-cell>
          <table:table-cell office:value-type="string" table:style-name="ce2">
            <text:p>2020 MAY 22 08:23:55</text:p>
          </table:table-cell>
          <table:table-cell office:value-type="string" table:style-name="ce2">
            <text:p>2020 MAY 22 08:18:36</text:p>
          </table:table-cell>
          <table:table-cell office:value-type="float" office:value="-45.950699999999998" table:style-name="ce2">
            <text:p>-45,9507</text:p>
          </table:table-cell>
          <table:table-cell office:value-type="float" office:value="-167.68219999999999" table:style-name="ce2">
            <text:p>-167,6822</text:p>
          </table:table-cell>
          <table:table-cell office:value-type="string" table:style-name="ce2">
            <text:p>2020 MAY 22 08:23:25</text:p>
          </table:table-cell>
          <table:table-cell office:value-type="float" office:value="-35.409700000000001" table:style-name="ce2">
            <text:p>-35,4097</text:p>
          </table:table-cell>
          <table:table-cell office:value-type="float" office:value="-171.7834" table:style-name="ce2">
            <text:p>-171,7834</text:p>
          </table:table-cell>
          <table:table-cell office:value-type="string" table:style-name="ce2">
            <text:p>2020 MAY 22 08:22:35</text:p>
          </table:table-cell>
          <table:table-cell office:value-type="float" office:value="39.320099999999996" table:style-name="ce2">
            <text:p>39,3201</text:p>
          </table:table-cell>
          <table:table-cell office:value-type="float" office:value="2136" table:style-name="ce2">
            <text:p>2136</text:p>
          </table:table-cell>
          <table:table-cell office:value-type="float" office:value="18.555599999999998" table:style-name="ce2">
            <text:p>18,5556</text:p>
          </table:table-cell>
          <table:table-cell office:value-type="float" office:value="205.54239999999999" table:style-name="ce2">
            <text:p>205,5424</text:p>
          </table:table-cell>
          <table:table-cell office:value-type="float" office:value="34.519399999999997" table:style-name="ce2">
            <text:p>34,5194</text:p>
          </table:table-cell>
          <table:table-cell office:value-type="string" table:style-name="ce2">
            <text:p>N/A</text:p>
          </table:table-cell>
          <table:table-cell office:value-type="float" office:value="60.621499999999997" table:style-name="ce2">
            <text:p>60,6215</text:p>
          </table:table-cell>
          <table:table-cell office:value-type="float" office:value="94.955699999999993" table:style-name="ce2">
            <text:p>94,955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79" table:style-name="ce2">
            <text:p>87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49" table:style-name="ce2">
            <text:p>94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49" table:style-name="ce2">
            <text:p>349</text:p>
          </table:table-cell>
          <table:table-cell office:value-type="float" office:value="300" table:style-name="ce2">
            <text:p>300</text:p>
          </table:table-cell>
          <table:table-cell office:value-type="float" office:value="831" table:style-name="ce2">
            <text:p>831</text:p>
          </table:table-cell>
          <table:table-cell office:value-type="string" table:style-name="ce2">
            <text:p>1400002C000A0280036F1E1E03B50301000D000D000000000000000000000000000000000262015D012C033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93" table:style-name="ce3">
            <text:p>1193</text:p>
          </table:table-cell>
          <table:table-cell office:value-type="float" office:value="1193" table:style-name="ce3">
            <text:p>1193</text:p>
          </table:table-cell>
          <table:table-cell office:value-type="float" office:value="0" table:style-name="ce3">
            <text:p>0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2 08:18:3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73" table:style-name="ce2">
            <text:p>73</text:p>
          </table:table-cell>
          <table:table-cell office:value-type="float" office:value="11134" table:style-name="ce2">
            <text:p>111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2 12:03:58</text:p>
          </table:table-cell>
          <table:table-cell office:value-type="string" table:style-name="ce2">
            <text:p>2020 MAY 22 12:20:00</text:p>
          </table:table-cell>
          <table:table-cell office:value-type="string" table:style-name="ce2">
            <text:p>2020 MAY 22 12:04:08</text:p>
          </table:table-cell>
          <table:table-cell office:value-type="string" table:style-name="ce2">
            <text:p>2020 MAY 22 12:20:0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2 12:14:08</text:p>
          </table:table-cell>
          <table:table-cell office:value-type="string" table:style-name="ce2">
            <text:p>2020 MAY 22 12:20:00</text:p>
          </table:table-cell>
          <table:table-cell office:value-type="string" table:style-name="ce2">
            <text:p>2020 MAY 22 12:14:38</text:p>
          </table:table-cell>
          <table:table-cell office:value-type="float" office:value="-45.328200000000002" table:style-name="ce2">
            <text:p>-45,3282</text:p>
          </table:table-cell>
          <table:table-cell office:value-type="float" office:value="134.69130000000001" table:style-name="ce2">
            <text:p>134,6913</text:p>
          </table:table-cell>
          <table:table-cell office:value-type="string" table:style-name="ce2">
            <text:p>2020 MAY 22 12:19:30</text:p>
          </table:table-cell>
          <table:table-cell office:value-type="float" office:value="-34.497999999999998" table:style-name="ce2">
            <text:p>-34,498</text:p>
          </table:table-cell>
          <table:table-cell office:value-type="float" office:value="130.99539999999999" table:style-name="ce2">
            <text:p>130,9954</text:p>
          </table:table-cell>
          <table:table-cell office:value-type="string" table:style-name="ce2">
            <text:p>2020 MAY 22 12:18:40</text:p>
          </table:table-cell>
          <table:table-cell office:value-type="float" office:value="39.737900000000003" table:style-name="ce2">
            <text:p>39,7379</text:p>
          </table:table-cell>
          <table:table-cell office:value-type="float" office:value="2124" table:style-name="ce2">
            <text:p>2124</text:p>
          </table:table-cell>
          <table:table-cell office:value-type="float" office:value="18.569700000000001" table:style-name="ce2">
            <text:p>18,5697</text:p>
          </table:table-cell>
          <table:table-cell office:value-type="float" office:value="205.6412" table:style-name="ce2">
            <text:p>205,6412</text:p>
          </table:table-cell>
          <table:table-cell office:value-type="float" office:value="34.8033" table:style-name="ce2">
            <text:p>34,8033</text:p>
          </table:table-cell>
          <table:table-cell office:value-type="string" table:style-name="ce2">
            <text:p>N/A</text:p>
          </table:table-cell>
          <table:table-cell office:value-type="float" office:value="61.142600000000002" table:style-name="ce2">
            <text:p>61,1426</text:p>
          </table:table-cell>
          <table:table-cell office:value-type="float" office:value="95.759100000000004" table:style-name="ce2">
            <text:p>95,759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82" table:style-name="ce2">
            <text:p>88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52" table:style-name="ce2">
            <text:p>95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52" table:style-name="ce2">
            <text:p>352</text:p>
          </table:table-cell>
          <table:table-cell office:value-type="float" office:value="300" table:style-name="ce2">
            <text:p>300</text:p>
          </table:table-cell>
          <table:table-cell office:value-type="float" office:value="840" table:style-name="ce2">
            <text:p>840</text:p>
          </table:table-cell>
          <table:table-cell office:value-type="string" table:style-name="ce2">
            <text:p>1400002C000A028003721E1E03B80301000D000D0000000000000000000000000000000002620160012C034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93" table:style-name="ce3">
            <text:p>1193</text:p>
          </table:table-cell>
          <table:table-cell office:value-type="float" office:value="1193" table:style-name="ce3">
            <text:p>1193</text:p>
          </table:table-cell>
          <table:table-cell office:value-type="float" office:value="0" table:style-name="ce3">
            <text:p>0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2 12:14:3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78" table:style-name="ce2">
            <text:p>78</text:p>
          </table:table-cell>
          <table:table-cell office:value-type="float" office:value="11139" table:style-name="ce2">
            <text:p>111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2 21:53:55</text:p>
          </table:table-cell>
          <table:table-cell office:value-type="string" table:style-name="ce2">
            <text:p>2020 MAY 22 22:10:03</text:p>
          </table:table-cell>
          <table:table-cell office:value-type="string" table:style-name="ce2">
            <text:p>2020 MAY 22 21:54:05</text:p>
          </table:table-cell>
          <table:table-cell office:value-type="string" table:style-name="ce2">
            <text:p>2020 MAY 22 22:10:0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2 22:04:05</text:p>
          </table:table-cell>
          <table:table-cell office:value-type="string" table:style-name="ce2">
            <text:p>2020 MAY 22 22:10:03</text:p>
          </table:table-cell>
          <table:table-cell office:value-type="string" table:style-name="ce2">
            <text:p>2020 MAY 22 22:04:35</text:p>
          </table:table-cell>
          <table:table-cell office:value-type="float" office:value="-43.986199999999997" table:style-name="ce2">
            <text:p>-43,9862</text:p>
          </table:table-cell>
          <table:table-cell office:value-type="float" office:value="-9.2462" table:style-name="ce2">
            <text:p>-9,2462</text:p>
          </table:table-cell>
          <table:table-cell office:value-type="string" table:style-name="ce2">
            <text:p>2020 MAY 22 22:09:33</text:p>
          </table:table-cell>
          <table:table-cell office:value-type="float" office:value="-32.5869" table:style-name="ce2">
            <text:p>-32,5869</text:p>
          </table:table-cell>
          <table:table-cell office:value-type="float" office:value="-12.527100000000001" table:style-name="ce2">
            <text:p>-12,5271</text:p>
          </table:table-cell>
          <table:table-cell office:value-type="string" table:style-name="ce2">
            <text:p>2020 MAY 22 22:08:41</text:p>
          </table:table-cell>
          <table:table-cell office:value-type="float" office:value="40.816400000000002" table:style-name="ce2">
            <text:p>40,8164</text:p>
          </table:table-cell>
          <table:table-cell office:value-type="float" office:value="2098" table:style-name="ce2">
            <text:p>2098</text:p>
          </table:table-cell>
          <table:table-cell office:value-type="float" office:value="18.5717" table:style-name="ce2">
            <text:p>18,5717</text:p>
          </table:table-cell>
          <table:table-cell office:value-type="float" office:value="205.88829999999999" table:style-name="ce2">
            <text:p>205,8883</text:p>
          </table:table-cell>
          <table:table-cell office:value-type="float" office:value="35.371200000000002" table:style-name="ce2">
            <text:p>35,3712</text:p>
          </table:table-cell>
          <table:table-cell office:value-type="string" table:style-name="ce2">
            <text:p>N/A</text:p>
          </table:table-cell>
          <table:table-cell office:value-type="float" office:value="62.184800000000003" table:style-name="ce2">
            <text:p>62,1848</text:p>
          </table:table-cell>
          <table:table-cell office:value-type="float" office:value="97.365899999999996" table:style-name="ce2">
            <text:p>97,3659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86" table:style-name="ce2">
            <text:p>88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58" table:style-name="ce2">
            <text:p>95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58" table:style-name="ce2">
            <text:p>358</text:p>
          </table:table-cell>
          <table:table-cell office:value-type="float" office:value="300" table:style-name="ce2">
            <text:p>300</text:p>
          </table:table-cell>
          <table:table-cell office:value-type="float" office:value="856" table:style-name="ce2">
            <text:p>856</text:p>
          </table:table-cell>
          <table:table-cell office:value-type="string" table:style-name="ce2">
            <text:p>1400002C000A028003761E1E03BE0301000D000D0000000000000000000000000000000002620166012C035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78" table:style-name="ce3">
            <text:p>78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2 22:04:3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80" table:style-name="ce2">
            <text:p>80</text:p>
          </table:table-cell>
          <table:table-cell office:value-type="float" office:value="11141" table:style-name="ce2">
            <text:p>111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3 01:50:00</text:p>
          </table:table-cell>
          <table:table-cell office:value-type="string" table:style-name="ce2">
            <text:p>2020 MAY 23 02:06:11</text:p>
          </table:table-cell>
          <table:table-cell office:value-type="string" table:style-name="ce2">
            <text:p>2020 MAY 23 01:50:10</text:p>
          </table:table-cell>
          <table:table-cell office:value-type="string" table:style-name="ce2">
            <text:p>2020 MAY 23 02:06: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3 02:00:10</text:p>
          </table:table-cell>
          <table:table-cell office:value-type="string" table:style-name="ce2">
            <text:p>2020 MAY 23 02:06:11</text:p>
          </table:table-cell>
          <table:table-cell office:value-type="string" table:style-name="ce2">
            <text:p>2020 MAY 23 02:00:40</text:p>
          </table:table-cell>
          <table:table-cell office:value-type="float" office:value="-43.363799999999998" table:style-name="ce2">
            <text:p>-43,3638</text:p>
          </table:table-cell>
          <table:table-cell office:value-type="float" office:value="-66.873900000000006" table:style-name="ce2">
            <text:p>-66,8739</text:p>
          </table:table-cell>
          <table:table-cell office:value-type="string" table:style-name="ce2">
            <text:p>2020 MAY 23 02:05:41</text:p>
          </table:table-cell>
          <table:table-cell office:value-type="float" office:value="-31.737400000000001" table:style-name="ce2">
            <text:p>-31,7374</text:p>
          </table:table-cell>
          <table:table-cell office:value-type="float" office:value="-70.123800000000003" table:style-name="ce2">
            <text:p>-70,1238</text:p>
          </table:table-cell>
          <table:table-cell office:value-type="string" table:style-name="ce2">
            <text:p>2020 MAY 23 02:04:48</text:p>
          </table:table-cell>
          <table:table-cell office:value-type="float" office:value="41.268500000000003" table:style-name="ce2">
            <text:p>41,2685</text:p>
          </table:table-cell>
          <table:table-cell office:value-type="float" office:value="2086" table:style-name="ce2">
            <text:p>2086</text:p>
          </table:table-cell>
          <table:table-cell office:value-type="float" office:value="18.561699999999998" table:style-name="ce2">
            <text:p>18,5617</text:p>
          </table:table-cell>
          <table:table-cell office:value-type="float" office:value="205.9872" table:style-name="ce2">
            <text:p>205,9872</text:p>
          </table:table-cell>
          <table:table-cell office:value-type="float" office:value="35.655099999999997" table:style-name="ce2">
            <text:p>35,6551</text:p>
          </table:table-cell>
          <table:table-cell office:value-type="string" table:style-name="ce2">
            <text:p>N/A</text:p>
          </table:table-cell>
          <table:table-cell office:value-type="float" office:value="62.7059" table:style-name="ce2">
            <text:p>62,7059</text:p>
          </table:table-cell>
          <table:table-cell office:value-type="float" office:value="98.169300000000007" table:style-name="ce2">
            <text:p>98,169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88" table:style-name="ce2">
            <text:p>88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61" table:style-name="ce2">
            <text:p>96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61" table:style-name="ce2">
            <text:p>361</text:p>
          </table:table-cell>
          <table:table-cell office:value-type="float" office:value="300" table:style-name="ce2">
            <text:p>300</text:p>
          </table:table-cell>
          <table:table-cell office:value-type="float" office:value="864" table:style-name="ce2">
            <text:p>864</text:p>
          </table:table-cell>
          <table:table-cell office:value-type="string" table:style-name="ce2">
            <text:p>1400002C000A028003781E1E03C10301000D000D0000000000000000000000000000000002620169012C036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35" table:style-name="ce3">
            <text:p>2735</text:p>
          </table:table-cell>
          <table:table-cell office:value-type="float" office:value="2735" table:style-name="ce3">
            <text:p>2735</text:p>
          </table:table-cell>
          <table:table-cell office:value-type="float" office:value="0" table:style-name="ce3">
            <text:p>0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3 02:00:4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81" table:style-name="ce2">
            <text:p>81</text:p>
          </table:table-cell>
          <table:table-cell office:value-type="float" office:value="11142" table:style-name="ce2">
            <text:p>111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3 03:47:59</text:p>
          </table:table-cell>
          <table:table-cell office:value-type="string" table:style-name="ce2">
            <text:p>2020 MAY 23 04:04:11</text:p>
          </table:table-cell>
          <table:table-cell office:value-type="string" table:style-name="ce2">
            <text:p>2020 MAY 23 03:48:09</text:p>
          </table:table-cell>
          <table:table-cell office:value-type="string" table:style-name="ce2">
            <text:p>2020 MAY 23 04:04: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3 03:58:09</text:p>
          </table:table-cell>
          <table:table-cell office:value-type="string" table:style-name="ce2">
            <text:p>2020 MAY 23 04:04:11</text:p>
          </table:table-cell>
          <table:table-cell office:value-type="string" table:style-name="ce2">
            <text:p>2020 MAY 23 03:58:39</text:p>
          </table:table-cell>
          <table:table-cell office:value-type="float" office:value="-43.115400000000001" table:style-name="ce2">
            <text:p>-43,1154</text:p>
          </table:table-cell>
          <table:table-cell office:value-type="float" office:value="-95.649299999999997" table:style-name="ce2">
            <text:p>-95,6493</text:p>
          </table:table-cell>
          <table:table-cell office:value-type="string" table:style-name="ce2">
            <text:p>2020 MAY 23 04:03:41</text:p>
          </table:table-cell>
          <table:table-cell office:value-type="float" office:value="-31.474499999999999" table:style-name="ce2">
            <text:p>-31,4745</text:p>
          </table:table-cell>
          <table:table-cell office:value-type="float" office:value="-99.301299999999998" table:style-name="ce2">
            <text:p>-99,3013</text:p>
          </table:table-cell>
          <table:table-cell office:value-type="string" table:style-name="ce2">
            <text:p>2020 MAY 23 04:02:48</text:p>
          </table:table-cell>
          <table:table-cell office:value-type="float" office:value="41.508299999999998" table:style-name="ce2">
            <text:p>41,5083</text:p>
          </table:table-cell>
          <table:table-cell office:value-type="float" office:value="2080" table:style-name="ce2">
            <text:p>2080</text:p>
          </table:table-cell>
          <table:table-cell office:value-type="float" office:value="18.5303" table:style-name="ce2">
            <text:p>18,5303</text:p>
          </table:table-cell>
          <table:table-cell office:value-type="float" office:value="206.0367" table:style-name="ce2">
            <text:p>206,0367</text:p>
          </table:table-cell>
          <table:table-cell office:value-type="float" office:value="35.749699999999997" table:style-name="ce2">
            <text:p>35,7497</text:p>
          </table:table-cell>
          <table:table-cell office:value-type="string" table:style-name="ce2">
            <text:p>N/A</text:p>
          </table:table-cell>
          <table:table-cell office:value-type="float" office:value="62.879600000000003" table:style-name="ce2">
            <text:p>62,8796</text:p>
          </table:table-cell>
          <table:table-cell office:value-type="float" office:value="98.437100000000001" table:style-name="ce2">
            <text:p>98,437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89" table:style-name="ce2">
            <text:p>88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62" table:style-name="ce2">
            <text:p>96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62" table:style-name="ce2">
            <text:p>362</text:p>
          </table:table-cell>
          <table:table-cell office:value-type="float" office:value="300" table:style-name="ce2">
            <text:p>300</text:p>
          </table:table-cell>
          <table:table-cell office:value-type="float" office:value="867" table:style-name="ce2">
            <text:p>867</text:p>
          </table:table-cell>
          <table:table-cell office:value-type="string" table:style-name="ce2">
            <text:p>1400002C000A028003791E1E03C20301000D000D000000000000000000000000000000000262016A012C036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67" table:style-name="ce3">
            <text:p>767</text:p>
          </table:table-cell>
          <table:table-cell office:value-type="float" office:value="767" table:style-name="ce3">
            <text:p>767</text:p>
          </table:table-cell>
          <table:table-cell office:value-type="float" office:value="0" table:style-name="ce3">
            <text:p>0</text:p>
          </table:table-cell>
          <table:table-cell office:value-type="float" office:value="81" table:style-name="ce3">
            <text:p>81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3 03:58:3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84" table:style-name="ce2">
            <text:p>84</text:p>
          </table:table-cell>
          <table:table-cell office:value-type="float" office:value="11145" table:style-name="ce2">
            <text:p>111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3 09:41:54</text:p>
          </table:table-cell>
          <table:table-cell office:value-type="string" table:style-name="ce2">
            <text:p>2020 MAY 23 09:58:09</text:p>
          </table:table-cell>
          <table:table-cell office:value-type="string" table:style-name="ce2">
            <text:p>2020 MAY 23 09:42:04</text:p>
          </table:table-cell>
          <table:table-cell office:value-type="string" table:style-name="ce2">
            <text:p>2020 MAY 23 09:58:0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3 09:52:04</text:p>
          </table:table-cell>
          <table:table-cell office:value-type="string" table:style-name="ce2">
            <text:p>2020 MAY 23 09:58:09</text:p>
          </table:table-cell>
          <table:table-cell office:value-type="string" table:style-name="ce2">
            <text:p>2020 MAY 23 09:52:34</text:p>
          </table:table-cell>
          <table:table-cell office:value-type="float" office:value="-42.217799999999997" table:style-name="ce2">
            <text:p>-42,2178</text:p>
          </table:table-cell>
          <table:table-cell office:value-type="float" office:value="177.9802" table:style-name="ce2">
            <text:p>177,9802</text:p>
          </table:table-cell>
          <table:table-cell office:value-type="string" table:style-name="ce2">
            <text:p>2020 MAY 23 09:57:39</text:p>
          </table:table-cell>
          <table:table-cell office:value-type="float" office:value="-30.4663" table:style-name="ce2">
            <text:p>-30,4663</text:p>
          </table:table-cell>
          <table:table-cell office:value-type="float" office:value="173.5821" table:style-name="ce2">
            <text:p>173,5821</text:p>
          </table:table-cell>
          <table:table-cell office:value-type="string" table:style-name="ce2">
            <text:p>2020 MAY 23 09:56:46</text:p>
          </table:table-cell>
          <table:table-cell office:value-type="float" office:value="42.123199999999997" table:style-name="ce2">
            <text:p>42,1232</text:p>
          </table:table-cell>
          <table:table-cell office:value-type="float" office:value="2064" table:style-name="ce2">
            <text:p>2064</text:p>
          </table:table-cell>
          <table:table-cell office:value-type="float" office:value="18.4633" table:style-name="ce2">
            <text:p>18,4633</text:p>
          </table:table-cell>
          <table:table-cell office:value-type="float" office:value="206.185" table:style-name="ce2">
            <text:p>206,185</text:p>
          </table:table-cell>
          <table:table-cell office:value-type="float" office:value="36.033700000000003" table:style-name="ce2">
            <text:p>36,0337</text:p>
          </table:table-cell>
          <table:table-cell office:value-type="string" table:style-name="ce2">
            <text:p>N/A</text:p>
          </table:table-cell>
          <table:table-cell office:value-type="float" office:value="63.400700000000001" table:style-name="ce2">
            <text:p>63,4007</text:p>
          </table:table-cell>
          <table:table-cell office:value-type="float" office:value="99.240399999999994" table:style-name="ce2">
            <text:p>99,240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92" table:style-name="ce2">
            <text:p>89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65" table:style-name="ce2">
            <text:p>96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65" table:style-name="ce2">
            <text:p>365</text:p>
          </table:table-cell>
          <table:table-cell office:value-type="float" office:value="300" table:style-name="ce2">
            <text:p>300</text:p>
          </table:table-cell>
          <table:table-cell office:value-type="float" office:value="876" table:style-name="ce2">
            <text:p>876</text:p>
          </table:table-cell>
          <table:table-cell office:value-type="string" table:style-name="ce2">
            <text:p>1400002C000A0280037C1E1E03C50301000D000D000000000000000000000000000000000262016D012C036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69" table:style-name="ce3">
            <text:p>2069</text:p>
          </table:table-cell>
          <table:table-cell office:value-type="float" office:value="2069" table:style-name="ce3">
            <text:p>2069</text:p>
          </table:table-cell>
          <table:table-cell office:value-type="float" office:value="0" table:style-name="ce3">
            <text:p>0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3 09:52:3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3" table:style-name="ce2">
            <text:p>33</text:p>
          </table:table-cell>
          <table:table-cell office:value-type="float" office:value="0" table:style-name="ce2">
            <text:p>0</text:p>
          </table:table-cell>
          <table:table-cell office:value-type="float" office:value="89" table:style-name="ce2">
            <text:p>89</text:p>
          </table:table-cell>
          <table:table-cell office:value-type="float" office:value="11150" table:style-name="ce2">
            <text:p>1115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3 19:31:51</text:p>
          </table:table-cell>
          <table:table-cell office:value-type="string" table:style-name="ce2">
            <text:p>2020 MAY 23 19:48:16</text:p>
          </table:table-cell>
          <table:table-cell office:value-type="string" table:style-name="ce2">
            <text:p>2020 MAY 23 19:32:01</text:p>
          </table:table-cell>
          <table:table-cell office:value-type="string" table:style-name="ce2">
            <text:p>2020 MAY 23 19:48: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3 19:42:01</text:p>
          </table:table-cell>
          <table:table-cell office:value-type="string" table:style-name="ce2">
            <text:p>2020 MAY 23 19:48:16</text:p>
          </table:table-cell>
          <table:table-cell office:value-type="string" table:style-name="ce2">
            <text:p>2020 MAY 23 19:42:31</text:p>
          </table:table-cell>
          <table:table-cell office:value-type="float" office:value="-40.937899999999999" table:style-name="ce2">
            <text:p>-40,9379</text:p>
          </table:table-cell>
          <table:table-cell office:value-type="float" office:value="34.095700000000001" table:style-name="ce2">
            <text:p>34,0957</text:p>
          </table:table-cell>
          <table:table-cell office:value-type="string" table:style-name="ce2">
            <text:p>2020 MAY 23 19:47:46</text:p>
          </table:table-cell>
          <table:table-cell office:value-type="float" office:value="-28.403199999999998" table:style-name="ce2">
            <text:p>-28,4032</text:p>
          </table:table-cell>
          <table:table-cell office:value-type="float" office:value="30.289200000000001" table:style-name="ce2">
            <text:p>30,2892</text:p>
          </table:table-cell>
          <table:table-cell office:value-type="string" table:style-name="ce2">
            <text:p>2020 MAY 23 19:46:51</text:p>
          </table:table-cell>
          <table:table-cell office:value-type="float" office:value="43.2117" table:style-name="ce2">
            <text:p>43,2117</text:p>
          </table:table-cell>
          <table:table-cell office:value-type="float" office:value="2034" table:style-name="ce2">
            <text:p>2034</text:p>
          </table:table-cell>
          <table:table-cell office:value-type="float" office:value="18.4817" table:style-name="ce2">
            <text:p>18,4817</text:p>
          </table:table-cell>
          <table:table-cell office:value-type="float" office:value="206.4324" table:style-name="ce2">
            <text:p>206,4324</text:p>
          </table:table-cell>
          <table:table-cell office:value-type="float" office:value="36.9801" table:style-name="ce2">
            <text:p>36,9801</text:p>
          </table:table-cell>
          <table:table-cell office:value-type="string" table:style-name="ce2">
            <text:p>N/A</text:p>
          </table:table-cell>
          <table:table-cell office:value-type="float" office:value="65.137699999999995" table:style-name="ce2">
            <text:p>65,1377</text:p>
          </table:table-cell>
          <table:table-cell office:value-type="float" office:value="101.91840000000001" table:style-name="ce2">
            <text:p>101,918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00" table:style-name="ce2">
            <text:p>9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75" table:style-name="ce2">
            <text:p>97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75" table:style-name="ce2">
            <text:p>375</text:p>
          </table:table-cell>
          <table:table-cell office:value-type="float" office:value="300" table:style-name="ce2">
            <text:p>300</text:p>
          </table:table-cell>
          <table:table-cell office:value-type="float" office:value="904" table:style-name="ce2">
            <text:p>904</text:p>
          </table:table-cell>
          <table:table-cell office:value-type="string" table:style-name="ce2">
            <text:p>1400002C000A028003841E1E03CF0301000D000D0000000000000000000000000000000002620177012C038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87" table:style-name="ce3">
            <text:p>2687</text:p>
          </table:table-cell>
          <table:table-cell office:value-type="float" office:value="2687" table:style-name="ce3">
            <text:p>2687</text:p>
          </table:table-cell>
          <table:table-cell office:value-type="float" office:value="0" table:style-name="ce3">
            <text:p>0</text:p>
          </table:table-cell>
          <table:table-cell office:value-type="float" office:value="89" table:style-name="ce3">
            <text:p>89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3 19:42:3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4" table:style-name="ce2">
            <text:p>34</text:p>
          </table:table-cell>
          <table:table-cell office:value-type="float" office:value="0" table:style-name="ce2">
            <text:p>0</text:p>
          </table:table-cell>
          <table:table-cell office:value-type="float" office:value="90" table:style-name="ce2">
            <text:p>90</text:p>
          </table:table-cell>
          <table:table-cell office:value-type="float" office:value="11151" table:style-name="ce2">
            <text:p>111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3 21:29:52</text:p>
          </table:table-cell>
          <table:table-cell office:value-type="string" table:style-name="ce2">
            <text:p>2020 MAY 23 21:46:18</text:p>
          </table:table-cell>
          <table:table-cell office:value-type="string" table:style-name="ce2">
            <text:p>2020 MAY 23 21:30:02</text:p>
          </table:table-cell>
          <table:table-cell office:value-type="string" table:style-name="ce2">
            <text:p>2020 MAY 23 21:46: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3 21:40:02</text:p>
          </table:table-cell>
          <table:table-cell office:value-type="string" table:style-name="ce2">
            <text:p>2020 MAY 23 21:46:18</text:p>
          </table:table-cell>
          <table:table-cell office:value-type="string" table:style-name="ce2">
            <text:p>2020 MAY 23 21:40:32</text:p>
          </table:table-cell>
          <table:table-cell office:value-type="float" office:value="-40.518599999999999" table:style-name="ce2">
            <text:p>-40,5186</text:p>
          </table:table-cell>
          <table:table-cell office:value-type="float" office:value="5.2572999999999999" table:style-name="ce2">
            <text:p>5,2573</text:p>
          </table:table-cell>
          <table:table-cell office:value-type="string" table:style-name="ce2">
            <text:p>2020 MAY 23 21:45:48</text:p>
          </table:table-cell>
          <table:table-cell office:value-type="float" office:value="-27.833100000000002" table:style-name="ce2">
            <text:p>-27,8331</text:p>
          </table:table-cell>
          <table:table-cell office:value-type="float" office:value="1.786" table:style-name="ce2">
            <text:p>1,786</text:p>
          </table:table-cell>
          <table:table-cell office:value-type="string" table:style-name="ce2">
            <text:p>2020 MAY 23 21:44:53</text:p>
          </table:table-cell>
          <table:table-cell office:value-type="float" office:value="43.383000000000003" table:style-name="ce2">
            <text:p>43,383</text:p>
          </table:table-cell>
          <table:table-cell office:value-type="float" office:value="2028" table:style-name="ce2">
            <text:p>2028</text:p>
          </table:table-cell>
          <table:table-cell office:value-type="float" office:value="18.4956" table:style-name="ce2">
            <text:p>18,4956</text:p>
          </table:table-cell>
          <table:table-cell office:value-type="float" office:value="206.4819" table:style-name="ce2">
            <text:p>206,4819</text:p>
          </table:table-cell>
          <table:table-cell office:value-type="float" office:value="37.0747" table:style-name="ce2">
            <text:p>37,0747</text:p>
          </table:table-cell>
          <table:table-cell office:value-type="string" table:style-name="ce2">
            <text:p>N/A</text:p>
          </table:table-cell>
          <table:table-cell office:value-type="float" office:value="65.311400000000006" table:style-name="ce2">
            <text:p>65,3114</text:p>
          </table:table-cell>
          <table:table-cell office:value-type="float" office:value="102.1862" table:style-name="ce2">
            <text:p>102,186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01" table:style-name="ce2">
            <text:p>90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76" table:style-name="ce2">
            <text:p>97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76" table:style-name="ce2">
            <text:p>376</text:p>
          </table:table-cell>
          <table:table-cell office:value-type="float" office:value="300" table:style-name="ce2">
            <text:p>300</text:p>
          </table:table-cell>
          <table:table-cell office:value-type="float" office:value="907" table:style-name="ce2">
            <text:p>907</text:p>
          </table:table-cell>
          <table:table-cell office:value-type="string" table:style-name="ce2">
            <text:p>1400002C000A028003851E1E03D00301000D000D0000000000000000000000000000000002620178012C038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69" table:style-name="ce3">
            <text:p>2069</text:p>
          </table:table-cell>
          <table:table-cell office:value-type="float" office:value="2069" table:style-name="ce3">
            <text:p>2069</text:p>
          </table:table-cell>
          <table:table-cell office:value-type="float" office:value="0" table:style-name="ce3">
            <text:p>0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3 21:40:3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92" table:style-name="ce2">
            <text:p>92</text:p>
          </table:table-cell>
          <table:table-cell office:value-type="float" office:value="11153" table:style-name="ce2">
            <text:p>111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01:26:01</text:p>
          </table:table-cell>
          <table:table-cell office:value-type="string" table:style-name="ce2">
            <text:p>2020 MAY 24 01:42:28</text:p>
          </table:table-cell>
          <table:table-cell office:value-type="string" table:style-name="ce2">
            <text:p>2020 MAY 24 01:26:11</text:p>
          </table:table-cell>
          <table:table-cell office:value-type="string" table:style-name="ce2">
            <text:p>2020 MAY 24 01:42:2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4 01:36:11</text:p>
          </table:table-cell>
          <table:table-cell office:value-type="string" table:style-name="ce2">
            <text:p>2020 MAY 24 01:42:28</text:p>
          </table:table-cell>
          <table:table-cell office:value-type="string" table:style-name="ce2">
            <text:p>2020 MAY 24 01:36:41</text:p>
          </table:table-cell>
          <table:table-cell office:value-type="float" office:value="-39.732300000000002" table:style-name="ce2">
            <text:p>-39,7323</text:p>
          </table:table-cell>
          <table:table-cell office:value-type="float" office:value="-52.426299999999998" table:style-name="ce2">
            <text:p>-52,4263</text:p>
          </table:table-cell>
          <table:table-cell office:value-type="string" table:style-name="ce2">
            <text:p>2020 MAY 24 01:41:58</text:p>
          </table:table-cell>
          <table:table-cell office:value-type="float" office:value="-27.020800000000001" table:style-name="ce2">
            <text:p>-27,0208</text:p>
          </table:table-cell>
          <table:table-cell office:value-type="float" office:value="-56.4253" table:style-name="ce2">
            <text:p>-56,4253</text:p>
          </table:table-cell>
          <table:table-cell office:value-type="string" table:style-name="ce2">
            <text:p>2020 MAY 24 01:41:03</text:p>
          </table:table-cell>
          <table:table-cell office:value-type="float" office:value="43.798299999999998" table:style-name="ce2">
            <text:p>43,7983</text:p>
          </table:table-cell>
          <table:table-cell office:value-type="float" office:value="2016" table:style-name="ce2">
            <text:p>2016</text:p>
          </table:table-cell>
          <table:table-cell office:value-type="float" office:value="18.4453" table:style-name="ce2">
            <text:p>18,4453</text:p>
          </table:table-cell>
          <table:table-cell office:value-type="float" office:value="206.58099999999999" table:style-name="ce2">
            <text:p>206,581</text:p>
          </table:table-cell>
          <table:table-cell office:value-type="float" office:value="37.169400000000003" table:style-name="ce2">
            <text:p>37,1694</text:p>
          </table:table-cell>
          <table:table-cell office:value-type="string" table:style-name="ce2">
            <text:p>N/A</text:p>
          </table:table-cell>
          <table:table-cell office:value-type="float" office:value="65.485100000000003" table:style-name="ce2">
            <text:p>65,4851</text:p>
          </table:table-cell>
          <table:table-cell office:value-type="float" office:value="102.45399999999999" table:style-name="ce2">
            <text:p>102,45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02" table:style-name="ce2">
            <text:p>90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77" table:style-name="ce2">
            <text:p>97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77" table:style-name="ce2">
            <text:p>377</text:p>
          </table:table-cell>
          <table:table-cell office:value-type="float" office:value="300" table:style-name="ce2">
            <text:p>300</text:p>
          </table:table-cell>
          <table:table-cell office:value-type="float" office:value="910" table:style-name="ce2">
            <text:p>910</text:p>
          </table:table-cell>
          <table:table-cell office:value-type="string" table:style-name="ce2">
            <text:p>1400002C000A028003861E1E03D10301000D000D0000000000000000000000000000000002620179012C038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295" table:style-name="ce3">
            <text:p>1295</text:p>
          </table:table-cell>
          <table:table-cell office:value-type="float" office:value="1295" table:style-name="ce3">
            <text:p>1295</text:p>
          </table:table-cell>
          <table:table-cell office:value-type="float" office:value="0" table:style-name="ce3">
            <text:p>0</text:p>
          </table:table-cell>
          <table:table-cell office:value-type="float" office:value="92" table:style-name="ce3">
            <text:p>92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4 01:36:4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6" table:style-name="ce2">
            <text:p>36</text:p>
          </table:table-cell>
          <table:table-cell office:value-type="float" office:value="0" table:style-name="ce2">
            <text:p>0</text:p>
          </table:table-cell>
          <table:table-cell office:value-type="float" office:value="94" table:style-name="ce2">
            <text:p>94</text:p>
          </table:table-cell>
          <table:table-cell office:value-type="float" office:value="11155" table:style-name="ce2">
            <text:p>111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05:21:59</text:p>
          </table:table-cell>
          <table:table-cell office:value-type="string" table:style-name="ce2">
            <text:p>2020 MAY 24 05:38:31</text:p>
          </table:table-cell>
          <table:table-cell office:value-type="string" table:style-name="ce2">
            <text:p>2020 MAY 24 05:22:09</text:p>
          </table:table-cell>
          <table:table-cell office:value-type="string" table:style-name="ce2">
            <text:p>2020 MAY 24 05:38:3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4 05:32:09</text:p>
          </table:table-cell>
          <table:table-cell office:value-type="string" table:style-name="ce2">
            <text:p>2020 MAY 24 05:38:31</text:p>
          </table:table-cell>
          <table:table-cell office:value-type="string" table:style-name="ce2">
            <text:p>2020 MAY 24 05:32:39</text:p>
          </table:table-cell>
          <table:table-cell office:value-type="float" office:value="-39.221600000000002" table:style-name="ce2">
            <text:p>-39,2216</text:p>
          </table:table-cell>
          <table:table-cell office:value-type="float" office:value="-109.9697" table:style-name="ce2">
            <text:p>-109,9697</text:p>
          </table:table-cell>
          <table:table-cell office:value-type="string" table:style-name="ce2">
            <text:p>2020 MAY 24 05:38:01</text:p>
          </table:table-cell>
          <table:table-cell office:value-type="float" office:value="-26.164200000000001" table:style-name="ce2">
            <text:p>-26,1642</text:p>
          </table:table-cell>
          <table:table-cell office:value-type="float" office:value="-113.8462" table:style-name="ce2">
            <text:p>-113,8462</text:p>
          </table:table-cell>
          <table:table-cell office:value-type="string" table:style-name="ce2">
            <text:p>2020 MAY 24 05:37:05</text:p>
          </table:table-cell>
          <table:table-cell office:value-type="float" office:value="44.26" table:style-name="ce2">
            <text:p>44,26</text:p>
          </table:table-cell>
          <table:table-cell office:value-type="float" office:value="2001" table:style-name="ce2">
            <text:p>2001</text:p>
          </table:table-cell>
          <table:table-cell office:value-type="float" office:value="18.445599999999999" table:style-name="ce2">
            <text:p>18,4456</text:p>
          </table:table-cell>
          <table:table-cell office:value-type="float" office:value="206.68" table:style-name="ce2">
            <text:p>206,68</text:p>
          </table:table-cell>
          <table:table-cell office:value-type="float" office:value="37.642600000000002" table:style-name="ce2">
            <text:p>37,6426</text:p>
          </table:table-cell>
          <table:table-cell office:value-type="string" table:style-name="ce2">
            <text:p>N/A</text:p>
          </table:table-cell>
          <table:table-cell office:value-type="float" office:value="66.3536" table:style-name="ce2">
            <text:p>66,3536</text:p>
          </table:table-cell>
          <table:table-cell office:value-type="float" office:value="103.79300000000001" table:style-name="ce2">
            <text:p>103,79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06" table:style-name="ce2">
            <text:p>90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82" table:style-name="ce2">
            <text:p>98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82" table:style-name="ce2">
            <text:p>382</text:p>
          </table:table-cell>
          <table:table-cell office:value-type="float" office:value="300" table:style-name="ce2">
            <text:p>300</text:p>
          </table:table-cell>
          <table:table-cell office:value-type="float" office:value="924" table:style-name="ce2">
            <text:p>924</text:p>
          </table:table-cell>
          <table:table-cell office:value-type="string" table:style-name="ce2">
            <text:p>1400002C000A0280038A1E1E03D60301000D000D000000000000000000000000000000000262017E012C039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43" table:style-name="ce3">
            <text:p>1343</text:p>
          </table:table-cell>
          <table:table-cell office:value-type="float" office:value="1343" table:style-name="ce3">
            <text:p>1343</text:p>
          </table:table-cell>
          <table:table-cell office:value-type="float" office:value="0" table:style-name="ce3">
            <text:p>0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4 05:32:3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2">
            <text:p>0</text:p>
          </table:table-cell>
          <table:table-cell office:value-type="float" office:value="95" table:style-name="ce2">
            <text:p>95</text:p>
          </table:table-cell>
          <table:table-cell office:value-type="float" office:value="11156" table:style-name="ce2">
            <text:p>111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07:19:57</text:p>
          </table:table-cell>
          <table:table-cell office:value-type="string" table:style-name="ce2">
            <text:p>2020 MAY 24 07:36:30</text:p>
          </table:table-cell>
          <table:table-cell office:value-type="string" table:style-name="ce2">
            <text:p>2020 MAY 24 07:20:07</text:p>
          </table:table-cell>
          <table:table-cell office:value-type="string" table:style-name="ce2">
            <text:p>2020 MAY 24 07:36:3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4 07:30:07</text:p>
          </table:table-cell>
          <table:table-cell office:value-type="string" table:style-name="ce2">
            <text:p>2020 MAY 24 07:36:30</text:p>
          </table:table-cell>
          <table:table-cell office:value-type="string" table:style-name="ce2">
            <text:p>2020 MAY 24 07:30:37</text:p>
          </table:table-cell>
          <table:table-cell office:value-type="float" office:value="-38.922199999999997" table:style-name="ce2">
            <text:p>-38,9222</text:p>
          </table:table-cell>
          <table:table-cell office:value-type="float" office:value="-138.75139999999999" table:style-name="ce2">
            <text:p>-138,7514</text:p>
          </table:table-cell>
          <table:table-cell office:value-type="string" table:style-name="ce2">
            <text:p>2020 MAY 24 07:36:00</text:p>
          </table:table-cell>
          <table:table-cell office:value-type="float" office:value="-25.791599999999999" table:style-name="ce2">
            <text:p>-25,7916</text:p>
          </table:table-cell>
          <table:table-cell office:value-type="float" office:value="-142.71860000000001" table:style-name="ce2">
            <text:p>-142,7186</text:p>
          </table:table-cell>
          <table:table-cell office:value-type="string" table:style-name="ce2">
            <text:p>2020 MAY 24 07:35:03</text:p>
          </table:table-cell>
          <table:table-cell office:value-type="float" office:value="44.464100000000002" table:style-name="ce2">
            <text:p>44,4641</text:p>
          </table:table-cell>
          <table:table-cell office:value-type="float" office:value="1996" table:style-name="ce2">
            <text:p>1996</text:p>
          </table:table-cell>
          <table:table-cell office:value-type="float" office:value="18.4344" table:style-name="ce2">
            <text:p>18,4344</text:p>
          </table:table-cell>
          <table:table-cell office:value-type="float" office:value="206.7295" table:style-name="ce2">
            <text:p>206,7295</text:p>
          </table:table-cell>
          <table:table-cell office:value-type="float" office:value="37.737200000000001" table:style-name="ce2">
            <text:p>37,7372</text:p>
          </table:table-cell>
          <table:table-cell office:value-type="string" table:style-name="ce2">
            <text:p>N/A</text:p>
          </table:table-cell>
          <table:table-cell office:value-type="float" office:value="66.527299999999997" table:style-name="ce2">
            <text:p>66,5273</text:p>
          </table:table-cell>
          <table:table-cell office:value-type="float" office:value="104.0608" table:style-name="ce2">
            <text:p>104,060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06" table:style-name="ce2">
            <text:p>90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83" table:style-name="ce2">
            <text:p>98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83" table:style-name="ce2">
            <text:p>383</text:p>
          </table:table-cell>
          <table:table-cell office:value-type="float" office:value="300" table:style-name="ce2">
            <text:p>300</text:p>
          </table:table-cell>
          <table:table-cell office:value-type="float" office:value="926" table:style-name="ce2">
            <text:p>926</text:p>
          </table:table-cell>
          <table:table-cell office:value-type="string" table:style-name="ce2">
            <text:p>1400002C000A0280038A1E1E03D70301000D000D000000000000000000000000000000000262017F012C039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43" table:style-name="ce3">
            <text:p>1343</text:p>
          </table:table-cell>
          <table:table-cell office:value-type="float" office:value="1343" table:style-name="ce3">
            <text:p>1343</text:p>
          </table:table-cell>
          <table:table-cell office:value-type="float" office:value="0" table:style-name="ce3">
            <text:p>0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4 07:30:3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8" table:style-name="ce2">
            <text:p>38</text:p>
          </table:table-cell>
          <table:table-cell office:value-type="float" office:value="0" table:style-name="ce2">
            <text:p>0</text:p>
          </table:table-cell>
          <table:table-cell office:value-type="float" office:value="97" table:style-name="ce2">
            <text:p>97</text:p>
          </table:table-cell>
          <table:table-cell office:value-type="float" office:value="11158" table:style-name="ce2">
            <text:p>111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11:16:00</text:p>
          </table:table-cell>
          <table:table-cell office:value-type="string" table:style-name="ce2">
            <text:p>2020 MAY 24 11:32:35</text:p>
          </table:table-cell>
          <table:table-cell office:value-type="string" table:style-name="ce2">
            <text:p>2020 MAY 24 11:16:10</text:p>
          </table:table-cell>
          <table:table-cell office:value-type="string" table:style-name="ce2">
            <text:p>2020 MAY 24 11:32:3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4 11:26:10</text:p>
          </table:table-cell>
          <table:table-cell office:value-type="string" table:style-name="ce2">
            <text:p>2020 MAY 24 11:32:35</text:p>
          </table:table-cell>
          <table:table-cell office:value-type="string" table:style-name="ce2">
            <text:p>2020 MAY 24 11:26:40</text:p>
          </table:table-cell>
          <table:table-cell office:value-type="float" office:value="-38.105400000000003" table:style-name="ce2">
            <text:p>-38,1054</text:p>
          </table:table-cell>
          <table:table-cell office:value-type="float" office:value="163.58750000000001" table:style-name="ce2">
            <text:p>163,5875</text:p>
          </table:table-cell>
          <table:table-cell office:value-type="string" table:style-name="ce2">
            <text:p>2020 MAY 24 11:32:05</text:p>
          </table:table-cell>
          <table:table-cell office:value-type="float" office:value="-24.810099999999998" table:style-name="ce2">
            <text:p>-24,8101</text:p>
          </table:table-cell>
          <table:table-cell office:value-type="float" office:value="159.6088" table:style-name="ce2">
            <text:p>159,6088</text:p>
          </table:table-cell>
          <table:table-cell office:value-type="string" table:style-name="ce2">
            <text:p>2020 MAY 24 11:31:08</text:p>
          </table:table-cell>
          <table:table-cell office:value-type="float" office:value="44.834499999999998" table:style-name="ce2">
            <text:p>44,8345</text:p>
          </table:table-cell>
          <table:table-cell office:value-type="float" office:value="1982" table:style-name="ce2">
            <text:p>1982</text:p>
          </table:table-cell>
          <table:table-cell office:value-type="float" office:value="18.418600000000001" table:style-name="ce2">
            <text:p>18,4186</text:p>
          </table:table-cell>
          <table:table-cell office:value-type="float" office:value="206.82859999999999" table:style-name="ce2">
            <text:p>206,8286</text:p>
          </table:table-cell>
          <table:table-cell office:value-type="float" office:value="37.926499999999997" table:style-name="ce2">
            <text:p>37,9265</text:p>
          </table:table-cell>
          <table:table-cell office:value-type="string" table:style-name="ce2">
            <text:p>N/A</text:p>
          </table:table-cell>
          <table:table-cell office:value-type="float" office:value="66.874700000000004" table:style-name="ce2">
            <text:p>66,8747</text:p>
          </table:table-cell>
          <table:table-cell office:value-type="float" office:value="104.5964" table:style-name="ce2">
            <text:p>104,596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08" table:style-name="ce2">
            <text:p>90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85" table:style-name="ce2">
            <text:p>98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85" table:style-name="ce2">
            <text:p>385</text:p>
          </table:table-cell>
          <table:table-cell office:value-type="float" office:value="300" table:style-name="ce2">
            <text:p>300</text:p>
          </table:table-cell>
          <table:table-cell office:value-type="float" office:value="932" table:style-name="ce2">
            <text:p>932</text:p>
          </table:table-cell>
          <table:table-cell office:value-type="string" table:style-name="ce2">
            <text:p>1400002C000A0280038C1E1E03D90301000D000D0000000000000000000000000000000002620181012C03A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23" table:style-name="ce3">
            <text:p>2723</text:p>
          </table:table-cell>
          <table:table-cell office:value-type="float" office:value="2723" table:style-name="ce3">
            <text:p>2723</text:p>
          </table:table-cell>
          <table:table-cell office:value-type="float" office:value="0" table:style-name="ce3">
            <text:p>0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4 11:26:4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9" table:style-name="ce2">
            <text:p>39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1161" table:style-name="ce2">
            <text:p>111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17:10:05</text:p>
          </table:table-cell>
          <table:table-cell office:value-type="string" table:style-name="ce2">
            <text:p>2020 MAY 24 17:26:46</text:p>
          </table:table-cell>
          <table:table-cell office:value-type="string" table:style-name="ce2">
            <text:p>2020 MAY 24 17:10:15</text:p>
          </table:table-cell>
          <table:table-cell office:value-type="string" table:style-name="ce2">
            <text:p>2020 MAY 24 17:26:4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4 17:20:15</text:p>
          </table:table-cell>
          <table:table-cell office:value-type="string" table:style-name="ce2">
            <text:p>2020 MAY 24 17:26:46</text:p>
          </table:table-cell>
          <table:table-cell office:value-type="string" table:style-name="ce2">
            <text:p>2020 MAY 24 17:20:45</text:p>
          </table:table-cell>
          <table:table-cell office:value-type="float" office:value="-37.2804" table:style-name="ce2">
            <text:p>-37,2804</text:p>
          </table:table-cell>
          <table:table-cell office:value-type="float" office:value="77.228399999999993" table:style-name="ce2">
            <text:p>77,2284</text:p>
          </table:table-cell>
          <table:table-cell office:value-type="string" table:style-name="ce2">
            <text:p>2020 MAY 24 17:26:16</text:p>
          </table:table-cell>
          <table:table-cell office:value-type="float" office:value="-23.595500000000001" table:style-name="ce2">
            <text:p>-23,5955</text:p>
          </table:table-cell>
          <table:table-cell office:value-type="float" office:value="73.131399999999999" table:style-name="ce2">
            <text:p>73,1314</text:p>
          </table:table-cell>
          <table:table-cell office:value-type="string" table:style-name="ce2">
            <text:p>2020 MAY 24 17:25:18</text:p>
          </table:table-cell>
          <table:table-cell office:value-type="float" office:value="45.487299999999998" table:style-name="ce2">
            <text:p>45,4873</text:p>
          </table:table-cell>
          <table:table-cell office:value-type="float" office:value="1961" table:style-name="ce2">
            <text:p>1961</text:p>
          </table:table-cell>
          <table:table-cell office:value-type="float" office:value="18.3978" table:style-name="ce2">
            <text:p>18,3978</text:p>
          </table:table-cell>
          <table:table-cell office:value-type="float" office:value="206.97730000000001" table:style-name="ce2">
            <text:p>206,9773</text:p>
          </table:table-cell>
          <table:table-cell office:value-type="float" office:value="38.494399999999999" table:style-name="ce2">
            <text:p>38,4944</text:p>
          </table:table-cell>
          <table:table-cell office:value-type="string" table:style-name="ce2">
            <text:p>N/A</text:p>
          </table:table-cell>
          <table:table-cell office:value-type="float" office:value="67.916899999999998" table:style-name="ce2">
            <text:p>67,9169</text:p>
          </table:table-cell>
          <table:table-cell office:value-type="float" office:value="106.2032" table:style-name="ce2">
            <text:p>106,203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13" table:style-name="ce2">
            <text:p>91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91" table:style-name="ce2">
            <text:p>99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91" table:style-name="ce2">
            <text:p>391</text:p>
          </table:table-cell>
          <table:table-cell office:value-type="float" office:value="300" table:style-name="ce2">
            <text:p>300</text:p>
          </table:table-cell>
          <table:table-cell office:value-type="float" office:value="949" table:style-name="ce2">
            <text:p>949</text:p>
          </table:table-cell>
          <table:table-cell office:value-type="string" table:style-name="ce2">
            <text:p>1400002C000A028003911E1E03DF0301000D000D0000000000000000000000000000000002620187012C03B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93" table:style-name="ce3">
            <text:p>1193</text:p>
          </table:table-cell>
          <table:table-cell office:value-type="float" office:value="1193" table:style-name="ce3">
            <text:p>1193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4 17:20:4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float" office:value="102" table:style-name="ce2">
            <text:p>102</text:p>
          </table:table-cell>
          <table:table-cell office:value-type="float" office:value="11163" table:style-name="ce2">
            <text:p>111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21:06:00</text:p>
          </table:table-cell>
          <table:table-cell office:value-type="string" table:style-name="ce2">
            <text:p>2020 MAY 24 21:22:45</text:p>
          </table:table-cell>
          <table:table-cell office:value-type="string" table:style-name="ce2">
            <text:p>2020 MAY 24 21:06:10</text:p>
          </table:table-cell>
          <table:table-cell office:value-type="string" table:style-name="ce2">
            <text:p>2020 MAY 24 21:22:4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4 21:16:10</text:p>
          </table:table-cell>
          <table:table-cell office:value-type="string" table:style-name="ce2">
            <text:p>2020 MAY 24 21:22:45</text:p>
          </table:table-cell>
          <table:table-cell office:value-type="string" table:style-name="ce2">
            <text:p>2020 MAY 24 21:16:40</text:p>
          </table:table-cell>
          <table:table-cell office:value-type="float" office:value="-36.652200000000001" table:style-name="ce2">
            <text:p>-36,6522</text:p>
          </table:table-cell>
          <table:table-cell office:value-type="float" office:value="19.666599999999999" table:style-name="ce2">
            <text:p>19,6666</text:p>
          </table:table-cell>
          <table:table-cell office:value-type="string" table:style-name="ce2">
            <text:p>2020 MAY 24 21:22:15</text:p>
          </table:table-cell>
          <table:table-cell office:value-type="float" office:value="-22.706399999999999" table:style-name="ce2">
            <text:p>-22,7064</text:p>
          </table:table-cell>
          <table:table-cell office:value-type="float" office:value="15.5459" table:style-name="ce2">
            <text:p>15,5459</text:p>
          </table:table-cell>
          <table:table-cell office:value-type="string" table:style-name="ce2">
            <text:p>2020 MAY 24 21:21:16</text:p>
          </table:table-cell>
          <table:table-cell office:value-type="float" office:value="45.878300000000003" table:style-name="ce2">
            <text:p>45,8783</text:p>
          </table:table-cell>
          <table:table-cell office:value-type="float" office:value="1948" table:style-name="ce2">
            <text:p>1948</text:p>
          </table:table-cell>
          <table:table-cell office:value-type="float" office:value="18.386099999999999" table:style-name="ce2">
            <text:p>18,3861</text:p>
          </table:table-cell>
          <table:table-cell office:value-type="float" office:value="207.0763" table:style-name="ce2">
            <text:p>207,0763</text:p>
          </table:table-cell>
          <table:table-cell office:value-type="float" office:value="38.872900000000001" table:style-name="ce2">
            <text:p>38,8729</text:p>
          </table:table-cell>
          <table:table-cell office:value-type="string" table:style-name="ce2">
            <text:p>N/A</text:p>
          </table:table-cell>
          <table:table-cell office:value-type="float" office:value="68.611699999999999" table:style-name="ce2">
            <text:p>68,6117</text:p>
          </table:table-cell>
          <table:table-cell office:value-type="float" office:value="107.2743" table:style-name="ce2">
            <text:p>107,274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16" table:style-name="ce2">
            <text:p>91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95" table:style-name="ce2">
            <text:p>99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95" table:style-name="ce2">
            <text:p>395</text:p>
          </table:table-cell>
          <table:table-cell office:value-type="float" office:value="300" table:style-name="ce2">
            <text:p>300</text:p>
          </table:table-cell>
          <table:table-cell office:value-type="float" office:value="960" table:style-name="ce2">
            <text:p>960</text:p>
          </table:table-cell>
          <table:table-cell office:value-type="string" table:style-name="ce2">
            <text:p>1400002C000A028003941E1E03E30301000D000D000000000000000000000000000000000262018B012C03C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87" table:style-name="ce3">
            <text:p>2687</text:p>
          </table:table-cell>
          <table:table-cell office:value-type="float" office:value="2687" table:style-name="ce3">
            <text:p>2687</text:p>
          </table:table-cell>
          <table:table-cell office:value-type="float" office:value="0" table:style-name="ce3">
            <text:p>0</text:p>
          </table:table-cell>
          <table:table-cell office:value-type="float" office:value="102" table:style-name="ce3">
            <text:p>102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4 21:16:4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1" table:style-name="ce2">
            <text:p>41</text:p>
          </table:table-cell>
          <table:table-cell office:value-type="float" office:value="0" table:style-name="ce2">
            <text:p>0</text:p>
          </table:table-cell>
          <table:table-cell office:value-type="float" office:value="103" table:style-name="ce2">
            <text:p>103</text:p>
          </table:table-cell>
          <table:table-cell office:value-type="float" office:value="11164" table:style-name="ce2">
            <text:p>111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23:04:05</text:p>
          </table:table-cell>
          <table:table-cell office:value-type="string" table:style-name="ce2">
            <text:p>2020 MAY 24 23:20:51</text:p>
          </table:table-cell>
          <table:table-cell office:value-type="string" table:style-name="ce2">
            <text:p>2020 MAY 24 23:04:15</text:p>
          </table:table-cell>
          <table:table-cell office:value-type="string" table:style-name="ce2">
            <text:p>2020 MAY 24 23:20:5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4 23:14:15</text:p>
          </table:table-cell>
          <table:table-cell office:value-type="string" table:style-name="ce2">
            <text:p>2020 MAY 24 23:20:51</text:p>
          </table:table-cell>
          <table:table-cell office:value-type="string" table:style-name="ce2">
            <text:p>2020 MAY 24 23:14:45</text:p>
          </table:table-cell>
          <table:table-cell office:value-type="float" office:value="-36.1843" table:style-name="ce2">
            <text:p>-36,1843</text:p>
          </table:table-cell>
          <table:table-cell office:value-type="float" office:value="-9.1918000000000006" table:style-name="ce2">
            <text:p>-9,1918</text:p>
          </table:table-cell>
          <table:table-cell office:value-type="string" table:style-name="ce2">
            <text:p>2020 MAY 24 23:20:21</text:p>
          </table:table-cell>
          <table:table-cell office:value-type="float" office:value="-22.0853" table:style-name="ce2">
            <text:p>-22,0853</text:p>
          </table:table-cell>
          <table:table-cell office:value-type="float" office:value="-12.9739" table:style-name="ce2">
            <text:p>-12,9739</text:p>
          </table:table-cell>
          <table:table-cell office:value-type="string" table:style-name="ce2">
            <text:p>2020 MAY 24 23:19:21</text:p>
          </table:table-cell>
          <table:table-cell office:value-type="float" office:value="46.047199999999997" table:style-name="ce2">
            <text:p>46,0472</text:p>
          </table:table-cell>
          <table:table-cell office:value-type="float" office:value="1942" table:style-name="ce2">
            <text:p>1942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07.1259" table:style-name="ce2">
            <text:p>207,1259</text:p>
          </table:table-cell>
          <table:table-cell office:value-type="float" office:value="38.967599999999997" table:style-name="ce2">
            <text:p>38,9676</text:p>
          </table:table-cell>
          <table:table-cell office:value-type="string" table:style-name="ce2">
            <text:p>N/A</text:p>
          </table:table-cell>
          <table:table-cell office:value-type="float" office:value="68.785399999999996" table:style-name="ce2">
            <text:p>68,7854</text:p>
          </table:table-cell>
          <table:table-cell office:value-type="float" office:value="107.5421" table:style-name="ce2">
            <text:p>107,542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16" table:style-name="ce2">
            <text:p>91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96" table:style-name="ce2">
            <text:p>99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96" table:style-name="ce2">
            <text:p>396</text:p>
          </table:table-cell>
          <table:table-cell office:value-type="float" office:value="300" table:style-name="ce2">
            <text:p>300</text:p>
          </table:table-cell>
          <table:table-cell office:value-type="float" office:value="962" table:style-name="ce2">
            <text:p>962</text:p>
          </table:table-cell>
          <table:table-cell office:value-type="string" table:style-name="ce2">
            <text:p>1400002C000A028003941E1E03E40301000D000D000000000000000000000000000000000262018C012C03C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75" table:style-name="ce3">
            <text:p>875</text:p>
          </table:table-cell>
          <table:table-cell office:value-type="float" office:value="875" table:style-name="ce3">
            <text:p>875</text:p>
          </table:table-cell>
          <table:table-cell office:value-type="float" office:value="0" table:style-name="ce3">
            <text:p>0</text:p>
          </table:table-cell>
          <table:table-cell office:value-type="float" office:value="103" table:style-name="ce3">
            <text:p>103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4 23:14:4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2" table:style-name="ce2">
            <text:p>42</text:p>
          </table:table-cell>
          <table:table-cell office:value-type="float" office:value="0" table:style-name="ce2">
            <text:p>0</text:p>
          </table:table-cell>
          <table:table-cell office:value-type="float" office:value="105" table:style-name="ce2">
            <text:p>105</text:p>
          </table:table-cell>
          <table:table-cell office:value-type="float" office:value="11166" table:style-name="ce2">
            <text:p>111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03:00:13</text:p>
          </table:table-cell>
          <table:table-cell office:value-type="string" table:style-name="ce2">
            <text:p>2020 MAY 25 03:17:02</text:p>
          </table:table-cell>
          <table:table-cell office:value-type="string" table:style-name="ce2">
            <text:p>2020 MAY 25 03:00:23</text:p>
          </table:table-cell>
          <table:table-cell office:value-type="string" table:style-name="ce2">
            <text:p>2020 MAY 25 03:17:0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5 03:10:23</text:p>
          </table:table-cell>
          <table:table-cell office:value-type="string" table:style-name="ce2">
            <text:p>2020 MAY 25 03:17:02</text:p>
          </table:table-cell>
          <table:table-cell office:value-type="string" table:style-name="ce2">
            <text:p>2020 MAY 25 03:10:53</text:p>
          </table:table-cell>
          <table:table-cell office:value-type="float" office:value="-35.414000000000001" table:style-name="ce2">
            <text:p>-35,414</text:p>
          </table:table-cell>
          <table:table-cell office:value-type="float" office:value="-66.846299999999999" table:style-name="ce2">
            <text:p>-66,8463</text:p>
          </table:table-cell>
          <table:table-cell office:value-type="string" table:style-name="ce2">
            <text:p>2020 MAY 25 03:16:32</text:p>
          </table:table-cell>
          <table:table-cell office:value-type="float" office:value="-21.1358" table:style-name="ce2">
            <text:p>-21,1358</text:p>
          </table:table-cell>
          <table:table-cell office:value-type="float" office:value="-70.876300000000001" table:style-name="ce2">
            <text:p>-70,8763</text:p>
          </table:table-cell>
          <table:table-cell office:value-type="string" table:style-name="ce2">
            <text:p>2020 MAY 25 03:15:32</text:p>
          </table:table-cell>
          <table:table-cell office:value-type="float" office:value="46.476399999999998" table:style-name="ce2">
            <text:p>46,4764</text:p>
          </table:table-cell>
          <table:table-cell office:value-type="float" office:value="1925" table:style-name="ce2">
            <text:p>1925</text:p>
          </table:table-cell>
          <table:table-cell office:value-type="float" office:value="18.3706" table:style-name="ce2">
            <text:p>18,3706</text:p>
          </table:table-cell>
          <table:table-cell office:value-type="float" office:value="207.2251" table:style-name="ce2">
            <text:p>207,2251</text:p>
          </table:table-cell>
          <table:table-cell office:value-type="float" office:value="39.2515" table:style-name="ce2">
            <text:p>39,2515</text:p>
          </table:table-cell>
          <table:table-cell office:value-type="string" table:style-name="ce2">
            <text:p>N/A</text:p>
          </table:table-cell>
          <table:table-cell office:value-type="float" office:value="69.3065" table:style-name="ce2">
            <text:p>69,3065</text:p>
          </table:table-cell>
          <table:table-cell office:value-type="float" office:value="108.3455" table:style-name="ce2">
            <text:p>108,345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19" table:style-name="ce2">
            <text:p>91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99" table:style-name="ce2">
            <text:p>99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99" table:style-name="ce2">
            <text:p>399</text:p>
          </table:table-cell>
          <table:table-cell office:value-type="float" office:value="300" table:style-name="ce2">
            <text:p>300</text:p>
          </table:table-cell>
          <table:table-cell office:value-type="float" office:value="971" table:style-name="ce2">
            <text:p>971</text:p>
          </table:table-cell>
          <table:table-cell office:value-type="string" table:style-name="ce2">
            <text:p>1400002C000A028003971E1E03E70301000D000D000000000000000000000000000000000262018F012C03C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69" table:style-name="ce3">
            <text:p>2069</text:p>
          </table:table-cell>
          <table:table-cell office:value-type="float" office:value="2069" table:style-name="ce3">
            <text:p>2069</text:p>
          </table:table-cell>
          <table:table-cell office:value-type="float" office:value="0" table:style-name="ce3">
            <text:p>0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5 03:10:5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3" table:style-name="ce2">
            <text:p>43</text:p>
          </table:table-cell>
          <table:table-cell office:value-type="float" office:value="0" table:style-name="ce2">
            <text:p>0</text:p>
          </table:table-cell>
          <table:table-cell office:value-type="float" office:value="107" table:style-name="ce2">
            <text:p>107</text:p>
          </table:table-cell>
          <table:table-cell office:value-type="float" office:value="11168" table:style-name="ce2">
            <text:p>111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06:56:10</text:p>
          </table:table-cell>
          <table:table-cell office:value-type="string" table:style-name="ce2">
            <text:p>2020 MAY 25 07:13:04</text:p>
          </table:table-cell>
          <table:table-cell office:value-type="string" table:style-name="ce2">
            <text:p>2020 MAY 25 06:56:20</text:p>
          </table:table-cell>
          <table:table-cell office:value-type="string" table:style-name="ce2">
            <text:p>2020 MAY 25 07:13:0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5 07:06:20</text:p>
          </table:table-cell>
          <table:table-cell office:value-type="string" table:style-name="ce2">
            <text:p>2020 MAY 25 07:13:04</text:p>
          </table:table-cell>
          <table:table-cell office:value-type="string" table:style-name="ce2">
            <text:p>2020 MAY 25 07:06:50</text:p>
          </table:table-cell>
          <table:table-cell office:value-type="float" office:value="-34.855200000000004" table:style-name="ce2">
            <text:p>-34,8552</text:p>
          </table:table-cell>
          <table:table-cell office:value-type="float" office:value="-124.38939999999999" table:style-name="ce2">
            <text:p>-124,3894</text:p>
          </table:table-cell>
          <table:table-cell office:value-type="string" table:style-name="ce2">
            <text:p>2020 MAY 25 07:12:34</text:p>
          </table:table-cell>
          <table:table-cell office:value-type="float" office:value="-20.268000000000001" table:style-name="ce2">
            <text:p>-20,268</text:p>
          </table:table-cell>
          <table:table-cell office:value-type="float" office:value="-128.51169999999999" table:style-name="ce2">
            <text:p>-128,5117</text:p>
          </table:table-cell>
          <table:table-cell office:value-type="string" table:style-name="ce2">
            <text:p>2020 MAY 25 07:11:33</text:p>
          </table:table-cell>
          <table:table-cell office:value-type="float" office:value="46.909799999999997" table:style-name="ce2">
            <text:p>46,9098</text:p>
          </table:table-cell>
          <table:table-cell office:value-type="float" office:value="1910" table:style-name="ce2">
            <text:p>1910</text:p>
          </table:table-cell>
          <table:table-cell office:value-type="float" office:value="18.356400000000001" table:style-name="ce2">
            <text:p>18,3564</text:p>
          </table:table-cell>
          <table:table-cell office:value-type="float" office:value="207.32429999999999" table:style-name="ce2">
            <text:p>207,3243</text:p>
          </table:table-cell>
          <table:table-cell office:value-type="float" office:value="39.724699999999999" table:style-name="ce2">
            <text:p>39,7247</text:p>
          </table:table-cell>
          <table:table-cell office:value-type="string" table:style-name="ce2">
            <text:p>N/A</text:p>
          </table:table-cell>
          <table:table-cell office:value-type="float" office:value="70.174999999999997" table:style-name="ce2">
            <text:p>70,175</text:p>
          </table:table-cell>
          <table:table-cell office:value-type="float" office:value="109.6845" table:style-name="ce2">
            <text:p>109,684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23" table:style-name="ce2">
            <text:p>92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04" table:style-name="ce2">
            <text:p>100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04" table:style-name="ce2">
            <text:p>404</text:p>
          </table:table-cell>
          <table:table-cell office:value-type="float" office:value="300" table:style-name="ce2">
            <text:p>300</text:p>
          </table:table-cell>
          <table:table-cell office:value-type="float" office:value="985" table:style-name="ce2">
            <text:p>985</text:p>
          </table:table-cell>
          <table:table-cell office:value-type="string" table:style-name="ce2">
            <text:p>1400002C000A0280039B1E1E03EC0301000D000D0000000000000000000000000000000002620194012C03D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73" table:style-name="ce3">
            <text:p>773</text:p>
          </table:table-cell>
          <table:table-cell office:value-type="float" office:value="773" table:style-name="ce3">
            <text:p>773</text:p>
          </table:table-cell>
          <table:table-cell office:value-type="float" office:value="0" table:style-name="ce3">
            <text:p>0</text:p>
          </table:table-cell>
          <table:table-cell office:value-type="float" office:value="107" table:style-name="ce3">
            <text:p>107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5 07:06:5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4" table:style-name="ce2">
            <text:p>44</text:p>
          </table:table-cell>
          <table:table-cell office:value-type="float" office:value="0" table:style-name="ce2">
            <text:p>0</text:p>
          </table:table-cell>
          <table:table-cell office:value-type="float" office:value="109" table:style-name="ce2">
            <text:p>109</text:p>
          </table:table-cell>
          <table:table-cell office:value-type="float" office:value="11170" table:style-name="ce2">
            <text:p>1117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10:52:12</text:p>
          </table:table-cell>
          <table:table-cell office:value-type="string" table:style-name="ce2">
            <text:p>2020 MAY 25 11:09:08</text:p>
          </table:table-cell>
          <table:table-cell office:value-type="string" table:style-name="ce2">
            <text:p>2020 MAY 25 10:52:22</text:p>
          </table:table-cell>
          <table:table-cell office:value-type="string" table:style-name="ce2">
            <text:p>2020 MAY 25 11:09:0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5 11:02:22</text:p>
          </table:table-cell>
          <table:table-cell office:value-type="string" table:style-name="ce2">
            <text:p>2020 MAY 25 11:09:08</text:p>
          </table:table-cell>
          <table:table-cell office:value-type="string" table:style-name="ce2">
            <text:p>2020 MAY 25 11:02:52</text:p>
          </table:table-cell>
          <table:table-cell office:value-type="float" office:value="-34.0077" table:style-name="ce2">
            <text:p>-34,0077</text:p>
          </table:table-cell>
          <table:table-cell office:value-type="float" office:value="177.9623" table:style-name="ce2">
            <text:p>177,9623</text:p>
          </table:table-cell>
          <table:table-cell office:value-type="string" table:style-name="ce2">
            <text:p>2020 MAY 25 11:08:38</text:p>
          </table:table-cell>
          <table:table-cell office:value-type="float" office:value="-19.278700000000001" table:style-name="ce2">
            <text:p>-19,2787</text:p>
          </table:table-cell>
          <table:table-cell office:value-type="float" office:value="173.70660000000001" table:style-name="ce2">
            <text:p>173,7066</text:p>
          </table:table-cell>
          <table:table-cell office:value-type="string" table:style-name="ce2">
            <text:p>2020 MAY 25 11:07:37</text:p>
          </table:table-cell>
          <table:table-cell office:value-type="float" office:value="47.264800000000001" table:style-name="ce2">
            <text:p>47,2648</text:p>
          </table:table-cell>
          <table:table-cell office:value-type="float" office:value="1896" table:style-name="ce2">
            <text:p>1896</text:p>
          </table:table-cell>
          <table:table-cell office:value-type="float" office:value="18.332799999999999" table:style-name="ce2">
            <text:p>18,3328</text:p>
          </table:table-cell>
          <table:table-cell office:value-type="float" office:value="207.42349999999999" table:style-name="ce2">
            <text:p>207,4235</text:p>
          </table:table-cell>
          <table:table-cell office:value-type="float" office:value="39.914000000000001" table:style-name="ce2">
            <text:p>39,914</text:p>
          </table:table-cell>
          <table:table-cell office:value-type="string" table:style-name="ce2">
            <text:p>N/A</text:p>
          </table:table-cell>
          <table:table-cell office:value-type="float" office:value="70.522400000000005" table:style-name="ce2">
            <text:p>70,5224</text:p>
          </table:table-cell>
          <table:table-cell office:value-type="float" office:value="110.2201" table:style-name="ce2">
            <text:p>110,220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25" table:style-name="ce2">
            <text:p>92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06" table:style-name="ce2">
            <text:p>100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06" table:style-name="ce2">
            <text:p>406</text:p>
          </table:table-cell>
          <table:table-cell office:value-type="float" office:value="300" table:style-name="ce2">
            <text:p>300</text:p>
          </table:table-cell>
          <table:table-cell office:value-type="float" office:value="991" table:style-name="ce2">
            <text:p>991</text:p>
          </table:table-cell>
          <table:table-cell office:value-type="string" table:style-name="ce2">
            <text:p>1400002C000A0280039D1E1E03EE0301000D000D0000000000000000000000000000000002620196012C03D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109" table:style-name="ce3">
            <text:p>109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5 11:02:5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office:value-type="float" office:value="11171" table:style-name="ce2">
            <text:p>111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12:50:15</text:p>
          </table:table-cell>
          <table:table-cell office:value-type="string" table:style-name="ce2">
            <text:p>2020 MAY 25 13:07:13</text:p>
          </table:table-cell>
          <table:table-cell office:value-type="string" table:style-name="ce2">
            <text:p>2020 MAY 25 12:50:25</text:p>
          </table:table-cell>
          <table:table-cell office:value-type="string" table:style-name="ce2">
            <text:p>2020 MAY 25 13:07:1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5 13:00:25</text:p>
          </table:table-cell>
          <table:table-cell office:value-type="string" table:style-name="ce2">
            <text:p>2020 MAY 25 13:07:13</text:p>
          </table:table-cell>
          <table:table-cell office:value-type="string" table:style-name="ce2">
            <text:p>2020 MAY 25 13:00:55</text:p>
          </table:table-cell>
          <table:table-cell office:value-type="float" office:value="-33.6265" table:style-name="ce2">
            <text:p>-33,6265</text:p>
          </table:table-cell>
          <table:table-cell office:value-type="float" office:value="149.1439" table:style-name="ce2">
            <text:p>149,1439</text:p>
          </table:table-cell>
          <table:table-cell office:value-type="string" table:style-name="ce2">
            <text:p>2020 MAY 25 13:06:43</text:p>
          </table:table-cell>
          <table:table-cell office:value-type="float" office:value="-18.7925" table:style-name="ce2">
            <text:p>-18,7925</text:p>
          </table:table-cell>
          <table:table-cell office:value-type="float" office:value="144.75399999999999" table:style-name="ce2">
            <text:p>144,754</text:p>
          </table:table-cell>
          <table:table-cell office:value-type="string" table:style-name="ce2">
            <text:p>2020 MAY 25 13:05:41</text:p>
          </table:table-cell>
          <table:table-cell office:value-type="float" office:value="47.449800000000003" table:style-name="ce2">
            <text:p>47,4498</text:p>
          </table:table-cell>
          <table:table-cell office:value-type="float" office:value="1888" table:style-name="ce2">
            <text:p>1888</text:p>
          </table:table-cell>
          <table:table-cell office:value-type="float" office:value="18.317799999999998" table:style-name="ce2">
            <text:p>18,3178</text:p>
          </table:table-cell>
          <table:table-cell office:value-type="float" office:value="207.47309999999999" table:style-name="ce2">
            <text:p>207,4731</text:p>
          </table:table-cell>
          <table:table-cell office:value-type="float" office:value="40.103299999999997" table:style-name="ce2">
            <text:p>40,1033</text:p>
          </table:table-cell>
          <table:table-cell office:value-type="string" table:style-name="ce2">
            <text:p>N/A</text:p>
          </table:table-cell>
          <table:table-cell office:value-type="float" office:value="70.869799999999998" table:style-name="ce2">
            <text:p>70,8698</text:p>
          </table:table-cell>
          <table:table-cell office:value-type="float" office:value="110.7557" table:style-name="ce2">
            <text:p>110,755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26" table:style-name="ce2">
            <text:p>92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08" table:style-name="ce2">
            <text:p>100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08" table:style-name="ce2">
            <text:p>408</text:p>
          </table:table-cell>
          <table:table-cell office:value-type="float" office:value="300" table:style-name="ce2">
            <text:p>300</text:p>
          </table:table-cell>
          <table:table-cell office:value-type="float" office:value="996" table:style-name="ce2">
            <text:p>996</text:p>
          </table:table-cell>
          <table:table-cell office:value-type="string" table:style-name="ce2">
            <text:p>1400002C000A0280039E1E1E03F00301000D000D0000000000000000000000000000000002620198012C03E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23" table:style-name="ce3">
            <text:p>2723</text:p>
          </table:table-cell>
          <table:table-cell office:value-type="float" office:value="2723" table:style-name="ce3">
            <text:p>2723</text:p>
          </table:table-cell>
          <table:table-cell office:value-type="float" office:value="0" table:style-name="ce3">
            <text:p>0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5 13:00:5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6" table:style-name="ce2">
            <text:p>46</text:p>
          </table:table-cell>
          <table:table-cell office:value-type="float" office:value="0" table:style-name="ce2">
            <text:p>0</text:p>
          </table:table-cell>
          <table:table-cell office:value-type="float" office:value="113" table:style-name="ce2">
            <text:p>113</text:p>
          </table:table-cell>
          <table:table-cell office:value-type="float" office:value="11174" table:style-name="ce2">
            <text:p>1117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18:44:18</text:p>
          </table:table-cell>
          <table:table-cell office:value-type="string" table:style-name="ce2">
            <text:p>2020 MAY 25 19:01:23</text:p>
          </table:table-cell>
          <table:table-cell office:value-type="string" table:style-name="ce2">
            <text:p>2020 MAY 25 18:44:28</text:p>
          </table:table-cell>
          <table:table-cell office:value-type="string" table:style-name="ce2">
            <text:p>2020 MAY 25 19:01:2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5 18:54:28</text:p>
          </table:table-cell>
          <table:table-cell office:value-type="string" table:style-name="ce2">
            <text:p>2020 MAY 25 19:01:23</text:p>
          </table:table-cell>
          <table:table-cell office:value-type="string" table:style-name="ce2">
            <text:p>2020 MAY 25 18:54:58</text:p>
          </table:table-cell>
          <table:table-cell office:value-type="float" office:value="-32.748100000000001" table:style-name="ce2">
            <text:p>-32,7481</text:p>
          </table:table-cell>
          <table:table-cell office:value-type="float" office:value="62.793599999999998" table:style-name="ce2">
            <text:p>62,7936</text:p>
          </table:table-cell>
          <table:table-cell office:value-type="string" table:style-name="ce2">
            <text:p>2020 MAY 25 19:00:53</text:p>
          </table:table-cell>
          <table:table-cell office:value-type="float" office:value="-17.446899999999999" table:style-name="ce2">
            <text:p>-17,4469</text:p>
          </table:table-cell>
          <table:table-cell office:value-type="float" office:value="58.3827" table:style-name="ce2">
            <text:p>58,3827</text:p>
          </table:table-cell>
          <table:table-cell office:value-type="string" table:style-name="ce2">
            <text:p>2020 MAY 25 18:59:50</text:p>
          </table:table-cell>
          <table:table-cell office:value-type="float" office:value="48.091299999999997" table:style-name="ce2">
            <text:p>48,0913</text:p>
          </table:table-cell>
          <table:table-cell office:value-type="float" office:value="1865" table:style-name="ce2">
            <text:p>1865</text:p>
          </table:table-cell>
          <table:table-cell office:value-type="float" office:value="18.303899999999999" table:style-name="ce2">
            <text:p>18,3039</text:p>
          </table:table-cell>
          <table:table-cell office:value-type="float" office:value="207.62200000000001" table:style-name="ce2">
            <text:p>207,622</text:p>
          </table:table-cell>
          <table:table-cell office:value-type="float" office:value="40.765799999999999" table:style-name="ce2">
            <text:p>40,7658</text:p>
          </table:table-cell>
          <table:table-cell office:value-type="string" table:style-name="ce2">
            <text:p>N/A</text:p>
          </table:table-cell>
          <table:table-cell office:value-type="float" office:value="72.085700000000003" table:style-name="ce2">
            <text:p>72,0857</text:p>
          </table:table-cell>
          <table:table-cell office:value-type="float" office:value="112.63030000000001" table:style-name="ce2">
            <text:p>112,630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32" table:style-name="ce2">
            <text:p>93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15" table:style-name="ce2">
            <text:p>101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15" table:style-name="ce2">
            <text:p>415</text:p>
          </table:table-cell>
          <table:table-cell office:value-type="float" office:value="300" table:style-name="ce2">
            <text:p>300</text:p>
          </table:table-cell>
          <table:table-cell office:value-type="float" office:value="1016" table:style-name="ce2">
            <text:p>1016</text:p>
          </table:table-cell>
          <table:table-cell office:value-type="string" table:style-name="ce2">
            <text:p>1400002C000A028003A41E1E03F70301000D000D000000000000000000000000000000000262019F012C03F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29" table:style-name="ce3">
            <text:p>2729</text:p>
          </table:table-cell>
          <table:table-cell office:value-type="float" office:value="2729" table:style-name="ce3">
            <text:p>2729</text:p>
          </table:table-cell>
          <table:table-cell office:value-type="float" office:value="0" table:style-name="ce3">
            <text:p>0</text:p>
          </table:table-cell>
          <table:table-cell office:value-type="float" office:value="113" table:style-name="ce3">
            <text:p>113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5 18:54:5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7" table:style-name="ce2">
            <text:p>47</text:p>
          </table:table-cell>
          <table:table-cell office:value-type="float" office:value="0" table:style-name="ce2">
            <text:p>0</text:p>
          </table:table-cell>
          <table:table-cell office:value-type="float" office:value="115" table:style-name="ce2">
            <text:p>115</text:p>
          </table:table-cell>
          <table:table-cell office:value-type="float" office:value="11176" table:style-name="ce2">
            <text:p>111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22:40:19</text:p>
          </table:table-cell>
          <table:table-cell office:value-type="string" table:style-name="ce2">
            <text:p>2020 MAY 25 22:57:27</text:p>
          </table:table-cell>
          <table:table-cell office:value-type="string" table:style-name="ce2">
            <text:p>2020 MAY 25 22:40:29</text:p>
          </table:table-cell>
          <table:table-cell office:value-type="string" table:style-name="ce2">
            <text:p>2020 MAY 25 22:57:2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5 22:50:29</text:p>
          </table:table-cell>
          <table:table-cell office:value-type="string" table:style-name="ce2">
            <text:p>2020 MAY 25 22:57:27</text:p>
          </table:table-cell>
          <table:table-cell office:value-type="string" table:style-name="ce2">
            <text:p>2020 MAY 25 22:50:59</text:p>
          </table:table-cell>
          <table:table-cell office:value-type="float" office:value="-31.885100000000001" table:style-name="ce2">
            <text:p>-31,8851</text:p>
          </table:table-cell>
          <table:table-cell office:value-type="float" office:value="5.1527000000000003" table:style-name="ce2">
            <text:p>5,1527</text:p>
          </table:table-cell>
          <table:table-cell office:value-type="string" table:style-name="ce2">
            <text:p>2020 MAY 25 22:56:57</text:p>
          </table:table-cell>
          <table:table-cell office:value-type="float" office:value="-16.4483" table:style-name="ce2">
            <text:p>-16,4483</text:p>
          </table:table-cell>
          <table:table-cell office:value-type="float" office:value="0.36659999999999998" table:style-name="ce2">
            <text:p>0,3666</text:p>
          </table:table-cell>
          <table:table-cell office:value-type="string" table:style-name="ce2">
            <text:p>2020 MAY 25 22:55:53</text:p>
          </table:table-cell>
          <table:table-cell office:value-type="float" office:value="48.420200000000001" table:style-name="ce2">
            <text:p>48,4202</text:p>
          </table:table-cell>
          <table:table-cell office:value-type="float" office:value="1850" table:style-name="ce2">
            <text:p>1850</text:p>
          </table:table-cell>
          <table:table-cell office:value-type="float" office:value="18.264700000000001" table:style-name="ce2">
            <text:p>18,2647</text:p>
          </table:table-cell>
          <table:table-cell office:value-type="float" office:value="207.72130000000001" table:style-name="ce2">
            <text:p>207,7213</text:p>
          </table:table-cell>
          <table:table-cell office:value-type="float" office:value="41.049700000000001" table:style-name="ce2">
            <text:p>41,0497</text:p>
          </table:table-cell>
          <table:table-cell office:value-type="string" table:style-name="ce2">
            <text:p>N/A</text:p>
          </table:table-cell>
          <table:table-cell office:value-type="float" office:value="72.606800000000007" table:style-name="ce2">
            <text:p>72,6068</text:p>
          </table:table-cell>
          <table:table-cell office:value-type="float" office:value="113.4337" table:style-name="ce2">
            <text:p>113,433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34" table:style-name="ce2">
            <text:p>93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18" table:style-name="ce2">
            <text:p>101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18" table:style-name="ce2">
            <text:p>418</text:p>
          </table:table-cell>
          <table:table-cell office:value-type="float" office:value="300" table:style-name="ce2">
            <text:p>300</text:p>
          </table:table-cell>
          <table:table-cell office:value-type="float" office:value="1024" table:style-name="ce2">
            <text:p>1024</text:p>
          </table:table-cell>
          <table:table-cell office:value-type="string" table:style-name="ce2">
            <text:p>1400002C000A028003A61E1E03FA0301000D000D00000000000000000000000000000000026201A2012C040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775" table:style-name="ce3">
            <text:p>1775</text:p>
          </table:table-cell>
          <table:table-cell office:value-type="float" office:value="1775" table:style-name="ce3">
            <text:p>1775</text:p>
          </table:table-cell>
          <table:table-cell office:value-type="float" office:value="0" table:style-name="ce3">
            <text:p>0</text:p>
          </table:table-cell>
          <table:table-cell office:value-type="float" office:value="115" table:style-name="ce3">
            <text:p>115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5 22:50:5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8" table:style-name="ce2">
            <text:p>48</text:p>
          </table:table-cell>
          <table:table-cell office:value-type="float" office:value="0" table:style-name="ce2">
            <text:p>0</text:p>
          </table:table-cell>
          <table:table-cell office:value-type="float" office:value="116" table:style-name="ce2">
            <text:p>116</text:p>
          </table:table-cell>
          <table:table-cell office:value-type="float" office:value="11177" table:style-name="ce2">
            <text:p>111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6 00:38:25</text:p>
          </table:table-cell>
          <table:table-cell office:value-type="string" table:style-name="ce2">
            <text:p>2020 MAY 26 00:55:35</text:p>
          </table:table-cell>
          <table:table-cell office:value-type="string" table:style-name="ce2">
            <text:p>2020 MAY 26 00:38:35</text:p>
          </table:table-cell>
          <table:table-cell office:value-type="string" table:style-name="ce2">
            <text:p>2020 MAY 26 00:55:3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6 00:48:35</text:p>
          </table:table-cell>
          <table:table-cell office:value-type="string" table:style-name="ce2">
            <text:p>2020 MAY 26 00:55:35</text:p>
          </table:table-cell>
          <table:table-cell office:value-type="string" table:style-name="ce2">
            <text:p>2020 MAY 26 00:49:05</text:p>
          </table:table-cell>
          <table:table-cell office:value-type="float" office:value="-31.420999999999999" table:style-name="ce2">
            <text:p>-31,421</text:p>
          </table:table-cell>
          <table:table-cell office:value-type="float" office:value="-23.6981" table:style-name="ce2">
            <text:p>-23,6981</text:p>
          </table:table-cell>
          <table:table-cell office:value-type="string" table:style-name="ce2">
            <text:p>2020 MAY 26 00:55:05</text:p>
          </table:table-cell>
          <table:table-cell office:value-type="float" office:value="-15.749000000000001" table:style-name="ce2">
            <text:p>-15,749</text:p>
          </table:table-cell>
          <table:table-cell office:value-type="float" office:value="-27.984999999999999" table:style-name="ce2">
            <text:p>-27,985</text:p>
          </table:table-cell>
          <table:table-cell office:value-type="string" table:style-name="ce2">
            <text:p>2020 MAY 26 00:54:01</text:p>
          </table:table-cell>
          <table:table-cell office:value-type="float" office:value="48.595100000000002" table:style-name="ce2">
            <text:p>48,5951</text:p>
          </table:table-cell>
          <table:table-cell office:value-type="float" office:value="1843" table:style-name="ce2">
            <text:p>1843</text:p>
          </table:table-cell>
          <table:table-cell office:value-type="float" office:value="18.290600000000001" table:style-name="ce2">
            <text:p>18,2906</text:p>
          </table:table-cell>
          <table:table-cell office:value-type="float" office:value="207.77090000000001" table:style-name="ce2">
            <text:p>207,7709</text:p>
          </table:table-cell>
          <table:table-cell office:value-type="float" office:value="41.238999999999997" table:style-name="ce2">
            <text:p>41,239</text:p>
          </table:table-cell>
          <table:table-cell office:value-type="string" table:style-name="ce2">
            <text:p>N/A</text:p>
          </table:table-cell>
          <table:table-cell office:value-type="float" office:value="72.9542" table:style-name="ce2">
            <text:p>72,9542</text:p>
          </table:table-cell>
          <table:table-cell office:value-type="float" office:value="113.9693" table:style-name="ce2">
            <text:p>113,969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36" table:style-name="ce2">
            <text:p>93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20" table:style-name="ce2">
            <text:p>102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20" table:style-name="ce2">
            <text:p>420</text:p>
          </table:table-cell>
          <table:table-cell office:value-type="float" office:value="300" table:style-name="ce2">
            <text:p>300</text:p>
          </table:table-cell>
          <table:table-cell office:value-type="float" office:value="1030" table:style-name="ce2">
            <text:p>1030</text:p>
          </table:table-cell>
          <table:table-cell office:value-type="string" table:style-name="ce2">
            <text:p>1400002C000A028003A81E1E03FC0301000D000D00000000000000000000000000000000026201A4012C040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295" table:style-name="ce3">
            <text:p>1295</text:p>
          </table:table-cell>
          <table:table-cell office:value-type="float" office:value="1295" table:style-name="ce3">
            <text:p>1295</text:p>
          </table:table-cell>
          <table:table-cell office:value-type="float" office:value="0" table:style-name="ce3">
            <text:p>0</text:p>
          </table:table-cell>
          <table:table-cell office:value-type="float" office:value="116" table:style-name="ce3">
            <text:p>116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6 00:49:0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9" table:style-name="ce2">
            <text:p>49</text:p>
          </table:table-cell>
          <table:table-cell office:value-type="float" office:value="0" table:style-name="ce2">
            <text:p>0</text:p>
          </table:table-cell>
          <table:table-cell office:value-type="float" office:value="118" table:style-name="ce2">
            <text:p>118</text:p>
          </table:table-cell>
          <table:table-cell office:value-type="float" office:value="11179" table:style-name="ce2">
            <text:p>1117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6 04:34:32</text:p>
          </table:table-cell>
          <table:table-cell office:value-type="string" table:style-name="ce2">
            <text:p>2020 MAY 26 04:51:46</text:p>
          </table:table-cell>
          <table:table-cell office:value-type="string" table:style-name="ce2">
            <text:p>2020 MAY 26 04:34:42</text:p>
          </table:table-cell>
          <table:table-cell office:value-type="string" table:style-name="ce2">
            <text:p>2020 MAY 26 04:51:4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6 04:44:42</text:p>
          </table:table-cell>
          <table:table-cell office:value-type="string" table:style-name="ce2">
            <text:p>2020 MAY 26 04:51:46</text:p>
          </table:table-cell>
          <table:table-cell office:value-type="string" table:style-name="ce2">
            <text:p>2020 MAY 26 04:45:12</text:p>
          </table:table-cell>
          <table:table-cell office:value-type="float" office:value="-30.6264" table:style-name="ce2">
            <text:p>-30,6264</text:p>
          </table:table-cell>
          <table:table-cell office:value-type="float" office:value="-81.339600000000004" table:style-name="ce2">
            <text:p>-81,3396</text:p>
          </table:table-cell>
          <table:table-cell office:value-type="string" table:style-name="ce2">
            <text:p>2020 MAY 26 04:51:16</text:p>
          </table:table-cell>
          <table:table-cell office:value-type="float" office:value="-14.7814" table:style-name="ce2">
            <text:p>-14,7814</text:p>
          </table:table-cell>
          <table:table-cell office:value-type="float" office:value="-86.177899999999994" table:style-name="ce2">
            <text:p>-86,1779</text:p>
          </table:table-cell>
          <table:table-cell office:value-type="string" table:style-name="ce2">
            <text:p>2020 MAY 26 04:50:11</text:p>
          </table:table-cell>
          <table:table-cell office:value-type="float" office:value="49.028100000000002" table:style-name="ce2">
            <text:p>49,0281</text:p>
          </table:table-cell>
          <table:table-cell office:value-type="float" office:value="1823" table:style-name="ce2">
            <text:p>1823</text:p>
          </table:table-cell>
          <table:table-cell office:value-type="float" office:value="18.241700000000002" table:style-name="ce2">
            <text:p>18,2417</text:p>
          </table:table-cell>
          <table:table-cell office:value-type="float" office:value="207.87029999999999" table:style-name="ce2">
            <text:p>207,8703</text:p>
          </table:table-cell>
          <table:table-cell office:value-type="float" office:value="41.6175" table:style-name="ce2">
            <text:p>41,6175</text:p>
          </table:table-cell>
          <table:table-cell office:value-type="string" table:style-name="ce2">
            <text:p>N/A</text:p>
          </table:table-cell>
          <table:table-cell office:value-type="float" office:value="73.649000000000001" table:style-name="ce2">
            <text:p>73,649</text:p>
          </table:table-cell>
          <table:table-cell office:value-type="float" office:value="115.04040000000001" table:style-name="ce2">
            <text:p>115,040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39" table:style-name="ce2">
            <text:p>93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24" table:style-name="ce2">
            <text:p>102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24" table:style-name="ce2">
            <text:p>424</text:p>
          </table:table-cell>
          <table:table-cell office:value-type="float" office:value="300" table:style-name="ce2">
            <text:p>300</text:p>
          </table:table-cell>
          <table:table-cell office:value-type="float" office:value="786" table:style-name="ce2">
            <text:p>786</text:p>
          </table:table-cell>
          <table:table-cell office:value-type="string" table:style-name="ce2">
            <text:p>1400002C000A028003AB1E1E04000301000D000D00000000000000000000000000000000026201A8012C03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101" table:style-name="ce3">
            <text:p>3101</text:p>
          </table:table-cell>
          <table:table-cell office:value-type="float" office:value="3101" table:style-name="ce3">
            <text:p>3101</text:p>
          </table:table-cell>
          <table:table-cell office:value-type="float" office:value="0" table:style-name="ce3">
            <text:p>0</text:p>
          </table:table-cell>
          <table:table-cell office:value-type="float" office:value="118" table:style-name="ce3">
            <text:p>118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6 04:45:1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120" table:style-name="ce2">
            <text:p>120</text:p>
          </table:table-cell>
          <table:table-cell office:value-type="float" office:value="11181" table:style-name="ce2">
            <text:p>111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6 08:30:30</text:p>
          </table:table-cell>
          <table:table-cell office:value-type="string" table:style-name="ce2">
            <text:p>2020 MAY 26 08:47:49</text:p>
          </table:table-cell>
          <table:table-cell office:value-type="string" table:style-name="ce2">
            <text:p>2020 MAY 26 08:30:40</text:p>
          </table:table-cell>
          <table:table-cell office:value-type="string" table:style-name="ce2">
            <text:p>2020 MAY 26 08:47:4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6 08:40:40</text:p>
          </table:table-cell>
          <table:table-cell office:value-type="string" table:style-name="ce2">
            <text:p>2020 MAY 26 08:47:49</text:p>
          </table:table-cell>
          <table:table-cell office:value-type="string" table:style-name="ce2">
            <text:p>2020 MAY 26 08:41:10</text:p>
          </table:table-cell>
          <table:table-cell office:value-type="float" office:value="-29.953499999999998" table:style-name="ce2">
            <text:p>-29,9535</text:p>
          </table:table-cell>
          <table:table-cell office:value-type="float" office:value="-138.90870000000001" table:style-name="ce2">
            <text:p>-138,9087</text:p>
          </table:table-cell>
          <table:table-cell office:value-type="string" table:style-name="ce2">
            <text:p>2020 MAY 26 08:47:19</text:p>
          </table:table-cell>
          <table:table-cell office:value-type="float" office:value="-13.7804" table:style-name="ce2">
            <text:p>-13,7804</text:p>
          </table:table-cell>
          <table:table-cell office:value-type="float" office:value="-143.74770000000001" table:style-name="ce2">
            <text:p>-143,7477</text:p>
          </table:table-cell>
          <table:table-cell office:value-type="string" table:style-name="ce2">
            <text:p>2020 MAY 26 08:46:13</text:p>
          </table:table-cell>
          <table:table-cell office:value-type="float" office:value="49.4163" table:style-name="ce2">
            <text:p>49,4163</text:p>
          </table:table-cell>
          <table:table-cell office:value-type="float" office:value="1807" table:style-name="ce2">
            <text:p>1807</text:p>
          </table:table-cell>
          <table:table-cell office:value-type="float" office:value="18.232199999999999" table:style-name="ce2">
            <text:p>18,2322</text:p>
          </table:table-cell>
          <table:table-cell office:value-type="float" office:value="207.96960000000001" table:style-name="ce2">
            <text:p>207,9696</text:p>
          </table:table-cell>
          <table:table-cell office:value-type="float" office:value="42.090800000000002" table:style-name="ce2">
            <text:p>42,0908</text:p>
          </table:table-cell>
          <table:table-cell office:value-type="string" table:style-name="ce2">
            <text:p>N/A</text:p>
          </table:table-cell>
          <table:table-cell office:value-type="float" office:value="74.517499999999998" table:style-name="ce2">
            <text:p>74,5175</text:p>
          </table:table-cell>
          <table:table-cell office:value-type="float" office:value="116.3794" table:style-name="ce2">
            <text:p>116,379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43" table:style-name="ce2">
            <text:p>94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29" table:style-name="ce2">
            <text:p>102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29" table:style-name="ce2">
            <text:p>429</text:p>
          </table:table-cell>
          <table:table-cell office:value-type="float" office:value="300" table:style-name="ce2">
            <text:p>300</text:p>
          </table:table-cell>
          <table:table-cell office:value-type="float" office:value="800" table:style-name="ce2">
            <text:p>800</text:p>
          </table:table-cell>
          <table:table-cell office:value-type="string" table:style-name="ce2">
            <text:p>1400002C000A028003AF1E1E04050301000D000D00000000000000000000000000000000026201AD012C03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93" table:style-name="ce3">
            <text:p>2693</text:p>
          </table:table-cell>
          <table:table-cell office:value-type="float" office:value="2693" table:style-name="ce3">
            <text:p>2693</text:p>
          </table:table-cell>
          <table:table-cell office:value-type="float" office:value="0" table:style-name="ce3">
            <text:p>0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6 08:41:1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1" table:style-name="ce2">
            <text:p>51</text:p>
          </table:table-cell>
          <table:table-cell office:value-type="float" office:value="0" table:style-name="ce2">
            <text:p>0</text:p>
          </table:table-cell>
          <table:table-cell office:value-type="float" office:value="121" table:style-name="ce2">
            <text:p>121</text:p>
          </table:table-cell>
          <table:table-cell office:value-type="float" office:value="11182" table:style-name="ce2">
            <text:p>1118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6 10:28:32</text:p>
          </table:table-cell>
          <table:table-cell office:value-type="string" table:style-name="ce2">
            <text:p>2020 MAY 26 10:45:53</text:p>
          </table:table-cell>
          <table:table-cell office:value-type="string" table:style-name="ce2">
            <text:p>2020 MAY 26 10:28:42</text:p>
          </table:table-cell>
          <table:table-cell office:value-type="string" table:style-name="ce2">
            <text:p>2020 MAY 26 10:45:5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6 10:38:42</text:p>
          </table:table-cell>
          <table:table-cell office:value-type="string" table:style-name="ce2">
            <text:p>2020 MAY 26 10:45:53</text:p>
          </table:table-cell>
          <table:table-cell office:value-type="string" table:style-name="ce2">
            <text:p>2020 MAY 26 10:39:12</text:p>
          </table:table-cell>
          <table:table-cell office:value-type="float" office:value="-29.481300000000001" table:style-name="ce2">
            <text:p>-29,4813</text:p>
          </table:table-cell>
          <table:table-cell office:value-type="float" office:value="-167.7422" table:style-name="ce2">
            <text:p>-167,7422</text:p>
          </table:table-cell>
          <table:table-cell office:value-type="string" table:style-name="ce2">
            <text:p>2020 MAY 26 10:45:23</text:p>
          </table:table-cell>
          <table:table-cell office:value-type="float" office:value="-13.0908" table:style-name="ce2">
            <text:p>-13,0908</text:p>
          </table:table-cell>
          <table:table-cell office:value-type="float" office:value="-172.1542" table:style-name="ce2">
            <text:p>-172,1542</text:p>
          </table:table-cell>
          <table:table-cell office:value-type="string" table:style-name="ce2">
            <text:p>2020 MAY 26 10:44:16</text:p>
          </table:table-cell>
          <table:table-cell office:value-type="float" office:value="49.576500000000003" table:style-name="ce2">
            <text:p>49,5765</text:p>
          </table:table-cell>
          <table:table-cell office:value-type="float" office:value="1800" table:style-name="ce2">
            <text:p>1800</text:p>
          </table:table-cell>
          <table:table-cell office:value-type="float" office:value="18.253299999999999" table:style-name="ce2">
            <text:p>18,2533</text:p>
          </table:table-cell>
          <table:table-cell office:value-type="float" office:value="208.01929999999999" table:style-name="ce2">
            <text:p>208,0193</text:p>
          </table:table-cell>
          <table:table-cell office:value-type="float" office:value="42.28" table:style-name="ce2">
            <text:p>42,28</text:p>
          </table:table-cell>
          <table:table-cell office:value-type="string" table:style-name="ce2">
            <text:p>N/A</text:p>
          </table:table-cell>
          <table:table-cell office:value-type="float" office:value="74.864900000000006" table:style-name="ce2">
            <text:p>74,8649</text:p>
          </table:table-cell>
          <table:table-cell office:value-type="float" office:value="116.91500000000001" table:style-name="ce2">
            <text:p>116,91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44" table:style-name="ce2">
            <text:p>94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31" table:style-name="ce2">
            <text:p>103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31" table:style-name="ce2">
            <text:p>431</text:p>
          </table:table-cell>
          <table:table-cell office:value-type="float" office:value="300" table:style-name="ce2">
            <text:p>300</text:p>
          </table:table-cell>
          <table:table-cell office:value-type="float" office:value="805" table:style-name="ce2">
            <text:p>805</text:p>
          </table:table-cell>
          <table:table-cell office:value-type="string" table:style-name="ce2">
            <text:p>1400002C000A028003B01E1E04070301000D000D00000000000000000000000000000000026201AF012C032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21" table:style-name="ce3">
            <text:p>821</text:p>
          </table:table-cell>
          <table:table-cell office:value-type="float" office:value="821" table:style-name="ce3">
            <text:p>821</text:p>
          </table:table-cell>
          <table:table-cell office:value-type="float" office:value="0" table:style-name="ce3">
            <text:p>0</text:p>
          </table:table-cell>
          <table:table-cell office:value-type="float" office:value="121" table:style-name="ce3">
            <text:p>121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6 10:39:1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2" table:style-name="ce2">
            <text:p>52</text:p>
          </table:table-cell>
          <table:table-cell office:value-type="float" office:value="0" table:style-name="ce2">
            <text:p>0</text:p>
          </table:table-cell>
          <table:table-cell office:value-type="float" office:value="125" table:style-name="ce2">
            <text:p>125</text:p>
          </table:table-cell>
          <table:table-cell office:value-type="float" office:value="11186" table:style-name="ce2">
            <text:p>111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6 18:20:44</text:p>
          </table:table-cell>
          <table:table-cell office:value-type="string" table:style-name="ce2">
            <text:p>2020 MAY 26 18:38:15</text:p>
          </table:table-cell>
          <table:table-cell office:value-type="string" table:style-name="ce2">
            <text:p>2020 MAY 26 18:20:54</text:p>
          </table:table-cell>
          <table:table-cell office:value-type="string" table:style-name="ce2">
            <text:p>2020 MAY 26 18:38: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6 18:30:54</text:p>
          </table:table-cell>
          <table:table-cell office:value-type="string" table:style-name="ce2">
            <text:p>2020 MAY 26 18:38:15</text:p>
          </table:table-cell>
          <table:table-cell office:value-type="string" table:style-name="ce2">
            <text:p>2020 MAY 26 18:31:24</text:p>
          </table:table-cell>
          <table:table-cell office:value-type="float" office:value="-28.017099999999999" table:style-name="ce2">
            <text:p>-28,0171</text:p>
          </table:table-cell>
          <table:table-cell office:value-type="float" office:value="77.028899999999993" table:style-name="ce2">
            <text:p>77,0289</text:p>
          </table:table-cell>
          <table:table-cell office:value-type="string" table:style-name="ce2">
            <text:p>2020 MAY 26 18:37:45</text:p>
          </table:table-cell>
          <table:table-cell office:value-type="float" office:value="-10.994199999999999" table:style-name="ce2">
            <text:p>-10,9942</text:p>
          </table:table-cell>
          <table:table-cell office:value-type="float" office:value="72.500799999999998" table:style-name="ce2">
            <text:p>72,5008</text:p>
          </table:table-cell>
          <table:table-cell office:value-type="string" table:style-name="ce2">
            <text:p>2020 MAY 26 18:36:36</text:p>
          </table:table-cell>
          <table:table-cell office:value-type="float" office:value="50.345599999999997" table:style-name="ce2">
            <text:p>50,3456</text:p>
          </table:table-cell>
          <table:table-cell office:value-type="float" office:value="1764" table:style-name="ce2">
            <text:p>1764</text:p>
          </table:table-cell>
          <table:table-cell office:value-type="float" office:value="18.224699999999999" table:style-name="ce2">
            <text:p>18,2247</text:p>
          </table:table-cell>
          <table:table-cell office:value-type="float" office:value="208.21809999999999" table:style-name="ce2">
            <text:p>208,2181</text:p>
          </table:table-cell>
          <table:table-cell office:value-type="float" office:value="43.226500000000001" table:style-name="ce2">
            <text:p>43,2265</text:p>
          </table:table-cell>
          <table:table-cell office:value-type="string" table:style-name="ce2">
            <text:p>N/A</text:p>
          </table:table-cell>
          <table:table-cell office:value-type="float" office:value="76.601900000000001" table:style-name="ce2">
            <text:p>76,6019</text:p>
          </table:table-cell>
          <table:table-cell office:value-type="float" office:value="119.593" table:style-name="ce2">
            <text:p>119,59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52" table:style-name="ce2">
            <text:p>95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41" table:style-name="ce2">
            <text:p>104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41" table:style-name="ce2">
            <text:p>441</text:p>
          </table:table-cell>
          <table:table-cell office:value-type="float" office:value="300" table:style-name="ce2">
            <text:p>300</text:p>
          </table:table-cell>
          <table:table-cell office:value-type="float" office:value="833" table:style-name="ce2">
            <text:p>833</text:p>
          </table:table-cell>
          <table:table-cell office:value-type="string" table:style-name="ce2">
            <text:p>1400002C000A028003B81E1E04110301000D000D00000000000000000000000000000000026201B9012C034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87" table:style-name="ce3">
            <text:p>2687</text:p>
          </table:table-cell>
          <table:table-cell office:value-type="float" office:value="2687" table:style-name="ce3">
            <text:p>2687</text:p>
          </table:table-cell>
          <table:table-cell office:value-type="float" office:value="0" table:style-name="ce3">
            <text:p>0</text:p>
          </table:table-cell>
          <table:table-cell office:value-type="float" office:value="125" table:style-name="ce3">
            <text:p>125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6 18:31:2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3" table:style-name="ce2">
            <text:p>53</text:p>
          </table:table-cell>
          <table:table-cell office:value-type="float" office:value="0" table:style-name="ce2">
            <text:p>0</text:p>
          </table:table-cell>
          <table:table-cell office:value-type="float" office:value="127" table:style-name="ce2">
            <text:p>127</text:p>
          </table:table-cell>
          <table:table-cell office:value-type="float" office:value="11188" table:style-name="ce2">
            <text:p>111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6 22:16:43</text:p>
          </table:table-cell>
          <table:table-cell office:value-type="string" table:style-name="ce2">
            <text:p>2020 MAY 26 22:34:19</text:p>
          </table:table-cell>
          <table:table-cell office:value-type="string" table:style-name="ce2">
            <text:p>2020 MAY 26 22:16:53</text:p>
          </table:table-cell>
          <table:table-cell office:value-type="string" table:style-name="ce2">
            <text:p>2020 MAY 26 22:34: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6 22:26:53</text:p>
          </table:table-cell>
          <table:table-cell office:value-type="string" table:style-name="ce2">
            <text:p>2020 MAY 26 22:34:19</text:p>
          </table:table-cell>
          <table:table-cell office:value-type="string" table:style-name="ce2">
            <text:p>2020 MAY 26 22:27:23</text:p>
          </table:table-cell>
          <table:table-cell office:value-type="float" office:value="-27.1828" table:style-name="ce2">
            <text:p>-27,1828</text:p>
          </table:table-cell>
          <table:table-cell office:value-type="float" office:value="19.417899999999999" table:style-name="ce2">
            <text:p>19,4179</text:p>
          </table:table-cell>
          <table:table-cell office:value-type="string" table:style-name="ce2">
            <text:p>2020 MAY 26 22:33:49</text:p>
          </table:table-cell>
          <table:table-cell office:value-type="float" office:value="-9.8272999999999993" table:style-name="ce2">
            <text:p>-9,8273</text:p>
          </table:table-cell>
          <table:table-cell office:value-type="float" office:value="14.9452" table:style-name="ce2">
            <text:p>14,9452</text:p>
          </table:table-cell>
          <table:table-cell office:value-type="string" table:style-name="ce2">
            <text:p>2020 MAY 26 22:32:39</text:p>
          </table:table-cell>
          <table:table-cell office:value-type="float" office:value="50.686799999999998" table:style-name="ce2">
            <text:p>50,6868</text:p>
          </table:table-cell>
          <table:table-cell office:value-type="float" office:value="1745" table:style-name="ce2">
            <text:p>1745</text:p>
          </table:table-cell>
          <table:table-cell office:value-type="float" office:value="18.216100000000001" table:style-name="ce2">
            <text:p>18,2161</text:p>
          </table:table-cell>
          <table:table-cell office:value-type="float" office:value="208.31739999999999" table:style-name="ce2">
            <text:p>208,3174</text:p>
          </table:table-cell>
          <table:table-cell office:value-type="float" office:value="43.6997" table:style-name="ce2">
            <text:p>43,6997</text:p>
          </table:table-cell>
          <table:table-cell office:value-type="string" table:style-name="ce2">
            <text:p>N/A</text:p>
          </table:table-cell>
          <table:table-cell office:value-type="float" office:value="77.470399999999998" table:style-name="ce2">
            <text:p>77,4704</text:p>
          </table:table-cell>
          <table:table-cell office:value-type="float" office:value="120.932" table:style-name="ce2">
            <text:p>120,93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56" table:style-name="ce2">
            <text:p>95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46" table:style-name="ce2">
            <text:p>104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46" table:style-name="ce2">
            <text:p>446</text:p>
          </table:table-cell>
          <table:table-cell office:value-type="float" office:value="300" table:style-name="ce2">
            <text:p>300</text:p>
          </table:table-cell>
          <table:table-cell office:value-type="float" office:value="847" table:style-name="ce2">
            <text:p>847</text:p>
          </table:table-cell>
          <table:table-cell office:value-type="string" table:style-name="ce2">
            <text:p>1400002C000A028003BC1E1E04160301000D000D00000000000000000000000000000000026201BE012C034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21" table:style-name="ce3">
            <text:p>821</text:p>
          </table:table-cell>
          <table:table-cell office:value-type="float" office:value="821" table:style-name="ce3">
            <text:p>821</text:p>
          </table:table-cell>
          <table:table-cell office:value-type="float" office:value="0" table:style-name="ce3">
            <text:p>0</text:p>
          </table:table-cell>
          <table:table-cell office:value-type="float" office:value="127" table:style-name="ce3">
            <text:p>127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6 22:27:2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4" table:style-name="ce2">
            <text:p>54</text:p>
          </table:table-cell>
          <table:table-cell office:value-type="float" office:value="0" table:style-name="ce2">
            <text:p>0</text:p>
          </table:table-cell>
          <table:table-cell office:value-type="float" office:value="128" table:style-name="ce2">
            <text:p>128</text:p>
          </table:table-cell>
          <table:table-cell office:value-type="float" office:value="11189" table:style-name="ce2">
            <text:p>111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00:14:50</text:p>
          </table:table-cell>
          <table:table-cell office:value-type="string" table:style-name="ce2">
            <text:p>2020 MAY 27 00:32:26</text:p>
          </table:table-cell>
          <table:table-cell office:value-type="string" table:style-name="ce2">
            <text:p>2020 MAY 27 00:15:00</text:p>
          </table:table-cell>
          <table:table-cell office:value-type="string" table:style-name="ce2">
            <text:p>2020 MAY 27 00:32:2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7 00:25:00</text:p>
          </table:table-cell>
          <table:table-cell office:value-type="string" table:style-name="ce2">
            <text:p>2020 MAY 27 00:32:26</text:p>
          </table:table-cell>
          <table:table-cell office:value-type="string" table:style-name="ce2">
            <text:p>2020 MAY 27 00:25:30</text:p>
          </table:table-cell>
          <table:table-cell office:value-type="float" office:value="-26.636099999999999" table:style-name="ce2">
            <text:p>-26,6361</text:p>
          </table:table-cell>
          <table:table-cell office:value-type="float" office:value="-9.4513999999999996" table:style-name="ce2">
            <text:p>-9,4514</text:p>
          </table:table-cell>
          <table:table-cell office:value-type="string" table:style-name="ce2">
            <text:p>2020 MAY 27 00:31:56</text:p>
          </table:table-cell>
          <table:table-cell office:value-type="float" office:value="-9.4050999999999991" table:style-name="ce2">
            <text:p>-9,4051</text:p>
          </table:table-cell>
          <table:table-cell office:value-type="float" office:value="-14.6767" table:style-name="ce2">
            <text:p>-14,6767</text:p>
          </table:table-cell>
          <table:table-cell office:value-type="string" table:style-name="ce2">
            <text:p>2020 MAY 27 00:30:46</text:p>
          </table:table-cell>
          <table:table-cell office:value-type="float" office:value="50.833500000000001" table:style-name="ce2">
            <text:p>50,8335</text:p>
          </table:table-cell>
          <table:table-cell office:value-type="float" office:value="1738" table:style-name="ce2">
            <text:p>1738</text:p>
          </table:table-cell>
          <table:table-cell office:value-type="float" office:value="18.1572" table:style-name="ce2">
            <text:p>18,1572</text:p>
          </table:table-cell>
          <table:table-cell office:value-type="float" office:value="208.3672" table:style-name="ce2">
            <text:p>208,3672</text:p>
          </table:table-cell>
          <table:table-cell office:value-type="float" office:value="43.6997" table:style-name="ce2">
            <text:p>43,6997</text:p>
          </table:table-cell>
          <table:table-cell office:value-type="string" table:style-name="ce2">
            <text:p>N/A</text:p>
          </table:table-cell>
          <table:table-cell office:value-type="float" office:value="77.470399999999998" table:style-name="ce2">
            <text:p>77,4704</text:p>
          </table:table-cell>
          <table:table-cell office:value-type="float" office:value="120.932" table:style-name="ce2">
            <text:p>120,93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56" table:style-name="ce2">
            <text:p>95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46" table:style-name="ce2">
            <text:p>104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46" table:style-name="ce2">
            <text:p>446</text:p>
          </table:table-cell>
          <table:table-cell office:value-type="float" office:value="300" table:style-name="ce2">
            <text:p>300</text:p>
          </table:table-cell>
          <table:table-cell office:value-type="float" office:value="847" table:style-name="ce2">
            <text:p>847</text:p>
          </table:table-cell>
          <table:table-cell office:value-type="string" table:style-name="ce2">
            <text:p>1400002C000A028003BC1E1E04160301000D000D00000000000000000000000000000000026201BE012C034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6" table:style-name="ce3">
            <text:p>46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7 00:25:3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5" table:style-name="ce2">
            <text:p>55</text:p>
          </table:table-cell>
          <table:table-cell office:value-type="float" office:value="0" table:style-name="ce2">
            <text:p>0</text:p>
          </table:table-cell>
          <table:table-cell office:value-type="float" office:value="130" table:style-name="ce2">
            <text:p>130</text:p>
          </table:table-cell>
          <table:table-cell office:value-type="float" office:value="11191" table:style-name="ce2">
            <text:p>1119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04:11:00</text:p>
          </table:table-cell>
          <table:table-cell office:value-type="string" table:style-name="ce2">
            <text:p>2020 MAY 27 04:28:42</text:p>
          </table:table-cell>
          <table:table-cell office:value-type="string" table:style-name="ce2">
            <text:p>2020 MAY 27 04:11:10</text:p>
          </table:table-cell>
          <table:table-cell office:value-type="string" table:style-name="ce2">
            <text:p>2020 MAY 27 04:28:4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7 04:21:10</text:p>
          </table:table-cell>
          <table:table-cell office:value-type="string" table:style-name="ce2">
            <text:p>2020 MAY 27 04:28:42</text:p>
          </table:table-cell>
          <table:table-cell office:value-type="string" table:style-name="ce2">
            <text:p>2020 MAY 27 04:21:40</text:p>
          </table:table-cell>
          <table:table-cell office:value-type="float" office:value="-25.740500000000001" table:style-name="ce2">
            <text:p>-25,7405</text:p>
          </table:table-cell>
          <table:table-cell office:value-type="float" office:value="-67.119600000000005" table:style-name="ce2">
            <text:p>-67,1196</text:p>
          </table:table-cell>
          <table:table-cell office:value-type="string" table:style-name="ce2">
            <text:p>2020 MAY 27 04:28:12</text:p>
          </table:table-cell>
          <table:table-cell office:value-type="float" office:value="-8.0612999999999992" table:style-name="ce2">
            <text:p>-8,0613</text:p>
          </table:table-cell>
          <table:table-cell office:value-type="float" office:value="-72.021199999999993" table:style-name="ce2">
            <text:p>-72,0212</text:p>
          </table:table-cell>
          <table:table-cell office:value-type="string" table:style-name="ce2">
            <text:p>2020 MAY 27 04:27:01</text:p>
          </table:table-cell>
          <table:table-cell office:value-type="float" office:value="51.229500000000002" table:style-name="ce2">
            <text:p>51,2295</text:p>
          </table:table-cell>
          <table:table-cell office:value-type="float" office:value="1717" table:style-name="ce2">
            <text:p>1717</text:p>
          </table:table-cell>
          <table:table-cell office:value-type="float" office:value="18.1661" table:style-name="ce2">
            <text:p>18,1661</text:p>
          </table:table-cell>
          <table:table-cell office:value-type="float" office:value="208.4667" table:style-name="ce2">
            <text:p>208,4667</text:p>
          </table:table-cell>
          <table:table-cell office:value-type="float" office:value="44.267499999999998" table:style-name="ce2">
            <text:p>44,2675</text:p>
          </table:table-cell>
          <table:table-cell office:value-type="string" table:style-name="ce2">
            <text:p>N/A</text:p>
          </table:table-cell>
          <table:table-cell office:value-type="float" office:value="78.512600000000006" table:style-name="ce2">
            <text:p>78,5126</text:p>
          </table:table-cell>
          <table:table-cell office:value-type="float" office:value="122.53870000000001" table:style-name="ce2">
            <text:p>122,538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61" table:style-name="ce2">
            <text:p>96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52" table:style-name="ce2">
            <text:p>105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52" table:style-name="ce2">
            <text:p>452</text:p>
          </table:table-cell>
          <table:table-cell office:value-type="float" office:value="300" table:style-name="ce2">
            <text:p>300</text:p>
          </table:table-cell>
          <table:table-cell office:value-type="float" office:value="864" table:style-name="ce2">
            <text:p>864</text:p>
          </table:table-cell>
          <table:table-cell office:value-type="string" table:style-name="ce2">
            <text:p>1400002C000A028003C11E1E041C0301000D000D00000000000000000000000000000000026201C4012C036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7 04:21:4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6" table:style-name="ce2">
            <text:p>56</text:p>
          </table:table-cell>
          <table:table-cell office:value-type="float" office:value="0" table:style-name="ce2">
            <text:p>0</text:p>
          </table:table-cell>
          <table:table-cell office:value-type="float" office:value="132" table:style-name="ce2">
            <text:p>132</text:p>
          </table:table-cell>
          <table:table-cell office:value-type="float" office:value="11193" table:style-name="ce2">
            <text:p>111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08:07:00</text:p>
          </table:table-cell>
          <table:table-cell office:value-type="string" table:style-name="ce2">
            <text:p>2020 MAY 27 08:24:48</text:p>
          </table:table-cell>
          <table:table-cell office:value-type="string" table:style-name="ce2">
            <text:p>2020 MAY 27 08:07:10</text:p>
          </table:table-cell>
          <table:table-cell office:value-type="string" table:style-name="ce2">
            <text:p>2020 MAY 27 08:24:4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7 08:17:10</text:p>
          </table:table-cell>
          <table:table-cell office:value-type="string" table:style-name="ce2">
            <text:p>2020 MAY 27 08:24:48</text:p>
          </table:table-cell>
          <table:table-cell office:value-type="string" table:style-name="ce2">
            <text:p>2020 MAY 27 08:17:40</text:p>
          </table:table-cell>
          <table:table-cell office:value-type="float" office:value="-25.0047" table:style-name="ce2">
            <text:p>-25,0047</text:p>
          </table:table-cell>
          <table:table-cell office:value-type="float" office:value="-124.7042" table:style-name="ce2">
            <text:p>-124,7042</text:p>
          </table:table-cell>
          <table:table-cell office:value-type="string" table:style-name="ce2">
            <text:p>2020 MAY 27 08:24:18</text:p>
          </table:table-cell>
          <table:table-cell office:value-type="float" office:value="-7.0201000000000002" table:style-name="ce2">
            <text:p>-7,0201</text:p>
          </table:table-cell>
          <table:table-cell office:value-type="float" office:value="-130.00550000000001" table:style-name="ce2">
            <text:p>-130,0055</text:p>
          </table:table-cell>
          <table:table-cell office:value-type="string" table:style-name="ce2">
            <text:p>2020 MAY 27 08:23:06</text:p>
          </table:table-cell>
          <table:table-cell office:value-type="float" office:value="51.6205" table:style-name="ce2">
            <text:p>51,6205</text:p>
          </table:table-cell>
          <table:table-cell office:value-type="float" office:value="1696" table:style-name="ce2">
            <text:p>1696</text:p>
          </table:table-cell>
          <table:table-cell office:value-type="float" office:value="18.1297" table:style-name="ce2">
            <text:p>18,1297</text:p>
          </table:table-cell>
          <table:table-cell office:value-type="float" office:value="208.56610000000001" table:style-name="ce2">
            <text:p>208,5661</text:p>
          </table:table-cell>
          <table:table-cell office:value-type="float" office:value="44.8354" table:style-name="ce2">
            <text:p>44,8354</text:p>
          </table:table-cell>
          <table:table-cell office:value-type="string" table:style-name="ce2">
            <text:p>N/A</text:p>
          </table:table-cell>
          <table:table-cell office:value-type="float" office:value="79.5548" table:style-name="ce2">
            <text:p>79,5548</text:p>
          </table:table-cell>
          <table:table-cell office:value-type="float" office:value="124.1455" table:style-name="ce2">
            <text:p>124,145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66" table:style-name="ce2">
            <text:p>96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58" table:style-name="ce2">
            <text:p>105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58" table:style-name="ce2">
            <text:p>458</text:p>
          </table:table-cell>
          <table:table-cell office:value-type="float" office:value="300" table:style-name="ce2">
            <text:p>300</text:p>
          </table:table-cell>
          <table:table-cell office:value-type="float" office:value="881" table:style-name="ce2">
            <text:p>881</text:p>
          </table:table-cell>
          <table:table-cell office:value-type="string" table:style-name="ce2">
            <text:p>1400002C000A028003C61E1E04220301000D000D00000000000000000000000000000000026201CA012C037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67" table:style-name="ce3">
            <text:p>767</text:p>
          </table:table-cell>
          <table:table-cell office:value-type="float" office:value="767" table:style-name="ce3">
            <text:p>767</text:p>
          </table:table-cell>
          <table:table-cell office:value-type="float" office:value="0" table:style-name="ce3">
            <text:p>0</text:p>
          </table:table-cell>
          <table:table-cell office:value-type="float" office:value="132" table:style-name="ce3">
            <text:p>132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7 08:17:4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7" table:style-name="ce2">
            <text:p>57</text:p>
          </table:table-cell>
          <table:table-cell office:value-type="float" office:value="0" table:style-name="ce2">
            <text:p>0</text:p>
          </table:table-cell>
          <table:table-cell office:value-type="float" office:value="134" table:style-name="ce2">
            <text:p>134</text:p>
          </table:table-cell>
          <table:table-cell office:value-type="float" office:value="11195" table:style-name="ce2">
            <text:p>111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12:03:06</text:p>
          </table:table-cell>
          <table:table-cell office:value-type="string" table:style-name="ce2">
            <text:p>2020 MAY 27 12:20:58</text:p>
          </table:table-cell>
          <table:table-cell office:value-type="string" table:style-name="ce2">
            <text:p>2020 MAY 27 12:03:16</text:p>
          </table:table-cell>
          <table:table-cell office:value-type="string" table:style-name="ce2">
            <text:p>2020 MAY 27 12:20:5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7 12:13:16</text:p>
          </table:table-cell>
          <table:table-cell office:value-type="string" table:style-name="ce2">
            <text:p>2020 MAY 27 12:20:58</text:p>
          </table:table-cell>
          <table:table-cell office:value-type="string" table:style-name="ce2">
            <text:p>2020 MAY 27 12:13:46</text:p>
          </table:table-cell>
          <table:table-cell office:value-type="float" office:value="-23.978400000000001" table:style-name="ce2">
            <text:p>-23,9784</text:p>
          </table:table-cell>
          <table:table-cell office:value-type="float" office:value="177.614" table:style-name="ce2">
            <text:p>177,614</text:p>
          </table:table-cell>
          <table:table-cell office:value-type="string" table:style-name="ce2">
            <text:p>2020 MAY 27 12:20:28</text:p>
          </table:table-cell>
          <table:table-cell office:value-type="float" office:value="-5.5963000000000003" table:style-name="ce2">
            <text:p>-5,5963</text:p>
          </table:table-cell>
          <table:table-cell office:value-type="float" office:value="172.93889999999999" table:style-name="ce2">
            <text:p>172,9389</text:p>
          </table:table-cell>
          <table:table-cell office:value-type="string" table:style-name="ce2">
            <text:p>2020 MAY 27 12:19:14</text:p>
          </table:table-cell>
          <table:table-cell office:value-type="float" office:value="51.920499999999997" table:style-name="ce2">
            <text:p>51,9205</text:p>
          </table:table-cell>
          <table:table-cell office:value-type="float" office:value="1678" table:style-name="ce2">
            <text:p>1678</text:p>
          </table:table-cell>
          <table:table-cell office:value-type="float" office:value="18.156099999999999" table:style-name="ce2">
            <text:p>18,1561</text:p>
          </table:table-cell>
          <table:table-cell office:value-type="float" office:value="208.66560000000001" table:style-name="ce2">
            <text:p>208,6656</text:p>
          </table:table-cell>
          <table:table-cell office:value-type="float" office:value="45.213900000000002" table:style-name="ce2">
            <text:p>45,2139</text:p>
          </table:table-cell>
          <table:table-cell office:value-type="string" table:style-name="ce2">
            <text:p>N/A</text:p>
          </table:table-cell>
          <table:table-cell office:value-type="float" office:value="80.249600000000001" table:style-name="ce2">
            <text:p>80,2496</text:p>
          </table:table-cell>
          <table:table-cell office:value-type="float" office:value="125.2167" table:style-name="ce2">
            <text:p>125,216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68" table:style-name="ce2">
            <text:p>96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62" table:style-name="ce2">
            <text:p>106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62" table:style-name="ce2">
            <text:p>462</text:p>
          </table:table-cell>
          <table:table-cell office:value-type="float" office:value="300" table:style-name="ce2">
            <text:p>300</text:p>
          </table:table-cell>
          <table:table-cell office:value-type="float" office:value="891" table:style-name="ce2">
            <text:p>891</text:p>
          </table:table-cell>
          <table:table-cell office:value-type="string" table:style-name="ce2">
            <text:p>1400002C000A028003C81E1E04260301000D000D00000000000000000000000000000000026201CE012C037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61" table:style-name="ce3">
            <text:p>761</text:p>
          </table:table-cell>
          <table:table-cell office:value-type="float" office:value="761" table:style-name="ce3">
            <text:p>761</text:p>
          </table:table-cell>
          <table:table-cell office:value-type="float" office:value="0" table:style-name="ce3">
            <text:p>0</text:p>
          </table:table-cell>
          <table:table-cell office:value-type="float" office:value="134" table:style-name="ce3">
            <text:p>134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7 12:13:4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8" table:style-name="ce2">
            <text:p>58</text:p>
          </table:table-cell>
          <table:table-cell office:value-type="float" office:value="0" table:style-name="ce2">
            <text:p>0</text:p>
          </table:table-cell>
          <table:table-cell office:value-type="float" office:value="135" table:style-name="ce2">
            <text:p>135</text:p>
          </table:table-cell>
          <table:table-cell office:value-type="float" office:value="11196" table:style-name="ce2">
            <text:p>111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14:01:11</text:p>
          </table:table-cell>
          <table:table-cell office:value-type="string" table:style-name="ce2">
            <text:p>2020 MAY 27 14:19:05</text:p>
          </table:table-cell>
          <table:table-cell office:value-type="string" table:style-name="ce2">
            <text:p>2020 MAY 27 14:01:21</text:p>
          </table:table-cell>
          <table:table-cell office:value-type="string" table:style-name="ce2">
            <text:p>2020 MAY 27 14:19:0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7 14:11:21</text:p>
          </table:table-cell>
          <table:table-cell office:value-type="string" table:style-name="ce2">
            <text:p>2020 MAY 27 14:19:05</text:p>
          </table:table-cell>
          <table:table-cell office:value-type="string" table:style-name="ce2">
            <text:p>2020 MAY 27 14:11:51</text:p>
          </table:table-cell>
          <table:table-cell office:value-type="float" office:value="-23.5139" table:style-name="ce2">
            <text:p>-23,5139</text:p>
          </table:table-cell>
          <table:table-cell office:value-type="float" office:value="148.7783" table:style-name="ce2">
            <text:p>148,7783</text:p>
          </table:table-cell>
          <table:table-cell office:value-type="string" table:style-name="ce2">
            <text:p>2020 MAY 27 14:18:35</text:p>
          </table:table-cell>
          <table:table-cell office:value-type="float" office:value="-5.0454999999999997" table:style-name="ce2">
            <text:p>-5,0455</text:p>
          </table:table-cell>
          <table:table-cell office:value-type="float" office:value="143.85990000000001" table:style-name="ce2">
            <text:p>143,8599</text:p>
          </table:table-cell>
          <table:table-cell office:value-type="string" table:style-name="ce2">
            <text:p>2020 MAY 27 14:17:21</text:p>
          </table:table-cell>
          <table:table-cell office:value-type="float" office:value="52.083399999999997" table:style-name="ce2">
            <text:p>52,0834</text:p>
          </table:table-cell>
          <table:table-cell office:value-type="float" office:value="1668" table:style-name="ce2">
            <text:p>1668</text:p>
          </table:table-cell>
          <table:table-cell office:value-type="float" office:value="18.133299999999998" table:style-name="ce2">
            <text:p>18,1333</text:p>
          </table:table-cell>
          <table:table-cell office:value-type="float" office:value="208.71539999999999" table:style-name="ce2">
            <text:p>208,7154</text:p>
          </table:table-cell>
          <table:table-cell office:value-type="float" office:value="45.403199999999998" table:style-name="ce2">
            <text:p>45,4032</text:p>
          </table:table-cell>
          <table:table-cell office:value-type="string" table:style-name="ce2">
            <text:p>N/A</text:p>
          </table:table-cell>
          <table:table-cell office:value-type="float" office:value="80.596999999999994" table:style-name="ce2">
            <text:p>80,597</text:p>
          </table:table-cell>
          <table:table-cell office:value-type="float" office:value="125.75230000000001" table:style-name="ce2">
            <text:p>125,752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70" table:style-name="ce2">
            <text:p>97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64" table:style-name="ce2">
            <text:p>106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64" table:style-name="ce2">
            <text:p>464</text:p>
          </table:table-cell>
          <table:table-cell office:value-type="float" office:value="300" table:style-name="ce2">
            <text:p>300</text:p>
          </table:table-cell>
          <table:table-cell office:value-type="float" office:value="897" table:style-name="ce2">
            <text:p>897</text:p>
          </table:table-cell>
          <table:table-cell office:value-type="string" table:style-name="ce2">
            <text:p>1400002C000A028003CA1E1E04280301000D000D00000000000000000000000000000000026201D0012C038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101" table:style-name="ce3">
            <text:p>3101</text:p>
          </table:table-cell>
          <table:table-cell office:value-type="float" office:value="3101" table:style-name="ce3">
            <text:p>3101</text:p>
          </table:table-cell>
          <table:table-cell office:value-type="float" office:value="0" table:style-name="ce3">
            <text:p>0</text:p>
          </table:table-cell>
          <table:table-cell office:value-type="float" office:value="135" table:style-name="ce3">
            <text:p>135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7 14:11:5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9" table:style-name="ce2">
            <text:p>59</text:p>
          </table:table-cell>
          <table:table-cell office:value-type="float" office:value="0" table:style-name="ce2">
            <text:p>0</text:p>
          </table:table-cell>
          <table:table-cell office:value-type="float" office:value="138" table:style-name="ce2">
            <text:p>138</text:p>
          </table:table-cell>
          <table:table-cell office:value-type="float" office:value="11199" table:style-name="ce2">
            <text:p>111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19:55:17</text:p>
          </table:table-cell>
          <table:table-cell office:value-type="string" table:style-name="ce2">
            <text:p>2020 MAY 27 20:13:20</text:p>
          </table:table-cell>
          <table:table-cell office:value-type="string" table:style-name="ce2">
            <text:p>2020 MAY 27 19:55:27</text:p>
          </table:table-cell>
          <table:table-cell office:value-type="string" table:style-name="ce2">
            <text:p>2020 MAY 27 20:13: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7 20:05:27</text:p>
          </table:table-cell>
          <table:table-cell office:value-type="string" table:style-name="ce2">
            <text:p>2020 MAY 27 20:13:20</text:p>
          </table:table-cell>
          <table:table-cell office:value-type="string" table:style-name="ce2">
            <text:p>2020 MAY 27 20:05:57</text:p>
          </table:table-cell>
          <table:table-cell office:value-type="float" office:value="-22.4284" table:style-name="ce2">
            <text:p>-22,4284</text:p>
          </table:table-cell>
          <table:table-cell office:value-type="float" office:value="62.387" table:style-name="ce2">
            <text:p>62,387</text:p>
          </table:table-cell>
          <table:table-cell office:value-type="string" table:style-name="ce2">
            <text:p>2020 MAY 27 20:12:50</text:p>
          </table:table-cell>
          <table:table-cell office:value-type="float" office:value="-3.5668000000000002" table:style-name="ce2">
            <text:p>-3,5668</text:p>
          </table:table-cell>
          <table:table-cell office:value-type="float" office:value="56.5657" table:style-name="ce2">
            <text:p>56,5657</text:p>
          </table:table-cell>
          <table:table-cell office:value-type="string" table:style-name="ce2">
            <text:p>2020 MAY 27 20:11:34</text:p>
          </table:table-cell>
          <table:table-cell office:value-type="float" office:value="52.662999999999997" table:style-name="ce2">
            <text:p>52,663</text:p>
          </table:table-cell>
          <table:table-cell office:value-type="float" office:value="1638" table:style-name="ce2">
            <text:p>1638</text:p>
          </table:table-cell>
          <table:table-cell office:value-type="float" office:value="18.059200000000001" table:style-name="ce2">
            <text:p>18,0592</text:p>
          </table:table-cell>
          <table:table-cell office:value-type="float" office:value="208.8647" table:style-name="ce2">
            <text:p>208,8647</text:p>
          </table:table-cell>
          <table:table-cell office:value-type="float" office:value="46.255000000000003" table:style-name="ce2">
            <text:p>46,255</text:p>
          </table:table-cell>
          <table:table-cell office:value-type="string" table:style-name="ce2">
            <text:p>N/A</text:p>
          </table:table-cell>
          <table:table-cell office:value-type="float" office:value="82.160300000000007" table:style-name="ce2">
            <text:p>82,1603</text:p>
          </table:table-cell>
          <table:table-cell office:value-type="float" office:value="128.16249999999999" table:style-name="ce2">
            <text:p>128,162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77" table:style-name="ce2">
            <text:p>97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73" table:style-name="ce2">
            <text:p>107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73" table:style-name="ce2">
            <text:p>473</text:p>
          </table:table-cell>
          <table:table-cell office:value-type="float" office:value="300" table:style-name="ce2">
            <text:p>300</text:p>
          </table:table-cell>
          <table:table-cell office:value-type="float" office:value="922" table:style-name="ce2">
            <text:p>922</text:p>
          </table:table-cell>
          <table:table-cell office:value-type="string" table:style-name="ce2">
            <text:p>1400002C000A028003D11E1E04310301000D000D00000000000000000000000000000000026201D9012C039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55" table:style-name="ce3">
            <text:p>755</text:p>
          </table:table-cell>
          <table:table-cell office:value-type="float" office:value="755" table:style-name="ce3">
            <text:p>755</text:p>
          </table:table-cell>
          <table:table-cell office:value-type="float" office:value="0" table:style-name="ce3">
            <text:p>0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7 20:05:5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0" table:style-name="ce2">
            <text:p>0</text:p>
          </table:table-cell>
          <table:table-cell office:value-type="float" office:value="140" table:style-name="ce2">
            <text:p>140</text:p>
          </table:table-cell>
          <table:table-cell office:value-type="float" office:value="11201" table:style-name="ce2">
            <text:p>112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23:51:23</text:p>
          </table:table-cell>
          <table:table-cell office:value-type="string" table:style-name="ce2">
            <text:p>2020 MAY 28 00:09:31</text:p>
          </table:table-cell>
          <table:table-cell office:value-type="string" table:style-name="ce2">
            <text:p>2020 MAY 27 23:51:33</text:p>
          </table:table-cell>
          <table:table-cell office:value-type="string" table:style-name="ce2">
            <text:p>2020 MAY 28 00:09:3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8 00:01:33</text:p>
          </table:table-cell>
          <table:table-cell office:value-type="string" table:style-name="ce2">
            <text:p>2020 MAY 28 00:09:31</text:p>
          </table:table-cell>
          <table:table-cell office:value-type="string" table:style-name="ce2">
            <text:p>2020 MAY 28 00:02:03</text:p>
          </table:table-cell>
          <table:table-cell office:value-type="float" office:value="-21.3766" table:style-name="ce2">
            <text:p>-21,3766</text:p>
          </table:table-cell>
          <table:table-cell office:value-type="float" office:value="4.7046000000000001" table:style-name="ce2">
            <text:p>4,7046</text:p>
          </table:table-cell>
          <table:table-cell office:value-type="string" table:style-name="ce2">
            <text:p>2020 MAY 28 00:09:01</text:p>
          </table:table-cell>
          <table:table-cell office:value-type="float" office:value="-2.0297000000000001" table:style-name="ce2">
            <text:p>-2,0297</text:p>
          </table:table-cell>
          <table:table-cell office:value-type="float" office:value="-0.30796000000000001" table:style-name="ce2">
            <text:p>-0,30796</text:p>
          </table:table-cell>
          <table:table-cell office:value-type="string" table:style-name="ce2">
            <text:p>2020 MAY 28 00:07:44</text:p>
          </table:table-cell>
          <table:table-cell office:value-type="float" office:value="52.930500000000002" table:style-name="ce2">
            <text:p>52,9305</text:p>
          </table:table-cell>
          <table:table-cell office:value-type="float" office:value="1619" table:style-name="ce2">
            <text:p>1619</text:p>
          </table:table-cell>
          <table:table-cell office:value-type="float" office:value="18.098099999999999" table:style-name="ce2">
            <text:p>18,0981</text:p>
          </table:table-cell>
          <table:table-cell office:value-type="float" office:value="208.96420000000001" table:style-name="ce2">
            <text:p>208,9642</text:p>
          </table:table-cell>
          <table:table-cell office:value-type="float" office:value="46.728200000000001" table:style-name="ce2">
            <text:p>46,7282</text:p>
          </table:table-cell>
          <table:table-cell office:value-type="string" table:style-name="ce2">
            <text:p>N/A</text:p>
          </table:table-cell>
          <table:table-cell office:value-type="float" office:value="83.028800000000004" table:style-name="ce2">
            <text:p>83,0288</text:p>
          </table:table-cell>
          <table:table-cell office:value-type="float" office:value="129.50139999999999" table:style-name="ce2">
            <text:p>129,501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81" table:style-name="ce2">
            <text:p>98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78" table:style-name="ce2">
            <text:p>107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78" table:style-name="ce2">
            <text:p>478</text:p>
          </table:table-cell>
          <table:table-cell office:value-type="float" office:value="300" table:style-name="ce2">
            <text:p>300</text:p>
          </table:table-cell>
          <table:table-cell office:value-type="float" office:value="936" table:style-name="ce2">
            <text:p>936</text:p>
          </table:table-cell>
          <table:table-cell office:value-type="string" table:style-name="ce2">
            <text:p>1400002C000A028003D51E1E04360301000D000D00000000000000000000000000000000026201DE012C03A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11" table:style-name="ce3">
            <text:p>1511</text:p>
          </table:table-cell>
          <table:table-cell office:value-type="float" office:value="1511" table:style-name="ce3">
            <text:p>1511</text:p>
          </table:table-cell>
          <table:table-cell office:value-type="float" office:value="0" table:style-name="ce3">
            <text:p>0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8 00:02:0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2">
            <text:p>0</text:p>
          </table:table-cell>
          <table:table-cell office:value-type="float" office:value="141" table:style-name="ce2">
            <text:p>141</text:p>
          </table:table-cell>
          <table:table-cell office:value-type="float" office:value="11202" table:style-name="ce2">
            <text:p>112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01:49:31</text:p>
          </table:table-cell>
          <table:table-cell office:value-type="string" table:style-name="ce2">
            <text:p>2020 MAY 28 02:07:40</text:p>
          </table:table-cell>
          <table:table-cell office:value-type="string" table:style-name="ce2">
            <text:p>2020 MAY 28 01:49:41</text:p>
          </table:table-cell>
          <table:table-cell office:value-type="string" table:style-name="ce2">
            <text:p>2020 MAY 28 02:07:4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8 01:59:41</text:p>
          </table:table-cell>
          <table:table-cell office:value-type="string" table:style-name="ce2">
            <text:p>2020 MAY 28 02:07:40</text:p>
          </table:table-cell>
          <table:table-cell office:value-type="string" table:style-name="ce2">
            <text:p>2020 MAY 28 02:00:11</text:p>
          </table:table-cell>
          <table:table-cell office:value-type="float" office:value="-20.824400000000001" table:style-name="ce2">
            <text:p>-20,8244</text:p>
          </table:table-cell>
          <table:table-cell office:value-type="float" office:value="-24.162500000000001" table:style-name="ce2">
            <text:p>-24,1625</text:p>
          </table:table-cell>
          <table:table-cell office:value-type="string" table:style-name="ce2">
            <text:p>2020 MAY 28 02:07:10</text:p>
          </table:table-cell>
          <table:table-cell office:value-type="float" office:value="-1.5439000000000001" table:style-name="ce2">
            <text:p>-1,5439</text:p>
          </table:table-cell>
          <table:table-cell office:value-type="float" office:value="-29.8874" table:style-name="ce2">
            <text:p>-29,8874</text:p>
          </table:table-cell>
          <table:table-cell office:value-type="string" table:style-name="ce2">
            <text:p>2020 MAY 28 02:05:53</text:p>
          </table:table-cell>
          <table:table-cell office:value-type="float" office:value="53.0822" table:style-name="ce2">
            <text:p>53,0822</text:p>
          </table:table-cell>
          <table:table-cell office:value-type="float" office:value="1610" table:style-name="ce2">
            <text:p>1610</text:p>
          </table:table-cell>
          <table:table-cell office:value-type="float" office:value="18.042200000000001" table:style-name="ce2">
            <text:p>18,0422</text:p>
          </table:table-cell>
          <table:table-cell office:value-type="float" office:value="209.01410000000001" table:style-name="ce2">
            <text:p>209,0141</text:p>
          </table:table-cell>
          <table:table-cell office:value-type="float" office:value="46.822899999999997" table:style-name="ce2">
            <text:p>46,8229</text:p>
          </table:table-cell>
          <table:table-cell office:value-type="string" table:style-name="ce2">
            <text:p>N/A</text:p>
          </table:table-cell>
          <table:table-cell office:value-type="float" office:value="83.202500000000001" table:style-name="ce2">
            <text:p>83,2025</text:p>
          </table:table-cell>
          <table:table-cell office:value-type="float" office:value="129.76920000000001" table:style-name="ce2">
            <text:p>129,769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82" table:style-name="ce2">
            <text:p>98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79" table:style-name="ce2">
            <text:p>107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79" table:style-name="ce2">
            <text:p>479</text:p>
          </table:table-cell>
          <table:table-cell office:value-type="float" office:value="300" table:style-name="ce2">
            <text:p>300</text:p>
          </table:table-cell>
          <table:table-cell office:value-type="float" office:value="939" table:style-name="ce2">
            <text:p>939</text:p>
          </table:table-cell>
          <table:table-cell office:value-type="string" table:style-name="ce2">
            <text:p>1400002C000A028003D61E1E04370301000D000D00000000000000000000000000000000026201DF012C03A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991" table:style-name="ce3">
            <text:p>1991</text:p>
          </table:table-cell>
          <table:table-cell office:value-type="float" office:value="1991" table:style-name="ce3">
            <text:p>1991</text:p>
          </table:table-cell>
          <table:table-cell office:value-type="float" office:value="0" table:style-name="ce3">
            <text:p>0</text:p>
          </table:table-cell>
          <table:table-cell office:value-type="float" office:value="141" table:style-name="ce3">
            <text:p>141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8 02:00:1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2" table:style-name="ce2">
            <text:p>62</text:p>
          </table:table-cell>
          <table:table-cell office:value-type="float" office:value="0" table:style-name="ce2">
            <text:p>0</text:p>
          </table:table-cell>
          <table:table-cell office:value-type="float" office:value="143" table:style-name="ce2">
            <text:p>143</text:p>
          </table:table-cell>
          <table:table-cell office:value-type="float" office:value="11204" table:style-name="ce2">
            <text:p>112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05:45:40</text:p>
          </table:table-cell>
          <table:table-cell office:value-type="string" table:style-name="ce2">
            <text:p>2020 MAY 28 06:03:57</text:p>
          </table:table-cell>
          <table:table-cell office:value-type="string" table:style-name="ce2">
            <text:p>2020 MAY 28 05:45:50</text:p>
          </table:table-cell>
          <table:table-cell office:value-type="string" table:style-name="ce2">
            <text:p>2020 MAY 28 06:03:5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8 05:55:50</text:p>
          </table:table-cell>
          <table:table-cell office:value-type="string" table:style-name="ce2">
            <text:p>2020 MAY 28 06:03:57</text:p>
          </table:table-cell>
          <table:table-cell office:value-type="string" table:style-name="ce2">
            <text:p>2020 MAY 28 05:56:20</text:p>
          </table:table-cell>
          <table:table-cell office:value-type="float" office:value="-19.893000000000001" table:style-name="ce2">
            <text:p>-19,893</text:p>
          </table:table-cell>
          <table:table-cell office:value-type="float" office:value="-81.824700000000007" table:style-name="ce2">
            <text:p>-81,8247</text:p>
          </table:table-cell>
          <table:table-cell office:value-type="string" table:style-name="ce2">
            <text:p>2020 MAY 28 06:03:27</text:p>
          </table:table-cell>
          <table:table-cell office:value-type="float" office:value="-5.9896999999999999E-2" table:style-name="ce2">
            <text:p>-0,059897</text:p>
          </table:table-cell>
          <table:table-cell office:value-type="float" office:value="-87.274100000000004" table:style-name="ce2">
            <text:p>-87,2741</text:p>
          </table:table-cell>
          <table:table-cell office:value-type="string" table:style-name="ce2">
            <text:p>2020 MAY 28 06:02:08</text:p>
          </table:table-cell>
          <table:table-cell office:value-type="float" office:value="53.474499999999999" table:style-name="ce2">
            <text:p>53,4745</text:p>
          </table:table-cell>
          <table:table-cell office:value-type="float" office:value="1584" table:style-name="ce2">
            <text:p>1584</text:p>
          </table:table-cell>
          <table:table-cell office:value-type="float" office:value="18.0486" table:style-name="ce2">
            <text:p>18,0486</text:p>
          </table:table-cell>
          <table:table-cell office:value-type="float" office:value="209.11369999999999" table:style-name="ce2">
            <text:p>209,1137</text:p>
          </table:table-cell>
          <table:table-cell office:value-type="float" office:value="47.58" table:style-name="ce2">
            <text:p>47,58</text:p>
          </table:table-cell>
          <table:table-cell office:value-type="string" table:style-name="ce2">
            <text:p>N/A</text:p>
          </table:table-cell>
          <table:table-cell office:value-type="float" office:value="84.592100000000002" table:style-name="ce2">
            <text:p>84,5921</text:p>
          </table:table-cell>
          <table:table-cell office:value-type="float" office:value="131.91159999999999" table:style-name="ce2">
            <text:p>131,911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88" table:style-name="ce2">
            <text:p>98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87" table:style-name="ce2">
            <text:p>108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87" table:style-name="ce2">
            <text:p>487</text:p>
          </table:table-cell>
          <table:table-cell office:value-type="float" office:value="300" table:style-name="ce2">
            <text:p>300</text:p>
          </table:table-cell>
          <table:table-cell office:value-type="float" office:value="961" table:style-name="ce2">
            <text:p>961</text:p>
          </table:table-cell>
          <table:table-cell office:value-type="string" table:style-name="ce2">
            <text:p>1400002C000A028003DC1E1E043F0301000D000D00000000000000000000000000000000026201E7012C03C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55" table:style-name="ce3">
            <text:p>755</text:p>
          </table:table-cell>
          <table:table-cell office:value-type="float" office:value="755" table:style-name="ce3">
            <text:p>755</text:p>
          </table:table-cell>
          <table:table-cell office:value-type="float" office:value="0" table:style-name="ce3">
            <text:p>0</text:p>
          </table:table-cell>
          <table:table-cell office:value-type="float" office:value="143" table:style-name="ce3">
            <text:p>143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8 05:56:2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3" table:style-name="ce2">
            <text:p>63</text:p>
          </table:table-cell>
          <table:table-cell office:value-type="float" office:value="0" table:style-name="ce2">
            <text:p>0</text:p>
          </table:table-cell>
          <table:table-cell office:value-type="float" office:value="145" table:style-name="ce2">
            <text:p>145</text:p>
          </table:table-cell>
          <table:table-cell office:value-type="float" office:value="11206" table:style-name="ce2">
            <text:p>1120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09:41:42</text:p>
          </table:table-cell>
          <table:table-cell office:value-type="string" table:style-name="ce2">
            <text:p>2020 MAY 28 10:00:05</text:p>
          </table:table-cell>
          <table:table-cell office:value-type="string" table:style-name="ce2">
            <text:p>2020 MAY 28 09:41:52</text:p>
          </table:table-cell>
          <table:table-cell office:value-type="string" table:style-name="ce2">
            <text:p>2020 MAY 28 10:00:0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8 09:51:52</text:p>
          </table:table-cell>
          <table:table-cell office:value-type="string" table:style-name="ce2">
            <text:p>2020 MAY 28 10:00:05</text:p>
          </table:table-cell>
          <table:table-cell office:value-type="string" table:style-name="ce2">
            <text:p>2020 MAY 28 09:52:22</text:p>
          </table:table-cell>
          <table:table-cell office:value-type="float" office:value="-19.007300000000001" table:style-name="ce2">
            <text:p>-19,0073</text:p>
          </table:table-cell>
          <table:table-cell office:value-type="float" office:value="-139.4461" table:style-name="ce2">
            <text:p>-139,4461</text:p>
          </table:table-cell>
          <table:table-cell office:value-type="string" table:style-name="ce2">
            <text:p>2020 MAY 28 09:59:35</text:p>
          </table:table-cell>
          <table:table-cell office:value-type="float" office:value="1.2502" table:style-name="ce2">
            <text:p>1,2502</text:p>
          </table:table-cell>
          <table:table-cell office:value-type="float" office:value="-144.73500000000001" table:style-name="ce2">
            <text:p>-144,735</text:p>
          </table:table-cell>
          <table:table-cell office:value-type="string" table:style-name="ce2">
            <text:p>2020 MAY 28 09:58:14</text:p>
          </table:table-cell>
          <table:table-cell office:value-type="float" office:value="53.800600000000003" table:style-name="ce2">
            <text:p>53,8006</text:p>
          </table:table-cell>
          <table:table-cell office:value-type="float" office:value="1564" table:style-name="ce2">
            <text:p>1564</text:p>
          </table:table-cell>
          <table:table-cell office:value-type="float" office:value="18.047499999999999" table:style-name="ce2">
            <text:p>18,0475</text:p>
          </table:table-cell>
          <table:table-cell office:value-type="float" office:value="209.2133" table:style-name="ce2">
            <text:p>209,2133</text:p>
          </table:table-cell>
          <table:table-cell office:value-type="float" office:value="48.1479" table:style-name="ce2">
            <text:p>48,1479</text:p>
          </table:table-cell>
          <table:table-cell office:value-type="string" table:style-name="ce2">
            <text:p>N/A</text:p>
          </table:table-cell>
          <table:table-cell office:value-type="float" office:value="85.634299999999996" table:style-name="ce2">
            <text:p>85,6343</text:p>
          </table:table-cell>
          <table:table-cell office:value-type="float" office:value="133.51840000000001" table:style-name="ce2">
            <text:p>133,518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92" table:style-name="ce2">
            <text:p>99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93" table:style-name="ce2">
            <text:p>109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93" table:style-name="ce2">
            <text:p>493</text:p>
          </table:table-cell>
          <table:table-cell office:value-type="float" office:value="300" table:style-name="ce2">
            <text:p>300</text:p>
          </table:table-cell>
          <table:table-cell office:value-type="float" office:value="977" table:style-name="ce2">
            <text:p>977</text:p>
          </table:table-cell>
          <table:table-cell office:value-type="string" table:style-name="ce2">
            <text:p>1400002C000A028003E01E1E04450301000D000D00000000000000000000000000000000026201ED012C03D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87" table:style-name="ce3">
            <text:p>2687</text:p>
          </table:table-cell>
          <table:table-cell office:value-type="float" office:value="2687" table:style-name="ce3">
            <text:p>2687</text:p>
          </table:table-cell>
          <table:table-cell office:value-type="float" office:value="0" table:style-name="ce3">
            <text:p>0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8 09:52:2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4" table:style-name="ce2">
            <text:p>64</text:p>
          </table:table-cell>
          <table:table-cell office:value-type="float" office:value="0" table:style-name="ce2">
            <text:p>0</text:p>
          </table:table-cell>
          <table:table-cell office:value-type="float" office:value="146" table:style-name="ce2">
            <text:p>146</text:p>
          </table:table-cell>
          <table:table-cell office:value-type="float" office:value="11207" table:style-name="ce2">
            <text:p>1120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11:39:46</text:p>
          </table:table-cell>
          <table:table-cell office:value-type="string" table:style-name="ce2">
            <text:p>2020 MAY 28 11:58:11</text:p>
          </table:table-cell>
          <table:table-cell office:value-type="string" table:style-name="ce2">
            <text:p>2020 MAY 28 11:39:56</text:p>
          </table:table-cell>
          <table:table-cell office:value-type="string" table:style-name="ce2">
            <text:p>2020 MAY 28 11:58: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8 11:49:56</text:p>
          </table:table-cell>
          <table:table-cell office:value-type="string" table:style-name="ce2">
            <text:p>2020 MAY 28 11:58:11</text:p>
          </table:table-cell>
          <table:table-cell office:value-type="string" table:style-name="ce2">
            <text:p>2020 MAY 28 11:50:26</text:p>
          </table:table-cell>
          <table:table-cell office:value-type="float" office:value="-18.4541" table:style-name="ce2">
            <text:p>-18,4541</text:p>
          </table:table-cell>
          <table:table-cell office:value-type="float" office:value="-168.29509999999999" table:style-name="ce2">
            <text:p>-168,2951</text:p>
          </table:table-cell>
          <table:table-cell office:value-type="string" table:style-name="ce2">
            <text:p>2020 MAY 28 11:57:41</text:p>
          </table:table-cell>
          <table:table-cell office:value-type="float" office:value="1.8734" table:style-name="ce2">
            <text:p>1,8734</text:p>
          </table:table-cell>
          <table:table-cell office:value-type="float" office:value="-173.85069999999999" table:style-name="ce2">
            <text:p>-173,8507</text:p>
          </table:table-cell>
          <table:table-cell office:value-type="string" table:style-name="ce2">
            <text:p>2020 MAY 28 11:56:20</text:p>
          </table:table-cell>
          <table:table-cell office:value-type="float" office:value="53.929699999999997" table:style-name="ce2">
            <text:p>53,9297</text:p>
          </table:table-cell>
          <table:table-cell office:value-type="float" office:value="1553" table:style-name="ce2">
            <text:p>1553</text:p>
          </table:table-cell>
          <table:table-cell office:value-type="float" office:value="18.021899999999999" table:style-name="ce2">
            <text:p>18,0219</text:p>
          </table:table-cell>
          <table:table-cell office:value-type="float" office:value="209.26310000000001" table:style-name="ce2">
            <text:p>209,2631</text:p>
          </table:table-cell>
          <table:table-cell office:value-type="float" office:value="48.3371" table:style-name="ce2">
            <text:p>48,3371</text:p>
          </table:table-cell>
          <table:table-cell office:value-type="string" table:style-name="ce2">
            <text:p>N/A</text:p>
          </table:table-cell>
          <table:table-cell office:value-type="float" office:value="85.981700000000004" table:style-name="ce2">
            <text:p>85,9817</text:p>
          </table:table-cell>
          <table:table-cell office:value-type="float" office:value="134.054" table:style-name="ce2">
            <text:p>134,05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94" table:style-name="ce2">
            <text:p>99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95" table:style-name="ce2">
            <text:p>109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95" table:style-name="ce2">
            <text:p>495</text:p>
          </table:table-cell>
          <table:table-cell office:value-type="float" office:value="300" table:style-name="ce2">
            <text:p>300</text:p>
          </table:table-cell>
          <table:table-cell office:value-type="float" office:value="983" table:style-name="ce2">
            <text:p>983</text:p>
          </table:table-cell>
          <table:table-cell office:value-type="string" table:style-name="ce2">
            <text:p>1400002C000A028003E21E1E04470301000D000D00000000000000000000000000000000026201EF012C03D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67" table:style-name="ce3">
            <text:p>767</text:p>
          </table:table-cell>
          <table:table-cell office:value-type="float" office:value="767" table:style-name="ce3">
            <text:p>767</text:p>
          </table:table-cell>
          <table:table-cell office:value-type="float" office:value="0" table:style-name="ce3">
            <text:p>0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8 11:50:2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5" table:style-name="ce2">
            <text:p>65</text:p>
          </table:table-cell>
          <table:table-cell office:value-type="float" office:value="0" table:style-name="ce2">
            <text:p>0</text:p>
          </table:table-cell>
          <table:table-cell office:value-type="float" office:value="148" table:style-name="ce2">
            <text:p>148</text:p>
          </table:table-cell>
          <table:table-cell office:value-type="float" office:value="11209" table:style-name="ce2">
            <text:p>112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15:35:57</text:p>
          </table:table-cell>
          <table:table-cell office:value-type="string" table:style-name="ce2">
            <text:p>2020 MAY 28 15:54:28</text:p>
          </table:table-cell>
          <table:table-cell office:value-type="string" table:style-name="ce2">
            <text:p>2020 MAY 28 15:36:07</text:p>
          </table:table-cell>
          <table:table-cell office:value-type="string" table:style-name="ce2">
            <text:p>2020 MAY 28 15:54:2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8 15:46:07</text:p>
          </table:table-cell>
          <table:table-cell office:value-type="string" table:style-name="ce2">
            <text:p>2020 MAY 28 15:54:28</text:p>
          </table:table-cell>
          <table:table-cell office:value-type="string" table:style-name="ce2">
            <text:p>2020 MAY 28 15:46:37</text:p>
          </table:table-cell>
          <table:table-cell office:value-type="float" office:value="-17.492100000000001" table:style-name="ce2">
            <text:p>-17,4921</text:p>
          </table:table-cell>
          <table:table-cell office:value-type="float" office:value="134.03039999999999" table:style-name="ce2">
            <text:p>134,0304</text:p>
          </table:table-cell>
          <table:table-cell office:value-type="string" table:style-name="ce2">
            <text:p>2020 MAY 28 15:53:58</text:p>
          </table:table-cell>
          <table:table-cell office:value-type="float" office:value="3.0992000000000002" table:style-name="ce2">
            <text:p>3,0992</text:p>
          </table:table-cell>
          <table:table-cell office:value-type="float" office:value="127.95269999999999" table:style-name="ce2">
            <text:p>127,9527</text:p>
          </table:table-cell>
          <table:table-cell office:value-type="string" table:style-name="ce2">
            <text:p>2020 MAY 28 15:52:36</text:p>
          </table:table-cell>
          <table:table-cell office:value-type="float" office:value="54.228900000000003" table:style-name="ce2">
            <text:p>54,2289</text:p>
          </table:table-cell>
          <table:table-cell office:value-type="float" office:value="1531" table:style-name="ce2">
            <text:p>1531</text:p>
          </table:table-cell>
          <table:table-cell office:value-type="float" office:value="17.9742" table:style-name="ce2">
            <text:p>17,9742</text:p>
          </table:table-cell>
          <table:table-cell office:value-type="float" office:value="209.36279999999999" table:style-name="ce2">
            <text:p>209,3628</text:p>
          </table:table-cell>
          <table:table-cell office:value-type="float" office:value="48.905000000000001" table:style-name="ce2">
            <text:p>48,905</text:p>
          </table:table-cell>
          <table:table-cell office:value-type="string" table:style-name="ce2">
            <text:p>N/A</text:p>
          </table:table-cell>
          <table:table-cell office:value-type="float" office:value="87.023899999999998" table:style-name="ce2">
            <text:p>87,0239</text:p>
          </table:table-cell>
          <table:table-cell office:value-type="float" office:value="135.66079999999999" table:style-name="ce2">
            <text:p>135,660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99" table:style-name="ce2">
            <text:p>99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01" table:style-name="ce2">
            <text:p>110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01" table:style-name="ce2">
            <text:p>501</text:p>
          </table:table-cell>
          <table:table-cell office:value-type="float" office:value="300" table:style-name="ce2">
            <text:p>300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1400002C000A028003E71E1E044D0301000D000D00000000000000000000000000000000026201F5012C03E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69" table:style-name="ce3">
            <text:p>2069</text:p>
          </table:table-cell>
          <table:table-cell office:value-type="float" office:value="2069" table:style-name="ce3">
            <text:p>2069</text:p>
          </table:table-cell>
          <table:table-cell office:value-type="float" office:value="0" table:style-name="ce3">
            <text:p>0</text:p>
          </table:table-cell>
          <table:table-cell office:value-type="float" office:value="148" table:style-name="ce3">
            <text:p>148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8 15:46:3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6" table:style-name="ce2">
            <text:p>66</text:p>
          </table:table-cell>
          <table:table-cell office:value-type="float" office:value="0" table:style-name="ce2">
            <text:p>0</text:p>
          </table:table-cell>
          <table:table-cell office:value-type="float" office:value="151" table:style-name="ce2">
            <text:p>151</text:p>
          </table:table-cell>
          <table:table-cell office:value-type="float" office:value="11212" table:style-name="ce2">
            <text:p>112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21:30:03</text:p>
          </table:table-cell>
          <table:table-cell office:value-type="string" table:style-name="ce2">
            <text:p>2020 MAY 28 21:48:46</text:p>
          </table:table-cell>
          <table:table-cell office:value-type="string" table:style-name="ce2">
            <text:p>2020 MAY 28 21:30:13</text:p>
          </table:table-cell>
          <table:table-cell office:value-type="string" table:style-name="ce2">
            <text:p>2020 MAY 28 21:48:4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8 21:40:13</text:p>
          </table:table-cell>
          <table:table-cell office:value-type="string" table:style-name="ce2">
            <text:p>2020 MAY 28 21:48:46</text:p>
          </table:table-cell>
          <table:table-cell office:value-type="string" table:style-name="ce2">
            <text:p>2020 MAY 28 21:40:43</text:p>
          </table:table-cell>
          <table:table-cell office:value-type="float" office:value="-16.241" table:style-name="ce2">
            <text:p>-16,241</text:p>
          </table:table-cell>
          <table:table-cell office:value-type="float" office:value="47.6083" table:style-name="ce2">
            <text:p>47,6083</text:p>
          </table:table-cell>
          <table:table-cell office:value-type="string" table:style-name="ce2">
            <text:p>2020 MAY 28 21:48:16</text:p>
          </table:table-cell>
          <table:table-cell office:value-type="float" office:value="5.2054999999999998" table:style-name="ce2">
            <text:p>5,2055</text:p>
          </table:table-cell>
          <table:table-cell office:value-type="float" office:value="42.029899999999998" table:style-name="ce2">
            <text:p>42,0299</text:p>
          </table:table-cell>
          <table:table-cell office:value-type="string" table:style-name="ce2">
            <text:p>2020 MAY 28 21:46:50</text:p>
          </table:table-cell>
          <table:table-cell office:value-type="float" office:value="54.761299999999999" table:style-name="ce2">
            <text:p>54,7613</text:p>
          </table:table-cell>
          <table:table-cell office:value-type="float" office:value="1495" table:style-name="ce2">
            <text:p>1495</text:p>
          </table:table-cell>
          <table:table-cell office:value-type="float" office:value="17.9922" table:style-name="ce2">
            <text:p>17,9922</text:p>
          </table:table-cell>
          <table:table-cell office:value-type="float" office:value="209.51230000000001" table:style-name="ce2">
            <text:p>209,5123</text:p>
          </table:table-cell>
          <table:table-cell office:value-type="float" office:value="50.040700000000001" table:style-name="ce2">
            <text:p>50,0407</text:p>
          </table:table-cell>
          <table:table-cell office:value-type="string" table:style-name="ce2">
            <text:p>N/A</text:p>
          </table:table-cell>
          <table:table-cell office:value-type="float" office:value="89.1083" table:style-name="ce2">
            <text:p>89,1083</text:p>
          </table:table-cell>
          <table:table-cell office:value-type="float" office:value="138.87430000000001" table:style-name="ce2">
            <text:p>138,874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07" table:style-name="ce2">
            <text:p>100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13" table:style-name="ce2">
            <text:p>111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13" table:style-name="ce2">
            <text:p>513</text:p>
          </table:table-cell>
          <table:table-cell office:value-type="float" office:value="300" table:style-name="ce2">
            <text:p>300</text:p>
          </table:table-cell>
          <table:table-cell office:value-type="float" office:value="777" table:style-name="ce2">
            <text:p>777</text:p>
          </table:table-cell>
          <table:table-cell office:value-type="string" table:style-name="ce2">
            <text:p>1400002C000A028003EF1E1E04590301000D000D0000000000000000000000000000000002620201012C030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709" table:style-name="ce3">
            <text:p>1709</text:p>
          </table:table-cell>
          <table:table-cell office:value-type="float" office:value="1709" table:style-name="ce3">
            <text:p>1709</text:p>
          </table:table-cell>
          <table:table-cell office:value-type="float" office:value="0" table:style-name="ce3">
            <text:p>0</text:p>
          </table:table-cell>
          <table:table-cell office:value-type="float" office:value="151" table:style-name="ce3">
            <text:p>151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8 21:40:4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7" table:style-name="ce2">
            <text:p>67</text:p>
          </table:table-cell>
          <table:table-cell office:value-type="float" office:value="0" table:style-name="ce2">
            <text:p>0</text:p>
          </table:table-cell>
          <table:table-cell office:value-type="float" office:value="153" table:style-name="ce2">
            <text:p>153</text:p>
          </table:table-cell>
          <table:table-cell office:value-type="float" office:value="11214" table:style-name="ce2">
            <text:p>112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01:26:16</text:p>
          </table:table-cell>
          <table:table-cell office:value-type="string" table:style-name="ce2">
            <text:p>2020 MAY 29 01:45:02</text:p>
          </table:table-cell>
          <table:table-cell office:value-type="string" table:style-name="ce2">
            <text:p>2020 MAY 29 01:26:26</text:p>
          </table:table-cell>
          <table:table-cell office:value-type="string" table:style-name="ce2">
            <text:p>2020 MAY 29 01:45:0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9 01:36:26</text:p>
          </table:table-cell>
          <table:table-cell office:value-type="string" table:style-name="ce2">
            <text:p>2020 MAY 29 01:45:02</text:p>
          </table:table-cell>
          <table:table-cell office:value-type="string" table:style-name="ce2">
            <text:p>2020 MAY 29 01:36:56</text:p>
          </table:table-cell>
          <table:table-cell office:value-type="float" office:value="-15.0144" table:style-name="ce2">
            <text:p>-15,0144</text:p>
          </table:table-cell>
          <table:table-cell office:value-type="float" office:value="-10.1342" table:style-name="ce2">
            <text:p>-10,1342</text:p>
          </table:table-cell>
          <table:table-cell office:value-type="string" table:style-name="ce2">
            <text:p>2020 MAY 29 01:44:32</text:p>
          </table:table-cell>
          <table:table-cell office:value-type="float" office:value="6.5819000000000001" table:style-name="ce2">
            <text:p>6,5819</text:p>
          </table:table-cell>
          <table:table-cell office:value-type="float" office:value="-16.009499999999999" table:style-name="ce2">
            <text:p>-16,0095</text:p>
          </table:table-cell>
          <table:table-cell office:value-type="string" table:style-name="ce2">
            <text:p>2020 MAY 29 01:43:05</text:p>
          </table:table-cell>
          <table:table-cell office:value-type="float" office:value="54.984000000000002" table:style-name="ce2">
            <text:p>54,984</text:p>
          </table:table-cell>
          <table:table-cell office:value-type="float" office:value="1476" table:style-name="ce2">
            <text:p>1476</text:p>
          </table:table-cell>
          <table:table-cell office:value-type="float" office:value="17.954699999999999" table:style-name="ce2">
            <text:p>17,9547</text:p>
          </table:table-cell>
          <table:table-cell office:value-type="float" office:value="209.61199999999999" table:style-name="ce2">
            <text:p>209,612</text:p>
          </table:table-cell>
          <table:table-cell office:value-type="float" office:value="50.324599999999997" table:style-name="ce2">
            <text:p>50,3246</text:p>
          </table:table-cell>
          <table:table-cell office:value-type="string" table:style-name="ce2">
            <text:p>N/A</text:p>
          </table:table-cell>
          <table:table-cell office:value-type="float" office:value="89.629400000000004" table:style-name="ce2">
            <text:p>89,6294</text:p>
          </table:table-cell>
          <table:table-cell office:value-type="float" office:value="139.67769999999999" table:style-name="ce2">
            <text:p>139,677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09" table:style-name="ce2">
            <text:p>100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16" table:style-name="ce2">
            <text:p>111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16" table:style-name="ce2">
            <text:p>516</text:p>
          </table:table-cell>
          <table:table-cell office:value-type="float" office:value="300" table:style-name="ce2">
            <text:p>300</text:p>
          </table:table-cell>
          <table:table-cell office:value-type="float" office:value="785" table:style-name="ce2">
            <text:p>785</text:p>
          </table:table-cell>
          <table:table-cell office:value-type="string" table:style-name="ce2">
            <text:p>1400002C000A028003F11E1E045C0301000D000D0000000000000000000000000000000002620204012C031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67" table:style-name="ce3">
            <text:p>767</text:p>
          </table:table-cell>
          <table:table-cell office:value-type="float" office:value="767" table:style-name="ce3">
            <text:p>767</text:p>
          </table:table-cell>
          <table:table-cell office:value-type="float" office:value="0" table:style-name="ce3">
            <text:p>0</text:p>
          </table:table-cell>
          <table:table-cell office:value-type="float" office:value="153" table:style-name="ce3">
            <text:p>153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9 01:36:5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8" table:style-name="ce2">
            <text:p>68</text:p>
          </table:table-cell>
          <table:table-cell office:value-type="float" office:value="0" table:style-name="ce2">
            <text:p>0</text:p>
          </table:table-cell>
          <table:table-cell office:value-type="float" office:value="154" table:style-name="ce2">
            <text:p>154</text:p>
          </table:table-cell>
          <table:table-cell office:value-type="float" office:value="11215" table:style-name="ce2">
            <text:p>112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03:24:24</text:p>
          </table:table-cell>
          <table:table-cell office:value-type="string" table:style-name="ce2">
            <text:p>2020 MAY 29 03:43:13</text:p>
          </table:table-cell>
          <table:table-cell office:value-type="string" table:style-name="ce2">
            <text:p>2020 MAY 29 03:24:34</text:p>
          </table:table-cell>
          <table:table-cell office:value-type="string" table:style-name="ce2">
            <text:p>2020 MAY 29 03:43:1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9 03:34:34</text:p>
          </table:table-cell>
          <table:table-cell office:value-type="string" table:style-name="ce2">
            <text:p>2020 MAY 29 03:43:13</text:p>
          </table:table-cell>
          <table:table-cell office:value-type="string" table:style-name="ce2">
            <text:p>2020 MAY 29 03:35:04</text:p>
          </table:table-cell>
          <table:table-cell office:value-type="float" office:value="-14.453200000000001" table:style-name="ce2">
            <text:p>-14,4532</text:p>
          </table:table-cell>
          <table:table-cell office:value-type="float" office:value="-38.998800000000003" table:style-name="ce2">
            <text:p>-38,9988</text:p>
          </table:table-cell>
          <table:table-cell office:value-type="string" table:style-name="ce2">
            <text:p>2020 MAY 29 03:42:43</text:p>
          </table:table-cell>
          <table:table-cell office:value-type="float" office:value="7.2544000000000004" table:style-name="ce2">
            <text:p>7,2544</text:p>
          </table:table-cell>
          <table:table-cell office:value-type="float" office:value="-45.2483" table:style-name="ce2">
            <text:p>-45,2483</text:p>
          </table:table-cell>
          <table:table-cell office:value-type="string" table:style-name="ce2">
            <text:p>2020 MAY 29 03:41:16</text:p>
          </table:table-cell>
          <table:table-cell office:value-type="float" office:value="55.142400000000002" table:style-name="ce2">
            <text:p>55,1424</text:p>
          </table:table-cell>
          <table:table-cell office:value-type="float" office:value="1463" table:style-name="ce2">
            <text:p>1463</text:p>
          </table:table-cell>
          <table:table-cell office:value-type="float" office:value="17.9222" table:style-name="ce2">
            <text:p>17,9222</text:p>
          </table:table-cell>
          <table:table-cell office:value-type="float" office:value="209.6619" table:style-name="ce2">
            <text:p>209,6619</text:p>
          </table:table-cell>
          <table:table-cell office:value-type="float" office:value="50.608499999999999" table:style-name="ce2">
            <text:p>50,6085</text:p>
          </table:table-cell>
          <table:table-cell office:value-type="string" table:style-name="ce2">
            <text:p>N/A</text:p>
          </table:table-cell>
          <table:table-cell office:value-type="float" office:value="90.150499999999994" table:style-name="ce2">
            <text:p>90,1505</text:p>
          </table:table-cell>
          <table:table-cell office:value-type="float" office:value="140.4811" table:style-name="ce2">
            <text:p>140,481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12" table:style-name="ce2">
            <text:p>101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19" table:style-name="ce2">
            <text:p>111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19" table:style-name="ce2">
            <text:p>519</text:p>
          </table:table-cell>
          <table:table-cell office:value-type="float" office:value="300" table:style-name="ce2">
            <text:p>300</text:p>
          </table:table-cell>
          <table:table-cell office:value-type="float" office:value="794" table:style-name="ce2">
            <text:p>794</text:p>
          </table:table-cell>
          <table:table-cell office:value-type="string" table:style-name="ce2">
            <text:p>1400002C000A028003F41E1E045F0301000D000D0000000000000000000000000000000002620207012C031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03" table:style-name="ce3">
            <text:p>1103</text:p>
          </table:table-cell>
          <table:table-cell office:value-type="float" office:value="1103" table:style-name="ce3">
            <text:p>1103</text:p>
          </table:table-cell>
          <table:table-cell office:value-type="float" office:value="0" table:style-name="ce3">
            <text:p>0</text:p>
          </table:table-cell>
          <table:table-cell office:value-type="float" office:value="154" table:style-name="ce3">
            <text:p>154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9 03:35:0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9" table:style-name="ce2">
            <text:p>69</text:p>
          </table:table-cell>
          <table:table-cell office:value-type="float" office:value="0" table:style-name="ce2">
            <text:p>0</text:p>
          </table:table-cell>
          <table:table-cell office:value-type="float" office:value="156" table:style-name="ce2">
            <text:p>156</text:p>
          </table:table-cell>
          <table:table-cell office:value-type="float" office:value="11217" table:style-name="ce2">
            <text:p>112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07:20:32</text:p>
          </table:table-cell>
          <table:table-cell office:value-type="string" table:style-name="ce2">
            <text:p>2020 MAY 29 07:39:31</text:p>
          </table:table-cell>
          <table:table-cell office:value-type="string" table:style-name="ce2">
            <text:p>2020 MAY 29 07:20:42</text:p>
          </table:table-cell>
          <table:table-cell office:value-type="string" table:style-name="ce2">
            <text:p>2020 MAY 29 07:39:3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9 07:30:42</text:p>
          </table:table-cell>
          <table:table-cell office:value-type="string" table:style-name="ce2">
            <text:p>2020 MAY 29 07:39:31</text:p>
          </table:table-cell>
          <table:table-cell office:value-type="string" table:style-name="ce2">
            <text:p>2020 MAY 29 07:31:12</text:p>
          </table:table-cell>
          <table:table-cell office:value-type="float" office:value="-13.4674" table:style-name="ce2">
            <text:p>-13,4674</text:p>
          </table:table-cell>
          <table:table-cell office:value-type="float" office:value="-96.6631" table:style-name="ce2">
            <text:p>-96,6631</text:p>
          </table:table-cell>
          <table:table-cell office:value-type="string" table:style-name="ce2">
            <text:p>2020 MAY 29 07:39:01</text:p>
          </table:table-cell>
          <table:table-cell office:value-type="float" office:value="8.8687000000000005" table:style-name="ce2">
            <text:p>8,8687</text:p>
          </table:table-cell>
          <table:table-cell office:value-type="float" office:value="-102.8276" table:style-name="ce2">
            <text:p>-102,8276</text:p>
          </table:table-cell>
          <table:table-cell office:value-type="string" table:style-name="ce2">
            <text:p>2020 MAY 29 07:37:31</text:p>
          </table:table-cell>
          <table:table-cell office:value-type="float" office:value="55.5122" table:style-name="ce2">
            <text:p>55,5122</text:p>
          </table:table-cell>
          <table:table-cell office:value-type="float" office:value="1432" table:style-name="ce2">
            <text:p>1432</text:p>
          </table:table-cell>
          <table:table-cell office:value-type="float" office:value="17.9161" table:style-name="ce2">
            <text:p>17,9161</text:p>
          </table:table-cell>
          <table:table-cell office:value-type="float" office:value="209.76169999999999" table:style-name="ce2">
            <text:p>209,7617</text:p>
          </table:table-cell>
          <table:table-cell office:value-type="float" office:value="51.555" table:style-name="ce2">
            <text:p>51,555</text:p>
          </table:table-cell>
          <table:table-cell office:value-type="string" table:style-name="ce2">
            <text:p>N/A</text:p>
          </table:table-cell>
          <table:table-cell office:value-type="float" office:value="91.887500000000003" table:style-name="ce2">
            <text:p>91,8875</text:p>
          </table:table-cell>
          <table:table-cell office:value-type="float" office:value="143.1591" table:style-name="ce2">
            <text:p>143,159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19" table:style-name="ce2">
            <text:p>101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29" table:style-name="ce2">
            <text:p>112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29" table:style-name="ce2">
            <text:p>529</text:p>
          </table:table-cell>
          <table:table-cell office:value-type="float" office:value="300" table:style-name="ce2">
            <text:p>300</text:p>
          </table:table-cell>
          <table:table-cell office:value-type="float" office:value="821" table:style-name="ce2">
            <text:p>821</text:p>
          </table:table-cell>
          <table:table-cell office:value-type="string" table:style-name="ce2">
            <text:p>1400002C000A028003FB1E1E04690301000D000D0000000000000000000000000000000002620211012C033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6" table:style-name="ce3">
            <text:p>56</text:p>
          </table:table-cell>
          <table:table-cell office:value-type="float" office:value="56" table:style-name="ce3">
            <text:p>56</text:p>
          </table:table-cell>
          <table:table-cell office:value-type="float" office:value="1" table:style-name="ce3">
            <text:p>1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9 07:31:13</text:p>
          </table:table-cell>
          <table:table-cell office:value-type="string" table:style-name="ce3">
            <text:p>LN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0" table:style-name="ce2">
            <text:p>70</text:p>
          </table:table-cell>
          <table:table-cell office:value-type="float" office:value="0" table:style-name="ce2">
            <text:p>0</text:p>
          </table:table-cell>
          <table:table-cell office:value-type="float" office:value="158" table:style-name="ce2">
            <text:p>158</text:p>
          </table:table-cell>
          <table:table-cell office:value-type="float" office:value="11219" table:style-name="ce2">
            <text:p>112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11:16:37</text:p>
          </table:table-cell>
          <table:table-cell office:value-type="string" table:style-name="ce2">
            <text:p>2020 MAY 29 11:35:42</text:p>
          </table:table-cell>
          <table:table-cell office:value-type="string" table:style-name="ce2">
            <text:p>2020 MAY 29 11:16:47</text:p>
          </table:table-cell>
          <table:table-cell office:value-type="string" table:style-name="ce2">
            <text:p>2020 MAY 29 11:35:4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9 11:26:47</text:p>
          </table:table-cell>
          <table:table-cell office:value-type="string" table:style-name="ce2">
            <text:p>2020 MAY 29 11:35:42</text:p>
          </table:table-cell>
          <table:table-cell office:value-type="string" table:style-name="ce2">
            <text:p>2020 MAY 29 11:27:17</text:p>
          </table:table-cell>
          <table:table-cell office:value-type="float" office:value="-12.4223" table:style-name="ce2">
            <text:p>-12,4223</text:p>
          </table:table-cell>
          <table:table-cell office:value-type="float" office:value="-154.32849999999999" table:style-name="ce2">
            <text:p>-154,3285</text:p>
          </table:table-cell>
          <table:table-cell office:value-type="string" table:style-name="ce2">
            <text:p>2020 MAY 29 11:35:12</text:p>
          </table:table-cell>
          <table:table-cell office:value-type="float" office:value="10.3154" table:style-name="ce2">
            <text:p>10,3154</text:p>
          </table:table-cell>
          <table:table-cell office:value-type="float" office:value="-160.40100000000001" table:style-name="ce2">
            <text:p>-160,401</text:p>
          </table:table-cell>
          <table:table-cell office:value-type="string" table:style-name="ce2">
            <text:p>2020 MAY 29 11:33:41</text:p>
          </table:table-cell>
          <table:table-cell office:value-type="float" office:value="55.766199999999998" table:style-name="ce2">
            <text:p>55,7662</text:p>
          </table:table-cell>
          <table:table-cell office:value-type="float" office:value="1413" table:style-name="ce2">
            <text:p>1413</text:p>
          </table:table-cell>
          <table:table-cell office:value-type="float" office:value="17.908300000000001" table:style-name="ce2">
            <text:p>17,9083</text:p>
          </table:table-cell>
          <table:table-cell office:value-type="float" office:value="209.86150000000001" table:style-name="ce2">
            <text:p>209,8615</text:p>
          </table:table-cell>
          <table:table-cell office:value-type="float" office:value="52.122799999999998" table:style-name="ce2">
            <text:p>52,1228</text:p>
          </table:table-cell>
          <table:table-cell office:value-type="string" table:style-name="ce2">
            <text:p>N/A</text:p>
          </table:table-cell>
          <table:table-cell office:value-type="float" office:value="92.929699999999997" table:style-name="ce2">
            <text:p>92,9297</text:p>
          </table:table-cell>
          <table:table-cell office:value-type="float" office:value="144.76580000000001" table:style-name="ce2">
            <text:p>144,765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24" table:style-name="ce2">
            <text:p>102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35" table:style-name="ce2">
            <text:p>113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35" table:style-name="ce2">
            <text:p>535</text:p>
          </table:table-cell>
          <table:table-cell office:value-type="float" office:value="300" table:style-name="ce2">
            <text:p>300</text:p>
          </table:table-cell>
          <table:table-cell office:value-type="float" office:value="583" table:style-name="ce2">
            <text:p>583</text:p>
          </table:table-cell>
          <table:table-cell office:value-type="string" table:style-name="ce2">
            <text:p>1400002C000A028004001E1E046F0301000D000D0000000000000000000000000000000002620217012C024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110" table:style-name="ce3">
            <text:p>3110</text:p>
          </table:table-cell>
          <table:table-cell office:value-type="float" office:value="3110" table:style-name="ce3">
            <text:p>3110</text:p>
          </table:table-cell>
          <table:table-cell office:value-type="float" office:value="0" table:style-name="ce3">
            <text:p>0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9 11:27:1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1" table:style-name="ce2">
            <text:p>71</text:p>
          </table:table-cell>
          <table:table-cell office:value-type="float" office:value="0" table:style-name="ce2">
            <text:p>0</text:p>
          </table:table-cell>
          <table:table-cell office:value-type="float" office:value="160" table:style-name="ce2">
            <text:p>160</text:p>
          </table:table-cell>
          <table:table-cell office:value-type="float" office:value="11221" table:style-name="ce2">
            <text:p>112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15:12:50</text:p>
          </table:table-cell>
          <table:table-cell office:value-type="string" table:style-name="ce2">
            <text:p>2020 MAY 29 15:32:01</text:p>
          </table:table-cell>
          <table:table-cell office:value-type="string" table:style-name="ce2">
            <text:p>2020 MAY 29 15:13:00</text:p>
          </table:table-cell>
          <table:table-cell office:value-type="string" table:style-name="ce2">
            <text:p>2020 MAY 29 15:32:0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9 15:23:00</text:p>
          </table:table-cell>
          <table:table-cell office:value-type="string" table:style-name="ce2">
            <text:p>2020 MAY 29 15:32:01</text:p>
          </table:table-cell>
          <table:table-cell office:value-type="string" table:style-name="ce2">
            <text:p>2020 MAY 29 15:23:30</text:p>
          </table:table-cell>
          <table:table-cell office:value-type="float" office:value="-11.2866" table:style-name="ce2">
            <text:p>-11,2866</text:p>
          </table:table-cell>
          <table:table-cell office:value-type="float" office:value="147.95349999999999" table:style-name="ce2">
            <text:p>147,9535</text:p>
          </table:table-cell>
          <table:table-cell office:value-type="string" table:style-name="ce2">
            <text:p>2020 MAY 29 15:31:31</text:p>
          </table:table-cell>
          <table:table-cell office:value-type="float" office:value="11.787800000000001" table:style-name="ce2">
            <text:p>11,7878</text:p>
          </table:table-cell>
          <table:table-cell office:value-type="float" office:value="141.7081" table:style-name="ce2">
            <text:p>141,7081</text:p>
          </table:table-cell>
          <table:table-cell office:value-type="string" table:style-name="ce2">
            <text:p>2020 MAY 29 15:29:58</text:p>
          </table:table-cell>
          <table:table-cell office:value-type="float" office:value="56.0137" table:style-name="ce2">
            <text:p>56,0137</text:p>
          </table:table-cell>
          <table:table-cell office:value-type="float" office:value="1388" table:style-name="ce2">
            <text:p>1388</text:p>
          </table:table-cell>
          <table:table-cell office:value-type="float" office:value="17.881699999999999" table:style-name="ce2">
            <text:p>17,8817</text:p>
          </table:table-cell>
          <table:table-cell office:value-type="float" office:value="209.96129999999999" table:style-name="ce2">
            <text:p>209,9613</text:p>
          </table:table-cell>
          <table:table-cell office:value-type="float" office:value="52.6907" table:style-name="ce2">
            <text:p>52,6907</text:p>
          </table:table-cell>
          <table:table-cell office:value-type="string" table:style-name="ce2">
            <text:p>N/A</text:p>
          </table:table-cell>
          <table:table-cell office:value-type="float" office:value="93.971900000000005" table:style-name="ce2">
            <text:p>93,9719</text:p>
          </table:table-cell>
          <table:table-cell office:value-type="float" office:value="146.37260000000001" table:style-name="ce2">
            <text:p>146,372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28" table:style-name="ce2">
            <text:p>102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41" table:style-name="ce2">
            <text:p>114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41" table:style-name="ce2">
            <text:p>541</text:p>
          </table:table-cell>
          <table:table-cell office:value-type="float" office:value="300" table:style-name="ce2">
            <text:p>300</text:p>
          </table:table-cell>
          <table:table-cell office:value-type="float" office:value="599" table:style-name="ce2">
            <text:p>599</text:p>
          </table:table-cell>
          <table:table-cell office:value-type="string" table:style-name="ce2">
            <text:p>1400002C000A028004041E1E04750301000D000D000000000000000000000000000000000262021D012C025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61" table:style-name="ce3">
            <text:p>761</text:p>
          </table:table-cell>
          <table:table-cell office:value-type="float" office:value="761" table:style-name="ce3">
            <text:p>761</text:p>
          </table:table-cell>
          <table:table-cell office:value-type="float" office:value="0" table:style-name="ce3">
            <text:p>0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9 15:23:3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2" table:style-name="ce2">
            <text:p>72</text:p>
          </table:table-cell>
          <table:table-cell office:value-type="float" office:value="0" table:style-name="ce2">
            <text:p>0</text:p>
          </table:table-cell>
          <table:table-cell office:value-type="float" office:value="162" table:style-name="ce2">
            <text:p>162</text:p>
          </table:table-cell>
          <table:table-cell office:value-type="float" office:value="11223" table:style-name="ce2">
            <text:p>112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19:08:59</text:p>
          </table:table-cell>
          <table:table-cell office:value-type="string" table:style-name="ce2">
            <text:p>2020 MAY 29 19:28:18</text:p>
          </table:table-cell>
          <table:table-cell office:value-type="string" table:style-name="ce2">
            <text:p>2020 MAY 29 19:09:09</text:p>
          </table:table-cell>
          <table:table-cell office:value-type="string" table:style-name="ce2">
            <text:p>2020 MAY 29 19:28: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9 19:19:09</text:p>
          </table:table-cell>
          <table:table-cell office:value-type="string" table:style-name="ce2">
            <text:p>2020 MAY 29 19:28:18</text:p>
          </table:table-cell>
          <table:table-cell office:value-type="string" table:style-name="ce2">
            <text:p>2020 MAY 29 19:19:39</text:p>
          </table:table-cell>
          <table:table-cell office:value-type="float" office:value="-10.432600000000001" table:style-name="ce2">
            <text:p>-10,4326</text:p>
          </table:table-cell>
          <table:table-cell office:value-type="float" office:value="90.316500000000005" table:style-name="ce2">
            <text:p>90,3165</text:p>
          </table:table-cell>
          <table:table-cell office:value-type="string" table:style-name="ce2">
            <text:p>2020 MAY 29 19:27:48</text:p>
          </table:table-cell>
          <table:table-cell office:value-type="float" office:value="13.029400000000001" table:style-name="ce2">
            <text:p>13,0294</text:p>
          </table:table-cell>
          <table:table-cell office:value-type="float" office:value="83.527500000000003" table:style-name="ce2">
            <text:p>83,5275</text:p>
          </table:table-cell>
          <table:table-cell office:value-type="string" table:style-name="ce2">
            <text:p>2020 MAY 29 19:26:13</text:p>
          </table:table-cell>
          <table:table-cell office:value-type="float" office:value="56.341700000000003" table:style-name="ce2">
            <text:p>56,3417</text:p>
          </table:table-cell>
          <table:table-cell office:value-type="float" office:value="1364" table:style-name="ce2">
            <text:p>1364</text:p>
          </table:table-cell>
          <table:table-cell office:value-type="float" office:value="17.835000000000001" table:style-name="ce2">
            <text:p>17,835</text:p>
          </table:table-cell>
          <table:table-cell office:value-type="float" office:value="210.06110000000001" table:style-name="ce2">
            <text:p>210,0611</text:p>
          </table:table-cell>
          <table:table-cell office:value-type="float" office:value="53.447800000000001" table:style-name="ce2">
            <text:p>53,4478</text:p>
          </table:table-cell>
          <table:table-cell office:value-type="string" table:style-name="ce2">
            <text:p>N/A</text:p>
          </table:table-cell>
          <table:table-cell office:value-type="float" office:value="95.361599999999996" table:style-name="ce2">
            <text:p>95,3616</text:p>
          </table:table-cell>
          <table:table-cell office:value-type="float" office:value="148.51499999999999" table:style-name="ce2">
            <text:p>148,51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34" table:style-name="ce2">
            <text:p>103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49" table:style-name="ce2">
            <text:p>114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49" table:style-name="ce2">
            <text:p>549</text:p>
          </table:table-cell>
          <table:table-cell office:value-type="float" office:value="300" table:style-name="ce2">
            <text:p>300</text:p>
          </table:table-cell>
          <table:table-cell office:value-type="float" office:value="621" table:style-name="ce2">
            <text:p>621</text:p>
          </table:table-cell>
          <table:table-cell office:value-type="string" table:style-name="ce2">
            <text:p>1400002C000A0280040A1E1E047D0301000D000D0000000000000000000000000000000002620225012C026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09" table:style-name="ce3">
            <text:p>809</text:p>
          </table:table-cell>
          <table:table-cell office:value-type="float" office:value="809" table:style-name="ce3">
            <text:p>809</text:p>
          </table:table-cell>
          <table:table-cell office:value-type="float" office:value="0" table:style-name="ce3">
            <text:p>0</text:p>
          </table:table-cell>
          <table:table-cell office:value-type="float" office:value="162" table:style-name="ce3">
            <text:p>162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9 19:19:3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3" table:style-name="ce2">
            <text:p>73</text:p>
          </table:table-cell>
          <table:table-cell office:value-type="float" office:value="0" table:style-name="ce2">
            <text:p>0</text:p>
          </table:table-cell>
          <table:table-cell office:value-type="float" office:value="164" table:style-name="ce2">
            <text:p>164</text:p>
          </table:table-cell>
          <table:table-cell office:value-type="float" office:value="11225" table:style-name="ce2">
            <text:p>112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23:05:03</text:p>
          </table:table-cell>
          <table:table-cell office:value-type="string" table:style-name="ce2">
            <text:p>2020 MAY 29 23:24:31</text:p>
          </table:table-cell>
          <table:table-cell office:value-type="string" table:style-name="ce2">
            <text:p>2020 MAY 29 23:05:13</text:p>
          </table:table-cell>
          <table:table-cell office:value-type="string" table:style-name="ce2">
            <text:p>2020 MAY 29 23:24:3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9 23:15:13</text:p>
          </table:table-cell>
          <table:table-cell office:value-type="string" table:style-name="ce2">
            <text:p>2020 MAY 29 23:24:31</text:p>
          </table:table-cell>
          <table:table-cell office:value-type="string" table:style-name="ce2">
            <text:p>2020 MAY 29 23:15:43</text:p>
          </table:table-cell>
          <table:table-cell office:value-type="float" office:value="-9.3802000000000003" table:style-name="ce2">
            <text:p>-9,3802</text:p>
          </table:table-cell>
          <table:table-cell office:value-type="float" office:value="32.654400000000003" table:style-name="ce2">
            <text:p>32,6544</text:p>
          </table:table-cell>
          <table:table-cell office:value-type="string" table:style-name="ce2">
            <text:p>2020 MAY 29 23:24:01</text:p>
          </table:table-cell>
          <table:table-cell office:value-type="float" office:value="14.672800000000001" table:style-name="ce2">
            <text:p>14,6728</text:p>
          </table:table-cell>
          <table:table-cell office:value-type="float" office:value="26.078499999999998" table:style-name="ce2">
            <text:p>26,0785</text:p>
          </table:table-cell>
          <table:table-cell office:value-type="string" table:style-name="ce2">
            <text:p>2020 MAY 29 23:22:24</text:p>
          </table:table-cell>
          <table:table-cell office:value-type="float" office:value="56.6096" table:style-name="ce2">
            <text:p>56,6096</text:p>
          </table:table-cell>
          <table:table-cell office:value-type="float" office:value="1338" table:style-name="ce2">
            <text:p>1338</text:p>
          </table:table-cell>
          <table:table-cell office:value-type="float" office:value="17.836099999999998" table:style-name="ce2">
            <text:p>17,8361</text:p>
          </table:table-cell>
          <table:table-cell office:value-type="float" office:value="210.1609" table:style-name="ce2">
            <text:p>210,1609</text:p>
          </table:table-cell>
          <table:table-cell office:value-type="float" office:value="54.299599999999998" table:style-name="ce2">
            <text:p>54,2996</text:p>
          </table:table-cell>
          <table:table-cell office:value-type="string" table:style-name="ce2">
            <text:p>N/A</text:p>
          </table:table-cell>
          <table:table-cell office:value-type="float" office:value="96.924899999999994" table:style-name="ce2">
            <text:p>96,9249</text:p>
          </table:table-cell>
          <table:table-cell office:value-type="float" office:value="150.92519999999999" table:style-name="ce2">
            <text:p>150,925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41" table:style-name="ce2">
            <text:p>104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58" table:style-name="ce2">
            <text:p>115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58" table:style-name="ce2">
            <text:p>558</text:p>
          </table:table-cell>
          <table:table-cell office:value-type="float" office:value="300" table:style-name="ce2">
            <text:p>300</text:p>
          </table:table-cell>
          <table:table-cell office:value-type="float" office:value="646" table:style-name="ce2">
            <text:p>646</text:p>
          </table:table-cell>
          <table:table-cell office:value-type="string" table:style-name="ce2">
            <text:p>1400002C000A028004111E1E04860301000D000D000000000000000000000000000000000262022E012C028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87" table:style-name="ce3">
            <text:p>2687</text:p>
          </table:table-cell>
          <table:table-cell office:value-type="float" office:value="2687" table:style-name="ce3">
            <text:p>2687</text:p>
          </table:table-cell>
          <table:table-cell office:value-type="float" office:value="0" table:style-name="ce3">
            <text:p>0</text:p>
          </table:table-cell>
          <table:table-cell office:value-type="float" office:value="164" table:style-name="ce3">
            <text:p>164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29 23:15:4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4" table:style-name="ce2">
            <text:p>74</text:p>
          </table:table-cell>
          <table:table-cell office:value-type="float" office:value="0" table:style-name="ce2">
            <text:p>0</text:p>
          </table:table-cell>
          <table:table-cell office:value-type="float" office:value="166" table:style-name="ce2">
            <text:p>166</text:p>
          </table:table-cell>
          <table:table-cell office:value-type="float" office:value="11227" table:style-name="ce2">
            <text:p>112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0 03:01:21</text:p>
          </table:table-cell>
          <table:table-cell office:value-type="string" table:style-name="ce2">
            <text:p>2020 MAY 30 03:20:53</text:p>
          </table:table-cell>
          <table:table-cell office:value-type="string" table:style-name="ce2">
            <text:p>2020 MAY 30 03:01:31</text:p>
          </table:table-cell>
          <table:table-cell office:value-type="string" table:style-name="ce2">
            <text:p>2020 MAY 30 03:20:5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0 03:11:31</text:p>
          </table:table-cell>
          <table:table-cell office:value-type="string" table:style-name="ce2">
            <text:p>2020 MAY 30 03:20:53</text:p>
          </table:table-cell>
          <table:table-cell office:value-type="string" table:style-name="ce2">
            <text:p>2020 MAY 30 03:12:01</text:p>
          </table:table-cell>
          <table:table-cell office:value-type="float" office:value="-8.1119000000000003" table:style-name="ce2">
            <text:p>-8,1119</text:p>
          </table:table-cell>
          <table:table-cell office:value-type="float" office:value="-25.113399999999999" table:style-name="ce2">
            <text:p>-25,1134</text:p>
          </table:table-cell>
          <table:table-cell office:value-type="string" table:style-name="ce2">
            <text:p>2020 MAY 30 03:20:23</text:p>
          </table:table-cell>
          <table:table-cell office:value-type="float" office:value="16.208400000000001" table:style-name="ce2">
            <text:p>16,2084</text:p>
          </table:table-cell>
          <table:table-cell office:value-type="float" office:value="-31.7013" table:style-name="ce2">
            <text:p>-31,7013</text:p>
          </table:table-cell>
          <table:table-cell office:value-type="string" table:style-name="ce2">
            <text:p>2020 MAY 30 03:18:44</text:p>
          </table:table-cell>
          <table:table-cell office:value-type="float" office:value="56.808999999999997" table:style-name="ce2">
            <text:p>56,809</text:p>
          </table:table-cell>
          <table:table-cell office:value-type="float" office:value="1318" table:style-name="ce2">
            <text:p>1318</text:p>
          </table:table-cell>
          <table:table-cell office:value-type="float" office:value="17.817499999999999" table:style-name="ce2">
            <text:p>17,8175</text:p>
          </table:table-cell>
          <table:table-cell office:value-type="float" office:value="210.26079999999999" table:style-name="ce2">
            <text:p>210,2608</text:p>
          </table:table-cell>
          <table:table-cell office:value-type="float" office:value="54.678199999999997" table:style-name="ce2">
            <text:p>54,6782</text:p>
          </table:table-cell>
          <table:table-cell office:value-type="string" table:style-name="ce2">
            <text:p>N/A</text:p>
          </table:table-cell>
          <table:table-cell office:value-type="float" office:value="97.619699999999995" table:style-name="ce2">
            <text:p>97,6197</text:p>
          </table:table-cell>
          <table:table-cell office:value-type="float" office:value="151.99629999999999" table:style-name="ce2">
            <text:p>151,996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43" table:style-name="ce2">
            <text:p>104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62" table:style-name="ce2">
            <text:p>116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62" table:style-name="ce2">
            <text:p>562</text:p>
          </table:table-cell>
          <table:table-cell office:value-type="float" office:value="300" table:style-name="ce2">
            <text:p>300</text:p>
          </table:table-cell>
          <table:table-cell office:value-type="float" office:value="656" table:style-name="ce2">
            <text:p>656</text:p>
          </table:table-cell>
          <table:table-cell office:value-type="string" table:style-name="ce2">
            <text:p>1400002C000A028004131E1E048A0301000D000D0000000000000000000000000000000002620232012C029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51" table:style-name="ce3">
            <text:p>2651</text:p>
          </table:table-cell>
          <table:table-cell office:value-type="float" office:value="2651" table:style-name="ce3">
            <text:p>2651</text:p>
          </table:table-cell>
          <table:table-cell office:value-type="float" office:value="0" table:style-name="ce3">
            <text:p>0</text:p>
          </table:table-cell>
          <table:table-cell office:value-type="float" office:value="166" table:style-name="ce3">
            <text:p>166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30 03:12:0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5" table:style-name="ce2">
            <text:p>75</text:p>
          </table:table-cell>
          <table:table-cell office:value-type="float" office:value="0" table:style-name="ce2">
            <text:p>0</text:p>
          </table:table-cell>
          <table:table-cell office:value-type="float" office:value="167" table:style-name="ce2">
            <text:p>167</text:p>
          </table:table-cell>
          <table:table-cell office:value-type="float" office:value="11228" table:style-name="ce2">
            <text:p>112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0 04:59:29</text:p>
          </table:table-cell>
          <table:table-cell office:value-type="string" table:style-name="ce2">
            <text:p>2020 MAY 30 05:19:06</text:p>
          </table:table-cell>
          <table:table-cell office:value-type="string" table:style-name="ce2">
            <text:p>2020 MAY 30 04:59:39</text:p>
          </table:table-cell>
          <table:table-cell office:value-type="string" table:style-name="ce2">
            <text:p>2020 MAY 30 05:19:0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0 05:09:39</text:p>
          </table:table-cell>
          <table:table-cell office:value-type="string" table:style-name="ce2">
            <text:p>2020 MAY 30 05:19:06</text:p>
          </table:table-cell>
          <table:table-cell office:value-type="string" table:style-name="ce2">
            <text:p>2020 MAY 30 05:10:09</text:p>
          </table:table-cell>
          <table:table-cell office:value-type="float" office:value="-7.5171000000000001" table:style-name="ce2">
            <text:p>-7,5171</text:p>
          </table:table-cell>
          <table:table-cell office:value-type="float" office:value="-53.984200000000001" table:style-name="ce2">
            <text:p>-53,9842</text:p>
          </table:table-cell>
          <table:table-cell office:value-type="string" table:style-name="ce2">
            <text:p>2020 MAY 30 05:18:36</text:p>
          </table:table-cell>
          <table:table-cell office:value-type="float" office:value="17.076499999999999" table:style-name="ce2">
            <text:p>17,0765</text:p>
          </table:table-cell>
          <table:table-cell office:value-type="float" office:value="-60.7226" table:style-name="ce2">
            <text:p>-60,7226</text:p>
          </table:table-cell>
          <table:table-cell office:value-type="string" table:style-name="ce2">
            <text:p>2020 MAY 30 05:16:56</text:p>
          </table:table-cell>
          <table:table-cell office:value-type="float" office:value="56.970100000000002" table:style-name="ce2">
            <text:p>56,9701</text:p>
          </table:table-cell>
          <table:table-cell office:value-type="float" office:value="1300" table:style-name="ce2">
            <text:p>1300</text:p>
          </table:table-cell>
          <table:table-cell office:value-type="float" office:value="17.8" table:style-name="ce2">
            <text:p>17,8</text:p>
          </table:table-cell>
          <table:table-cell office:value-type="float" office:value="210.3108" table:style-name="ce2">
            <text:p>210,3108</text:p>
          </table:table-cell>
          <table:table-cell office:value-type="float" office:value="55.151400000000002" table:style-name="ce2">
            <text:p>55,1514</text:p>
          </table:table-cell>
          <table:table-cell office:value-type="string" table:style-name="ce2">
            <text:p>N/A</text:p>
          </table:table-cell>
          <table:table-cell office:value-type="float" office:value="98.488200000000006" table:style-name="ce2">
            <text:p>98,4882</text:p>
          </table:table-cell>
          <table:table-cell office:value-type="float" office:value="153.33529999999999" table:style-name="ce2">
            <text:p>153,335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47" table:style-name="ce2">
            <text:p>104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67" table:style-name="ce2">
            <text:p>116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67" table:style-name="ce2">
            <text:p>567</text:p>
          </table:table-cell>
          <table:table-cell office:value-type="float" office:value="300" table:style-name="ce2">
            <text:p>300</text:p>
          </table:table-cell>
          <table:table-cell office:value-type="float" office:value="670" table:style-name="ce2">
            <text:p>670</text:p>
          </table:table-cell>
          <table:table-cell office:value-type="string" table:style-name="ce2">
            <text:p>1400002C000A028004171E1E048F0301000D000D0000000000000000000000000000000002620237012C029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55" table:style-name="ce3">
            <text:p>755</text:p>
          </table:table-cell>
          <table:table-cell office:value-type="float" office:value="755" table:style-name="ce3">
            <text:p>755</text:p>
          </table:table-cell>
          <table:table-cell office:value-type="float" office:value="0" table:style-name="ce3">
            <text:p>0</text:p>
          </table:table-cell>
          <table:table-cell office:value-type="float" office:value="167" table:style-name="ce3">
            <text:p>167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30 05:10:0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6" table:style-name="ce2">
            <text:p>76</text:p>
          </table:table-cell>
          <table:table-cell office:value-type="float" office:value="0" table:style-name="ce2">
            <text:p>0</text:p>
          </table:table-cell>
          <table:table-cell office:value-type="float" office:value="169" table:style-name="ce2">
            <text:p>169</text:p>
          </table:table-cell>
          <table:table-cell office:value-type="float" office:value="11230" table:style-name="ce2">
            <text:p>112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0 08:55:37</text:p>
          </table:table-cell>
          <table:table-cell office:value-type="string" table:style-name="ce2">
            <text:p>2020 MAY 30 09:15:24</text:p>
          </table:table-cell>
          <table:table-cell office:value-type="string" table:style-name="ce2">
            <text:p>2020 MAY 30 08:55:47</text:p>
          </table:table-cell>
          <table:table-cell office:value-type="string" table:style-name="ce2">
            <text:p>2020 MAY 30 09:15:2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0 09:05:47</text:p>
          </table:table-cell>
          <table:table-cell office:value-type="string" table:style-name="ce2">
            <text:p>2020 MAY 30 09:15:24</text:p>
          </table:table-cell>
          <table:table-cell office:value-type="string" table:style-name="ce2">
            <text:p>2020 MAY 30 09:06:17</text:p>
          </table:table-cell>
          <table:table-cell office:value-type="float" office:value="-6.4413" table:style-name="ce2">
            <text:p>-6,4413</text:p>
          </table:table-cell>
          <table:table-cell office:value-type="float" office:value="-111.6679" table:style-name="ce2">
            <text:p>-111,6679</text:p>
          </table:table-cell>
          <table:table-cell office:value-type="string" table:style-name="ce2">
            <text:p>2020 MAY 30 09:14:54</text:p>
          </table:table-cell>
          <table:table-cell office:value-type="float" office:value="18.7437" table:style-name="ce2">
            <text:p>18,7437</text:p>
          </table:table-cell>
          <table:table-cell office:value-type="float" office:value="-118.56870000000001" table:style-name="ce2">
            <text:p>-118,5687</text:p>
          </table:table-cell>
          <table:table-cell office:value-type="string" table:style-name="ce2">
            <text:p>2020 MAY 30 09:13:11</text:p>
          </table:table-cell>
          <table:table-cell office:value-type="float" office:value="57.289299999999997" table:style-name="ce2">
            <text:p>57,2893</text:p>
          </table:table-cell>
          <table:table-cell office:value-type="float" office:value="1269" table:style-name="ce2">
            <text:p>1269</text:p>
          </table:table-cell>
          <table:table-cell office:value-type="float" office:value="17.7761" table:style-name="ce2">
            <text:p>17,7761</text:p>
          </table:table-cell>
          <table:table-cell office:value-type="float" office:value="210.41069999999999" table:style-name="ce2">
            <text:p>210,4107</text:p>
          </table:table-cell>
          <table:table-cell office:value-type="float" office:value="56.097799999999999" table:style-name="ce2">
            <text:p>56,0978</text:p>
          </table:table-cell>
          <table:table-cell office:value-type="string" table:style-name="ce2">
            <text:p>N/A</text:p>
          </table:table-cell>
          <table:table-cell office:value-type="float" office:value="100.2252" table:style-name="ce2">
            <text:p>100,2252</text:p>
          </table:table-cell>
          <table:table-cell office:value-type="float" office:value="156.01329999999999" table:style-name="ce2">
            <text:p>156,013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54" table:style-name="ce2">
            <text:p>105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77" table:style-name="ce2">
            <text:p>117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77" table:style-name="ce2">
            <text:p>577</text:p>
          </table:table-cell>
          <table:table-cell office:value-type="float" office:value="300" table:style-name="ce2">
            <text:p>300</text:p>
          </table:table-cell>
          <table:table-cell office:value-type="float" office:value="697" table:style-name="ce2">
            <text:p>697</text:p>
          </table:table-cell>
          <table:table-cell office:value-type="string" table:style-name="ce2">
            <text:p>1400002C000A0280041E1E1E04990301000D000D0000000000000000000000000000000002620241012C02B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69" table:style-name="ce3">
            <text:p>2069</text:p>
          </table:table-cell>
          <table:table-cell office:value-type="float" office:value="2069" table:style-name="ce3">
            <text:p>2069</text:p>
          </table:table-cell>
          <table:table-cell office:value-type="float" office:value="0" table:style-name="ce3">
            <text:p>0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30 09:06:1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7" table:style-name="ce2">
            <text:p>77</text:p>
          </table:table-cell>
          <table:table-cell office:value-type="float" office:value="0" table:style-name="ce2">
            <text:p>0</text:p>
          </table:table-cell>
          <table:table-cell office:value-type="float" office:value="174" table:style-name="ce2">
            <text:p>174</text:p>
          </table:table-cell>
          <table:table-cell office:value-type="float" office:value="11235" table:style-name="ce2">
            <text:p>112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0 18:46:05</text:p>
          </table:table-cell>
          <table:table-cell office:value-type="string" table:style-name="ce2">
            <text:p>2020 MAY 30 19:06:11</text:p>
          </table:table-cell>
          <table:table-cell office:value-type="string" table:style-name="ce2">
            <text:p>2020 MAY 30 18:46:15</text:p>
          </table:table-cell>
          <table:table-cell office:value-type="string" table:style-name="ce2">
            <text:p>2020 MAY 30 19:06: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0 18:56:15</text:p>
          </table:table-cell>
          <table:table-cell office:value-type="string" table:style-name="ce2">
            <text:p>2020 MAY 30 19:06:11</text:p>
          </table:table-cell>
          <table:table-cell office:value-type="string" table:style-name="ce2">
            <text:p>2020 MAY 30 18:56:45</text:p>
          </table:table-cell>
          <table:table-cell office:value-type="float" office:value="-3.7345999999999999" table:style-name="ce2">
            <text:p>-3,7346</text:p>
          </table:table-cell>
          <table:table-cell office:value-type="float" office:value="104.0843" table:style-name="ce2">
            <text:p>104,0843</text:p>
          </table:table-cell>
          <table:table-cell office:value-type="string" table:style-name="ce2">
            <text:p>2020 MAY 30 19:05:41</text:p>
          </table:table-cell>
          <table:table-cell office:value-type="float" office:value="22.461099999999998" table:style-name="ce2">
            <text:p>22,4611</text:p>
          </table:table-cell>
          <table:table-cell office:value-type="float" office:value="96.438299999999998" table:style-name="ce2">
            <text:p>96,4383</text:p>
          </table:table-cell>
          <table:table-cell office:value-type="string" table:style-name="ce2">
            <text:p>2020 MAY 30 19:03:53</text:p>
          </table:table-cell>
          <table:table-cell office:value-type="float" office:value="57.849699999999999" table:style-name="ce2">
            <text:p>57,8497</text:p>
          </table:table-cell>
          <table:table-cell office:value-type="float" office:value="1208" table:style-name="ce2">
            <text:p>1208</text:p>
          </table:table-cell>
          <table:table-cell office:value-type="float" office:value="17.691400000000002" table:style-name="ce2">
            <text:p>17,6914</text:p>
          </table:table-cell>
          <table:table-cell office:value-type="float" office:value="210.66059999999999" table:style-name="ce2">
            <text:p>210,6606</text:p>
          </table:table-cell>
          <table:table-cell office:value-type="float" office:value="57.896000000000001" table:style-name="ce2">
            <text:p>57,896</text:p>
          </table:table-cell>
          <table:table-cell office:value-type="string" table:style-name="ce2">
            <text:p>N/A</text:p>
          </table:table-cell>
          <table:table-cell office:value-type="float" office:value="103.52549999999999" table:style-name="ce2">
            <text:p>103,5255</text:p>
          </table:table-cell>
          <table:table-cell office:value-type="float" office:value="161.10140000000001" table:style-name="ce2">
            <text:p>161,101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68" table:style-name="ce2">
            <text:p>106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96" table:style-name="ce2">
            <text:p>119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96" table:style-name="ce2">
            <text:p>596</text:p>
          </table:table-cell>
          <table:table-cell office:value-type="float" office:value="300" table:style-name="ce2">
            <text:p>300</text:p>
          </table:table-cell>
          <table:table-cell office:value-type="float" office:value="749" table:style-name="ce2">
            <text:p>749</text:p>
          </table:table-cell>
          <table:table-cell office:value-type="string" table:style-name="ce2">
            <text:p>1400002C000A0280042C1E1E04AC0301000D000D0000000000000000000000000000000002620254012C02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174" table:style-name="ce3">
            <text:p>174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30 18:56:4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8" table:style-name="ce2">
            <text:p>78</text:p>
          </table:table-cell>
          <table:table-cell office:value-type="float" office:value="0" table:style-name="ce2">
            <text:p>0</text:p>
          </table:table-cell>
          <table:table-cell office:value-type="float" office:value="175" table:style-name="ce2">
            <text:p>175</text:p>
          </table:table-cell>
          <table:table-cell office:value-type="float" office:value="11236" table:style-name="ce2">
            <text:p>112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0 20:44:09</text:p>
          </table:table-cell>
          <table:table-cell office:value-type="string" table:style-name="ce2">
            <text:p>2020 MAY 30 21:04:20</text:p>
          </table:table-cell>
          <table:table-cell office:value-type="string" table:style-name="ce2">
            <text:p>2020 MAY 30 20:44:19</text:p>
          </table:table-cell>
          <table:table-cell office:value-type="string" table:style-name="ce2">
            <text:p>2020 MAY 30 21:04: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0 20:54:19</text:p>
          </table:table-cell>
          <table:table-cell office:value-type="string" table:style-name="ce2">
            <text:p>2020 MAY 30 21:04:20</text:p>
          </table:table-cell>
          <table:table-cell office:value-type="string" table:style-name="ce2">
            <text:p>2020 MAY 30 20:54:49</text:p>
          </table:table-cell>
          <table:table-cell office:value-type="float" office:value="-3.2073999999999998" table:style-name="ce2">
            <text:p>-3,2074</text:p>
          </table:table-cell>
          <table:table-cell office:value-type="float" office:value="75.243899999999996" table:style-name="ce2">
            <text:p>75,2439</text:p>
          </table:table-cell>
          <table:table-cell office:value-type="string" table:style-name="ce2">
            <text:p>2020 MAY 30 21:03:50</text:p>
          </table:table-cell>
          <table:table-cell office:value-type="float" office:value="23.343499999999999" table:style-name="ce2">
            <text:p>23,3435</text:p>
          </table:table-cell>
          <table:table-cell office:value-type="float" office:value="67.762900000000002" table:style-name="ce2">
            <text:p>67,7629</text:p>
          </table:table-cell>
          <table:table-cell office:value-type="string" table:style-name="ce2">
            <text:p>2020 MAY 30 21:02:00</text:p>
          </table:table-cell>
          <table:table-cell office:value-type="float" office:value="58.003500000000003" table:style-name="ce2">
            <text:p>58,0035</text:p>
          </table:table-cell>
          <table:table-cell office:value-type="float" office:value="1193" table:style-name="ce2">
            <text:p>1193</text:p>
          </table:table-cell>
          <table:table-cell office:value-type="float" office:value="17.695799999999998" table:style-name="ce2">
            <text:p>17,6958</text:p>
          </table:table-cell>
          <table:table-cell office:value-type="float" office:value="210.7106" table:style-name="ce2">
            <text:p>210,7106</text:p>
          </table:table-cell>
          <table:table-cell office:value-type="float" office:value="58.369199999999999" table:style-name="ce2">
            <text:p>58,3692</text:p>
          </table:table-cell>
          <table:table-cell office:value-type="string" table:style-name="ce2">
            <text:p>N/A</text:p>
          </table:table-cell>
          <table:table-cell office:value-type="float" office:value="104.39400000000001" table:style-name="ce2">
            <text:p>104,394</text:p>
          </table:table-cell>
          <table:table-cell office:value-type="float" office:value="162.44040000000001" table:style-name="ce2">
            <text:p>162,440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71" table:style-name="ce2">
            <text:p>107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01" table:style-name="ce2">
            <text:p>120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01" table:style-name="ce2">
            <text:p>601</text:p>
          </table:table-cell>
          <table:table-cell office:value-type="float" office:value="300" table:style-name="ce2">
            <text:p>300</text:p>
          </table:table-cell>
          <table:table-cell office:value-type="float" office:value="762" table:style-name="ce2">
            <text:p>762</text:p>
          </table:table-cell>
          <table:table-cell office:value-type="string" table:style-name="ce2">
            <text:p>1400002C000A0280042F1E1E04B10301000D000D0000000000000000000000000000000002620259012C02F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4" table:style-name="ce3">
            <text:p>34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175" table:style-name="ce3">
            <text:p>175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30 20:54:4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9" table:style-name="ce2">
            <text:p>79</text:p>
          </table:table-cell>
          <table:table-cell office:value-type="float" office:value="0" table:style-name="ce2">
            <text:p>0</text:p>
          </table:table-cell>
          <table:table-cell office:value-type="float" office:value="177" table:style-name="ce2">
            <text:p>177</text:p>
          </table:table-cell>
          <table:table-cell office:value-type="float" office:value="11238" table:style-name="ce2">
            <text:p>112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00:40:18</text:p>
          </table:table-cell>
          <table:table-cell office:value-type="string" table:style-name="ce2">
            <text:p>2020 MAY 31 01:00:36</text:p>
          </table:table-cell>
          <table:table-cell office:value-type="string" table:style-name="ce2">
            <text:p>2020 MAY 31 00:40:28</text:p>
          </table:table-cell>
          <table:table-cell office:value-type="string" table:style-name="ce2">
            <text:p>2020 MAY 31 01:00:3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1 00:50:28</text:p>
          </table:table-cell>
          <table:table-cell office:value-type="string" table:style-name="ce2">
            <text:p>2020 MAY 31 01:00:36</text:p>
          </table:table-cell>
          <table:table-cell office:value-type="string" table:style-name="ce2">
            <text:p>2020 MAY 31 00:50:58</text:p>
          </table:table-cell>
          <table:table-cell office:value-type="float" office:value="-1.9367000000000001" table:style-name="ce2">
            <text:p>-1,9367</text:p>
          </table:table-cell>
          <table:table-cell office:value-type="float" office:value="17.509399999999999" table:style-name="ce2">
            <text:p>17,5094</text:p>
          </table:table-cell>
          <table:table-cell office:value-type="string" table:style-name="ce2">
            <text:p>2020 MAY 31 01:00:06</text:p>
          </table:table-cell>
          <table:table-cell office:value-type="float" office:value="24.845300000000002" table:style-name="ce2">
            <text:p>24,8453</text:p>
          </table:table-cell>
          <table:table-cell office:value-type="float" office:value="9.1306999999999992" table:style-name="ce2">
            <text:p>9,1307</text:p>
          </table:table-cell>
          <table:table-cell office:value-type="string" table:style-name="ce2">
            <text:p>2020 MAY 31 00:58:14</text:p>
          </table:table-cell>
          <table:table-cell office:value-type="float" office:value="58.168399999999998" table:style-name="ce2">
            <text:p>58,1684</text:p>
          </table:table-cell>
          <table:table-cell office:value-type="float" office:value="1166" table:style-name="ce2">
            <text:p>1166</text:p>
          </table:table-cell>
          <table:table-cell office:value-type="float" office:value="17.6189" table:style-name="ce2">
            <text:p>17,6189</text:p>
          </table:table-cell>
          <table:table-cell office:value-type="float" office:value="210.81049999999999" table:style-name="ce2">
            <text:p>210,8105</text:p>
          </table:table-cell>
          <table:table-cell office:value-type="float" office:value="59.031700000000001" table:style-name="ce2">
            <text:p>59,0317</text:p>
          </table:table-cell>
          <table:table-cell office:value-type="string" table:style-name="ce2">
            <text:p>N/A</text:p>
          </table:table-cell>
          <table:table-cell office:value-type="float" office:value="105.6099" table:style-name="ce2">
            <text:p>105,6099</text:p>
          </table:table-cell>
          <table:table-cell office:value-type="float" office:value="164.315" table:style-name="ce2">
            <text:p>164,31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76" table:style-name="ce2">
            <text:p>107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08" table:style-name="ce2">
            <text:p>120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08" table:style-name="ce2">
            <text:p>608</text:p>
          </table:table-cell>
          <table:table-cell office:value-type="float" office:value="300" table:style-name="ce2">
            <text:p>300</text:p>
          </table:table-cell>
          <table:table-cell office:value-type="float" office:value="781" table:style-name="ce2">
            <text:p>781</text:p>
          </table:table-cell>
          <table:table-cell office:value-type="string" table:style-name="ce2">
            <text:p>1400002C000A028004341E1E04B80301000D000D0000000000000000000000000000000002620260012C030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93" table:style-name="ce3">
            <text:p>2693</text:p>
          </table:table-cell>
          <table:table-cell office:value-type="float" office:value="2693" table:style-name="ce3">
            <text:p>2693</text:p>
          </table:table-cell>
          <table:table-cell office:value-type="float" office:value="0" table:style-name="ce3">
            <text:p>0</text:p>
          </table:table-cell>
          <table:table-cell office:value-type="float" office:value="177" table:style-name="ce3">
            <text:p>177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31 00:50:5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0" table:style-name="ce2">
            <text:p>80</text:p>
          </table:table-cell>
          <table:table-cell office:value-type="float" office:value="0" table:style-name="ce2">
            <text:p>0</text:p>
          </table:table-cell>
          <table:table-cell office:value-type="float" office:value="179" table:style-name="ce2">
            <text:p>179</text:p>
          </table:table-cell>
          <table:table-cell office:value-type="float" office:value="11240" table:style-name="ce2">
            <text:p>1124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04:36:38</text:p>
          </table:table-cell>
          <table:table-cell office:value-type="string" table:style-name="ce2">
            <text:p>2020 MAY 31 04:57:03</text:p>
          </table:table-cell>
          <table:table-cell office:value-type="string" table:style-name="ce2">
            <text:p>2020 MAY 31 04:36:48</text:p>
          </table:table-cell>
          <table:table-cell office:value-type="string" table:style-name="ce2">
            <text:p>2020 MAY 31 04:57:0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1 04:46:48</text:p>
          </table:table-cell>
          <table:table-cell office:value-type="string" table:style-name="ce2">
            <text:p>2020 MAY 31 04:57:03</text:p>
          </table:table-cell>
          <table:table-cell office:value-type="string" table:style-name="ce2">
            <text:p>2020 MAY 31 04:47:18</text:p>
          </table:table-cell>
          <table:table-cell office:value-type="float" office:value="-0.63554999999999995" table:style-name="ce2">
            <text:p>-0,63555</text:p>
          </table:table-cell>
          <table:table-cell office:value-type="float" office:value="-40.277900000000002" table:style-name="ce2">
            <text:p>-40,2779</text:p>
          </table:table-cell>
          <table:table-cell office:value-type="string" table:style-name="ce2">
            <text:p>2020 MAY 31 04:56:33</text:p>
          </table:table-cell>
          <table:table-cell office:value-type="float" office:value="26.693000000000001" table:style-name="ce2">
            <text:p>26,693</text:p>
          </table:table-cell>
          <table:table-cell office:value-type="float" office:value="-48.200299999999999" table:style-name="ce2">
            <text:p>-48,2003</text:p>
          </table:table-cell>
          <table:table-cell office:value-type="string" table:style-name="ce2">
            <text:p>2020 MAY 31 04:54:38</text:p>
          </table:table-cell>
          <table:table-cell office:value-type="float" office:value="58.365499999999997" table:style-name="ce2">
            <text:p>58,3655</text:p>
          </table:table-cell>
          <table:table-cell office:value-type="float" office:value="1141" table:style-name="ce2">
            <text:p>1141</text:p>
          </table:table-cell>
          <table:table-cell office:value-type="float" office:value="17.631699999999999" table:style-name="ce2">
            <text:p>17,6317</text:p>
          </table:table-cell>
          <table:table-cell office:value-type="float" office:value="210.91059999999999" table:style-name="ce2">
            <text:p>210,9106</text:p>
          </table:table-cell>
          <table:table-cell office:value-type="float" office:value="59.694200000000002" table:style-name="ce2">
            <text:p>59,6942</text:p>
          </table:table-cell>
          <table:table-cell office:value-type="string" table:style-name="ce2">
            <text:p>N/A</text:p>
          </table:table-cell>
          <table:table-cell office:value-type="float" office:value="106.8258" table:style-name="ce2">
            <text:p>106,8258</text:p>
          </table:table-cell>
          <table:table-cell office:value-type="float" office:value="166.18960000000001" table:style-name="ce2">
            <text:p>166,189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80" table:style-name="ce2">
            <text:p>108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15" table:style-name="ce2">
            <text:p>121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15" table:style-name="ce2">
            <text:p>615</text:p>
          </table:table-cell>
          <table:table-cell office:value-type="float" office:value="300" table:style-name="ce2">
            <text:p>300</text:p>
          </table:table-cell>
          <table:table-cell office:value-type="float" office:value="799" table:style-name="ce2">
            <text:p>799</text:p>
          </table:table-cell>
          <table:table-cell office:value-type="string" table:style-name="ce2">
            <text:p>1400002C000A028004381E1E04BF0301000D000D0000000000000000000000000000000002620267012C031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101" table:style-name="ce3">
            <text:p>3101</text:p>
          </table:table-cell>
          <table:table-cell office:value-type="float" office:value="3101" table:style-name="ce3">
            <text:p>3101</text:p>
          </table:table-cell>
          <table:table-cell office:value-type="float" office:value="0" table:style-name="ce3">
            <text:p>0</text:p>
          </table:table-cell>
          <table:table-cell office:value-type="float" office:value="179" table:style-name="ce3">
            <text:p>179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31 04:47:1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1" table:style-name="ce2">
            <text:p>81</text:p>
          </table:table-cell>
          <table:table-cell office:value-type="float" office:value="0" table:style-name="ce2">
            <text:p>0</text:p>
          </table:table-cell>
          <table:table-cell office:value-type="float" office:value="181" table:style-name="ce2">
            <text:p>181</text:p>
          </table:table-cell>
          <table:table-cell office:value-type="float" office:value="11242" table:style-name="ce2">
            <text:p>112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08:32:51</text:p>
          </table:table-cell>
          <table:table-cell office:value-type="string" table:style-name="ce2">
            <text:p>2020 MAY 31 08:53:28</text:p>
          </table:table-cell>
          <table:table-cell office:value-type="string" table:style-name="ce2">
            <text:p>2020 MAY 31 08:33:01</text:p>
          </table:table-cell>
          <table:table-cell office:value-type="string" table:style-name="ce2">
            <text:p>2020 MAY 31 08:53:2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1 08:43:01</text:p>
          </table:table-cell>
          <table:table-cell office:value-type="string" table:style-name="ce2">
            <text:p>2020 MAY 31 08:53:28</text:p>
          </table:table-cell>
          <table:table-cell office:value-type="string" table:style-name="ce2">
            <text:p>2020 MAY 31 08:43:31</text:p>
          </table:table-cell>
          <table:table-cell office:value-type="float" office:value="0.59677999999999998" table:style-name="ce2">
            <text:p>0,59678</text:p>
          </table:table-cell>
          <table:table-cell office:value-type="float" office:value="-98.022800000000004" table:style-name="ce2">
            <text:p>-98,0228</text:p>
          </table:table-cell>
          <table:table-cell office:value-type="string" table:style-name="ce2">
            <text:p>2020 MAY 31 08:52:58</text:p>
          </table:table-cell>
          <table:table-cell office:value-type="float" office:value="28.563099999999999" table:style-name="ce2">
            <text:p>28,5631</text:p>
          </table:table-cell>
          <table:table-cell office:value-type="float" office:value="-106.444" table:style-name="ce2">
            <text:p>-106,444</text:p>
          </table:table-cell>
          <table:table-cell office:value-type="string" table:style-name="ce2">
            <text:p>2020 MAY 31 08:51:00</text:p>
          </table:table-cell>
          <table:table-cell office:value-type="float" office:value="58.660499999999999" table:style-name="ce2">
            <text:p>58,6605</text:p>
          </table:table-cell>
          <table:table-cell office:value-type="float" office:value="1103" table:style-name="ce2">
            <text:p>1103</text:p>
          </table:table-cell>
          <table:table-cell office:value-type="float" office:value="17.582799999999999" table:style-name="ce2">
            <text:p>17,5828</text:p>
          </table:table-cell>
          <table:table-cell office:value-type="float" office:value="211.01070000000001" table:style-name="ce2">
            <text:p>211,0107</text:p>
          </table:table-cell>
          <table:table-cell office:value-type="float" office:value="60.829900000000002" table:style-name="ce2">
            <text:p>60,8299</text:p>
          </table:table-cell>
          <table:table-cell office:value-type="string" table:style-name="ce2">
            <text:p>N/A</text:p>
          </table:table-cell>
          <table:table-cell office:value-type="float" office:value="108.9102" table:style-name="ce2">
            <text:p>108,9102</text:p>
          </table:table-cell>
          <table:table-cell office:value-type="float" office:value="169.40309999999999" table:style-name="ce2">
            <text:p>169,403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89" table:style-name="ce2">
            <text:p>108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27" table:style-name="ce2">
            <text:p>122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27" table:style-name="ce2">
            <text:p>627</text:p>
          </table:table-cell>
          <table:table-cell office:value-type="float" office:value="300" table:style-name="ce2">
            <text:p>300</text:p>
          </table:table-cell>
          <table:table-cell office:value-type="float" office:value="832" table:style-name="ce2">
            <text:p>832</text:p>
          </table:table-cell>
          <table:table-cell office:value-type="string" table:style-name="ce2">
            <text:p>1400002C000A028004411E1E04CB0301000D000D0000000000000000000000000000000002620273012C034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85" table:style-name="ce3">
            <text:p>785</text:p>
          </table:table-cell>
          <table:table-cell office:value-type="float" office:value="785" table:style-name="ce3">
            <text:p>785</text:p>
          </table:table-cell>
          <table:table-cell office:value-type="float" office:value="0" table:style-name="ce3">
            <text:p>0</text:p>
          </table:table-cell>
          <table:table-cell office:value-type="float" office:value="181" table:style-name="ce3">
            <text:p>181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31 08:43:3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2" table:style-name="ce2">
            <text:p>82</text:p>
          </table:table-cell>
          <table:table-cell office:value-type="float" office:value="0" table:style-name="ce2">
            <text:p>0</text:p>
          </table:table-cell>
          <table:table-cell office:value-type="float" office:value="182" table:style-name="ce2">
            <text:p>182</text:p>
          </table:table-cell>
          <table:table-cell office:value-type="float" office:value="11243" table:style-name="ce2">
            <text:p>112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10:30:54</text:p>
          </table:table-cell>
          <table:table-cell office:value-type="string" table:style-name="ce2">
            <text:p>2020 MAY 31 10:51:34</text:p>
          </table:table-cell>
          <table:table-cell office:value-type="string" table:style-name="ce2">
            <text:p>2020 MAY 31 10:31:04</text:p>
          </table:table-cell>
          <table:table-cell office:value-type="string" table:style-name="ce2">
            <text:p>2020 MAY 31 10:51:3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1 10:41:04</text:p>
          </table:table-cell>
          <table:table-cell office:value-type="string" table:style-name="ce2">
            <text:p>2020 MAY 31 10:51:34</text:p>
          </table:table-cell>
          <table:table-cell office:value-type="string" table:style-name="ce2">
            <text:p>2020 MAY 31 10:41:34</text:p>
          </table:table-cell>
          <table:table-cell office:value-type="float" office:value="1.1465000000000001" table:style-name="ce2">
            <text:p>1,1465</text:p>
          </table:table-cell>
          <table:table-cell office:value-type="float" office:value="-126.86660000000001" table:style-name="ce2">
            <text:p>-126,8666</text:p>
          </table:table-cell>
          <table:table-cell office:value-type="string" table:style-name="ce2">
            <text:p>2020 MAY 31 10:51:04</text:p>
          </table:table-cell>
          <table:table-cell office:value-type="float" office:value="29.238199999999999" table:style-name="ce2">
            <text:p>29,2382</text:p>
          </table:table-cell>
          <table:table-cell office:value-type="float" office:value="-135.62860000000001" table:style-name="ce2">
            <text:p>-135,6286</text:p>
          </table:table-cell>
          <table:table-cell office:value-type="string" table:style-name="ce2">
            <text:p>2020 MAY 31 10:49:05</text:p>
          </table:table-cell>
          <table:table-cell office:value-type="float" office:value="58.754300000000001" table:style-name="ce2">
            <text:p>58,7543</text:p>
          </table:table-cell>
          <table:table-cell office:value-type="float" office:value="1093" table:style-name="ce2">
            <text:p>1093</text:p>
          </table:table-cell>
          <table:table-cell office:value-type="float" office:value="17.552499999999998" table:style-name="ce2">
            <text:p>17,5525</text:p>
          </table:table-cell>
          <table:table-cell office:value-type="float" office:value="211.0607" table:style-name="ce2">
            <text:p>211,0607</text:p>
          </table:table-cell>
          <table:table-cell office:value-type="float" office:value="61.113799999999998" table:style-name="ce2">
            <text:p>61,1138</text:p>
          </table:table-cell>
          <table:table-cell office:value-type="string" table:style-name="ce2">
            <text:p>N/A</text:p>
          </table:table-cell>
          <table:table-cell office:value-type="float" office:value="109.43129999999999" table:style-name="ce2">
            <text:p>109,4313</text:p>
          </table:table-cell>
          <table:table-cell office:value-type="float" office:value="170.20650000000001" table:style-name="ce2">
            <text:p>170,206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91" table:style-name="ce2">
            <text:p>109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30" table:style-name="ce2">
            <text:p>123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30" table:style-name="ce2">
            <text:p>630</text:p>
          </table:table-cell>
          <table:table-cell office:value-type="float" office:value="300" table:style-name="ce2">
            <text:p>300</text:p>
          </table:table-cell>
          <table:table-cell office:value-type="float" office:value="840" table:style-name="ce2">
            <text:p>840</text:p>
          </table:table-cell>
          <table:table-cell office:value-type="string" table:style-name="ce2">
            <text:p>1400002C000A028004431E1E04CE0301000D000D0000000000000000000000000000000002620276012C034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47" table:style-name="ce3">
            <text:p>2747</text:p>
          </table:table-cell>
          <table:table-cell office:value-type="float" office:value="2747" table:style-name="ce3">
            <text:p>2747</text:p>
          </table:table-cell>
          <table:table-cell office:value-type="float" office:value="0" table:style-name="ce3">
            <text:p>0</text:p>
          </table:table-cell>
          <table:table-cell office:value-type="float" office:value="182" table:style-name="ce3">
            <text:p>182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31 10:41:3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3" table:style-name="ce2">
            <text:p>83</text:p>
          </table:table-cell>
          <table:table-cell office:value-type="float" office:value="0" table:style-name="ce2">
            <text:p>0</text:p>
          </table:table-cell>
          <table:table-cell office:value-type="float" office:value="185" table:style-name="ce2">
            <text:p>185</text:p>
          </table:table-cell>
          <table:table-cell office:value-type="float" office:value="11246" table:style-name="ce2">
            <text:p>1124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16:25:15</text:p>
          </table:table-cell>
          <table:table-cell office:value-type="string" table:style-name="ce2">
            <text:p>2020 MAY 31 16:46:07</text:p>
          </table:table-cell>
          <table:table-cell office:value-type="string" table:style-name="ce2">
            <text:p>2020 MAY 31 16:25:25</text:p>
          </table:table-cell>
          <table:table-cell office:value-type="string" table:style-name="ce2">
            <text:p>2020 MAY 31 16:46:0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1 16:35:25</text:p>
          </table:table-cell>
          <table:table-cell office:value-type="string" table:style-name="ce2">
            <text:p>2020 MAY 31 16:46:07</text:p>
          </table:table-cell>
          <table:table-cell office:value-type="string" table:style-name="ce2">
            <text:p>2020 MAY 31 16:35:55</text:p>
          </table:table-cell>
          <table:table-cell office:value-type="float" office:value="2.9740000000000002" table:style-name="ce2">
            <text:p>2,974</text:p>
          </table:table-cell>
          <table:table-cell office:value-type="float" office:value="146.50989999999999" table:style-name="ce2">
            <text:p>146,5099</text:p>
          </table:table-cell>
          <table:table-cell office:value-type="string" table:style-name="ce2">
            <text:p>2020 MAY 31 16:45:37</text:p>
          </table:table-cell>
          <table:table-cell office:value-type="float" office:value="31.7393" table:style-name="ce2">
            <text:p>31,7393</text:p>
          </table:table-cell>
          <table:table-cell office:value-type="float" office:value="137.50309999999999" table:style-name="ce2">
            <text:p>137,5031</text:p>
          </table:table-cell>
          <table:table-cell office:value-type="string" table:style-name="ce2">
            <text:p>2020 MAY 31 16:43:34</text:p>
          </table:table-cell>
          <table:table-cell office:value-type="float" office:value="58.972299999999997" table:style-name="ce2">
            <text:p>58,9723</text:p>
          </table:table-cell>
          <table:table-cell office:value-type="float" office:value="1055" table:style-name="ce2">
            <text:p>1055</text:p>
          </table:table-cell>
          <table:table-cell office:value-type="float" office:value="17.511700000000001" table:style-name="ce2">
            <text:p>17,5117</text:p>
          </table:table-cell>
          <table:table-cell office:value-type="float" office:value="211.21080000000001" table:style-name="ce2">
            <text:p>211,2108</text:p>
          </table:table-cell>
          <table:table-cell office:value-type="float" office:value="62.249499999999998" table:style-name="ce2">
            <text:p>62,2495</text:p>
          </table:table-cell>
          <table:table-cell office:value-type="string" table:style-name="ce2">
            <text:p>N/A</text:p>
          </table:table-cell>
          <table:table-cell office:value-type="float" office:value="111.5157" table:style-name="ce2">
            <text:p>111,5157</text:p>
          </table:table-cell>
          <table:table-cell office:value-type="float" office:value="173.42009999999999" table:style-name="ce2">
            <text:p>173,420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99" table:style-name="ce2">
            <text:p>109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42" table:style-name="ce2">
            <text:p>124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42" table:style-name="ce2">
            <text:p>642</text:p>
          </table:table-cell>
          <table:table-cell office:value-type="float" office:value="300" table:style-name="ce2">
            <text:p>300</text:p>
          </table:table-cell>
          <table:table-cell office:value-type="float" office:value="872" table:style-name="ce2">
            <text:p>872</text:p>
          </table:table-cell>
          <table:table-cell office:value-type="string" table:style-name="ce2">
            <text:p>1400002C000A0280044B1E1E04DA0301000D000D0000000000000000000000000000000002620282012C036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87" table:style-name="ce3">
            <text:p>2687</text:p>
          </table:table-cell>
          <table:table-cell office:value-type="float" office:value="2687" table:style-name="ce3">
            <text:p>2687</text:p>
          </table:table-cell>
          <table:table-cell office:value-type="float" office:value="0" table:style-name="ce3">
            <text:p>0</text:p>
          </table:table-cell>
          <table:table-cell office:value-type="float" office:value="185" table:style-name="ce3">
            <text:p>185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31 16:35:5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4" table:style-name="ce2">
            <text:p>84</text:p>
          </table:table-cell>
          <table:table-cell office:value-type="float" office:value="0" table:style-name="ce2">
            <text:p>0</text:p>
          </table:table-cell>
          <table:table-cell office:value-type="float" office:value="188" table:style-name="ce2">
            <text:p>188</text:p>
          </table:table-cell>
          <table:table-cell office:value-type="float" office:value="11249" table:style-name="ce2">
            <text:p>1124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22:19:30</text:p>
          </table:table-cell>
          <table:table-cell office:value-type="string" table:style-name="ce2">
            <text:p>2020 MAY 31 22:40:39</text:p>
          </table:table-cell>
          <table:table-cell office:value-type="string" table:style-name="ce2">
            <text:p>2020 MAY 31 22:19:40</text:p>
          </table:table-cell>
          <table:table-cell office:value-type="string" table:style-name="ce2">
            <text:p>2020 MAY 31 22:40:3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1 22:29:40</text:p>
          </table:table-cell>
          <table:table-cell office:value-type="string" table:style-name="ce2">
            <text:p>2020 MAY 31 22:40:39</text:p>
          </table:table-cell>
          <table:table-cell office:value-type="string" table:style-name="ce2">
            <text:p>2020 MAY 31 22:30:10</text:p>
          </table:table-cell>
          <table:table-cell office:value-type="float" office:value="4.5416999999999996" table:style-name="ce2">
            <text:p>4,5417</text:p>
          </table:table-cell>
          <table:table-cell office:value-type="float" office:value="59.965699999999998" table:style-name="ce2">
            <text:p>59,9657</text:p>
          </table:table-cell>
          <table:table-cell office:value-type="string" table:style-name="ce2">
            <text:p>2020 MAY 31 22:40:09</text:p>
          </table:table-cell>
          <table:table-cell office:value-type="float" office:value="34.260399999999997" table:style-name="ce2">
            <text:p>34,2604</text:p>
          </table:table-cell>
          <table:table-cell office:value-type="float" office:value="50.467399999999998" table:style-name="ce2">
            <text:p>50,4674</text:p>
          </table:table-cell>
          <table:table-cell office:value-type="string" table:style-name="ce2">
            <text:p>2020 MAY 31 22:38:01</text:p>
          </table:table-cell>
          <table:table-cell office:value-type="float" office:value="59.336100000000002" table:style-name="ce2">
            <text:p>59,3361</text:p>
          </table:table-cell>
          <table:table-cell office:value-type="float" office:value="1010" table:style-name="ce2">
            <text:p>1010</text:p>
          </table:table-cell>
          <table:table-cell office:value-type="float" office:value="17.459199999999999" table:style-name="ce2">
            <text:p>17,4592</text:p>
          </table:table-cell>
          <table:table-cell office:value-type="float" office:value="211.36099999999999" table:style-name="ce2">
            <text:p>211,361</text:p>
          </table:table-cell>
          <table:table-cell office:value-type="float" office:value="63.858400000000003" table:style-name="ce2">
            <text:p>63,8584</text:p>
          </table:table-cell>
          <table:table-cell office:value-type="string" table:style-name="ce2">
            <text:p>N/A</text:p>
          </table:table-cell>
          <table:table-cell office:value-type="float" office:value="114.4686" table:style-name="ce2">
            <text:p>114,4686</text:p>
          </table:table-cell>
          <table:table-cell office:value-type="float" office:value="177.9726" table:style-name="ce2">
            <text:p>177,972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11" table:style-name="ce2">
            <text:p>111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59" table:style-name="ce2">
            <text:p>125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59" table:style-name="ce2">
            <text:p>659</text:p>
          </table:table-cell>
          <table:table-cell office:value-type="float" office:value="300" table:style-name="ce2">
            <text:p>300</text:p>
          </table:table-cell>
          <table:table-cell office:value-type="float" office:value="918" table:style-name="ce2">
            <text:p>918</text:p>
          </table:table-cell>
          <table:table-cell office:value-type="string" table:style-name="ce2">
            <text:p>1400002C000A028004571E1E04EB0301000D000D0000000000000000000000000000000002620293012C039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87" table:style-name="ce3">
            <text:p>2687</text:p>
          </table:table-cell>
          <table:table-cell office:value-type="float" office:value="2687" table:style-name="ce3">
            <text:p>2687</text:p>
          </table:table-cell>
          <table:table-cell office:value-type="float" office:value="0" table:style-name="ce3">
            <text:p>0</text:p>
          </table:table-cell>
          <table:table-cell office:value-type="float" office:value="188" table:style-name="ce3">
            <text:p>188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MAY 31 22:30:1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5" table:style-name="ce2">
            <text:p>85</text:p>
          </table:table-cell>
          <table:table-cell office:value-type="float" office:value="0" table:style-name="ce2">
            <text:p>0</text:p>
          </table:table-cell>
          <table:table-cell office:value-type="float" office:value="191" table:style-name="ce2">
            <text:p>191</text:p>
          </table:table-cell>
          <table:table-cell office:value-type="float" office:value="11252" table:style-name="ce2">
            <text:p>112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1 04:13:55</text:p>
          </table:table-cell>
          <table:table-cell office:value-type="string" table:style-name="ce2">
            <text:p>2020 JUN 01 04:35:11</text:p>
          </table:table-cell>
          <table:table-cell office:value-type="string" table:style-name="ce2">
            <text:p>2020 JUN 01 04:14:05</text:p>
          </table:table-cell>
          <table:table-cell office:value-type="string" table:style-name="ce2">
            <text:p>2020 JUN 01 04:35: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1 04:24:05</text:p>
          </table:table-cell>
          <table:table-cell office:value-type="string" table:style-name="ce2">
            <text:p>2020 JUN 01 04:35:11</text:p>
          </table:table-cell>
          <table:table-cell office:value-type="string" table:style-name="ce2">
            <text:p>2020 JUN 01 04:24:35</text:p>
          </table:table-cell>
          <table:table-cell office:value-type="float" office:value="6.5170000000000003" table:style-name="ce2">
            <text:p>6,517</text:p>
          </table:table-cell>
          <table:table-cell office:value-type="float" office:value="-26.719100000000001" table:style-name="ce2">
            <text:p>-26,7191</text:p>
          </table:table-cell>
          <table:table-cell office:value-type="string" table:style-name="ce2">
            <text:p>2020 JUN 01 04:34:41</text:p>
          </table:table-cell>
          <table:table-cell office:value-type="float" office:value="36.542999999999999" table:style-name="ce2">
            <text:p>36,543</text:p>
          </table:table-cell>
          <table:table-cell office:value-type="float" office:value="-36.9313" table:style-name="ce2">
            <text:p>-36,9313</text:p>
          </table:table-cell>
          <table:table-cell office:value-type="string" table:style-name="ce2">
            <text:p>2020 JUN 01 04:32:30</text:p>
          </table:table-cell>
          <table:table-cell office:value-type="float" office:value="59.494500000000002" table:style-name="ce2">
            <text:p>59,4945</text:p>
          </table:table-cell>
          <table:table-cell office:value-type="float" office:value="981" table:style-name="ce2">
            <text:p>981</text:p>
          </table:table-cell>
          <table:table-cell office:value-type="float" office:value="17.382200000000001" table:style-name="ce2">
            <text:p>17,3822</text:p>
          </table:table-cell>
          <table:table-cell office:value-type="float" office:value="211.5112" table:style-name="ce2">
            <text:p>211,5112</text:p>
          </table:table-cell>
          <table:table-cell office:value-type="float" office:value="64.520899999999997" table:style-name="ce2">
            <text:p>64,5209</text:p>
          </table:table-cell>
          <table:table-cell office:value-type="string" table:style-name="ce2">
            <text:p>N/A</text:p>
          </table:table-cell>
          <table:table-cell office:value-type="float" office:value="115.6845" table:style-name="ce2">
            <text:p>115,6845</text:p>
          </table:table-cell>
          <table:table-cell office:value-type="float" office:value="179.84719999999999" table:style-name="ce2">
            <text:p>179,847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15" table:style-name="ce2">
            <text:p>111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66" table:style-name="ce2">
            <text:p>126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66" table:style-name="ce2">
            <text:p>666</text:p>
          </table:table-cell>
          <table:table-cell office:value-type="float" office:value="300" table:style-name="ce2">
            <text:p>300</text:p>
          </table:table-cell>
          <table:table-cell office:value-type="float" office:value="936" table:style-name="ce2">
            <text:p>936</text:p>
          </table:table-cell>
          <table:table-cell office:value-type="string" table:style-name="ce2">
            <text:p>1400002C000A0280045B1E1E04F20301000D000D000000000000000000000000000000000262029A012C03A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45" table:style-name="ce3">
            <text:p>2645</text:p>
          </table:table-cell>
          <table:table-cell office:value-type="float" office:value="2645" table:style-name="ce3">
            <text:p>2645</text:p>
          </table:table-cell>
          <table:table-cell office:value-type="float" office:value="0" table:style-name="ce3">
            <text:p>0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1 04:24:3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6" table:style-name="ce2">
            <text:p>86</text:p>
          </table:table-cell>
          <table:table-cell office:value-type="float" office:value="0" table:style-name="ce2">
            <text:p>0</text:p>
          </table:table-cell>
          <table:table-cell office:value-type="float" office:value="192" table:style-name="ce2">
            <text:p>192</text:p>
          </table:table-cell>
          <table:table-cell office:value-type="float" office:value="11253" table:style-name="ce2">
            <text:p>112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1 06:12:05</text:p>
          </table:table-cell>
          <table:table-cell office:value-type="string" table:style-name="ce2">
            <text:p>2020 JUN 01 06:33:28</text:p>
          </table:table-cell>
          <table:table-cell office:value-type="string" table:style-name="ce2">
            <text:p>2020 JUN 01 06:12:15</text:p>
          </table:table-cell>
          <table:table-cell office:value-type="string" table:style-name="ce2">
            <text:p>2020 JUN 01 06:33:2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1 06:22:15</text:p>
          </table:table-cell>
          <table:table-cell office:value-type="string" table:style-name="ce2">
            <text:p>2020 JUN 01 06:33:28</text:p>
          </table:table-cell>
          <table:table-cell office:value-type="string" table:style-name="ce2">
            <text:p>2020 JUN 01 06:22:45</text:p>
          </table:table-cell>
          <table:table-cell office:value-type="float" office:value="7.2106000000000003" table:style-name="ce2">
            <text:p>7,2106</text:p>
          </table:table-cell>
          <table:table-cell office:value-type="float" office:value="-55.630800000000001" table:style-name="ce2">
            <text:p>-55,6308</text:p>
          </table:table-cell>
          <table:table-cell office:value-type="string" table:style-name="ce2">
            <text:p>2020 JUN 01 06:32:58</text:p>
          </table:table-cell>
          <table:table-cell office:value-type="float" office:value="37.594099999999997" table:style-name="ce2">
            <text:p>37,5941</text:p>
          </table:table-cell>
          <table:table-cell office:value-type="float" office:value="-66.177800000000005" table:style-name="ce2">
            <text:p>-66,1778</text:p>
          </table:table-cell>
          <table:table-cell office:value-type="string" table:style-name="ce2">
            <text:p>2020 JUN 01 06:30:44</text:p>
          </table:table-cell>
          <table:table-cell office:value-type="float" office:value="59.614199999999997" table:style-name="ce2">
            <text:p>59,6142</text:p>
          </table:table-cell>
          <table:table-cell office:value-type="float" office:value="959" table:style-name="ce2">
            <text:p>959</text:p>
          </table:table-cell>
          <table:table-cell office:value-type="float" office:value="17.3508" table:style-name="ce2">
            <text:p>17,3508</text:p>
          </table:table-cell>
          <table:table-cell office:value-type="float" office:value="211.56129999999999" table:style-name="ce2">
            <text:p>211,5613</text:p>
          </table:table-cell>
          <table:table-cell office:value-type="float" office:value="65.183400000000006" table:style-name="ce2">
            <text:p>65,1834</text:p>
          </table:table-cell>
          <table:table-cell office:value-type="string" table:style-name="ce2">
            <text:p>N/A</text:p>
          </table:table-cell>
          <table:table-cell office:value-type="float" office:value="116.9004" table:style-name="ce2">
            <text:p>116,9004</text:p>
          </table:table-cell>
          <table:table-cell office:value-type="float" office:value="181.7218" table:style-name="ce2">
            <text:p>181,721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19" table:style-name="ce2">
            <text:p>111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73" table:style-name="ce2">
            <text:p>127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73" table:style-name="ce2">
            <text:p>673</text:p>
          </table:table-cell>
          <table:table-cell office:value-type="float" office:value="300" table:style-name="ce2">
            <text:p>300</text:p>
          </table:table-cell>
          <table:table-cell office:value-type="float" office:value="954" table:style-name="ce2">
            <text:p>954</text:p>
          </table:table-cell>
          <table:table-cell office:value-type="string" table:style-name="ce2">
            <text:p>1400002C000A0280045F1E1E04F90301000D000D00000000000000000000000000000000026202A1012C03B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147" table:style-name="ce3">
            <text:p>2147</text:p>
          </table:table-cell>
          <table:table-cell office:value-type="float" office:value="2147" table:style-name="ce3">
            <text:p>2147</text:p>
          </table:table-cell>
          <table:table-cell office:value-type="float" office:value="0" table:style-name="ce3">
            <text:p>0</text:p>
          </table:table-cell>
          <table:table-cell office:value-type="float" office:value="192" table:style-name="ce3">
            <text:p>192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1 06:22:4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7" table:style-name="ce2">
            <text:p>87</text:p>
          </table:table-cell>
          <table:table-cell office:value-type="float" office:value="0" table:style-name="ce2">
            <text:p>0</text:p>
          </table:table-cell>
          <table:table-cell office:value-type="float" office:value="194" table:style-name="ce2">
            <text:p>194</text:p>
          </table:table-cell>
          <table:table-cell office:value-type="float" office:value="11255" table:style-name="ce2">
            <text:p>112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1 10:08:16</text:p>
          </table:table-cell>
          <table:table-cell office:value-type="string" table:style-name="ce2">
            <text:p>2020 JUN 01 10:29:52</text:p>
          </table:table-cell>
          <table:table-cell office:value-type="string" table:style-name="ce2">
            <text:p>2020 JUN 01 10:08:26</text:p>
          </table:table-cell>
          <table:table-cell office:value-type="string" table:style-name="ce2">
            <text:p>2020 JUN 01 10:29:5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1 10:18:26</text:p>
          </table:table-cell>
          <table:table-cell office:value-type="string" table:style-name="ce2">
            <text:p>2020 JUN 01 10:29:52</text:p>
          </table:table-cell>
          <table:table-cell office:value-type="string" table:style-name="ce2">
            <text:p>2020 JUN 01 10:18:56</text:p>
          </table:table-cell>
          <table:table-cell office:value-type="float" office:value="8.4445999999999994" table:style-name="ce2">
            <text:p>8,4446</text:p>
          </table:table-cell>
          <table:table-cell office:value-type="float" office:value="-113.38420000000001" table:style-name="ce2">
            <text:p>-113,3842</text:p>
          </table:table-cell>
          <table:table-cell office:value-type="string" table:style-name="ce2">
            <text:p>2020 JUN 01 10:29:22</text:p>
          </table:table-cell>
          <table:table-cell office:value-type="float" office:value="39.651499999999999" table:style-name="ce2">
            <text:p>39,6515</text:p>
          </table:table-cell>
          <table:table-cell office:value-type="float" office:value="-123.9404" table:style-name="ce2">
            <text:p>-123,9404</text:p>
          </table:table-cell>
          <table:table-cell office:value-type="string" table:style-name="ce2">
            <text:p>2020 JUN 01 10:27:03</text:p>
          </table:table-cell>
          <table:table-cell office:value-type="float" office:value="59.839399999999998" table:style-name="ce2">
            <text:p>59,8394</text:p>
          </table:table-cell>
          <table:table-cell office:value-type="float" office:value="923" table:style-name="ce2">
            <text:p>923</text:p>
          </table:table-cell>
          <table:table-cell office:value-type="float" office:value="17.3339" table:style-name="ce2">
            <text:p>17,3339</text:p>
          </table:table-cell>
          <table:table-cell office:value-type="float" office:value="211.66149999999999" table:style-name="ce2">
            <text:p>211,6615</text:p>
          </table:table-cell>
          <table:table-cell office:value-type="float" office:value="66.413799999999995" table:style-name="ce2">
            <text:p>66,4138</text:p>
          </table:table-cell>
          <table:table-cell office:value-type="string" table:style-name="ce2">
            <text:p>N/A</text:p>
          </table:table-cell>
          <table:table-cell office:value-type="float" office:value="119.1585" table:style-name="ce2">
            <text:p>119,1585</text:p>
          </table:table-cell>
          <table:table-cell office:value-type="float" office:value="185.20310000000001" table:style-name="ce2">
            <text:p>185,203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27" table:style-name="ce2">
            <text:p>112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86" table:style-name="ce2">
            <text:p>128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86" table:style-name="ce2">
            <text:p>686</text:p>
          </table:table-cell>
          <table:table-cell office:value-type="float" office:value="300" table:style-name="ce2">
            <text:p>300</text:p>
          </table:table-cell>
          <table:table-cell office:value-type="float" office:value="733" table:style-name="ce2">
            <text:p>733</text:p>
          </table:table-cell>
          <table:table-cell office:value-type="string" table:style-name="ce2">
            <text:p>1400002C000A028004671E1E05060301000D000D00000000000000000000000000000000026202AE012C02D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67" table:style-name="ce3">
            <text:p>767</text:p>
          </table:table-cell>
          <table:table-cell office:value-type="float" office:value="767" table:style-name="ce3">
            <text:p>767</text:p>
          </table:table-cell>
          <table:table-cell office:value-type="float" office:value="0" table:style-name="ce3">
            <text:p>0</text:p>
          </table:table-cell>
          <table:table-cell office:value-type="float" office:value="194" table:style-name="ce3">
            <text:p>194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1 10:18:5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8" table:style-name="ce2">
            <text:p>88</text:p>
          </table:table-cell>
          <table:table-cell office:value-type="float" office:value="0" table:style-name="ce2">
            <text:p>0</text:p>
          </table:table-cell>
          <table:table-cell office:value-type="float" office:value="197" table:style-name="ce2">
            <text:p>197</text:p>
          </table:table-cell>
          <table:table-cell office:value-type="float" office:value="11258" table:style-name="ce2">
            <text:p>112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1 16:02:36</text:p>
          </table:table-cell>
          <table:table-cell office:value-type="string" table:style-name="ce2">
            <text:p>2020 JUN 01 16:24:22</text:p>
          </table:table-cell>
          <table:table-cell office:value-type="string" table:style-name="ce2">
            <text:p>2020 JUN 01 16:02:46</text:p>
          </table:table-cell>
          <table:table-cell office:value-type="string" table:style-name="ce2">
            <text:p>2020 JUN 01 16:24: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1 16:12:46</text:p>
          </table:table-cell>
          <table:table-cell office:value-type="string" table:style-name="ce2">
            <text:p>2020 JUN 01 16:24:22</text:p>
          </table:table-cell>
          <table:table-cell office:value-type="string" table:style-name="ce2">
            <text:p>2020 JUN 01 16:13:16</text:p>
          </table:table-cell>
          <table:table-cell office:value-type="float" office:value="10.323399999999999" table:style-name="ce2">
            <text:p>10,3234</text:p>
          </table:table-cell>
          <table:table-cell office:value-type="float" office:value="159.95779999999999" table:style-name="ce2">
            <text:p>159,9578</text:p>
          </table:table-cell>
          <table:table-cell office:value-type="string" table:style-name="ce2">
            <text:p>2020 JUN 01 16:23:52</text:p>
          </table:table-cell>
          <table:table-cell office:value-type="float" office:value="41.982500000000002" table:style-name="ce2">
            <text:p>41,9825</text:p>
          </table:table-cell>
          <table:table-cell office:value-type="float" office:value="148.6018" table:style-name="ce2">
            <text:p>148,6018</text:p>
          </table:table-cell>
          <table:table-cell office:value-type="string" table:style-name="ce2">
            <text:p>2020 JUN 01 16:21:29</text:p>
          </table:table-cell>
          <table:table-cell office:value-type="float" office:value="59.964199999999998" table:style-name="ce2">
            <text:p>59,9642</text:p>
          </table:table-cell>
          <table:table-cell office:value-type="float" office:value="889" table:style-name="ce2">
            <text:p>889</text:p>
          </table:table-cell>
          <table:table-cell office:value-type="float" office:value="17.252800000000001" table:style-name="ce2">
            <text:p>17,2528</text:p>
          </table:table-cell>
          <table:table-cell office:value-type="float" office:value="211.81180000000001" table:style-name="ce2">
            <text:p>211,8118</text:p>
          </table:table-cell>
          <table:table-cell office:value-type="float" office:value="67.360200000000006" table:style-name="ce2">
            <text:p>67,3602</text:p>
          </table:table-cell>
          <table:table-cell office:value-type="string" table:style-name="ce2">
            <text:p>N/A</text:p>
          </table:table-cell>
          <table:table-cell office:value-type="float" office:value="120.8955" table:style-name="ce2">
            <text:p>120,8955</text:p>
          </table:table-cell>
          <table:table-cell office:value-type="float" office:value="187.8811" table:style-name="ce2">
            <text:p>187,881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33" table:style-name="ce2">
            <text:p>113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96" table:style-name="ce2">
            <text:p>129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96" table:style-name="ce2">
            <text:p>696</text:p>
          </table:table-cell>
          <table:table-cell office:value-type="float" office:value="300" table:style-name="ce2">
            <text:p>300</text:p>
          </table:table-cell>
          <table:table-cell office:value-type="float" office:value="759" table:style-name="ce2">
            <text:p>759</text:p>
          </table:table-cell>
          <table:table-cell office:value-type="string" table:style-name="ce2">
            <text:p>1400002C000A0280046D1E1E05100301000D000D00000000000000000000000000000000026202B8012C02F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197" table:style-name="ce3">
            <text:p>197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1 16:13:1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9" table:style-name="ce2">
            <text:p>89</text:p>
          </table:table-cell>
          <table:table-cell office:value-type="float" office:value="0" table:style-name="ce2">
            <text:p>0</text:p>
          </table:table-cell>
          <table:table-cell office:value-type="float" office:value="199" table:style-name="ce2">
            <text:p>199</text:p>
          </table:table-cell>
          <table:table-cell office:value-type="float" office:value="11260" table:style-name="ce2">
            <text:p>1126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1 19:58:49</text:p>
          </table:table-cell>
          <table:table-cell office:value-type="string" table:style-name="ce2">
            <text:p>2020 JUN 01 20:20:45</text:p>
          </table:table-cell>
          <table:table-cell office:value-type="string" table:style-name="ce2">
            <text:p>2020 JUN 01 19:58:59</text:p>
          </table:table-cell>
          <table:table-cell office:value-type="string" table:style-name="ce2">
            <text:p>2020 JUN 01 20:20:4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1 20:08:59</text:p>
          </table:table-cell>
          <table:table-cell office:value-type="string" table:style-name="ce2">
            <text:p>2020 JUN 01 20:20:45</text:p>
          </table:table-cell>
          <table:table-cell office:value-type="string" table:style-name="ce2">
            <text:p>2020 JUN 01 20:09:29</text:p>
          </table:table-cell>
          <table:table-cell office:value-type="float" office:value="11.340199999999999" table:style-name="ce2">
            <text:p>11,3402</text:p>
          </table:table-cell>
          <table:table-cell office:value-type="float" office:value="102.2394" table:style-name="ce2">
            <text:p>102,2394</text:p>
          </table:table-cell>
          <table:table-cell office:value-type="string" table:style-name="ce2">
            <text:p>2020 JUN 01 20:20:15</text:p>
          </table:table-cell>
          <table:table-cell office:value-type="float" office:value="43.5717" table:style-name="ce2">
            <text:p>43,5717</text:p>
          </table:table-cell>
          <table:table-cell office:value-type="float" office:value="90.540999999999997" table:style-name="ce2">
            <text:p>90,541</text:p>
          </table:table-cell>
          <table:table-cell office:value-type="string" table:style-name="ce2">
            <text:p>2020 JUN 01 20:17:49</text:p>
          </table:table-cell>
          <table:table-cell office:value-type="float" office:value="60.150700000000001" table:style-name="ce2">
            <text:p>60,1507</text:p>
          </table:table-cell>
          <table:table-cell office:value-type="float" office:value="866" table:style-name="ce2">
            <text:p>866</text:p>
          </table:table-cell>
          <table:table-cell office:value-type="float" office:value="17.215800000000002" table:style-name="ce2">
            <text:p>17,2158</text:p>
          </table:table-cell>
          <table:table-cell office:value-type="float" office:value="211.91200000000001" table:style-name="ce2">
            <text:p>211,912</text:p>
          </table:table-cell>
          <table:table-cell office:value-type="float" office:value="68.306600000000003" table:style-name="ce2">
            <text:p>68,3066</text:p>
          </table:table-cell>
          <table:table-cell office:value-type="string" table:style-name="ce2">
            <text:p>N/A</text:p>
          </table:table-cell>
          <table:table-cell office:value-type="float" office:value="122.63249999999999" table:style-name="ce2">
            <text:p>122,6325</text:p>
          </table:table-cell>
          <table:table-cell office:value-type="float" office:value="190.559" table:style-name="ce2">
            <text:p>190,559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40" table:style-name="ce2">
            <text:p>114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06" table:style-name="ce2">
            <text:p>130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06" table:style-name="ce2">
            <text:p>706</text:p>
          </table:table-cell>
          <table:table-cell office:value-type="float" office:value="300" table:style-name="ce2">
            <text:p>300</text:p>
          </table:table-cell>
          <table:table-cell office:value-type="float" office:value="786" table:style-name="ce2">
            <text:p>786</text:p>
          </table:table-cell>
          <table:table-cell office:value-type="string" table:style-name="ce2">
            <text:p>1400002C000A028004741E1E051A0301000D000D00000000000000000000000000000000026202C2012C03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69" table:style-name="ce3">
            <text:p>2069</text:p>
          </table:table-cell>
          <table:table-cell office:value-type="float" office:value="2069" table:style-name="ce3">
            <text:p>2069</text:p>
          </table:table-cell>
          <table:table-cell office:value-type="float" office:value="0" table:style-name="ce3">
            <text:p>0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1 20:09:2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0" table:style-name="ce2">
            <text:p>90</text:p>
          </table:table-cell>
          <table:table-cell office:value-type="float" office:value="0" table:style-name="ce2">
            <text:p>0</text:p>
          </table:table-cell>
          <table:table-cell office:value-type="float" office:value="201" table:style-name="ce2">
            <text:p>201</text:p>
          </table:table-cell>
          <table:table-cell office:value-type="float" office:value="11262" table:style-name="ce2">
            <text:p>112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1 23:54:58</text:p>
          </table:table-cell>
          <table:table-cell office:value-type="string" table:style-name="ce2">
            <text:p>2020 JUN 02 00:17:05</text:p>
          </table:table-cell>
          <table:table-cell office:value-type="string" table:style-name="ce2">
            <text:p>2020 JUN 01 23:55:08</text:p>
          </table:table-cell>
          <table:table-cell office:value-type="string" table:style-name="ce2">
            <text:p>2020 JUN 02 00:17:0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2 00:05:08</text:p>
          </table:table-cell>
          <table:table-cell office:value-type="string" table:style-name="ce2">
            <text:p>2020 JUN 02 00:17:05</text:p>
          </table:table-cell>
          <table:table-cell office:value-type="string" table:style-name="ce2">
            <text:p>2020 JUN 02 00:05:38</text:p>
          </table:table-cell>
          <table:table-cell office:value-type="float" office:value="12.5976" table:style-name="ce2">
            <text:p>12,5976</text:p>
          </table:table-cell>
          <table:table-cell office:value-type="float" office:value="44.474800000000002" table:style-name="ce2">
            <text:p>44,4748</text:p>
          </table:table-cell>
          <table:table-cell office:value-type="string" table:style-name="ce2">
            <text:p>2020 JUN 02 00:16:35</text:p>
          </table:table-cell>
          <table:table-cell office:value-type="float" office:value="45.246099999999998" table:style-name="ce2">
            <text:p>45,2461</text:p>
          </table:table-cell>
          <table:table-cell office:value-type="float" office:value="31.523299999999999" table:style-name="ce2">
            <text:p>31,5233</text:p>
          </table:table-cell>
          <table:table-cell office:value-type="string" table:style-name="ce2">
            <text:p>2020 JUN 02 00:14:05</text:p>
          </table:table-cell>
          <table:table-cell office:value-type="float" office:value="60.304499999999997" table:style-name="ce2">
            <text:p>60,3045</text:p>
          </table:table-cell>
          <table:table-cell office:value-type="float" office:value="832" table:style-name="ce2">
            <text:p>832</text:p>
          </table:table-cell>
          <table:table-cell office:value-type="float" office:value="17.1142" table:style-name="ce2">
            <text:p>17,1142</text:p>
          </table:table-cell>
          <table:table-cell office:value-type="float" office:value="212.01230000000001" table:style-name="ce2">
            <text:p>212,0123</text:p>
          </table:table-cell>
          <table:table-cell office:value-type="float" office:value="69.347700000000003" table:style-name="ce2">
            <text:p>69,3477</text:p>
          </table:table-cell>
          <table:table-cell office:value-type="string" table:style-name="ce2">
            <text:p>N/A</text:p>
          </table:table-cell>
          <table:table-cell office:value-type="float" office:value="124.5432" table:style-name="ce2">
            <text:p>124,5432</text:p>
          </table:table-cell>
          <table:table-cell office:value-type="float" office:value="193.50479999999999" table:style-name="ce2">
            <text:p>193,504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47" table:style-name="ce2">
            <text:p>114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17" table:style-name="ce2">
            <text:p>131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17" table:style-name="ce2">
            <text:p>717</text:p>
          </table:table-cell>
          <table:table-cell office:value-type="float" office:value="300" table:style-name="ce2">
            <text:p>300</text:p>
          </table:table-cell>
          <table:table-cell office:value-type="float" office:value="815" table:style-name="ce2">
            <text:p>815</text:p>
          </table:table-cell>
          <table:table-cell office:value-type="string" table:style-name="ce2">
            <text:p>1400002C000A0280047B1E1E05250301000D000D00000000000000000000000000000000026202CD012C032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55" table:style-name="ce3">
            <text:p>755</text:p>
          </table:table-cell>
          <table:table-cell office:value-type="float" office:value="755" table:style-name="ce3">
            <text:p>755</text:p>
          </table:table-cell>
          <table:table-cell office:value-type="float" office:value="0" table:style-name="ce3">
            <text:p>0</text:p>
          </table:table-cell>
          <table:table-cell office:value-type="float" office:value="201" table:style-name="ce3">
            <text:p>201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2 00:05:3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1" table:style-name="ce2">
            <text:p>91</text:p>
          </table:table-cell>
          <table:table-cell office:value-type="float" office:value="0" table:style-name="ce2">
            <text:p>0</text:p>
          </table:table-cell>
          <table:table-cell office:value-type="float" office:value="205" table:style-name="ce2">
            <text:p>205</text:p>
          </table:table-cell>
          <table:table-cell office:value-type="float" office:value="11266" table:style-name="ce2">
            <text:p>112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2 07:47:36</text:p>
          </table:table-cell>
          <table:table-cell office:value-type="string" table:style-name="ce2">
            <text:p>2020 JUN 02 08:09:57</text:p>
          </table:table-cell>
          <table:table-cell office:value-type="string" table:style-name="ce2">
            <text:p>2020 JUN 02 07:47:46</text:p>
          </table:table-cell>
          <table:table-cell office:value-type="string" table:style-name="ce2">
            <text:p>2020 JUN 02 08:09:5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2 07:57:46</text:p>
          </table:table-cell>
          <table:table-cell office:value-type="string" table:style-name="ce2">
            <text:p>2020 JUN 02 08:09:57</text:p>
          </table:table-cell>
          <table:table-cell office:value-type="string" table:style-name="ce2">
            <text:p>2020 JUN 02 07:58:16</text:p>
          </table:table-cell>
          <table:table-cell office:value-type="float" office:value="15.285399999999999" table:style-name="ce2">
            <text:p>15,2854</text:p>
          </table:table-cell>
          <table:table-cell office:value-type="float" office:value="-71.194599999999994" table:style-name="ce2">
            <text:p>-71,1946</text:p>
          </table:table-cell>
          <table:table-cell office:value-type="string" table:style-name="ce2">
            <text:p>2020 JUN 02 08:09:27</text:p>
          </table:table-cell>
          <table:table-cell office:value-type="float" office:value="48.7791" table:style-name="ce2">
            <text:p>48,7791</text:p>
          </table:table-cell>
          <table:table-cell office:value-type="float" office:value="-84.632400000000004" table:style-name="ce2">
            <text:p>-84,6324</text:p>
          </table:table-cell>
          <table:table-cell office:value-type="string" table:style-name="ce2">
            <text:p>2020 JUN 02 08:06:50</text:p>
          </table:table-cell>
          <table:table-cell office:value-type="float" office:value="60.4985" table:style-name="ce2">
            <text:p>60,4985</text:p>
          </table:table-cell>
          <table:table-cell office:value-type="float" office:value="787" table:style-name="ce2">
            <text:p>787</text:p>
          </table:table-cell>
          <table:table-cell office:value-type="float" office:value="17.039400000000001" table:style-name="ce2">
            <text:p>17,0394</text:p>
          </table:table-cell>
          <table:table-cell office:value-type="float" office:value="212.21289999999999" table:style-name="ce2">
            <text:p>212,2129</text:p>
          </table:table-cell>
          <table:table-cell office:value-type="float" office:value="70.672700000000006" table:style-name="ce2">
            <text:p>70,6727</text:p>
          </table:table-cell>
          <table:table-cell office:value-type="string" table:style-name="ce2">
            <text:p>N/A</text:p>
          </table:table-cell>
          <table:table-cell office:value-type="float" office:value="126.97499999999999" table:style-name="ce2">
            <text:p>126,975</text:p>
          </table:table-cell>
          <table:table-cell office:value-type="float" office:value="197.25399999999999" table:style-name="ce2">
            <text:p>197,25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54" table:style-name="ce2">
            <text:p>115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31" table:style-name="ce2">
            <text:p>133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31" table:style-name="ce2">
            <text:p>731</text:p>
          </table:table-cell>
          <table:table-cell office:value-type="float" office:value="300" table:style-name="ce2">
            <text:p>300</text:p>
          </table:table-cell>
          <table:table-cell office:value-type="float" office:value="850" table:style-name="ce2">
            <text:p>850</text:p>
          </table:table-cell>
          <table:table-cell office:value-type="string" table:style-name="ce2">
            <text:p>1400002C000A028004821E1E05330301000D000D00000000000000000000000000000000026202DB012C035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105" table:style-name="ce3">
            <text:p>2105</text:p>
          </table:table-cell>
          <table:table-cell office:value-type="float" office:value="2105" table:style-name="ce3">
            <text:p>2105</text:p>
          </table:table-cell>
          <table:table-cell office:value-type="float" office:value="0" table:style-name="ce3">
            <text:p>0</text:p>
          </table:table-cell>
          <table:table-cell office:value-type="float" office:value="205" table:style-name="ce3">
            <text:p>205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2 07:58:1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2" table:style-name="ce2">
            <text:p>92</text:p>
          </table:table-cell>
          <table:table-cell office:value-type="float" office:value="0" table:style-name="ce2">
            <text:p>0</text:p>
          </table:table-cell>
          <table:table-cell office:value-type="float" office:value="206" table:style-name="ce2">
            <text:p>206</text:p>
          </table:table-cell>
          <table:table-cell office:value-type="float" office:value="11267" table:style-name="ce2">
            <text:p>112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2 09:45:42</text:p>
          </table:table-cell>
          <table:table-cell office:value-type="string" table:style-name="ce2">
            <text:p>2020 JUN 02 10:08:08</text:p>
          </table:table-cell>
          <table:table-cell office:value-type="string" table:style-name="ce2">
            <text:p>2020 JUN 02 09:45:52</text:p>
          </table:table-cell>
          <table:table-cell office:value-type="string" table:style-name="ce2">
            <text:p>2020 JUN 02 10:08:0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2 09:55:52</text:p>
          </table:table-cell>
          <table:table-cell office:value-type="string" table:style-name="ce2">
            <text:p>2020 JUN 02 10:08:08</text:p>
          </table:table-cell>
          <table:table-cell office:value-type="string" table:style-name="ce2">
            <text:p>2020 JUN 02 09:56:22</text:p>
          </table:table-cell>
          <table:table-cell office:value-type="float" office:value="15.9298" table:style-name="ce2">
            <text:p>15,9298</text:p>
          </table:table-cell>
          <table:table-cell office:value-type="float" office:value="-100.0946" table:style-name="ce2">
            <text:p>-100,0946</text:p>
          </table:table-cell>
          <table:table-cell office:value-type="string" table:style-name="ce2">
            <text:p>2020 JUN 02 10:07:38</text:p>
          </table:table-cell>
          <table:table-cell office:value-type="float" office:value="49.486199999999997" table:style-name="ce2">
            <text:p>49,4862</text:p>
          </table:table-cell>
          <table:table-cell office:value-type="float" office:value="-114.7324" table:style-name="ce2">
            <text:p>-114,7324</text:p>
          </table:table-cell>
          <table:table-cell office:value-type="string" table:style-name="ce2">
            <text:p>2020 JUN 02 10:04:59</text:p>
          </table:table-cell>
          <table:table-cell office:value-type="float" office:value="60.589100000000002" table:style-name="ce2">
            <text:p>60,5891</text:p>
          </table:table-cell>
          <table:table-cell office:value-type="float" office:value="769" table:style-name="ce2">
            <text:p>769</text:p>
          </table:table-cell>
          <table:table-cell office:value-type="float" office:value="16.949400000000001" table:style-name="ce2">
            <text:p>16,9494</text:p>
          </table:table-cell>
          <table:table-cell office:value-type="float" office:value="212.26300000000001" table:style-name="ce2">
            <text:p>212,263</text:p>
          </table:table-cell>
          <table:table-cell office:value-type="float" office:value="71.145899999999997" table:style-name="ce2">
            <text:p>71,1459</text:p>
          </table:table-cell>
          <table:table-cell office:value-type="string" table:style-name="ce2">
            <text:p>N/A</text:p>
          </table:table-cell>
          <table:table-cell office:value-type="float" office:value="127.84350000000001" table:style-name="ce2">
            <text:p>127,8435</text:p>
          </table:table-cell>
          <table:table-cell office:value-type="float" office:value="198.59289999999999" table:style-name="ce2">
            <text:p>198,5929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57" table:style-name="ce2">
            <text:p>115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36" table:style-name="ce2">
            <text:p>133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36" table:style-name="ce2">
            <text:p>736</text:p>
          </table:table-cell>
          <table:table-cell office:value-type="float" office:value="300" table:style-name="ce2">
            <text:p>300</text:p>
          </table:table-cell>
          <table:table-cell office:value-type="float" office:value="863" table:style-name="ce2">
            <text:p>863</text:p>
          </table:table-cell>
          <table:table-cell office:value-type="string" table:style-name="ce2">
            <text:p>1400002C000A028004851E1E05380301000D000D00000000000000000000000000000000026202E0012C035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47" table:style-name="ce3">
            <text:p>2747</text:p>
          </table:table-cell>
          <table:table-cell office:value-type="float" office:value="2747" table:style-name="ce3">
            <text:p>2747</text:p>
          </table:table-cell>
          <table:table-cell office:value-type="float" office:value="0" table:style-name="ce3">
            <text:p>0</text:p>
          </table:table-cell>
          <table:table-cell office:value-type="float" office:value="206" table:style-name="ce3">
            <text:p>206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2 09:56:2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3" table:style-name="ce2">
            <text:p>93</text:p>
          </table:table-cell>
          <table:table-cell office:value-type="float" office:value="0" table:style-name="ce2">
            <text:p>0</text:p>
          </table:table-cell>
          <table:table-cell office:value-type="float" office:value="209" table:style-name="ce2">
            <text:p>209</text:p>
          </table:table-cell>
          <table:table-cell office:value-type="float" office:value="11270" table:style-name="ce2">
            <text:p>1127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2 15:40:00</text:p>
          </table:table-cell>
          <table:table-cell office:value-type="string" table:style-name="ce2">
            <text:p>2020 JUN 02 16:02:31</text:p>
          </table:table-cell>
          <table:table-cell office:value-type="string" table:style-name="ce2">
            <text:p>2020 JUN 02 15:40:10</text:p>
          </table:table-cell>
          <table:table-cell office:value-type="string" table:style-name="ce2">
            <text:p>2020 JUN 02 16:02:3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2 15:50:10</text:p>
          </table:table-cell>
          <table:table-cell office:value-type="string" table:style-name="ce2">
            <text:p>2020 JUN 02 16:02:31</text:p>
          </table:table-cell>
          <table:table-cell office:value-type="string" table:style-name="ce2">
            <text:p>2020 JUN 02 15:50:40</text:p>
          </table:table-cell>
          <table:table-cell office:value-type="float" office:value="17.7545" table:style-name="ce2">
            <text:p>17,7545</text:p>
          </table:table-cell>
          <table:table-cell office:value-type="float" office:value="173.2243" table:style-name="ce2">
            <text:p>173,2243</text:p>
          </table:table-cell>
          <table:table-cell office:value-type="string" table:style-name="ce2">
            <text:p>2020 JUN 02 16:02:01</text:p>
          </table:table-cell>
          <table:table-cell office:value-type="float" office:value="51.578299999999999" table:style-name="ce2">
            <text:p>51,5783</text:p>
          </table:table-cell>
          <table:table-cell office:value-type="float" office:value="158.09399999999999" table:style-name="ce2">
            <text:p>158,094</text:p>
          </table:table-cell>
          <table:table-cell office:value-type="string" table:style-name="ce2">
            <text:p>2020 JUN 02 15:59:20</text:p>
          </table:table-cell>
          <table:table-cell office:value-type="float" office:value="60.624600000000001" table:style-name="ce2">
            <text:p>60,6246</text:p>
          </table:table-cell>
          <table:table-cell office:value-type="float" office:value="752" table:style-name="ce2">
            <text:p>752</text:p>
          </table:table-cell>
          <table:table-cell office:value-type="float" office:value="16.885300000000001" table:style-name="ce2">
            <text:p>16,8853</text:p>
          </table:table-cell>
          <table:table-cell office:value-type="float" office:value="212.4134" table:style-name="ce2">
            <text:p>212,4134</text:p>
          </table:table-cell>
          <table:table-cell office:value-type="float" office:value="71.619100000000003" table:style-name="ce2">
            <text:p>71,6191</text:p>
          </table:table-cell>
          <table:table-cell office:value-type="string" table:style-name="ce2">
            <text:p>N/A</text:p>
          </table:table-cell>
          <table:table-cell office:value-type="float" office:value="128.71199999999999" table:style-name="ce2">
            <text:p>128,712</text:p>
          </table:table-cell>
          <table:table-cell office:value-type="float" office:value="199.93190000000001" table:style-name="ce2">
            <text:p>199,9319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60" table:style-name="ce2">
            <text:p>116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41" table:style-name="ce2">
            <text:p>134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41" table:style-name="ce2">
            <text:p>741</text:p>
          </table:table-cell>
          <table:table-cell office:value-type="float" office:value="300" table:style-name="ce2">
            <text:p>300</text:p>
          </table:table-cell>
          <table:table-cell office:value-type="float" office:value="876" table:style-name="ce2">
            <text:p>876</text:p>
          </table:table-cell>
          <table:table-cell office:value-type="string" table:style-name="ce2">
            <text:p>1400002C000A028004881E1E053D0301000D000D00000000000000000000000000000000026202E5012C036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03" table:style-name="ce3">
            <text:p>1103</text:p>
          </table:table-cell>
          <table:table-cell office:value-type="float" office:value="1103" table:style-name="ce3">
            <text:p>1103</text:p>
          </table:table-cell>
          <table:table-cell office:value-type="float" office:value="0" table:style-name="ce3">
            <text:p>0</text:p>
          </table:table-cell>
          <table:table-cell office:value-type="float" office:value="209" table:style-name="ce3">
            <text:p>209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2 15:50:4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4" table:style-name="ce2">
            <text:p>94</text:p>
          </table:table-cell>
          <table:table-cell office:value-type="float" office:value="0" table:style-name="ce2">
            <text:p>0</text:p>
          </table:table-cell>
          <table:table-cell office:value-type="float" office:value="212" table:style-name="ce2">
            <text:p>212</text:p>
          </table:table-cell>
          <table:table-cell office:value-type="float" office:value="11273" table:style-name="ce2">
            <text:p>112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2 21:34:19</text:p>
          </table:table-cell>
          <table:table-cell office:value-type="string" table:style-name="ce2">
            <text:p>2020 JUN 02 21:57:04</text:p>
          </table:table-cell>
          <table:table-cell office:value-type="string" table:style-name="ce2">
            <text:p>2020 JUN 02 21:34:29</text:p>
          </table:table-cell>
          <table:table-cell office:value-type="string" table:style-name="ce2">
            <text:p>2020 JUN 02 21:57:0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2 21:44:29</text:p>
          </table:table-cell>
          <table:table-cell office:value-type="string" table:style-name="ce2">
            <text:p>2020 JUN 02 21:57:04</text:p>
          </table:table-cell>
          <table:table-cell office:value-type="string" table:style-name="ce2">
            <text:p>2020 JUN 02 21:44:59</text:p>
          </table:table-cell>
          <table:table-cell office:value-type="float" office:value="19.289100000000001" table:style-name="ce2">
            <text:p>19,2891</text:p>
          </table:table-cell>
          <table:table-cell office:value-type="float" office:value="86.602900000000005" table:style-name="ce2">
            <text:p>86,6029</text:p>
          </table:table-cell>
          <table:table-cell office:value-type="string" table:style-name="ce2">
            <text:p>2020 JUN 02 21:56:34</text:p>
          </table:table-cell>
          <table:table-cell office:value-type="float" office:value="53.895600000000002" table:style-name="ce2">
            <text:p>53,8956</text:p>
          </table:table-cell>
          <table:table-cell office:value-type="float" office:value="70.7333" table:style-name="ce2">
            <text:p>70,7333</text:p>
          </table:table-cell>
          <table:table-cell office:value-type="string" table:style-name="ce2">
            <text:p>2020 JUN 02 21:53:47</text:p>
          </table:table-cell>
          <table:table-cell office:value-type="float" office:value="60.814399999999999" table:style-name="ce2">
            <text:p>60,8144</text:p>
          </table:table-cell>
          <table:table-cell office:value-type="float" office:value="723" table:style-name="ce2">
            <text:p>723</text:p>
          </table:table-cell>
          <table:table-cell office:value-type="float" office:value="16.8111" table:style-name="ce2">
            <text:p>16,8111</text:p>
          </table:table-cell>
          <table:table-cell office:value-type="float" office:value="212.56399999999999" table:style-name="ce2">
            <text:p>212,564</text:p>
          </table:table-cell>
          <table:table-cell office:value-type="float" office:value="72.944100000000006" table:style-name="ce2">
            <text:p>72,9441</text:p>
          </table:table-cell>
          <table:table-cell office:value-type="string" table:style-name="ce2">
            <text:p>N/A</text:p>
          </table:table-cell>
          <table:table-cell office:value-type="float" office:value="131.1438" table:style-name="ce2">
            <text:p>131,1438</text:p>
          </table:table-cell>
          <table:table-cell office:value-type="float" office:value="203.68109999999999" table:style-name="ce2">
            <text:p>203,681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68" table:style-name="ce2">
            <text:p>116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55" table:style-name="ce2">
            <text:p>135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55" table:style-name="ce2">
            <text:p>755</text:p>
          </table:table-cell>
          <table:table-cell office:value-type="float" office:value="300" table:style-name="ce2">
            <text:p>300</text:p>
          </table:table-cell>
          <table:table-cell office:value-type="float" office:value="912" table:style-name="ce2">
            <text:p>912</text:p>
          </table:table-cell>
          <table:table-cell office:value-type="string" table:style-name="ce2">
            <text:p>1400002C000A028004901E1E054B0301000D000D00000000000000000000000000000000026202F3012C039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55" table:style-name="ce3">
            <text:p>755</text:p>
          </table:table-cell>
          <table:table-cell office:value-type="float" office:value="755" table:style-name="ce3">
            <text:p>755</text:p>
          </table:table-cell>
          <table:table-cell office:value-type="float" office:value="0" table:style-name="ce3">
            <text:p>0</text:p>
          </table:table-cell>
          <table:table-cell office:value-type="float" office:value="212" table:style-name="ce3">
            <text:p>212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2 21:44:5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5" table:style-name="ce2">
            <text:p>95</text:p>
          </table:table-cell>
          <table:table-cell office:value-type="float" office:value="0" table:style-name="ce2">
            <text:p>0</text:p>
          </table:table-cell>
          <table:table-cell office:value-type="float" office:value="215" table:style-name="ce2">
            <text:p>215</text:p>
          </table:table-cell>
          <table:table-cell office:value-type="float" office:value="11276" table:style-name="ce2">
            <text:p>112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3 03:28:38</text:p>
          </table:table-cell>
          <table:table-cell office:value-type="string" table:style-name="ce2">
            <text:p>2020 JUN 03 03:51:26</text:p>
          </table:table-cell>
          <table:table-cell office:value-type="string" table:style-name="ce2">
            <text:p>2020 JUN 03 03:28:48</text:p>
          </table:table-cell>
          <table:table-cell office:value-type="string" table:style-name="ce2">
            <text:p>2020 JUN 03 03:51:2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3 03:38:48</text:p>
          </table:table-cell>
          <table:table-cell office:value-type="string" table:style-name="ce2">
            <text:p>2020 JUN 03 03:51:26</text:p>
          </table:table-cell>
          <table:table-cell office:value-type="string" table:style-name="ce2">
            <text:p>2020 JUN 03 03:39:18</text:p>
          </table:table-cell>
          <table:table-cell office:value-type="float" office:value="21.181999999999999" table:style-name="ce2">
            <text:p>21,182</text:p>
          </table:table-cell>
          <table:table-cell office:value-type="float" office:value="-0.12858" table:style-name="ce2">
            <text:p>-0,12858</text:p>
          </table:table-cell>
          <table:table-cell office:value-type="string" table:style-name="ce2">
            <text:p>2020 JUN 03 03:50:56</text:p>
          </table:table-cell>
          <table:table-cell office:value-type="float" office:value="55.7727" table:style-name="ce2">
            <text:p>55,7727</text:p>
          </table:table-cell>
          <table:table-cell office:value-type="float" office:value="-17.3003" table:style-name="ce2">
            <text:p>-17,3003</text:p>
          </table:table-cell>
          <table:table-cell office:value-type="string" table:style-name="ce2">
            <text:p>2020 JUN 03 03:48:08</text:p>
          </table:table-cell>
          <table:table-cell office:value-type="float" office:value="60.829000000000001" table:style-name="ce2">
            <text:p>60,829</text:p>
          </table:table-cell>
          <table:table-cell office:value-type="float" office:value="708" table:style-name="ce2">
            <text:p>708</text:p>
          </table:table-cell>
          <table:table-cell office:value-type="float" office:value="16.689399999999999" table:style-name="ce2">
            <text:p>16,6894</text:p>
          </table:table-cell>
          <table:table-cell office:value-type="float" office:value="212.71449999999999" table:style-name="ce2">
            <text:p>212,7145</text:p>
          </table:table-cell>
          <table:table-cell office:value-type="float" office:value="73.227999999999994" table:style-name="ce2">
            <text:p>73,228</text:p>
          </table:table-cell>
          <table:table-cell office:value-type="string" table:style-name="ce2">
            <text:p>N/A</text:p>
          </table:table-cell>
          <table:table-cell office:value-type="float" office:value="131.66489999999999" table:style-name="ce2">
            <text:p>131,6649</text:p>
          </table:table-cell>
          <table:table-cell office:value-type="float" office:value="204.4845" table:style-name="ce2">
            <text:p>204,484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70" table:style-name="ce2">
            <text:p>117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58" table:style-name="ce2">
            <text:p>135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58" table:style-name="ce2">
            <text:p>758</text:p>
          </table:table-cell>
          <table:table-cell office:value-type="float" office:value="300" table:style-name="ce2">
            <text:p>300</text:p>
          </table:table-cell>
          <table:table-cell office:value-type="float" office:value="920" table:style-name="ce2">
            <text:p>920</text:p>
          </table:table-cell>
          <table:table-cell office:value-type="string" table:style-name="ce2">
            <text:p>1400002C000A028004921E1E054E0301000D000D00000000000000000000000000000000026202F6012C039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105" table:style-name="ce3">
            <text:p>2105</text:p>
          </table:table-cell>
          <table:table-cell office:value-type="float" office:value="2105" table:style-name="ce3">
            <text:p>2105</text:p>
          </table:table-cell>
          <table:table-cell office:value-type="float" office:value="0" table:style-name="ce3">
            <text:p>0</text:p>
          </table:table-cell>
          <table:table-cell office:value-type="float" office:value="215" table:style-name="ce3">
            <text:p>215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3 03:39:1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6" table:style-name="ce2">
            <text:p>96</text:p>
          </table:table-cell>
          <table:table-cell office:value-type="float" office:value="0" table:style-name="ce2">
            <text:p>0</text:p>
          </table:table-cell>
          <table:table-cell office:value-type="float" office:value="217" table:style-name="ce2">
            <text:p>217</text:p>
          </table:table-cell>
          <table:table-cell office:value-type="float" office:value="11278" table:style-name="ce2">
            <text:p>1127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3 07:24:59</text:p>
          </table:table-cell>
          <table:table-cell office:value-type="string" table:style-name="ce2">
            <text:p>2020 JUN 03 07:47:55</text:p>
          </table:table-cell>
          <table:table-cell office:value-type="string" table:style-name="ce2">
            <text:p>2020 JUN 03 07:25:09</text:p>
          </table:table-cell>
          <table:table-cell office:value-type="string" table:style-name="ce2">
            <text:p>2020 JUN 03 07:47:5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3 07:35:09</text:p>
          </table:table-cell>
          <table:table-cell office:value-type="string" table:style-name="ce2">
            <text:p>2020 JUN 03 07:47:55</text:p>
          </table:table-cell>
          <table:table-cell office:value-type="string" table:style-name="ce2">
            <text:p>2020 JUN 03 07:35:39</text:p>
          </table:table-cell>
          <table:table-cell office:value-type="float" office:value="22.54" table:style-name="ce2">
            <text:p>22,54</text:p>
          </table:table-cell>
          <table:table-cell office:value-type="float" office:value="-58.020600000000002" table:style-name="ce2">
            <text:p>-58,0206</text:p>
          </table:table-cell>
          <table:table-cell office:value-type="string" table:style-name="ce2">
            <text:p>2020 JUN 03 07:47:25</text:p>
          </table:table-cell>
          <table:table-cell office:value-type="float" office:value="57.5047" table:style-name="ce2">
            <text:p>57,5047</text:p>
          </table:table-cell>
          <table:table-cell office:value-type="float" office:value="-76.113299999999995" table:style-name="ce2">
            <text:p>-76,1133</text:p>
          </table:table-cell>
          <table:table-cell office:value-type="string" table:style-name="ce2">
            <text:p>2020 JUN 03 07:44:32</text:p>
          </table:table-cell>
          <table:table-cell office:value-type="float" office:value="60.9178" table:style-name="ce2">
            <text:p>60,9178</text:p>
          </table:table-cell>
          <table:table-cell office:value-type="float" office:value="683" table:style-name="ce2">
            <text:p>683</text:p>
          </table:table-cell>
          <table:table-cell office:value-type="float" office:value="16.603899999999999" table:style-name="ce2">
            <text:p>16,6039</text:p>
          </table:table-cell>
          <table:table-cell office:value-type="float" office:value="212.81489999999999" table:style-name="ce2">
            <text:p>212,8149</text:p>
          </table:table-cell>
          <table:table-cell office:value-type="float" office:value="73.985200000000006" table:style-name="ce2">
            <text:p>73,9852</text:p>
          </table:table-cell>
          <table:table-cell office:value-type="string" table:style-name="ce2">
            <text:p>N/A</text:p>
          </table:table-cell>
          <table:table-cell office:value-type="float" office:value="133.05449999999999" table:style-name="ce2">
            <text:p>133,0545</text:p>
          </table:table-cell>
          <table:table-cell office:value-type="float" office:value="206.6268" table:style-name="ce2">
            <text:p>206,626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73" table:style-name="ce2">
            <text:p>117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66" table:style-name="ce2">
            <text:p>136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66" table:style-name="ce2">
            <text:p>766</text:p>
          </table:table-cell>
          <table:table-cell office:value-type="float" office:value="300" table:style-name="ce2">
            <text:p>300</text:p>
          </table:table-cell>
          <table:table-cell office:value-type="float" office:value="939" table:style-name="ce2">
            <text:p>939</text:p>
          </table:table-cell>
          <table:table-cell office:value-type="string" table:style-name="ce2">
            <text:p>1400002C000A028004951E1E05560301000D000D00000000000000000000000000000000026202FE012C03A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295" table:style-name="ce3">
            <text:p>1295</text:p>
          </table:table-cell>
          <table:table-cell office:value-type="float" office:value="1295" table:style-name="ce3">
            <text:p>1295</text:p>
          </table:table-cell>
          <table:table-cell office:value-type="float" office:value="0" table:style-name="ce3">
            <text:p>0</text:p>
          </table:table-cell>
          <table:table-cell office:value-type="float" office:value="217" table:style-name="ce3">
            <text:p>217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3 07:35:3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7" table:style-name="ce2">
            <text:p>97</text:p>
          </table:table-cell>
          <table:table-cell office:value-type="float" office:value="0" table:style-name="ce2">
            <text:p>0</text:p>
          </table:table-cell>
          <table:table-cell office:value-type="float" office:value="219" table:style-name="ce2">
            <text:p>219</text:p>
          </table:table-cell>
          <table:table-cell office:value-type="float" office:value="11280" table:style-name="ce2">
            <text:p>1128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3 11:21:09</text:p>
          </table:table-cell>
          <table:table-cell office:value-type="string" table:style-name="ce2">
            <text:p>2020 JUN 03 11:44:13</text:p>
          </table:table-cell>
          <table:table-cell office:value-type="string" table:style-name="ce2">
            <text:p>2020 JUN 03 11:21:19</text:p>
          </table:table-cell>
          <table:table-cell office:value-type="string" table:style-name="ce2">
            <text:p>2020 JUN 03 11:44:1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3 11:31:19</text:p>
          </table:table-cell>
          <table:table-cell office:value-type="string" table:style-name="ce2">
            <text:p>2020 JUN 03 11:44:13</text:p>
          </table:table-cell>
          <table:table-cell office:value-type="string" table:style-name="ce2">
            <text:p>2020 JUN 03 11:31:49</text:p>
          </table:table-cell>
          <table:table-cell office:value-type="float" office:value="23.7348" table:style-name="ce2">
            <text:p>23,7348</text:p>
          </table:table-cell>
          <table:table-cell office:value-type="float" office:value="-115.8308" table:style-name="ce2">
            <text:p>-115,8308</text:p>
          </table:table-cell>
          <table:table-cell office:value-type="string" table:style-name="ce2">
            <text:p>2020 JUN 03 11:43:43</text:p>
          </table:table-cell>
          <table:table-cell office:value-type="float" office:value="59.0122" table:style-name="ce2">
            <text:p>59,0122</text:p>
          </table:table-cell>
          <table:table-cell office:value-type="float" office:value="-135.1481" table:style-name="ce2">
            <text:p>-135,1481</text:p>
          </table:table-cell>
          <table:table-cell office:value-type="string" table:style-name="ce2">
            <text:p>2020 JUN 03 11:40:47</text:p>
          </table:table-cell>
          <table:table-cell office:value-type="float" office:value="61.023000000000003" table:style-name="ce2">
            <text:p>61,023</text:p>
          </table:table-cell>
          <table:table-cell office:value-type="float" office:value="663" table:style-name="ce2">
            <text:p>663</text:p>
          </table:table-cell>
          <table:table-cell office:value-type="float" office:value="16.500599999999999" table:style-name="ce2">
            <text:p>16,5006</text:p>
          </table:table-cell>
          <table:table-cell office:value-type="float" office:value="212.9153" table:style-name="ce2">
            <text:p>212,9153</text:p>
          </table:table-cell>
          <table:table-cell office:value-type="float" office:value="74.7423" table:style-name="ce2">
            <text:p>74,7423</text:p>
          </table:table-cell>
          <table:table-cell office:value-type="string" table:style-name="ce2">
            <text:p>N/A</text:p>
          </table:table-cell>
          <table:table-cell office:value-type="float" office:value="134.4442" table:style-name="ce2">
            <text:p>134,4442</text:p>
          </table:table-cell>
          <table:table-cell office:value-type="float" office:value="208.76920000000001" table:style-name="ce2">
            <text:p>208,769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78" table:style-name="ce2">
            <text:p>117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74" table:style-name="ce2">
            <text:p>137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74" table:style-name="ce2">
            <text:p>774</text:p>
          </table:table-cell>
          <table:table-cell office:value-type="float" office:value="300" table:style-name="ce2">
            <text:p>300</text:p>
          </table:table-cell>
          <table:table-cell office:value-type="float" office:value="705" table:style-name="ce2">
            <text:p>705</text:p>
          </table:table-cell>
          <table:table-cell office:value-type="string" table:style-name="ce2">
            <text:p>1400002C000A0280049A1E1E055E0301000D000D0000000000000000000000000000000002620306012C02C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79" table:style-name="ce3">
            <text:p>779</text:p>
          </table:table-cell>
          <table:table-cell office:value-type="float" office:value="779" table:style-name="ce3">
            <text:p>779</text:p>
          </table:table-cell>
          <table:table-cell office:value-type="float" office:value="0" table:style-name="ce3">
            <text:p>0</text:p>
          </table:table-cell>
          <table:table-cell office:value-type="float" office:value="219" table:style-name="ce3">
            <text:p>219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3 11:31:4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8" table:style-name="ce2">
            <text:p>98</text:p>
          </table:table-cell>
          <table:table-cell office:value-type="float" office:value="0" table:style-name="ce2">
            <text:p>0</text:p>
          </table:table-cell>
          <table:table-cell office:value-type="float" office:value="222" table:style-name="ce2">
            <text:p>222</text:p>
          </table:table-cell>
          <table:table-cell office:value-type="float" office:value="11283" table:style-name="ce2">
            <text:p>1128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3 17:15:28</text:p>
          </table:table-cell>
          <table:table-cell office:value-type="string" table:style-name="ce2">
            <text:p>2020 JUN 03 17:38:32</text:p>
          </table:table-cell>
          <table:table-cell office:value-type="string" table:style-name="ce2">
            <text:p>2020 JUN 03 17:15:38</text:p>
          </table:table-cell>
          <table:table-cell office:value-type="string" table:style-name="ce2">
            <text:p>2020 JUN 03 17:38:3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3 17:25:38</text:p>
          </table:table-cell>
          <table:table-cell office:value-type="string" table:style-name="ce2">
            <text:p>2020 JUN 03 17:38:32</text:p>
          </table:table-cell>
          <table:table-cell office:value-type="string" table:style-name="ce2">
            <text:p>2020 JUN 03 17:26:08</text:p>
          </table:table-cell>
          <table:table-cell office:value-type="float" office:value="25.482800000000001" table:style-name="ce2">
            <text:p>25,4828</text:p>
          </table:table-cell>
          <table:table-cell office:value-type="float" office:value="157.4348" table:style-name="ce2">
            <text:p>157,4348</text:p>
          </table:table-cell>
          <table:table-cell office:value-type="string" table:style-name="ce2">
            <text:p>2020 JUN 03 17:38:02</text:p>
          </table:table-cell>
          <table:table-cell office:value-type="float" office:value="60.640099999999997" table:style-name="ce2">
            <text:p>60,6401</text:p>
          </table:table-cell>
          <table:table-cell office:value-type="float" office:value="137.10130000000001" table:style-name="ce2">
            <text:p>137,1013</text:p>
          </table:table-cell>
          <table:table-cell office:value-type="string" table:style-name="ce2">
            <text:p>2020 JUN 03 17:35:05</text:p>
          </table:table-cell>
          <table:table-cell office:value-type="float" office:value="60.967100000000002" table:style-name="ce2">
            <text:p>60,9671</text:p>
          </table:table-cell>
          <table:table-cell office:value-type="float" office:value="659" table:style-name="ce2">
            <text:p>659</text:p>
          </table:table-cell>
          <table:table-cell office:value-type="float" office:value="16.396699999999999" table:style-name="ce2">
            <text:p>16,3967</text:p>
          </table:table-cell>
          <table:table-cell office:value-type="float" office:value="213.0659" table:style-name="ce2">
            <text:p>213,0659</text:p>
          </table:table-cell>
          <table:table-cell office:value-type="float" office:value="74.7423" table:style-name="ce2">
            <text:p>74,7423</text:p>
          </table:table-cell>
          <table:table-cell office:value-type="string" table:style-name="ce2">
            <text:p>N/A</text:p>
          </table:table-cell>
          <table:table-cell office:value-type="float" office:value="134.4442" table:style-name="ce2">
            <text:p>134,4442</text:p>
          </table:table-cell>
          <table:table-cell office:value-type="float" office:value="208.76920000000001" table:style-name="ce2">
            <text:p>208,769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77" table:style-name="ce2">
            <text:p>117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74" table:style-name="ce2">
            <text:p>137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74" table:style-name="ce2">
            <text:p>774</text:p>
          </table:table-cell>
          <table:table-cell office:value-type="float" office:value="300" table:style-name="ce2">
            <text:p>300</text:p>
          </table:table-cell>
          <table:table-cell office:value-type="float" office:value="704" table:style-name="ce2">
            <text:p>704</text:p>
          </table:table-cell>
          <table:table-cell office:value-type="string" table:style-name="ce2">
            <text:p>1400002C000A028004991E1E055E0301000D000D0000000000000000000000000000000002620306012C02C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05" table:style-name="ce3">
            <text:p>2705</text:p>
          </table:table-cell>
          <table:table-cell office:value-type="float" office:value="2705" table:style-name="ce3">
            <text:p>2705</text:p>
          </table:table-cell>
          <table:table-cell office:value-type="float" office:value="0" table:style-name="ce3">
            <text:p>0</text:p>
          </table:table-cell>
          <table:table-cell office:value-type="float" office:value="222" table:style-name="ce3">
            <text:p>222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3 17:26:0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9" table:style-name="ce2">
            <text:p>99</text:p>
          </table:table-cell>
          <table:table-cell office:value-type="float" office:value="0" table:style-name="ce2">
            <text:p>0</text:p>
          </table:table-cell>
          <table:table-cell office:value-type="float" office:value="226" table:style-name="ce2">
            <text:p>226</text:p>
          </table:table-cell>
          <table:table-cell office:value-type="float" office:value="11287" table:style-name="ce2">
            <text:p>112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4 01:07:48</text:p>
          </table:table-cell>
          <table:table-cell office:value-type="string" table:style-name="ce2">
            <text:p>2020 JUN 04 01:30:58</text:p>
          </table:table-cell>
          <table:table-cell office:value-type="string" table:style-name="ce2">
            <text:p>2020 JUN 04 01:07:58</text:p>
          </table:table-cell>
          <table:table-cell office:value-type="string" table:style-name="ce2">
            <text:p>2020 JUN 04 01:30:5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4 01:17:58</text:p>
          </table:table-cell>
          <table:table-cell office:value-type="string" table:style-name="ce2">
            <text:p>2020 JUN 04 01:30:58</text:p>
          </table:table-cell>
          <table:table-cell office:value-type="string" table:style-name="ce2">
            <text:p>2020 JUN 04 01:18:28</text:p>
          </table:table-cell>
          <table:table-cell office:value-type="float" office:value="27.6538" table:style-name="ce2">
            <text:p>27,6538</text:p>
          </table:table-cell>
          <table:table-cell office:value-type="float" office:value="41.828899999999997" table:style-name="ce2">
            <text:p>41,8289</text:p>
          </table:table-cell>
          <table:table-cell office:value-type="string" table:style-name="ce2">
            <text:p>2020 JUN 04 01:30:28</text:p>
          </table:table-cell>
          <table:table-cell office:value-type="float" office:value="62.671199999999999" table:style-name="ce2">
            <text:p>62,6712</text:p>
          </table:table-cell>
          <table:table-cell office:value-type="float" office:value="18.463999999999999" table:style-name="ce2">
            <text:p>18,464</text:p>
          </table:table-cell>
          <table:table-cell office:value-type="string" table:style-name="ce2">
            <text:p>2020 JUN 04 01:27:29</text:p>
          </table:table-cell>
          <table:table-cell office:value-type="float" office:value="61.061300000000003" table:style-name="ce2">
            <text:p>61,0613</text:p>
          </table:table-cell>
          <table:table-cell office:value-type="float" office:value="643" table:style-name="ce2">
            <text:p>643</text:p>
          </table:table-cell>
          <table:table-cell office:value-type="float" office:value="16.1494" table:style-name="ce2">
            <text:p>16,1494</text:p>
          </table:table-cell>
          <table:table-cell office:value-type="float" office:value="213.26669999999999" table:style-name="ce2">
            <text:p>213,2667</text:p>
          </table:table-cell>
          <table:table-cell office:value-type="float" office:value="75.310100000000006" table:style-name="ce2">
            <text:p>75,3101</text:p>
          </table:table-cell>
          <table:table-cell office:value-type="string" table:style-name="ce2">
            <text:p>N/A</text:p>
          </table:table-cell>
          <table:table-cell office:value-type="float" office:value="135.4864" table:style-name="ce2">
            <text:p>135,4864</text:p>
          </table:table-cell>
          <table:table-cell office:value-type="float" office:value="210.376" table:style-name="ce2">
            <text:p>210,37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81" table:style-name="ce2">
            <text:p>118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80" table:style-name="ce2">
            <text:p>138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80" table:style-name="ce2">
            <text:p>780</text:p>
          </table:table-cell>
          <table:table-cell office:value-type="float" office:value="300" table:style-name="ce2">
            <text:p>300</text:p>
          </table:table-cell>
          <table:table-cell office:value-type="float" office:value="720" table:style-name="ce2">
            <text:p>720</text:p>
          </table:table-cell>
          <table:table-cell office:value-type="string" table:style-name="ce2">
            <text:p>1400002C000A0280049D1E1E05640301000D000D000000000000000000000000000000000262030C012C02D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29" table:style-name="ce3">
            <text:p>2729</text:p>
          </table:table-cell>
          <table:table-cell office:value-type="float" office:value="2729" table:style-name="ce3">
            <text:p>2729</text:p>
          </table:table-cell>
          <table:table-cell office:value-type="float" office:value="0" table:style-name="ce3">
            <text:p>0</text:p>
          </table:table-cell>
          <table:table-cell office:value-type="float" office:value="226" table:style-name="ce3">
            <text:p>226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4 01:18:2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2">
            <text:p>0</text:p>
          </table:table-cell>
          <table:table-cell office:value-type="float" office:value="227" table:style-name="ce2">
            <text:p>227</text:p>
          </table:table-cell>
          <table:table-cell office:value-type="float" office:value="11289" table:style-name="ce2">
            <text:p>112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4 03:05:54</text:p>
          </table:table-cell>
          <table:table-cell office:value-type="string" table:style-name="ce2">
            <text:p>2020 JUN 04 03:28:57</text:p>
          </table:table-cell>
          <table:table-cell office:value-type="string" table:style-name="ce2">
            <text:p>2020 JUN 04 03:06:04</text:p>
          </table:table-cell>
          <table:table-cell office:value-type="string" table:style-name="ce2">
            <text:p>2020 JUN 04 03:28:5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4 03:16:04</text:p>
          </table:table-cell>
          <table:table-cell office:value-type="string" table:style-name="ce2">
            <text:p>2020 JUN 04 03:28:57</text:p>
          </table:table-cell>
          <table:table-cell office:value-type="string" table:style-name="ce2">
            <text:p>2020 JUN 04 03:16:34</text:p>
          </table:table-cell>
          <table:table-cell office:value-type="float" office:value="28.172799999999999" table:style-name="ce2">
            <text:p>28,1728</text:p>
          </table:table-cell>
          <table:table-cell office:value-type="float" office:value="12.9254" table:style-name="ce2">
            <text:p>12,9254</text:p>
          </table:table-cell>
          <table:table-cell office:value-type="string" table:style-name="ce2">
            <text:p>2020 JUN 04 03:28:27</text:p>
          </table:table-cell>
          <table:table-cell office:value-type="float" office:value="62.918500000000002" table:style-name="ce2">
            <text:p>62,9185</text:p>
          </table:table-cell>
          <table:table-cell office:value-type="float" office:value="-9.9650999999999996" table:style-name="ce2">
            <text:p>-9,9651</text:p>
          </table:table-cell>
          <table:table-cell office:value-type="string" table:style-name="ce2">
            <text:p>2020 JUN 04 03:25:31</text:p>
          </table:table-cell>
          <table:table-cell office:value-type="float" office:value="60.992400000000004" table:style-name="ce2">
            <text:p>60,9924</text:p>
          </table:table-cell>
          <table:table-cell office:value-type="float" office:value="661" table:style-name="ce2">
            <text:p>661</text:p>
          </table:table-cell>
          <table:table-cell office:value-type="float" office:value="16.1675" table:style-name="ce2">
            <text:p>16,1675</text:p>
          </table:table-cell>
          <table:table-cell office:value-type="float" office:value="213.3168" table:style-name="ce2">
            <text:p>213,3168</text:p>
          </table:table-cell>
          <table:table-cell office:value-type="float" office:value="74.647599999999997" table:style-name="ce2">
            <text:p>74,6476</text:p>
          </table:table-cell>
          <table:table-cell office:value-type="string" table:style-name="ce2">
            <text:p>N/A</text:p>
          </table:table-cell>
          <table:table-cell office:value-type="float" office:value="134.2705" table:style-name="ce2">
            <text:p>134,2705</text:p>
          </table:table-cell>
          <table:table-cell office:value-type="float" office:value="208.50139999999999" table:style-name="ce2">
            <text:p>208,501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77" table:style-name="ce2">
            <text:p>117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73" table:style-name="ce2">
            <text:p>137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73" table:style-name="ce2">
            <text:p>773</text:p>
          </table:table-cell>
          <table:table-cell office:value-type="float" office:value="300" table:style-name="ce2">
            <text:p>300</text:p>
          </table:table-cell>
          <table:table-cell office:value-type="float" office:value="702" table:style-name="ce2">
            <text:p>702</text:p>
          </table:table-cell>
          <table:table-cell office:value-type="string" table:style-name="ce2">
            <text:p>1400002C000A028004991E1E055D0301000D000D0000000000000000000000000000000002620305012C02B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21" table:style-name="ce3">
            <text:p>821</text:p>
          </table:table-cell>
          <table:table-cell office:value-type="float" office:value="821" table:style-name="ce3">
            <text:p>821</text:p>
          </table:table-cell>
          <table:table-cell office:value-type="float" office:value="0" table:style-name="ce3">
            <text:p>0</text:p>
          </table:table-cell>
          <table:table-cell office:value-type="float" office:value="227" table:style-name="ce3">
            <text:p>227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4 03:16:3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office:value-type="float" office:value="0" table:style-name="ce2">
            <text:p>0</text:p>
          </table:table-cell>
          <table:table-cell office:value-type="float" office:value="231" table:style-name="ce2">
            <text:p>231</text:p>
          </table:table-cell>
          <table:table-cell office:value-type="float" office:value="11293" table:style-name="ce2">
            <text:p>112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4 10:58:25</text:p>
          </table:table-cell>
          <table:table-cell office:value-type="string" table:style-name="ce2">
            <text:p>2020 JUN 04 11:21:31</text:p>
          </table:table-cell>
          <table:table-cell office:value-type="string" table:style-name="ce2">
            <text:p>2020 JUN 04 10:58:35</text:p>
          </table:table-cell>
          <table:table-cell office:value-type="string" table:style-name="ce2">
            <text:p>2020 JUN 04 11:21:3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4 11:08:35</text:p>
          </table:table-cell>
          <table:table-cell office:value-type="string" table:style-name="ce2">
            <text:p>2020 JUN 04 11:21:31</text:p>
          </table:table-cell>
          <table:table-cell office:value-type="string" table:style-name="ce2">
            <text:p>2020 JUN 04 11:09:05</text:p>
          </table:table-cell>
          <table:table-cell office:value-type="float" office:value="30.569400000000002" table:style-name="ce2">
            <text:p>30,5694</text:p>
          </table:table-cell>
          <table:table-cell office:value-type="float" office:value="-102.845" table:style-name="ce2">
            <text:p>-102,845</text:p>
          </table:table-cell>
          <table:table-cell office:value-type="string" table:style-name="ce2">
            <text:p>2020 JUN 04 11:21:01</text:p>
          </table:table-cell>
          <table:table-cell office:value-type="float" office:value="65.170100000000005" table:style-name="ce2">
            <text:p>65,1701</text:p>
          </table:table-cell>
          <table:table-cell office:value-type="float" office:value="-128.30850000000001" table:style-name="ce2">
            <text:p>-128,3085</text:p>
          </table:table-cell>
          <table:table-cell office:value-type="string" table:style-name="ce2">
            <text:p>2020 JUN 04 11:18:03</text:p>
          </table:table-cell>
          <table:table-cell office:value-type="float" office:value="61.051699999999997" table:style-name="ce2">
            <text:p>61,0517</text:p>
          </table:table-cell>
          <table:table-cell office:value-type="float" office:value="650" table:style-name="ce2">
            <text:p>650</text:p>
          </table:table-cell>
          <table:table-cell office:value-type="float" office:value="15.9419" table:style-name="ce2">
            <text:p>15,9419</text:p>
          </table:table-cell>
          <table:table-cell office:value-type="float" office:value="213.51779999999999" table:style-name="ce2">
            <text:p>213,5178</text:p>
          </table:table-cell>
          <table:table-cell office:value-type="float" office:value="74.931600000000003" table:style-name="ce2">
            <text:p>74,9316</text:p>
          </table:table-cell>
          <table:table-cell office:value-type="string" table:style-name="ce2">
            <text:p>N/A</text:p>
          </table:table-cell>
          <table:table-cell office:value-type="float" office:value="134.79159999999999" table:style-name="ce2">
            <text:p>134,7916</text:p>
          </table:table-cell>
          <table:table-cell office:value-type="float" office:value="209.3048" table:style-name="ce2">
            <text:p>209,304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78" table:style-name="ce2">
            <text:p>117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76" table:style-name="ce2">
            <text:p>137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76" table:style-name="ce2">
            <text:p>776</text:p>
          </table:table-cell>
          <table:table-cell office:value-type="float" office:value="300" table:style-name="ce2">
            <text:p>300</text:p>
          </table:table-cell>
          <table:table-cell office:value-type="float" office:value="709" table:style-name="ce2">
            <text:p>709</text:p>
          </table:table-cell>
          <table:table-cell office:value-type="string" table:style-name="ce2">
            <text:p>1400002C000A0280049A1E1E05600301000D000D0000000000000000000000000000000002620308012C02C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231" table:style-name="ce3">
            <text:p>231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4 11:09:0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2" table:style-name="ce2">
            <text:p>102</text:p>
          </table:table-cell>
          <table:table-cell office:value-type="float" office:value="0" table:style-name="ce2">
            <text:p>0</text:p>
          </table:table-cell>
          <table:table-cell office:value-type="float" office:value="233" table:style-name="ce2">
            <text:p>233</text:p>
          </table:table-cell>
          <table:table-cell office:value-type="float" office:value="11295" table:style-name="ce2">
            <text:p>112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4 14:54:32</text:p>
          </table:table-cell>
          <table:table-cell office:value-type="string" table:style-name="ce2">
            <text:p>2020 JUN 04 15:17:28</text:p>
          </table:table-cell>
          <table:table-cell office:value-type="string" table:style-name="ce2">
            <text:p>2020 JUN 04 14:54:42</text:p>
          </table:table-cell>
          <table:table-cell office:value-type="string" table:style-name="ce2">
            <text:p>2020 JUN 04 15:17:2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4 15:04:42</text:p>
          </table:table-cell>
          <table:table-cell office:value-type="string" table:style-name="ce2">
            <text:p>2020 JUN 04 15:17:28</text:p>
          </table:table-cell>
          <table:table-cell office:value-type="string" table:style-name="ce2">
            <text:p>2020 JUN 04 15:05:12</text:p>
          </table:table-cell>
          <table:table-cell office:value-type="float" office:value="31.581199999999999" table:style-name="ce2">
            <text:p>31,5812</text:p>
          </table:table-cell>
          <table:table-cell office:value-type="float" office:value="-160.65020000000001" table:style-name="ce2">
            <text:p>-160,6502</text:p>
          </table:table-cell>
          <table:table-cell office:value-type="string" table:style-name="ce2">
            <text:p>2020 JUN 04 15:16:58</text:p>
          </table:table-cell>
          <table:table-cell office:value-type="float" office:value="65.738799999999998" table:style-name="ce2">
            <text:p>65,7388</text:p>
          </table:table-cell>
          <table:table-cell office:value-type="float" office:value="174.1807" table:style-name="ce2">
            <text:p>174,1807</text:p>
          </table:table-cell>
          <table:table-cell office:value-type="string" table:style-name="ce2">
            <text:p>2020 JUN 04 15:14:04</text:p>
          </table:table-cell>
          <table:table-cell office:value-type="float" office:value="60.936300000000003" table:style-name="ce2">
            <text:p>60,9363</text:p>
          </table:table-cell>
          <table:table-cell office:value-type="float" office:value="676" table:style-name="ce2">
            <text:p>676</text:p>
          </table:table-cell>
          <table:table-cell office:value-type="float" office:value="15.934699999999999" table:style-name="ce2">
            <text:p>15,9347</text:p>
          </table:table-cell>
          <table:table-cell office:value-type="float" office:value="213.6182" table:style-name="ce2">
            <text:p>213,6182</text:p>
          </table:table-cell>
          <table:table-cell office:value-type="float" office:value="73.985200000000006" table:style-name="ce2">
            <text:p>73,9852</text:p>
          </table:table-cell>
          <table:table-cell office:value-type="string" table:style-name="ce2">
            <text:p>N/A</text:p>
          </table:table-cell>
          <table:table-cell office:value-type="float" office:value="133.05449999999999" table:style-name="ce2">
            <text:p>133,0545</text:p>
          </table:table-cell>
          <table:table-cell office:value-type="float" office:value="206.6268" table:style-name="ce2">
            <text:p>206,626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72" table:style-name="ce2">
            <text:p>117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66" table:style-name="ce2">
            <text:p>136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66" table:style-name="ce2">
            <text:p>766</text:p>
          </table:table-cell>
          <table:table-cell office:value-type="float" office:value="300" table:style-name="ce2">
            <text:p>300</text:p>
          </table:table-cell>
          <table:table-cell office:value-type="float" office:value="938" table:style-name="ce2">
            <text:p>938</text:p>
          </table:table-cell>
          <table:table-cell office:value-type="string" table:style-name="ce2">
            <text:p>1400002C000A028004941E1E05560301000D000D00000000000000000000000000000000026202FE012C03A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11" table:style-name="ce3">
            <text:p>1511</text:p>
          </table:table-cell>
          <table:table-cell office:value-type="float" office:value="1511" table:style-name="ce3">
            <text:p>1511</text:p>
          </table:table-cell>
          <table:table-cell office:value-type="float" office:value="0" table:style-name="ce3">
            <text:p>0</text:p>
          </table:table-cell>
          <table:table-cell office:value-type="float" office:value="233" table:style-name="ce3">
            <text:p>233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4 15:05:1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3" table:style-name="ce2">
            <text:p>103</text:p>
          </table:table-cell>
          <table:table-cell office:value-type="float" office:value="0" table:style-name="ce2">
            <text:p>0</text:p>
          </table:table-cell>
          <table:table-cell office:value-type="float" office:value="234" table:style-name="ce2">
            <text:p>234</text:p>
          </table:table-cell>
          <table:table-cell office:value-type="float" office:value="11296" table:style-name="ce2">
            <text:p>112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4 16:52:39</text:p>
          </table:table-cell>
          <table:table-cell office:value-type="string" table:style-name="ce2">
            <text:p>2020 JUN 04 17:15:33</text:p>
          </table:table-cell>
          <table:table-cell office:value-type="string" table:style-name="ce2">
            <text:p>2020 JUN 04 16:52:49</text:p>
          </table:table-cell>
          <table:table-cell office:value-type="string" table:style-name="ce2">
            <text:p>2020 JUN 04 17:15:3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4 17:02:49</text:p>
          </table:table-cell>
          <table:table-cell office:value-type="string" table:style-name="ce2">
            <text:p>2020 JUN 04 17:15:33</text:p>
          </table:table-cell>
          <table:table-cell office:value-type="string" table:style-name="ce2">
            <text:p>2020 JUN 04 17:03:19</text:p>
          </table:table-cell>
          <table:table-cell office:value-type="float" office:value="32.114899999999999" table:style-name="ce2">
            <text:p>32,1149</text:p>
          </table:table-cell>
          <table:table-cell office:value-type="float" office:value="170.41980000000001" table:style-name="ce2">
            <text:p>170,4198</text:p>
          </table:table-cell>
          <table:table-cell office:value-type="string" table:style-name="ce2">
            <text:p>2020 JUN 04 17:15:03</text:p>
          </table:table-cell>
          <table:table-cell office:value-type="float" office:value="65.773600000000002" table:style-name="ce2">
            <text:p>65,7736</text:p>
          </table:table-cell>
          <table:table-cell office:value-type="float" office:value="143.7012" table:style-name="ce2">
            <text:p>143,7012</text:p>
          </table:table-cell>
          <table:table-cell office:value-type="string" table:style-name="ce2">
            <text:p>2020 JUN 04 17:12:11</text:p>
          </table:table-cell>
          <table:table-cell office:value-type="float" office:value="60.893599999999999" table:style-name="ce2">
            <text:p>60,8936</text:p>
          </table:table-cell>
          <table:table-cell office:value-type="float" office:value="679" table:style-name="ce2">
            <text:p>679</text:p>
          </table:table-cell>
          <table:table-cell office:value-type="float" office:value="15.8178" table:style-name="ce2">
            <text:p>15,8178</text:p>
          </table:table-cell>
          <table:table-cell office:value-type="float" office:value="213.66839999999999" table:style-name="ce2">
            <text:p>213,6684</text:p>
          </table:table-cell>
          <table:table-cell office:value-type="float" office:value="73.795900000000003" table:style-name="ce2">
            <text:p>73,7959</text:p>
          </table:table-cell>
          <table:table-cell office:value-type="string" table:style-name="ce2">
            <text:p>N/A</text:p>
          </table:table-cell>
          <table:table-cell office:value-type="float" office:value="132.7071" table:style-name="ce2">
            <text:p>132,7071</text:p>
          </table:table-cell>
          <table:table-cell office:value-type="float" office:value="206.09119999999999" table:style-name="ce2">
            <text:p>206,091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72" table:style-name="ce2">
            <text:p>117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64" table:style-name="ce2">
            <text:p>136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64" table:style-name="ce2">
            <text:p>764</text:p>
          </table:table-cell>
          <table:table-cell office:value-type="float" office:value="300" table:style-name="ce2">
            <text:p>300</text:p>
          </table:table-cell>
          <table:table-cell office:value-type="float" office:value="934" table:style-name="ce2">
            <text:p>934</text:p>
          </table:table-cell>
          <table:table-cell office:value-type="string" table:style-name="ce2">
            <text:p>1400002C000A028004941E1E05540301000D000D00000000000000000000000000000000026202FC012C03A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4" table:style-name="ce3">
            <text:p>34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4 17:03:1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4" table:style-name="ce2">
            <text:p>104</text:p>
          </table:table-cell>
          <table:table-cell office:value-type="float" office:value="0" table:style-name="ce2">
            <text:p>0</text:p>
          </table:table-cell>
          <table:table-cell office:value-type="float" office:value="238" table:style-name="ce2">
            <text:p>238</text:p>
          </table:table-cell>
          <table:table-cell office:value-type="float" office:value="11300" table:style-name="ce2">
            <text:p>113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5 00:44:57</text:p>
          </table:table-cell>
          <table:table-cell office:value-type="string" table:style-name="ce2">
            <text:p>2020 JUN 05 01:07:50</text:p>
          </table:table-cell>
          <table:table-cell office:value-type="string" table:style-name="ce2">
            <text:p>2020 JUN 05 00:45:07</text:p>
          </table:table-cell>
          <table:table-cell office:value-type="string" table:style-name="ce2">
            <text:p>2020 JUN 05 01:07:5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5 00:55:07</text:p>
          </table:table-cell>
          <table:table-cell office:value-type="string" table:style-name="ce2">
            <text:p>2020 JUN 05 01:07:50</text:p>
          </table:table-cell>
          <table:table-cell office:value-type="string" table:style-name="ce2">
            <text:p>2020 JUN 05 00:55:37</text:p>
          </table:table-cell>
          <table:table-cell office:value-type="float" office:value="34.035800000000002" table:style-name="ce2">
            <text:p>34,0358</text:p>
          </table:table-cell>
          <table:table-cell office:value-type="float" office:value="54.789900000000003" table:style-name="ce2">
            <text:p>54,7899</text:p>
          </table:table-cell>
          <table:table-cell office:value-type="string" table:style-name="ce2">
            <text:p>2020 JUN 05 01:07:20</text:p>
          </table:table-cell>
          <table:table-cell office:value-type="float" office:value="67.451700000000002" table:style-name="ce2">
            <text:p>67,4517</text:p>
          </table:table-cell>
          <table:table-cell office:value-type="float" office:value="26.179099999999998" table:style-name="ce2">
            <text:p>26,1791</text:p>
          </table:table-cell>
          <table:table-cell office:value-type="string" table:style-name="ce2">
            <text:p>2020 JUN 05 01:04:29</text:p>
          </table:table-cell>
          <table:table-cell office:value-type="float" office:value="60.8949" table:style-name="ce2">
            <text:p>60,8949</text:p>
          </table:table-cell>
          <table:table-cell office:value-type="float" office:value="690" table:style-name="ce2">
            <text:p>690</text:p>
          </table:table-cell>
          <table:table-cell office:value-type="float" office:value="15.642200000000001" table:style-name="ce2">
            <text:p>15,6422</text:p>
          </table:table-cell>
          <table:table-cell office:value-type="float" office:value="213.86940000000001" table:style-name="ce2">
            <text:p>213,8694</text:p>
          </table:table-cell>
          <table:table-cell office:value-type="float" office:value="73.7012" table:style-name="ce2">
            <text:p>73,7012</text:p>
          </table:table-cell>
          <table:table-cell office:value-type="string" table:style-name="ce2">
            <text:p>N/A</text:p>
          </table:table-cell>
          <table:table-cell office:value-type="float" office:value="132.5334" table:style-name="ce2">
            <text:p>132,5334</text:p>
          </table:table-cell>
          <table:table-cell office:value-type="float" office:value="205.82339999999999" table:style-name="ce2">
            <text:p>205,823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72" table:style-name="ce2">
            <text:p>117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63" table:style-name="ce2">
            <text:p>136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63" table:style-name="ce2">
            <text:p>763</text:p>
          </table:table-cell>
          <table:table-cell office:value-type="float" office:value="300" table:style-name="ce2">
            <text:p>300</text:p>
          </table:table-cell>
          <table:table-cell office:value-type="float" office:value="932" table:style-name="ce2">
            <text:p>932</text:p>
          </table:table-cell>
          <table:table-cell office:value-type="string" table:style-name="ce2">
            <text:p>1400002C000A028004941E1E05530301000D000D00000000000000000000000000000000026202FB012C03A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05" table:style-name="ce3">
            <text:p>2705</text:p>
          </table:table-cell>
          <table:table-cell office:value-type="float" office:value="2705" table:style-name="ce3">
            <text:p>2705</text:p>
          </table:table-cell>
          <table:table-cell office:value-type="float" office:value="0" table:style-name="ce3">
            <text:p>0</text:p>
          </table:table-cell>
          <table:table-cell office:value-type="float" office:value="238" table:style-name="ce3">
            <text:p>238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5 00:55:3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5" table:style-name="ce2">
            <text:p>105</text:p>
          </table:table-cell>
          <table:table-cell office:value-type="float" office:value="0" table:style-name="ce2">
            <text:p>0</text:p>
          </table:table-cell>
          <table:table-cell office:value-type="float" office:value="240" table:style-name="ce2">
            <text:p>240</text:p>
          </table:table-cell>
          <table:table-cell office:value-type="float" office:value="11302" table:style-name="ce2">
            <text:p>113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5 04:41:08</text:p>
          </table:table-cell>
          <table:table-cell office:value-type="string" table:style-name="ce2">
            <text:p>2020 JUN 05 05:03:46</text:p>
          </table:table-cell>
          <table:table-cell office:value-type="string" table:style-name="ce2">
            <text:p>2020 JUN 05 04:41:18</text:p>
          </table:table-cell>
          <table:table-cell office:value-type="string" table:style-name="ce2">
            <text:p>2020 JUN 05 05:03:4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5 04:51:18</text:p>
          </table:table-cell>
          <table:table-cell office:value-type="string" table:style-name="ce2">
            <text:p>2020 JUN 05 05:03:46</text:p>
          </table:table-cell>
          <table:table-cell office:value-type="string" table:style-name="ce2">
            <text:p>2020 JUN 05 04:51:48</text:p>
          </table:table-cell>
          <table:table-cell office:value-type="float" office:value="35.036099999999998" table:style-name="ce2">
            <text:p>35,0361</text:p>
          </table:table-cell>
          <table:table-cell office:value-type="float" office:value="-3.0632999999999999" table:style-name="ce2">
            <text:p>-3,0633</text:p>
          </table:table-cell>
          <table:table-cell office:value-type="string" table:style-name="ce2">
            <text:p>2020 JUN 05 05:03:16</text:p>
          </table:table-cell>
          <table:table-cell office:value-type="float" office:value="67.799800000000005" table:style-name="ce2">
            <text:p>67,7998</text:p>
          </table:table-cell>
          <table:table-cell office:value-type="float" office:value="-30.942" table:style-name="ce2">
            <text:p>-30,942</text:p>
          </table:table-cell>
          <table:table-cell office:value-type="string" table:style-name="ce2">
            <text:p>2020 JUN 05 05:00:30</text:p>
          </table:table-cell>
          <table:table-cell office:value-type="float" office:value="60.727200000000003" table:style-name="ce2">
            <text:p>60,7272</text:p>
          </table:table-cell>
          <table:table-cell office:value-type="float" office:value="727" table:style-name="ce2">
            <text:p>727</text:p>
          </table:table-cell>
          <table:table-cell office:value-type="float" office:value="15.660600000000001" table:style-name="ce2">
            <text:p>15,6606</text:p>
          </table:table-cell>
          <table:table-cell office:value-type="float" office:value="213.96979999999999" table:style-name="ce2">
            <text:p>213,9698</text:p>
          </table:table-cell>
          <table:table-cell office:value-type="float" office:value="72.281599999999997" table:style-name="ce2">
            <text:p>72,2816</text:p>
          </table:table-cell>
          <table:table-cell office:value-type="string" table:style-name="ce2">
            <text:p>N/A</text:p>
          </table:table-cell>
          <table:table-cell office:value-type="float" office:value="129.92789999999999" table:style-name="ce2">
            <text:p>129,9279</text:p>
          </table:table-cell>
          <table:table-cell office:value-type="float" office:value="201.8065" table:style-name="ce2">
            <text:p>201,806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62" table:style-name="ce2">
            <text:p>116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48" table:style-name="ce2">
            <text:p>134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48" table:style-name="ce2">
            <text:p>748</text:p>
          </table:table-cell>
          <table:table-cell office:value-type="float" office:value="300" table:style-name="ce2">
            <text:p>300</text:p>
          </table:table-cell>
          <table:table-cell office:value-type="float" office:value="892" table:style-name="ce2">
            <text:p>892</text:p>
          </table:table-cell>
          <table:table-cell office:value-type="string" table:style-name="ce2">
            <text:p>1400002C000A0280048A1E1E05440301000D000D00000000000000000000000000000000026202EC012C037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769" table:style-name="ce3">
            <text:p>1769</text:p>
          </table:table-cell>
          <table:table-cell office:value-type="float" office:value="1769" table:style-name="ce3">
            <text:p>1769</text:p>
          </table:table-cell>
          <table:table-cell office:value-type="float" office:value="0" table:style-name="ce3">
            <text:p>0</text:p>
          </table:table-cell>
          <table:table-cell office:value-type="float" office:value="240" table:style-name="ce3">
            <text:p>240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5 04:51:4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6" table:style-name="ce2">
            <text:p>106</text:p>
          </table:table-cell>
          <table:table-cell office:value-type="float" office:value="0" table:style-name="ce2">
            <text:p>0</text:p>
          </table:table-cell>
          <table:table-cell office:value-type="float" office:value="242" table:style-name="ce2">
            <text:p>242</text:p>
          </table:table-cell>
          <table:table-cell office:value-type="float" office:value="11304" table:style-name="ce2">
            <text:p>113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5 08:37:25</text:p>
          </table:table-cell>
          <table:table-cell office:value-type="string" table:style-name="ce2">
            <text:p>2020 JUN 05 09:00:00</text:p>
          </table:table-cell>
          <table:table-cell office:value-type="string" table:style-name="ce2">
            <text:p>2020 JUN 05 08:37:35</text:p>
          </table:table-cell>
          <table:table-cell office:value-type="string" table:style-name="ce2">
            <text:p>2020 JUN 05 09:00:0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5 08:47:35</text:p>
          </table:table-cell>
          <table:table-cell office:value-type="string" table:style-name="ce2">
            <text:p>2020 JUN 05 09:00:00</text:p>
          </table:table-cell>
          <table:table-cell office:value-type="string" table:style-name="ce2">
            <text:p>2020 JUN 05 08:48:05</text:p>
          </table:table-cell>
          <table:table-cell office:value-type="float" office:value="36.181399999999996" table:style-name="ce2">
            <text:p>36,1814</text:p>
          </table:table-cell>
          <table:table-cell office:value-type="float" office:value="-61.008499999999998" table:style-name="ce2">
            <text:p>-61,0085</text:p>
          </table:table-cell>
          <table:table-cell office:value-type="string" table:style-name="ce2">
            <text:p>2020 JUN 05 08:59:30</text:p>
          </table:table-cell>
          <table:table-cell office:value-type="float" office:value="68.484800000000007" table:style-name="ce2">
            <text:p>68,4848</text:p>
          </table:table-cell>
          <table:table-cell office:value-type="float" office:value="-90.572199999999995" table:style-name="ce2">
            <text:p>-90,5722</text:p>
          </table:table-cell>
          <table:table-cell office:value-type="string" table:style-name="ce2">
            <text:p>2020 JUN 05 08:56:45</text:p>
          </table:table-cell>
          <table:table-cell office:value-type="float" office:value="60.698900000000002" table:style-name="ce2">
            <text:p>60,6989</text:p>
          </table:table-cell>
          <table:table-cell office:value-type="float" office:value="733" table:style-name="ce2">
            <text:p>733</text:p>
          </table:table-cell>
          <table:table-cell office:value-type="float" office:value="15.516400000000001" table:style-name="ce2">
            <text:p>15,5164</text:p>
          </table:table-cell>
          <table:table-cell office:value-type="float" office:value="214.07040000000001" table:style-name="ce2">
            <text:p>214,0704</text:p>
          </table:table-cell>
          <table:table-cell office:value-type="float" office:value="71.997699999999995" table:style-name="ce2">
            <text:p>71,9977</text:p>
          </table:table-cell>
          <table:table-cell office:value-type="string" table:style-name="ce2">
            <text:p>N/A</text:p>
          </table:table-cell>
          <table:table-cell office:value-type="float" office:value="129.4068" table:style-name="ce2">
            <text:p>129,4068</text:p>
          </table:table-cell>
          <table:table-cell office:value-type="float" office:value="201.00309999999999" table:style-name="ce2">
            <text:p>201,003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60" table:style-name="ce2">
            <text:p>116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45" table:style-name="ce2">
            <text:p>134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45" table:style-name="ce2">
            <text:p>745</text:p>
          </table:table-cell>
          <table:table-cell office:value-type="float" office:value="300" table:style-name="ce2">
            <text:p>300</text:p>
          </table:table-cell>
          <table:table-cell office:value-type="float" office:value="884" table:style-name="ce2">
            <text:p>884</text:p>
          </table:table-cell>
          <table:table-cell office:value-type="string" table:style-name="ce2">
            <text:p>1400002C000A028004881E1E05410301000D000D00000000000000000000000000000000026202E9012C037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991" table:style-name="ce3">
            <text:p>1991</text:p>
          </table:table-cell>
          <table:table-cell office:value-type="float" office:value="1991" table:style-name="ce3">
            <text:p>1991</text:p>
          </table:table-cell>
          <table:table-cell office:value-type="float" office:value="0" table:style-name="ce3">
            <text:p>0</text:p>
          </table:table-cell>
          <table:table-cell office:value-type="float" office:value="242" table:style-name="ce3">
            <text:p>242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5 08:48:0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7" table:style-name="ce2">
            <text:p>107</text:p>
          </table:table-cell>
          <table:table-cell office:value-type="float" office:value="0" table:style-name="ce2">
            <text:p>0</text:p>
          </table:table-cell>
          <table:table-cell office:value-type="float" office:value="245" table:style-name="ce2">
            <text:p>245</text:p>
          </table:table-cell>
          <table:table-cell office:value-type="float" office:value="11307" table:style-name="ce2">
            <text:p>1130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5 14:31:32</text:p>
          </table:table-cell>
          <table:table-cell office:value-type="string" table:style-name="ce2">
            <text:p>2020 JUN 05 14:53:54</text:p>
          </table:table-cell>
          <table:table-cell office:value-type="string" table:style-name="ce2">
            <text:p>2020 JUN 05 14:31:42</text:p>
          </table:table-cell>
          <table:table-cell office:value-type="string" table:style-name="ce2">
            <text:p>2020 JUN 05 14:53:5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5 14:41:42</text:p>
          </table:table-cell>
          <table:table-cell office:value-type="string" table:style-name="ce2">
            <text:p>2020 JUN 05 14:53:54</text:p>
          </table:table-cell>
          <table:table-cell office:value-type="string" table:style-name="ce2">
            <text:p>2020 JUN 05 14:42:12</text:p>
          </table:table-cell>
          <table:table-cell office:value-type="float" office:value="37.554099999999998" table:style-name="ce2">
            <text:p>37,5541</text:p>
          </table:table-cell>
          <table:table-cell office:value-type="float" office:value="-147.74160000000001" table:style-name="ce2">
            <text:p>-147,7416</text:p>
          </table:table-cell>
          <table:table-cell office:value-type="string" table:style-name="ce2">
            <text:p>2020 JUN 05 14:53:24</text:p>
          </table:table-cell>
          <table:table-cell office:value-type="float" office:value="68.938900000000004" table:style-name="ce2">
            <text:p>68,9389</text:p>
          </table:table-cell>
          <table:table-cell office:value-type="float" office:value="-178.29040000000001" table:style-name="ce2">
            <text:p>-178,2904</text:p>
          </table:table-cell>
          <table:table-cell office:value-type="string" table:style-name="ce2">
            <text:p>2020 JUN 05 14:50:45</text:p>
          </table:table-cell>
          <table:table-cell office:value-type="float" office:value="60.574300000000001" table:style-name="ce2">
            <text:p>60,5743</text:p>
          </table:table-cell>
          <table:table-cell office:value-type="float" office:value="769" table:style-name="ce2">
            <text:p>769</text:p>
          </table:table-cell>
          <table:table-cell office:value-type="float" office:value="15.408099999999999" table:style-name="ce2">
            <text:p>15,4081</text:p>
          </table:table-cell>
          <table:table-cell office:value-type="float" office:value="214.22110000000001" table:style-name="ce2">
            <text:p>214,2211</text:p>
          </table:table-cell>
          <table:table-cell office:value-type="float" office:value="70.767300000000006" table:style-name="ce2">
            <text:p>70,7673</text:p>
          </table:table-cell>
          <table:table-cell office:value-type="string" table:style-name="ce2">
            <text:p>N/A</text:p>
          </table:table-cell>
          <table:table-cell office:value-type="float" office:value="127.14870000000001" table:style-name="ce2">
            <text:p>127,1487</text:p>
          </table:table-cell>
          <table:table-cell office:value-type="float" office:value="197.52170000000001" table:style-name="ce2">
            <text:p>197,521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53" table:style-name="ce2">
            <text:p>115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32" table:style-name="ce2">
            <text:p>133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32" table:style-name="ce2">
            <text:p>732</text:p>
          </table:table-cell>
          <table:table-cell office:value-type="float" office:value="300" table:style-name="ce2">
            <text:p>300</text:p>
          </table:table-cell>
          <table:table-cell office:value-type="float" office:value="851" table:style-name="ce2">
            <text:p>851</text:p>
          </table:table-cell>
          <table:table-cell office:value-type="string" table:style-name="ce2">
            <text:p>1400002C000A028004811E1E05340301000D000D00000000000000000000000000000000026202DC012C035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35" table:style-name="ce3">
            <text:p>2735</text:p>
          </table:table-cell>
          <table:table-cell office:value-type="float" office:value="2735" table:style-name="ce3">
            <text:p>2735</text:p>
          </table:table-cell>
          <table:table-cell office:value-type="float" office:value="0" table:style-name="ce3">
            <text:p>0</text:p>
          </table:table-cell>
          <table:table-cell office:value-type="float" office:value="245" table:style-name="ce3">
            <text:p>245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5 14:42:1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8" table:style-name="ce2">
            <text:p>108</text:p>
          </table:table-cell>
          <table:table-cell office:value-type="float" office:value="0" table:style-name="ce2">
            <text:p>0</text:p>
          </table:table-cell>
          <table:table-cell office:value-type="float" office:value="247" table:style-name="ce2">
            <text:p>247</text:p>
          </table:table-cell>
          <table:table-cell office:value-type="float" office:value="11309" table:style-name="ce2">
            <text:p>113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5 18:27:44</text:p>
          </table:table-cell>
          <table:table-cell office:value-type="string" table:style-name="ce2">
            <text:p>2020 JUN 05 18:49:59</text:p>
          </table:table-cell>
          <table:table-cell office:value-type="string" table:style-name="ce2">
            <text:p>2020 JUN 05 18:27:54</text:p>
          </table:table-cell>
          <table:table-cell office:value-type="string" table:style-name="ce2">
            <text:p>2020 JUN 05 18:49:5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5 18:37:54</text:p>
          </table:table-cell>
          <table:table-cell office:value-type="string" table:style-name="ce2">
            <text:p>2020 JUN 05 18:49:59</text:p>
          </table:table-cell>
          <table:table-cell office:value-type="string" table:style-name="ce2">
            <text:p>2020 JUN 05 18:38:24</text:p>
          </table:table-cell>
          <table:table-cell office:value-type="float" office:value="38.519500000000001" table:style-name="ce2">
            <text:p>38,5195</text:p>
          </table:table-cell>
          <table:table-cell office:value-type="float" office:value="154.37119999999999" table:style-name="ce2">
            <text:p>154,3712</text:p>
          </table:table-cell>
          <table:table-cell office:value-type="string" table:style-name="ce2">
            <text:p>2020 JUN 05 18:49:29</text:p>
          </table:table-cell>
          <table:table-cell office:value-type="float" office:value="69.560500000000005" table:style-name="ce2">
            <text:p>69,5605</text:p>
          </table:table-cell>
          <table:table-cell office:value-type="float" office:value="123.667" table:style-name="ce2">
            <text:p>123,667</text:p>
          </table:table-cell>
          <table:table-cell office:value-type="string" table:style-name="ce2">
            <text:p>2020 JUN 05 18:46:52</text:p>
          </table:table-cell>
          <table:table-cell office:value-type="float" office:value="60.432099999999998" table:style-name="ce2">
            <text:p>60,4321</text:p>
          </table:table-cell>
          <table:table-cell office:value-type="float" office:value="787" table:style-name="ce2">
            <text:p>787</text:p>
          </table:table-cell>
          <table:table-cell office:value-type="float" office:value="15.3672" table:style-name="ce2">
            <text:p>15,3672</text:p>
          </table:table-cell>
          <table:table-cell office:value-type="float" office:value="214.32159999999999" table:style-name="ce2">
            <text:p>214,3216</text:p>
          </table:table-cell>
          <table:table-cell office:value-type="float" office:value="70.104799999999997" table:style-name="ce2">
            <text:p>70,1048</text:p>
          </table:table-cell>
          <table:table-cell office:value-type="string" table:style-name="ce2">
            <text:p>N/A</text:p>
          </table:table-cell>
          <table:table-cell office:value-type="float" office:value="125.9328" table:style-name="ce2">
            <text:p>125,9328</text:p>
          </table:table-cell>
          <table:table-cell office:value-type="float" office:value="195.6472" table:style-name="ce2">
            <text:p>195,647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48" table:style-name="ce2">
            <text:p>114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25" table:style-name="ce2">
            <text:p>132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25" table:style-name="ce2">
            <text:p>725</text:p>
          </table:table-cell>
          <table:table-cell office:value-type="float" office:value="300" table:style-name="ce2">
            <text:p>300</text:p>
          </table:table-cell>
          <table:table-cell office:value-type="float" office:value="832" table:style-name="ce2">
            <text:p>832</text:p>
          </table:table-cell>
          <table:table-cell office:value-type="string" table:style-name="ce2">
            <text:p>1400002C000A0280047C1E1E052D0301000D000D00000000000000000000000000000000026202D5012C034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110" table:style-name="ce3">
            <text:p>3110</text:p>
          </table:table-cell>
          <table:table-cell office:value-type="float" office:value="3110" table:style-name="ce3">
            <text:p>3110</text:p>
          </table:table-cell>
          <table:table-cell office:value-type="float" office:value="0" table:style-name="ce3">
            <text:p>0</text:p>
          </table:table-cell>
          <table:table-cell office:value-type="float" office:value="247" table:style-name="ce3">
            <text:p>247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5 18:38:2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9" table:style-name="ce2">
            <text:p>109</text:p>
          </table:table-cell>
          <table:table-cell office:value-type="float" office:value="0" table:style-name="ce2">
            <text:p>0</text:p>
          </table:table-cell>
          <table:table-cell office:value-type="float" office:value="251" table:style-name="ce2">
            <text:p>251</text:p>
          </table:table-cell>
          <table:table-cell office:value-type="float" office:value="11313" table:style-name="ce2">
            <text:p>113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6 02:19:55</text:p>
          </table:table-cell>
          <table:table-cell office:value-type="string" table:style-name="ce2">
            <text:p>2020 JUN 06 02:41:57</text:p>
          </table:table-cell>
          <table:table-cell office:value-type="string" table:style-name="ce2">
            <text:p>2020 JUN 06 02:20:05</text:p>
          </table:table-cell>
          <table:table-cell office:value-type="string" table:style-name="ce2">
            <text:p>2020 JUN 06 02:41:5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6 02:30:05</text:p>
          </table:table-cell>
          <table:table-cell office:value-type="string" table:style-name="ce2">
            <text:p>2020 JUN 06 02:41:57</text:p>
          </table:table-cell>
          <table:table-cell office:value-type="string" table:style-name="ce2">
            <text:p>2020 JUN 06 02:30:35</text:p>
          </table:table-cell>
          <table:table-cell office:value-type="float" office:value="40.201599999999999" table:style-name="ce2">
            <text:p>40,2016</text:p>
          </table:table-cell>
          <table:table-cell office:value-type="float" office:value="38.718200000000003" table:style-name="ce2">
            <text:p>38,7182</text:p>
          </table:table-cell>
          <table:table-cell office:value-type="string" table:style-name="ce2">
            <text:p>2020 JUN 06 02:41:27</text:p>
          </table:table-cell>
          <table:table-cell office:value-type="float" office:value="70.062200000000004" table:style-name="ce2">
            <text:p>70,0622</text:p>
          </table:table-cell>
          <table:table-cell office:value-type="float" office:value="5.9306999999999999" table:style-name="ce2">
            <text:p>5,9307</text:p>
          </table:table-cell>
          <table:table-cell office:value-type="string" table:style-name="ce2">
            <text:p>2020 JUN 06 02:38:56</text:p>
          </table:table-cell>
          <table:table-cell office:value-type="float" office:value="60.274500000000003" table:style-name="ce2">
            <text:p>60,2745</text:p>
          </table:table-cell>
          <table:table-cell office:value-type="float" office:value="827" table:style-name="ce2">
            <text:p>827</text:p>
          </table:table-cell>
          <table:table-cell office:value-type="float" office:value="15.1722" table:style-name="ce2">
            <text:p>15,1722</text:p>
          </table:table-cell>
          <table:table-cell office:value-type="float" office:value="214.52269999999999" table:style-name="ce2">
            <text:p>214,5227</text:p>
          </table:table-cell>
          <table:table-cell office:value-type="float" office:value="68.874499999999998" table:style-name="ce2">
            <text:p>68,8745</text:p>
          </table:table-cell>
          <table:table-cell office:value-type="string" table:style-name="ce2">
            <text:p>N/A</text:p>
          </table:table-cell>
          <table:table-cell office:value-type="float" office:value="123.6747" table:style-name="ce2">
            <text:p>123,6747</text:p>
          </table:table-cell>
          <table:table-cell office:value-type="float" office:value="192.16579999999999" table:style-name="ce2">
            <text:p>192,165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41" table:style-name="ce2">
            <text:p>114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12" table:style-name="ce2">
            <text:p>131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12" table:style-name="ce2">
            <text:p>712</text:p>
          </table:table-cell>
          <table:table-cell office:value-type="float" office:value="300" table:style-name="ce2">
            <text:p>300</text:p>
          </table:table-cell>
          <table:table-cell office:value-type="float" office:value="799" table:style-name="ce2">
            <text:p>799</text:p>
          </table:table-cell>
          <table:table-cell office:value-type="string" table:style-name="ce2">
            <text:p>1400002C000A028004751E1E05200301000D000D00000000000000000000000000000000026202C8012C031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45" table:style-name="ce3">
            <text:p>2645</text:p>
          </table:table-cell>
          <table:table-cell office:value-type="float" office:value="2645" table:style-name="ce3">
            <text:p>2645</text:p>
          </table:table-cell>
          <table:table-cell office:value-type="float" office:value="0" table:style-name="ce3">
            <text:p>0</text:p>
          </table:table-cell>
          <table:table-cell office:value-type="float" office:value="251" table:style-name="ce3">
            <text:p>251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6 02:30:3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office:value-type="float" office:value="0" table:style-name="ce2">
            <text:p>0</text:p>
          </table:table-cell>
          <table:table-cell office:value-type="float" office:value="252" table:style-name="ce2">
            <text:p>252</text:p>
          </table:table-cell>
          <table:table-cell office:value-type="float" office:value="11314" table:style-name="ce2">
            <text:p>113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6 04:17:58</text:p>
          </table:table-cell>
          <table:table-cell office:value-type="string" table:style-name="ce2">
            <text:p>2020 JUN 06 04:39:51</text:p>
          </table:table-cell>
          <table:table-cell office:value-type="string" table:style-name="ce2">
            <text:p>2020 JUN 06 04:18:08</text:p>
          </table:table-cell>
          <table:table-cell office:value-type="string" table:style-name="ce2">
            <text:p>2020 JUN 06 04:39:5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6 04:28:08</text:p>
          </table:table-cell>
          <table:table-cell office:value-type="string" table:style-name="ce2">
            <text:p>2020 JUN 06 04:39:51</text:p>
          </table:table-cell>
          <table:table-cell office:value-type="string" table:style-name="ce2">
            <text:p>2020 JUN 06 04:28:38</text:p>
          </table:table-cell>
          <table:table-cell office:value-type="float" office:value="40.5261" table:style-name="ce2">
            <text:p>40,5261</text:p>
          </table:table-cell>
          <table:table-cell office:value-type="float" office:value="9.8397000000000006" table:style-name="ce2">
            <text:p>9,8397</text:p>
          </table:table-cell>
          <table:table-cell office:value-type="string" table:style-name="ce2">
            <text:p>2020 JUN 06 04:39:21</text:p>
          </table:table-cell>
          <table:table-cell office:value-type="float" office:value="70.185400000000001" table:style-name="ce2">
            <text:p>70,1854</text:p>
          </table:table-cell>
          <table:table-cell office:value-type="float" office:value="-21.681799999999999" table:style-name="ce2">
            <text:p>-21,6818</text:p>
          </table:table-cell>
          <table:table-cell office:value-type="string" table:style-name="ce2">
            <text:p>2020 JUN 06 04:36:53</text:p>
          </table:table-cell>
          <table:table-cell office:value-type="float" office:value="60.149700000000003" table:style-name="ce2">
            <text:p>60,1497</text:p>
          </table:table-cell>
          <table:table-cell office:value-type="float" office:value="853" table:style-name="ce2">
            <text:p>853</text:p>
          </table:table-cell>
          <table:table-cell office:value-type="float" office:value="15.243600000000001" table:style-name="ce2">
            <text:p>15,2436</text:p>
          </table:table-cell>
          <table:table-cell office:value-type="float" office:value="214.57300000000001" table:style-name="ce2">
            <text:p>214,573</text:p>
          </table:table-cell>
          <table:table-cell office:value-type="float" office:value="68.0227" table:style-name="ce2">
            <text:p>68,0227</text:p>
          </table:table-cell>
          <table:table-cell office:value-type="string" table:style-name="ce2">
            <text:p>N/A</text:p>
          </table:table-cell>
          <table:table-cell office:value-type="float" office:value="122.1114" table:style-name="ce2">
            <text:p>122,1114</text:p>
          </table:table-cell>
          <table:table-cell office:value-type="float" office:value="189.75569999999999" table:style-name="ce2">
            <text:p>189,755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35" table:style-name="ce2">
            <text:p>113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03" table:style-name="ce2">
            <text:p>130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03" table:style-name="ce2">
            <text:p>703</text:p>
          </table:table-cell>
          <table:table-cell office:value-type="float" office:value="300" table:style-name="ce2">
            <text:p>300</text:p>
          </table:table-cell>
          <table:table-cell office:value-type="float" office:value="775" table:style-name="ce2">
            <text:p>775</text:p>
          </table:table-cell>
          <table:table-cell office:value-type="string" table:style-name="ce2">
            <text:p>1400002C000A0280046F1E1E05170301000D000D00000000000000000000000000000000026202BF012C030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252" table:style-name="ce3">
            <text:p>252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6 04:28:3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office:value-type="float" office:value="0" table:style-name="ce2">
            <text:p>0</text:p>
          </table:table-cell>
          <table:table-cell office:value-type="float" office:value="259" table:style-name="ce2">
            <text:p>259</text:p>
          </table:table-cell>
          <table:table-cell office:value-type="float" office:value="11321" table:style-name="ce2">
            <text:p>113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6 18:04:26</text:p>
          </table:table-cell>
          <table:table-cell office:value-type="string" table:style-name="ce2">
            <text:p>2020 JUN 06 18:25:47</text:p>
          </table:table-cell>
          <table:table-cell office:value-type="string" table:style-name="ce2">
            <text:p>2020 JUN 06 18:04:36</text:p>
          </table:table-cell>
          <table:table-cell office:value-type="string" table:style-name="ce2">
            <text:p>2020 JUN 06 18:25:4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6 18:14:36</text:p>
          </table:table-cell>
          <table:table-cell office:value-type="string" table:style-name="ce2">
            <text:p>2020 JUN 06 18:25:47</text:p>
          </table:table-cell>
          <table:table-cell office:value-type="string" table:style-name="ce2">
            <text:p>2020 JUN 06 18:15:06</text:p>
          </table:table-cell>
          <table:table-cell office:value-type="float" office:value="43.506399999999999" table:style-name="ce2">
            <text:p>43,5064</text:p>
          </table:table-cell>
          <table:table-cell office:value-type="float" office:value="167.25810000000001" table:style-name="ce2">
            <text:p>167,2581</text:p>
          </table:table-cell>
          <table:table-cell office:value-type="string" table:style-name="ce2">
            <text:p>2020 JUN 06 18:25:17</text:p>
          </table:table-cell>
          <table:table-cell office:value-type="float" office:value="70.989099999999993" table:style-name="ce2">
            <text:p>70,9891</text:p>
          </table:table-cell>
          <table:table-cell office:value-type="float" office:value="134.0341" table:style-name="ce2">
            <text:p>134,0341</text:p>
          </table:table-cell>
          <table:table-cell office:value-type="string" table:style-name="ce2">
            <text:p>2020 JUN 06 18:23:01</text:p>
          </table:table-cell>
          <table:table-cell office:value-type="float" office:value="59.639400000000002" table:style-name="ce2">
            <text:p>59,6394</text:p>
          </table:table-cell>
          <table:table-cell office:value-type="float" office:value="940" table:style-name="ce2">
            <text:p>940</text:p>
          </table:table-cell>
          <table:table-cell office:value-type="float" office:value="15.019399999999999" table:style-name="ce2">
            <text:p>15,0194</text:p>
          </table:table-cell>
          <table:table-cell office:value-type="float" office:value="214.92500000000001" table:style-name="ce2">
            <text:p>214,925</text:p>
          </table:table-cell>
          <table:table-cell office:value-type="float" office:value="64.994200000000006" table:style-name="ce2">
            <text:p>64,9942</text:p>
          </table:table-cell>
          <table:table-cell office:value-type="string" table:style-name="ce2">
            <text:p>N/A</text:p>
          </table:table-cell>
          <table:table-cell office:value-type="float" office:value="116.553" table:style-name="ce2">
            <text:p>116,553</text:p>
          </table:table-cell>
          <table:table-cell office:value-type="float" office:value="181.18620000000001" table:style-name="ce2">
            <text:p>181,186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15" table:style-name="ce2">
            <text:p>111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71" table:style-name="ce2">
            <text:p>127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71" table:style-name="ce2">
            <text:p>671</text:p>
          </table:table-cell>
          <table:table-cell office:value-type="float" office:value="300" table:style-name="ce2">
            <text:p>300</text:p>
          </table:table-cell>
          <table:table-cell office:value-type="float" office:value="946" table:style-name="ce2">
            <text:p>946</text:p>
          </table:table-cell>
          <table:table-cell office:value-type="string" table:style-name="ce2">
            <text:p>1400002C000A0280045B1E1E04F70301000D000D000000000000000000000000000000000262029F012C03B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23" table:style-name="ce3">
            <text:p>2723</text:p>
          </table:table-cell>
          <table:table-cell office:value-type="float" office:value="2723" table:style-name="ce3">
            <text:p>2723</text:p>
          </table:table-cell>
          <table:table-cell office:value-type="float" office:value="0" table:style-name="ce3">
            <text:p>0</text:p>
          </table:table-cell>
          <table:table-cell office:value-type="float" office:value="259" table:style-name="ce3">
            <text:p>259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6 18:15:0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2" table:style-name="ce2">
            <text:p>112</text:p>
          </table:table-cell>
          <table:table-cell office:value-type="float" office:value="0" table:style-name="ce2">
            <text:p>0</text:p>
          </table:table-cell>
          <table:table-cell office:value-type="float" office:value="263" table:style-name="ce2">
            <text:p>263</text:p>
          </table:table-cell>
          <table:table-cell office:value-type="float" office:value="11325" table:style-name="ce2">
            <text:p>113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7 01:56:35</text:p>
          </table:table-cell>
          <table:table-cell office:value-type="string" table:style-name="ce2">
            <text:p>2020 JUN 07 02:17:42</text:p>
          </table:table-cell>
          <table:table-cell office:value-type="string" table:style-name="ce2">
            <text:p>2020 JUN 07 01:56:45</text:p>
          </table:table-cell>
          <table:table-cell office:value-type="string" table:style-name="ce2">
            <text:p>2020 JUN 07 02:17:4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7 02:06:45</text:p>
          </table:table-cell>
          <table:table-cell office:value-type="string" table:style-name="ce2">
            <text:p>2020 JUN 07 02:17:42</text:p>
          </table:table-cell>
          <table:table-cell office:value-type="string" table:style-name="ce2">
            <text:p>2020 JUN 07 02:07:15</text:p>
          </table:table-cell>
          <table:table-cell office:value-type="float" office:value="44.980899999999998" table:style-name="ce2">
            <text:p>44,9809</text:p>
          </table:table-cell>
          <table:table-cell office:value-type="float" office:value="51.566000000000003" table:style-name="ce2">
            <text:p>51,566</text:p>
          </table:table-cell>
          <table:table-cell office:value-type="string" table:style-name="ce2">
            <text:p>2020 JUN 07 02:17:12</text:p>
          </table:table-cell>
          <table:table-cell office:value-type="float" office:value="71.564700000000002" table:style-name="ce2">
            <text:p>71,5647</text:p>
          </table:table-cell>
          <table:table-cell office:value-type="float" office:value="17.5307" table:style-name="ce2">
            <text:p>17,5307</text:p>
          </table:table-cell>
          <table:table-cell office:value-type="string" table:style-name="ce2">
            <text:p>2020 JUN 07 02:15:01</text:p>
          </table:table-cell>
          <table:table-cell office:value-type="float" office:value="59.403500000000001" table:style-name="ce2">
            <text:p>59,4035</text:p>
          </table:table-cell>
          <table:table-cell office:value-type="float" office:value="986" table:style-name="ce2">
            <text:p>986</text:p>
          </table:table-cell>
          <table:table-cell office:value-type="float" office:value="14.905799999999999" table:style-name="ce2">
            <text:p>14,9058</text:p>
          </table:table-cell>
          <table:table-cell office:value-type="float" office:value="215.12629999999999" table:style-name="ce2">
            <text:p>215,1263</text:p>
          </table:table-cell>
          <table:table-cell office:value-type="float" office:value="63.669199999999996" table:style-name="ce2">
            <text:p>63,6692</text:p>
          </table:table-cell>
          <table:table-cell office:value-type="string" table:style-name="ce2">
            <text:p>N/A</text:p>
          </table:table-cell>
          <table:table-cell office:value-type="float" office:value="114.1212" table:style-name="ce2">
            <text:p>114,1212</text:p>
          </table:table-cell>
          <table:table-cell office:value-type="float" office:value="177.43700000000001" table:style-name="ce2">
            <text:p>177,43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106" table:style-name="ce2">
            <text:p>110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57" table:style-name="ce2">
            <text:p>125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57" table:style-name="ce2">
            <text:p>657</text:p>
          </table:table-cell>
          <table:table-cell office:value-type="float" office:value="300" table:style-name="ce2">
            <text:p>300</text:p>
          </table:table-cell>
          <table:table-cell office:value-type="float" office:value="909" table:style-name="ce2">
            <text:p>909</text:p>
          </table:table-cell>
          <table:table-cell office:value-type="string" table:style-name="ce2">
            <text:p>1400002C000A028004521E1E04E90301000D000D0000000000000000000000000000000002620291012C038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67" table:style-name="ce3">
            <text:p>767</text:p>
          </table:table-cell>
          <table:table-cell office:value-type="float" office:value="767" table:style-name="ce3">
            <text:p>767</text:p>
          </table:table-cell>
          <table:table-cell office:value-type="float" office:value="0" table:style-name="ce3">
            <text:p>0</text:p>
          </table:table-cell>
          <table:table-cell office:value-type="float" office:value="263" table:style-name="ce3">
            <text:p>263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7 02:07:1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3" table:style-name="ce2">
            <text:p>113</text:p>
          </table:table-cell>
          <table:table-cell office:value-type="float" office:value="0" table:style-name="ce2">
            <text:p>0</text:p>
          </table:table-cell>
          <table:table-cell office:value-type="float" office:value="265" table:style-name="ce2">
            <text:p>265</text:p>
          </table:table-cell>
          <table:table-cell office:value-type="float" office:value="11327" table:style-name="ce2">
            <text:p>113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7 05:52:39</text:p>
          </table:table-cell>
          <table:table-cell office:value-type="string" table:style-name="ce2">
            <text:p>2020 JUN 07 06:13:31</text:p>
          </table:table-cell>
          <table:table-cell office:value-type="string" table:style-name="ce2">
            <text:p>2020 JUN 07 05:52:49</text:p>
          </table:table-cell>
          <table:table-cell office:value-type="string" table:style-name="ce2">
            <text:p>2020 JUN 07 06:13:3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7 06:02:49</text:p>
          </table:table-cell>
          <table:table-cell office:value-type="string" table:style-name="ce2">
            <text:p>2020 JUN 07 06:13:31</text:p>
          </table:table-cell>
          <table:table-cell office:value-type="string" table:style-name="ce2">
            <text:p>2020 JUN 07 06:03:19</text:p>
          </table:table-cell>
          <table:table-cell office:value-type="float" office:value="45.553699999999999" table:style-name="ce2">
            <text:p>45,5537</text:p>
          </table:table-cell>
          <table:table-cell office:value-type="float" office:value="-6.2076000000000002" table:style-name="ce2">
            <text:p>-6,2076</text:p>
          </table:table-cell>
          <table:table-cell office:value-type="string" table:style-name="ce2">
            <text:p>2020 JUN 07 06:13:01</text:p>
          </table:table-cell>
          <table:table-cell office:value-type="float" office:value="71.25" table:style-name="ce2">
            <text:p>71,25</text:p>
          </table:table-cell>
          <table:table-cell office:value-type="float" office:value="-39.711799999999997" table:style-name="ce2">
            <text:p>-39,7118</text:p>
          </table:table-cell>
          <table:table-cell office:value-type="string" table:style-name="ce2">
            <text:p>2020 JUN 07 06:10:55</text:p>
          </table:table-cell>
          <table:table-cell office:value-type="float" office:value="59.123199999999997" table:style-name="ce2">
            <text:p>59,1232</text:p>
          </table:table-cell>
          <table:table-cell office:value-type="float" office:value="1029" table:style-name="ce2">
            <text:p>1029</text:p>
          </table:table-cell>
          <table:table-cell office:value-type="float" office:value="14.914199999999999" table:style-name="ce2">
            <text:p>14,9142</text:p>
          </table:table-cell>
          <table:table-cell office:value-type="float" office:value="215.2269" table:style-name="ce2">
            <text:p>215,2269</text:p>
          </table:table-cell>
          <table:table-cell office:value-type="float" office:value="62.249499999999998" table:style-name="ce2">
            <text:p>62,2495</text:p>
          </table:table-cell>
          <table:table-cell office:value-type="string" table:style-name="ce2">
            <text:p>N/A</text:p>
          </table:table-cell>
          <table:table-cell office:value-type="float" office:value="111.5157" table:style-name="ce2">
            <text:p>111,5157</text:p>
          </table:table-cell>
          <table:table-cell office:value-type="float" office:value="173.42009999999999" table:style-name="ce2">
            <text:p>173,420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96" table:style-name="ce2">
            <text:p>109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42" table:style-name="ce2">
            <text:p>124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42" table:style-name="ce2">
            <text:p>642</text:p>
          </table:table-cell>
          <table:table-cell office:value-type="float" office:value="300" table:style-name="ce2">
            <text:p>300</text:p>
          </table:table-cell>
          <table:table-cell office:value-type="float" office:value="869" table:style-name="ce2">
            <text:p>869</text:p>
          </table:table-cell>
          <table:table-cell office:value-type="string" table:style-name="ce2">
            <text:p>1400002C000A028004481E1E04DA0301000D000D0000000000000000000000000000000002620282012C036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4" table:style-name="ce3">
            <text:p>34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265" table:style-name="ce3">
            <text:p>265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7 06:03:2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4" table:style-name="ce2">
            <text:p>114</text:p>
          </table:table-cell>
          <table:table-cell office:value-type="float" office:value="0" table:style-name="ce2">
            <text:p>0</text:p>
          </table:table-cell>
          <table:table-cell office:value-type="float" office:value="268" table:style-name="ce2">
            <text:p>268</text:p>
          </table:table-cell>
          <table:table-cell office:value-type="float" office:value="11330" table:style-name="ce2">
            <text:p>113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7 11:46:53</text:p>
          </table:table-cell>
          <table:table-cell office:value-type="string" table:style-name="ce2">
            <text:p>2020 JUN 07 12:07:35</text:p>
          </table:table-cell>
          <table:table-cell office:value-type="string" table:style-name="ce2">
            <text:p>2020 JUN 07 11:47:03</text:p>
          </table:table-cell>
          <table:table-cell office:value-type="string" table:style-name="ce2">
            <text:p>2020 JUN 07 12:07:3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7 11:57:03</text:p>
          </table:table-cell>
          <table:table-cell office:value-type="string" table:style-name="ce2">
            <text:p>2020 JUN 07 12:07:35</text:p>
          </table:table-cell>
          <table:table-cell office:value-type="string" table:style-name="ce2">
            <text:p>2020 JUN 07 11:57:33</text:p>
          </table:table-cell>
          <table:table-cell office:value-type="float" office:value="46.829500000000003" table:style-name="ce2">
            <text:p>46,8295</text:p>
          </table:table-cell>
          <table:table-cell office:value-type="float" office:value="-93.152799999999999" table:style-name="ce2">
            <text:p>-93,1528</text:p>
          </table:table-cell>
          <table:table-cell office:value-type="string" table:style-name="ce2">
            <text:p>2020 JUN 07 12:07:05</text:p>
          </table:table-cell>
          <table:table-cell office:value-type="float" office:value="71.717799999999997" table:style-name="ce2">
            <text:p>71,7178</text:p>
          </table:table-cell>
          <table:table-cell office:value-type="float" office:value="-127.92789999999999" table:style-name="ce2">
            <text:p>-127,9279</text:p>
          </table:table-cell>
          <table:table-cell office:value-type="string" table:style-name="ce2">
            <text:p>2020 JUN 07 12:05:03</text:p>
          </table:table-cell>
          <table:table-cell office:value-type="float" office:value="58.937899999999999" table:style-name="ce2">
            <text:p>58,9379</text:p>
          </table:table-cell>
          <table:table-cell office:value-type="float" office:value="1059" table:style-name="ce2">
            <text:p>1059</text:p>
          </table:table-cell>
          <table:table-cell office:value-type="float" office:value="14.775" table:style-name="ce2">
            <text:p>14,775</text:p>
          </table:table-cell>
          <table:table-cell office:value-type="float" office:value="215.37799999999999" table:style-name="ce2">
            <text:p>215,378</text:p>
          </table:table-cell>
          <table:table-cell office:value-type="float" office:value="61.303100000000001" table:style-name="ce2">
            <text:p>61,3031</text:p>
          </table:table-cell>
          <table:table-cell office:value-type="string" table:style-name="ce2">
            <text:p>N/A</text:p>
          </table:table-cell>
          <table:table-cell office:value-type="float" office:value="109.7787" table:style-name="ce2">
            <text:p>109,7787</text:p>
          </table:table-cell>
          <table:table-cell office:value-type="float" office:value="170.74209999999999" table:style-name="ce2">
            <text:p>170,742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90" table:style-name="ce2">
            <text:p>109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32" table:style-name="ce2">
            <text:p>123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32" table:style-name="ce2">
            <text:p>632</text:p>
          </table:table-cell>
          <table:table-cell office:value-type="float" office:value="300" table:style-name="ce2">
            <text:p>300</text:p>
          </table:table-cell>
          <table:table-cell office:value-type="float" office:value="843" table:style-name="ce2">
            <text:p>843</text:p>
          </table:table-cell>
          <table:table-cell office:value-type="string" table:style-name="ce2">
            <text:p>1400002C000A028004421E1E04D00301000D000D0000000000000000000000000000000002620278012C034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03" table:style-name="ce3">
            <text:p>1103</text:p>
          </table:table-cell>
          <table:table-cell office:value-type="float" office:value="1103" table:style-name="ce3">
            <text:p>1103</text:p>
          </table:table-cell>
          <table:table-cell office:value-type="float" office:value="0" table:style-name="ce3">
            <text:p>0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7 11:57:3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5" table:style-name="ce2">
            <text:p>115</text:p>
          </table:table-cell>
          <table:table-cell office:value-type="float" office:value="0" table:style-name="ce2">
            <text:p>0</text:p>
          </table:table-cell>
          <table:table-cell office:value-type="float" office:value="270" table:style-name="ce2">
            <text:p>270</text:p>
          </table:table-cell>
          <table:table-cell office:value-type="float" office:value="11332" table:style-name="ce2">
            <text:p>113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7 15:42:50</text:p>
          </table:table-cell>
          <table:table-cell office:value-type="string" table:style-name="ce2">
            <text:p>2020 JUN 07 16:03:19</text:p>
          </table:table-cell>
          <table:table-cell office:value-type="string" table:style-name="ce2">
            <text:p>2020 JUN 07 15:43:00</text:p>
          </table:table-cell>
          <table:table-cell office:value-type="string" table:style-name="ce2">
            <text:p>2020 JUN 07 16:03: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7 15:53:00</text:p>
          </table:table-cell>
          <table:table-cell office:value-type="string" table:style-name="ce2">
            <text:p>2020 JUN 07 16:03:19</text:p>
          </table:table-cell>
          <table:table-cell office:value-type="string" table:style-name="ce2">
            <text:p>2020 JUN 07 15:53:30</text:p>
          </table:table-cell>
          <table:table-cell office:value-type="float" office:value="47.347200000000001" table:style-name="ce2">
            <text:p>47,3472</text:p>
          </table:table-cell>
          <table:table-cell office:value-type="float" office:value="-150.8938" table:style-name="ce2">
            <text:p>-150,8938</text:p>
          </table:table-cell>
          <table:table-cell office:value-type="string" table:style-name="ce2">
            <text:p>2020 JUN 07 16:02:49</text:p>
          </table:table-cell>
          <table:table-cell office:value-type="float" office:value="71.639399999999995" table:style-name="ce2">
            <text:p>71,6394</text:p>
          </table:table-cell>
          <table:table-cell office:value-type="float" office:value="175.2414" table:style-name="ce2">
            <text:p>175,2414</text:p>
          </table:table-cell>
          <table:table-cell office:value-type="string" table:style-name="ce2">
            <text:p>2020 JUN 07 16:00:51</text:p>
          </table:table-cell>
          <table:table-cell office:value-type="float" office:value="58.6783" table:style-name="ce2">
            <text:p>58,6783</text:p>
          </table:table-cell>
          <table:table-cell office:value-type="float" office:value="1097" table:style-name="ce2">
            <text:p>1097</text:p>
          </table:table-cell>
          <table:table-cell office:value-type="float" office:value="14.8094" table:style-name="ce2">
            <text:p>14,8094</text:p>
          </table:table-cell>
          <table:table-cell office:value-type="float" office:value="215.4786" table:style-name="ce2">
            <text:p>215,4786</text:p>
          </table:table-cell>
          <table:table-cell office:value-type="float" office:value="60.072800000000001" table:style-name="ce2">
            <text:p>60,0728</text:p>
          </table:table-cell>
          <table:table-cell office:value-type="string" table:style-name="ce2">
            <text:p>N/A</text:p>
          </table:table-cell>
          <table:table-cell office:value-type="float" office:value="107.5206" table:style-name="ce2">
            <text:p>107,5206</text:p>
          </table:table-cell>
          <table:table-cell office:value-type="float" office:value="167.26070000000001" table:style-name="ce2">
            <text:p>167,260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81" table:style-name="ce2">
            <text:p>108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19" table:style-name="ce2">
            <text:p>121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19" table:style-name="ce2">
            <text:p>619</text:p>
          </table:table-cell>
          <table:table-cell office:value-type="float" office:value="300" table:style-name="ce2">
            <text:p>300</text:p>
          </table:table-cell>
          <table:table-cell office:value-type="float" office:value="808" table:style-name="ce2">
            <text:p>808</text:p>
          </table:table-cell>
          <table:table-cell office:value-type="string" table:style-name="ce2">
            <text:p>1400002C000A028004391E1E04C30301000D000D000000000000000000000000000000000262026B012C032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05" table:style-name="ce3">
            <text:p>2705</text:p>
          </table:table-cell>
          <table:table-cell office:value-type="float" office:value="2705" table:style-name="ce3">
            <text:p>2705</text:p>
          </table:table-cell>
          <table:table-cell office:value-type="float" office:value="0" table:style-name="ce3">
            <text:p>0</text:p>
          </table:table-cell>
          <table:table-cell office:value-type="float" office:value="270" table:style-name="ce3">
            <text:p>270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7 15:53:3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6" table:style-name="ce2">
            <text:p>116</text:p>
          </table:table-cell>
          <table:table-cell office:value-type="float" office:value="0" table:style-name="ce2">
            <text:p>0</text:p>
          </table:table-cell>
          <table:table-cell office:value-type="float" office:value="275" table:style-name="ce2">
            <text:p>275</text:p>
          </table:table-cell>
          <table:table-cell office:value-type="float" office:value="11337" table:style-name="ce2">
            <text:p>113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01:33:00</text:p>
          </table:table-cell>
          <table:table-cell office:value-type="string" table:style-name="ce2">
            <text:p>2020 JUN 08 01:53:10</text:p>
          </table:table-cell>
          <table:table-cell office:value-type="string" table:style-name="ce2">
            <text:p>2020 JUN 08 01:33:10</text:p>
          </table:table-cell>
          <table:table-cell office:value-type="string" table:style-name="ce2">
            <text:p>2020 JUN 08 01:53: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8 01:43:10</text:p>
          </table:table-cell>
          <table:table-cell office:value-type="string" table:style-name="ce2">
            <text:p>2020 JUN 08 01:53:10</text:p>
          </table:table-cell>
          <table:table-cell office:value-type="string" table:style-name="ce2">
            <text:p>2020 JUN 08 01:43:40</text:p>
          </table:table-cell>
          <table:table-cell office:value-type="float" office:value="48.886699999999998" table:style-name="ce2">
            <text:p>48,8867</text:p>
          </table:table-cell>
          <table:table-cell office:value-type="float" office:value="64.492999999999995" table:style-name="ce2">
            <text:p>64,493</text:p>
          </table:table-cell>
          <table:table-cell office:value-type="string" table:style-name="ce2">
            <text:p>2020 JUN 08 01:52:40</text:p>
          </table:table-cell>
          <table:table-cell office:value-type="float" office:value="71.711600000000004" table:style-name="ce2">
            <text:p>71,7116</text:p>
          </table:table-cell>
          <table:table-cell office:value-type="float" office:value="29.569700000000001" table:style-name="ce2">
            <text:p>29,5697</text:p>
          </table:table-cell>
          <table:table-cell office:value-type="string" table:style-name="ce2">
            <text:p>2020 JUN 08 01:50:48</text:p>
          </table:table-cell>
          <table:table-cell office:value-type="float" office:value="58.203200000000002" table:style-name="ce2">
            <text:p>58,2032</text:p>
          </table:table-cell>
          <table:table-cell office:value-type="float" office:value="1158" table:style-name="ce2">
            <text:p>1158</text:p>
          </table:table-cell>
          <table:table-cell office:value-type="float" office:value="14.6639" table:style-name="ce2">
            <text:p>14,6639</text:p>
          </table:table-cell>
          <table:table-cell office:value-type="float" office:value="215.73050000000001" table:style-name="ce2">
            <text:p>215,7305</text:p>
          </table:table-cell>
          <table:table-cell office:value-type="float" office:value="58.2746" table:style-name="ce2">
            <text:p>58,2746</text:p>
          </table:table-cell>
          <table:table-cell office:value-type="string" table:style-name="ce2">
            <text:p>N/A</text:p>
          </table:table-cell>
          <table:table-cell office:value-type="float" office:value="104.22029999999999" table:style-name="ce2">
            <text:p>104,2203</text:p>
          </table:table-cell>
          <table:table-cell office:value-type="float" office:value="162.17259999999999" table:style-name="ce2">
            <text:p>162,172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68" table:style-name="ce2">
            <text:p>106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00" table:style-name="ce2">
            <text:p>120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00" table:style-name="ce2">
            <text:p>600</text:p>
          </table:table-cell>
          <table:table-cell office:value-type="float" office:value="300" table:style-name="ce2">
            <text:p>300</text:p>
          </table:table-cell>
          <table:table-cell office:value-type="float" office:value="757" table:style-name="ce2">
            <text:p>757</text:p>
          </table:table-cell>
          <table:table-cell office:value-type="string" table:style-name="ce2">
            <text:p>1400002C000A0280042C1E1E04B00301000D000D0000000000000000000000000000000002620258012C02F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93" table:style-name="ce3">
            <text:p>1193</text:p>
          </table:table-cell>
          <table:table-cell office:value-type="float" office:value="1193" table:style-name="ce3">
            <text:p>1193</text:p>
          </table:table-cell>
          <table:table-cell office:value-type="float" office:value="0" table:style-name="ce3">
            <text:p>0</text:p>
          </table:table-cell>
          <table:table-cell office:value-type="float" office:value="275" table:style-name="ce3">
            <text:p>275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8 01:43:4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7" table:style-name="ce2">
            <text:p>117</text:p>
          </table:table-cell>
          <table:table-cell office:value-type="float" office:value="0" table:style-name="ce2">
            <text:p>0</text:p>
          </table:table-cell>
          <table:table-cell office:value-type="float" office:value="276" table:style-name="ce2">
            <text:p>276</text:p>
          </table:table-cell>
          <table:table-cell office:value-type="float" office:value="11338" table:style-name="ce2">
            <text:p>113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03:31:00</text:p>
          </table:table-cell>
          <table:table-cell office:value-type="string" table:style-name="ce2">
            <text:p>2020 JUN 08 03:51:05</text:p>
          </table:table-cell>
          <table:table-cell office:value-type="string" table:style-name="ce2">
            <text:p>2020 JUN 08 03:31:10</text:p>
          </table:table-cell>
          <table:table-cell office:value-type="string" table:style-name="ce2">
            <text:p>2020 JUN 08 03:51:0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8 03:41:10</text:p>
          </table:table-cell>
          <table:table-cell office:value-type="string" table:style-name="ce2">
            <text:p>2020 JUN 08 03:51:05</text:p>
          </table:table-cell>
          <table:table-cell office:value-type="string" table:style-name="ce2">
            <text:p>2020 JUN 08 03:41:40</text:p>
          </table:table-cell>
          <table:table-cell office:value-type="float" office:value="49.217700000000001" table:style-name="ce2">
            <text:p>49,2177</text:p>
          </table:table-cell>
          <table:table-cell office:value-type="float" office:value="35.554699999999997" table:style-name="ce2">
            <text:p>35,5547</text:p>
          </table:table-cell>
          <table:table-cell office:value-type="string" table:style-name="ce2">
            <text:p>2020 JUN 08 03:50:35</text:p>
          </table:table-cell>
          <table:table-cell office:value-type="float" office:value="71.944000000000003" table:style-name="ce2">
            <text:p>71,944</text:p>
          </table:table-cell>
          <table:table-cell office:value-type="float" office:value="1.1903999999999999" table:style-name="ce2">
            <text:p>1,1904</text:p>
          </table:table-cell>
          <table:table-cell office:value-type="string" table:style-name="ce2">
            <text:p>2020 JUN 08 03:48:44</text:p>
          </table:table-cell>
          <table:table-cell office:value-type="float" office:value="58.058700000000002" table:style-name="ce2">
            <text:p>58,0587</text:p>
          </table:table-cell>
          <table:table-cell office:value-type="float" office:value="1173" table:style-name="ce2">
            <text:p>1173</text:p>
          </table:table-cell>
          <table:table-cell office:value-type="float" office:value="14.684200000000001" table:style-name="ce2">
            <text:p>14,6842</text:p>
          </table:table-cell>
          <table:table-cell office:value-type="float" office:value="215.7808" table:style-name="ce2">
            <text:p>215,7808</text:p>
          </table:table-cell>
          <table:table-cell office:value-type="float" office:value="57.801299999999998" table:style-name="ce2">
            <text:p>57,8013</text:p>
          </table:table-cell>
          <table:table-cell office:value-type="string" table:style-name="ce2">
            <text:p>N/A</text:p>
          </table:table-cell>
          <table:table-cell office:value-type="float" office:value="103.3518" table:style-name="ce2">
            <text:p>103,3518</text:p>
          </table:table-cell>
          <table:table-cell office:value-type="float" office:value="160.83359999999999" table:style-name="ce2">
            <text:p>160,833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64" table:style-name="ce2">
            <text:p>106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95" table:style-name="ce2">
            <text:p>119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95" table:style-name="ce2">
            <text:p>595</text:p>
          </table:table-cell>
          <table:table-cell office:value-type="float" office:value="300" table:style-name="ce2">
            <text:p>300</text:p>
          </table:table-cell>
          <table:table-cell office:value-type="float" office:value="743" table:style-name="ce2">
            <text:p>743</text:p>
          </table:table-cell>
          <table:table-cell office:value-type="string" table:style-name="ce2">
            <text:p>1400002C000A028004281E1E04AB0301000D000D0000000000000000000000000000000002620253012C02E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03" table:style-name="ce3">
            <text:p>1103</text:p>
          </table:table-cell>
          <table:table-cell office:value-type="float" office:value="1103" table:style-name="ce3">
            <text:p>1103</text:p>
          </table:table-cell>
          <table:table-cell office:value-type="float" office:value="0" table:style-name="ce3">
            <text:p>0</text:p>
          </table:table-cell>
          <table:table-cell office:value-type="float" office:value="276" table:style-name="ce3">
            <text:p>276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8 03:41:4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8" table:style-name="ce2">
            <text:p>118</text:p>
          </table:table-cell>
          <table:table-cell office:value-type="float" office:value="0" table:style-name="ce2">
            <text:p>0</text:p>
          </table:table-cell>
          <table:table-cell office:value-type="float" office:value="278" table:style-name="ce2">
            <text:p>278</text:p>
          </table:table-cell>
          <table:table-cell office:value-type="float" office:value="11340" table:style-name="ce2">
            <text:p>1134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07:27:04</text:p>
          </table:table-cell>
          <table:table-cell office:value-type="string" table:style-name="ce2">
            <text:p>2020 JUN 08 07:46:57</text:p>
          </table:table-cell>
          <table:table-cell office:value-type="string" table:style-name="ce2">
            <text:p>2020 JUN 08 07:27:14</text:p>
          </table:table-cell>
          <table:table-cell office:value-type="string" table:style-name="ce2">
            <text:p>2020 JUN 08 07:46:5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8 07:37:14</text:p>
          </table:table-cell>
          <table:table-cell office:value-type="string" table:style-name="ce2">
            <text:p>2020 JUN 08 07:46:57</text:p>
          </table:table-cell>
          <table:table-cell office:value-type="string" table:style-name="ce2">
            <text:p>2020 JUN 08 07:37:44</text:p>
          </table:table-cell>
          <table:table-cell office:value-type="float" office:value="49.637500000000003" table:style-name="ce2">
            <text:p>49,6375</text:p>
          </table:table-cell>
          <table:table-cell office:value-type="float" office:value="-22.190300000000001" table:style-name="ce2">
            <text:p>-22,1903</text:p>
          </table:table-cell>
          <table:table-cell office:value-type="string" table:style-name="ce2">
            <text:p>2020 JUN 08 07:46:27</text:p>
          </table:table-cell>
          <table:table-cell office:value-type="float" office:value="71.942300000000003" table:style-name="ce2">
            <text:p>71,9423</text:p>
          </table:table-cell>
          <table:table-cell office:value-type="float" office:value="-55.252600000000001" table:style-name="ce2">
            <text:p>-55,2526</text:p>
          </table:table-cell>
          <table:table-cell office:value-type="string" table:style-name="ce2">
            <text:p>2020 JUN 08 07:44:39</text:p>
          </table:table-cell>
          <table:table-cell office:value-type="float" office:value="57.759" table:style-name="ce2">
            <text:p>57,759</text:p>
          </table:table-cell>
          <table:table-cell office:value-type="float" office:value="1211" table:style-name="ce2">
            <text:p>1211</text:p>
          </table:table-cell>
          <table:table-cell office:value-type="float" office:value="14.746700000000001" table:style-name="ce2">
            <text:p>14,7467</text:p>
          </table:table-cell>
          <table:table-cell office:value-type="float" office:value="215.88149999999999" table:style-name="ce2">
            <text:p>215,8815</text:p>
          </table:table-cell>
          <table:table-cell office:value-type="float" office:value="56.665599999999998" table:style-name="ce2">
            <text:p>56,6656</text:p>
          </table:table-cell>
          <table:table-cell office:value-type="string" table:style-name="ce2">
            <text:p>N/A</text:p>
          </table:table-cell>
          <table:table-cell office:value-type="float" office:value="101.26739999999999" table:style-name="ce2">
            <text:p>101,2674</text:p>
          </table:table-cell>
          <table:table-cell office:value-type="float" office:value="157.62010000000001" table:style-name="ce2">
            <text:p>157,620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55" table:style-name="ce2">
            <text:p>105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83" table:style-name="ce2">
            <text:p>118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83" table:style-name="ce2">
            <text:p>583</text:p>
          </table:table-cell>
          <table:table-cell office:value-type="float" office:value="300" table:style-name="ce2">
            <text:p>300</text:p>
          </table:table-cell>
          <table:table-cell office:value-type="float" office:value="710" table:style-name="ce2">
            <text:p>710</text:p>
          </table:table-cell>
          <table:table-cell office:value-type="string" table:style-name="ce2">
            <text:p>1400002C000A0280041F1E1E049F0301000D000D0000000000000000000000000000000002620247012C02C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29" table:style-name="ce3">
            <text:p>2729</text:p>
          </table:table-cell>
          <table:table-cell office:value-type="float" office:value="2729" table:style-name="ce3">
            <text:p>2729</text:p>
          </table:table-cell>
          <table:table-cell office:value-type="float" office:value="0" table:style-name="ce3">
            <text:p>0</text:p>
          </table:table-cell>
          <table:table-cell office:value-type="float" office:value="278" table:style-name="ce3">
            <text:p>278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8 07:37:4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9" table:style-name="ce2">
            <text:p>119</text:p>
          </table:table-cell>
          <table:table-cell office:value-type="float" office:value="0" table:style-name="ce2">
            <text:p>0</text:p>
          </table:table-cell>
          <table:table-cell office:value-type="float" office:value="281" table:style-name="ce2">
            <text:p>281</text:p>
          </table:table-cell>
          <table:table-cell office:value-type="float" office:value="11343" table:style-name="ce2">
            <text:p>113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13:21:10</text:p>
          </table:table-cell>
          <table:table-cell office:value-type="string" table:style-name="ce2">
            <text:p>2020 JUN 08 13:40:53</text:p>
          </table:table-cell>
          <table:table-cell office:value-type="string" table:style-name="ce2">
            <text:p>2020 JUN 08 13:21:20</text:p>
          </table:table-cell>
          <table:table-cell office:value-type="string" table:style-name="ce2">
            <text:p>2020 JUN 08 13:40:5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8 13:31:20</text:p>
          </table:table-cell>
          <table:table-cell office:value-type="string" table:style-name="ce2">
            <text:p>2020 JUN 08 13:40:53</text:p>
          </table:table-cell>
          <table:table-cell office:value-type="string" table:style-name="ce2">
            <text:p>2020 JUN 08 13:31:50</text:p>
          </table:table-cell>
          <table:table-cell office:value-type="float" office:value="50.668300000000002" table:style-name="ce2">
            <text:p>50,6683</text:p>
          </table:table-cell>
          <table:table-cell office:value-type="float" office:value="-109.0936" table:style-name="ce2">
            <text:p>-109,0936</text:p>
          </table:table-cell>
          <table:table-cell office:value-type="string" table:style-name="ce2">
            <text:p>2020 JUN 08 13:40:23</text:p>
          </table:table-cell>
          <table:table-cell office:value-type="float" office:value="71.858999999999995" table:style-name="ce2">
            <text:p>71,859</text:p>
          </table:table-cell>
          <table:table-cell office:value-type="float" office:value="-143.84200000000001" table:style-name="ce2">
            <text:p>-143,842</text:p>
          </table:table-cell>
          <table:table-cell office:value-type="string" table:style-name="ce2">
            <text:p>2020 JUN 08 13:38:39</text:p>
          </table:table-cell>
          <table:table-cell office:value-type="float" office:value="57.507199999999997" table:style-name="ce2">
            <text:p>57,5072</text:p>
          </table:table-cell>
          <table:table-cell office:value-type="float" office:value="1242" table:style-name="ce2">
            <text:p>1242</text:p>
          </table:table-cell>
          <table:table-cell office:value-type="float" office:value="14.5806" table:style-name="ce2">
            <text:p>14,5806</text:p>
          </table:table-cell>
          <table:table-cell office:value-type="float" office:value="216.03280000000001" table:style-name="ce2">
            <text:p>216,0328</text:p>
          </table:table-cell>
          <table:table-cell office:value-type="float" office:value="55.719200000000001" table:style-name="ce2">
            <text:p>55,7192</text:p>
          </table:table-cell>
          <table:table-cell office:value-type="string" table:style-name="ce2">
            <text:p>N/A</text:p>
          </table:table-cell>
          <table:table-cell office:value-type="float" office:value="99.5304" table:style-name="ce2">
            <text:p>99,5304</text:p>
          </table:table-cell>
          <table:table-cell office:value-type="float" office:value="154.94210000000001" table:style-name="ce2">
            <text:p>154,942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49" table:style-name="ce2">
            <text:p>104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73" table:style-name="ce2">
            <text:p>117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73" table:style-name="ce2">
            <text:p>573</text:p>
          </table:table-cell>
          <table:table-cell office:value-type="float" office:value="300" table:style-name="ce2">
            <text:p>300</text:p>
          </table:table-cell>
          <table:table-cell office:value-type="float" office:value="684" table:style-name="ce2">
            <text:p>684</text:p>
          </table:table-cell>
          <table:table-cell office:value-type="string" table:style-name="ce2">
            <text:p>1400002C000A028004191E1E04950301000D000D000000000000000000000000000000000262023D012C02A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93" table:style-name="ce3">
            <text:p>2693</text:p>
          </table:table-cell>
          <table:table-cell office:value-type="float" office:value="2693" table:style-name="ce3">
            <text:p>2693</text:p>
          </table:table-cell>
          <table:table-cell office:value-type="float" office:value="0" table:style-name="ce3">
            <text:p>0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8 13:31:5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0" table:style-name="ce2">
            <text:p>120</text:p>
          </table:table-cell>
          <table:table-cell office:value-type="float" office:value="0" table:style-name="ce2">
            <text:p>0</text:p>
          </table:table-cell>
          <table:table-cell office:value-type="float" office:value="282" table:style-name="ce2">
            <text:p>282</text:p>
          </table:table-cell>
          <table:table-cell office:value-type="float" office:value="11344" table:style-name="ce2">
            <text:p>113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15:19:08</text:p>
          </table:table-cell>
          <table:table-cell office:value-type="string" table:style-name="ce2">
            <text:p>2020 JUN 08 15:38:45</text:p>
          </table:table-cell>
          <table:table-cell office:value-type="string" table:style-name="ce2">
            <text:p>2020 JUN 08 15:19:18</text:p>
          </table:table-cell>
          <table:table-cell office:value-type="string" table:style-name="ce2">
            <text:p>2020 JUN 08 15:38:4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8 15:29:18</text:p>
          </table:table-cell>
          <table:table-cell office:value-type="string" table:style-name="ce2">
            <text:p>2020 JUN 08 15:38:45</text:p>
          </table:table-cell>
          <table:table-cell office:value-type="string" table:style-name="ce2">
            <text:p>2020 JUN 08 15:29:48</text:p>
          </table:table-cell>
          <table:table-cell office:value-type="float" office:value="50.8994" table:style-name="ce2">
            <text:p>50,8994</text:p>
          </table:table-cell>
          <table:table-cell office:value-type="float" office:value="-137.97540000000001" table:style-name="ce2">
            <text:p>-137,9754</text:p>
          </table:table-cell>
          <table:table-cell office:value-type="string" table:style-name="ce2">
            <text:p>2020 JUN 08 15:38:15</text:p>
          </table:table-cell>
          <table:table-cell office:value-type="float" office:value="72.082800000000006" table:style-name="ce2">
            <text:p>72,0828</text:p>
          </table:table-cell>
          <table:table-cell office:value-type="float" office:value="-171.6156" table:style-name="ce2">
            <text:p>-171,6156</text:p>
          </table:table-cell>
          <table:table-cell office:value-type="string" table:style-name="ce2">
            <text:p>2020 JUN 08 15:36:32</text:p>
          </table:table-cell>
          <table:table-cell office:value-type="float" office:value="57.346699999999998" table:style-name="ce2">
            <text:p>57,3467</text:p>
          </table:table-cell>
          <table:table-cell office:value-type="float" office:value="1259" table:style-name="ce2">
            <text:p>1259</text:p>
          </table:table-cell>
          <table:table-cell office:value-type="float" office:value="14.640599999999999" table:style-name="ce2">
            <text:p>14,6406</text:p>
          </table:table-cell>
          <table:table-cell office:value-type="float" office:value="216.0831" table:style-name="ce2">
            <text:p>216,0831</text:p>
          </table:table-cell>
          <table:table-cell office:value-type="float" office:value="55.151400000000002" table:style-name="ce2">
            <text:p>55,1514</text:p>
          </table:table-cell>
          <table:table-cell office:value-type="string" table:style-name="ce2">
            <text:p>N/A</text:p>
          </table:table-cell>
          <table:table-cell office:value-type="float" office:value="98.488200000000006" table:style-name="ce2">
            <text:p>98,4882</text:p>
          </table:table-cell>
          <table:table-cell office:value-type="float" office:value="153.33529999999999" table:style-name="ce2">
            <text:p>153,335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44" table:style-name="ce2">
            <text:p>104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67" table:style-name="ce2">
            <text:p>116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67" table:style-name="ce2">
            <text:p>567</text:p>
          </table:table-cell>
          <table:table-cell office:value-type="float" office:value="300" table:style-name="ce2">
            <text:p>300</text:p>
          </table:table-cell>
          <table:table-cell office:value-type="float" office:value="667" table:style-name="ce2">
            <text:p>667</text:p>
          </table:table-cell>
          <table:table-cell office:value-type="string" table:style-name="ce2">
            <text:p>1400002C000A028004141E1E048F0301000D000D0000000000000000000000000000000002620237012C029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69" table:style-name="ce3">
            <text:p>2069</text:p>
          </table:table-cell>
          <table:table-cell office:value-type="float" office:value="2069" table:style-name="ce3">
            <text:p>2069</text:p>
          </table:table-cell>
          <table:table-cell office:value-type="float" office:value="0" table:style-name="ce3">
            <text:p>0</text:p>
          </table:table-cell>
          <table:table-cell office:value-type="float" office:value="282" table:style-name="ce3">
            <text:p>282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8 15:29:4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1" table:style-name="ce2">
            <text:p>121</text:p>
          </table:table-cell>
          <table:table-cell office:value-type="float" office:value="0" table:style-name="ce2">
            <text:p>0</text:p>
          </table:table-cell>
          <table:table-cell office:value-type="float" office:value="284" table:style-name="ce2">
            <text:p>284</text:p>
          </table:table-cell>
          <table:table-cell office:value-type="float" office:value="11346" table:style-name="ce2">
            <text:p>1134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19:15:12</text:p>
          </table:table-cell>
          <table:table-cell office:value-type="string" table:style-name="ce2">
            <text:p>2020 JUN 08 19:34:40</text:p>
          </table:table-cell>
          <table:table-cell office:value-type="string" table:style-name="ce2">
            <text:p>2020 JUN 08 19:15:22</text:p>
          </table:table-cell>
          <table:table-cell office:value-type="string" table:style-name="ce2">
            <text:p>2020 JUN 08 19:34:4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8 19:25:22</text:p>
          </table:table-cell>
          <table:table-cell office:value-type="string" table:style-name="ce2">
            <text:p>2020 JUN 08 19:34:40</text:p>
          </table:table-cell>
          <table:table-cell office:value-type="string" table:style-name="ce2">
            <text:p>2020 JUN 08 19:25:52</text:p>
          </table:table-cell>
          <table:table-cell office:value-type="float" office:value="51.4437" table:style-name="ce2">
            <text:p>51,4437</text:p>
          </table:table-cell>
          <table:table-cell office:value-type="float" office:value="164.16329999999999" table:style-name="ce2">
            <text:p>164,1633</text:p>
          </table:table-cell>
          <table:table-cell office:value-type="string" table:style-name="ce2">
            <text:p>2020 JUN 08 19:34:10</text:p>
          </table:table-cell>
          <table:table-cell office:value-type="float" office:value="71.774600000000007" table:style-name="ce2">
            <text:p>71,7746</text:p>
          </table:table-cell>
          <table:table-cell office:value-type="float" office:value="129.9545" table:style-name="ce2">
            <text:p>129,9545</text:p>
          </table:table-cell>
          <table:table-cell office:value-type="string" table:style-name="ce2">
            <text:p>2020 JUN 08 19:32:30</text:p>
          </table:table-cell>
          <table:table-cell office:value-type="float" office:value="57.034500000000001" table:style-name="ce2">
            <text:p>57,0345</text:p>
          </table:table-cell>
          <table:table-cell office:value-type="float" office:value="1285" table:style-name="ce2">
            <text:p>1285</text:p>
          </table:table-cell>
          <table:table-cell office:value-type="float" office:value="14.571099999999999" table:style-name="ce2">
            <text:p>14,5711</text:p>
          </table:table-cell>
          <table:table-cell office:value-type="float" office:value="216.18389999999999" table:style-name="ce2">
            <text:p>216,1839</text:p>
          </table:table-cell>
          <table:table-cell office:value-type="float" office:value="54.299599999999998" table:style-name="ce2">
            <text:p>54,2996</text:p>
          </table:table-cell>
          <table:table-cell office:value-type="string" table:style-name="ce2">
            <text:p>N/A</text:p>
          </table:table-cell>
          <table:table-cell office:value-type="float" office:value="96.924899999999994" table:style-name="ce2">
            <text:p>96,9249</text:p>
          </table:table-cell>
          <table:table-cell office:value-type="float" office:value="150.92519999999999" table:style-name="ce2">
            <text:p>150,925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38" table:style-name="ce2">
            <text:p>103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58" table:style-name="ce2">
            <text:p>115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58" table:style-name="ce2">
            <text:p>558</text:p>
          </table:table-cell>
          <table:table-cell office:value-type="float" office:value="300" table:style-name="ce2">
            <text:p>300</text:p>
          </table:table-cell>
          <table:table-cell office:value-type="float" office:value="643" table:style-name="ce2">
            <text:p>643</text:p>
          </table:table-cell>
          <table:table-cell office:value-type="string" table:style-name="ce2">
            <text:p>1400002C000A0280040E1E1E04860301000D000D000000000000000000000000000000000262022E012C028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284" table:style-name="ce3">
            <text:p>284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8 19:25:5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2" table:style-name="ce2">
            <text:p>122</text:p>
          </table:table-cell>
          <table:table-cell office:value-type="float" office:value="0" table:style-name="ce2">
            <text:p>0</text:p>
          </table:table-cell>
          <table:table-cell office:value-type="float" office:value="286" table:style-name="ce2">
            <text:p>286</text:p>
          </table:table-cell>
          <table:table-cell office:value-type="float" office:value="11348" table:style-name="ce2">
            <text:p>113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23:11:12</text:p>
          </table:table-cell>
          <table:table-cell office:value-type="string" table:style-name="ce2">
            <text:p>2020 JUN 08 23:30:35</text:p>
          </table:table-cell>
          <table:table-cell office:value-type="string" table:style-name="ce2">
            <text:p>2020 JUN 08 23:11:22</text:p>
          </table:table-cell>
          <table:table-cell office:value-type="string" table:style-name="ce2">
            <text:p>2020 JUN 08 23:30:3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8 23:21:22</text:p>
          </table:table-cell>
          <table:table-cell office:value-type="string" table:style-name="ce2">
            <text:p>2020 JUN 08 23:30:35</text:p>
          </table:table-cell>
          <table:table-cell office:value-type="string" table:style-name="ce2">
            <text:p>2020 JUN 08 23:21:52</text:p>
          </table:table-cell>
          <table:table-cell office:value-type="float" office:value="51.795900000000003" table:style-name="ce2">
            <text:p>51,7959</text:p>
          </table:table-cell>
          <table:table-cell office:value-type="float" office:value="106.4469" table:style-name="ce2">
            <text:p>106,4469</text:p>
          </table:table-cell>
          <table:table-cell office:value-type="string" table:style-name="ce2">
            <text:p>2020 JUN 08 23:30:05</text:p>
          </table:table-cell>
          <table:table-cell office:value-type="float" office:value="72.069900000000004" table:style-name="ce2">
            <text:p>72,0699</text:p>
          </table:table-cell>
          <table:table-cell office:value-type="float" office:value="72.940100000000001" table:style-name="ce2">
            <text:p>72,9401</text:p>
          </table:table-cell>
          <table:table-cell office:value-type="string" table:style-name="ce2">
            <text:p>2020 JUN 08 23:28:26</text:p>
          </table:table-cell>
          <table:table-cell office:value-type="float" office:value="56.8294" table:style-name="ce2">
            <text:p>56,8294</text:p>
          </table:table-cell>
          <table:table-cell office:value-type="float" office:value="1311" table:style-name="ce2">
            <text:p>1311</text:p>
          </table:table-cell>
          <table:table-cell office:value-type="float" office:value="14.5961" table:style-name="ce2">
            <text:p>14,5961</text:p>
          </table:table-cell>
          <table:table-cell office:value-type="float" office:value="216.28479999999999" table:style-name="ce2">
            <text:p>216,2848</text:p>
          </table:table-cell>
          <table:table-cell office:value-type="float" office:value="53.8264" table:style-name="ce2">
            <text:p>53,8264</text:p>
          </table:table-cell>
          <table:table-cell office:value-type="string" table:style-name="ce2">
            <text:p>N/A</text:p>
          </table:table-cell>
          <table:table-cell office:value-type="float" office:value="96.056399999999996" table:style-name="ce2">
            <text:p>96,0564</text:p>
          </table:table-cell>
          <table:table-cell office:value-type="float" office:value="149.58619999999999" table:style-name="ce2">
            <text:p>149,586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34" table:style-name="ce2">
            <text:p>103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53" table:style-name="ce2">
            <text:p>115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53" table:style-name="ce2">
            <text:p>553</text:p>
          </table:table-cell>
          <table:table-cell office:value-type="float" office:value="300" table:style-name="ce2">
            <text:p>300</text:p>
          </table:table-cell>
          <table:table-cell office:value-type="float" office:value="629" table:style-name="ce2">
            <text:p>629</text:p>
          </table:table-cell>
          <table:table-cell office:value-type="string" table:style-name="ce2">
            <text:p>1400002C000A0280040A1E1E04810301000D000D0000000000000000000000000000000002620229012C027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69" table:style-name="ce3">
            <text:p>2069</text:p>
          </table:table-cell>
          <table:table-cell office:value-type="float" office:value="2069" table:style-name="ce3">
            <text:p>2069</text:p>
          </table:table-cell>
          <table:table-cell office:value-type="float" office:value="0" table:style-name="ce3">
            <text:p>0</text:p>
          </table:table-cell>
          <table:table-cell office:value-type="float" office:value="286" table:style-name="ce3">
            <text:p>286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8 23:21:5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3" table:style-name="ce2">
            <text:p>123</text:p>
          </table:table-cell>
          <table:table-cell office:value-type="float" office:value="0" table:style-name="ce2">
            <text:p>0</text:p>
          </table:table-cell>
          <table:table-cell office:value-type="float" office:value="288" table:style-name="ce2">
            <text:p>288</text:p>
          </table:table-cell>
          <table:table-cell office:value-type="float" office:value="11350" table:style-name="ce2">
            <text:p>1135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03:07:10</text:p>
          </table:table-cell>
          <table:table-cell office:value-type="string" table:style-name="ce2">
            <text:p>2020 JUN 09 03:26:26</text:p>
          </table:table-cell>
          <table:table-cell office:value-type="string" table:style-name="ce2">
            <text:p>2020 JUN 09 03:07:20</text:p>
          </table:table-cell>
          <table:table-cell office:value-type="string" table:style-name="ce2">
            <text:p>2020 JUN 09 03:26:2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9 03:17:20</text:p>
          </table:table-cell>
          <table:table-cell office:value-type="string" table:style-name="ce2">
            <text:p>2020 JUN 09 03:26:26</text:p>
          </table:table-cell>
          <table:table-cell office:value-type="string" table:style-name="ce2">
            <text:p>2020 JUN 09 03:17:50</text:p>
          </table:table-cell>
          <table:table-cell office:value-type="float" office:value="52.39" table:style-name="ce2">
            <text:p>52,39</text:p>
          </table:table-cell>
          <table:table-cell office:value-type="float" office:value="48.551299999999998" table:style-name="ce2">
            <text:p>48,5513</text:p>
          </table:table-cell>
          <table:table-cell office:value-type="string" table:style-name="ce2">
            <text:p>2020 JUN 09 03:25:56</text:p>
          </table:table-cell>
          <table:table-cell office:value-type="float" office:value="72.203599999999994" table:style-name="ce2">
            <text:p>72,2036</text:p>
          </table:table-cell>
          <table:table-cell office:value-type="float" office:value="14.8592" table:style-name="ce2">
            <text:p>14,8592</text:p>
          </table:table-cell>
          <table:table-cell office:value-type="string" table:style-name="ce2">
            <text:p>2020 JUN 09 03:24:19</text:p>
          </table:table-cell>
          <table:table-cell office:value-type="float" office:value="56.596699999999998" table:style-name="ce2">
            <text:p>56,5967</text:p>
          </table:table-cell>
          <table:table-cell office:value-type="float" office:value="1333" table:style-name="ce2">
            <text:p>1333</text:p>
          </table:table-cell>
          <table:table-cell office:value-type="float" office:value="14.5489" table:style-name="ce2">
            <text:p>14,5489</text:p>
          </table:table-cell>
          <table:table-cell office:value-type="float" office:value="216.38560000000001" table:style-name="ce2">
            <text:p>216,3856</text:p>
          </table:table-cell>
          <table:table-cell office:value-type="float" office:value="53.163899999999998" table:style-name="ce2">
            <text:p>53,1639</text:p>
          </table:table-cell>
          <table:table-cell office:value-type="string" table:style-name="ce2">
            <text:p>N/A</text:p>
          </table:table-cell>
          <table:table-cell office:value-type="float" office:value="94.840400000000002" table:style-name="ce2">
            <text:p>94,8404</text:p>
          </table:table-cell>
          <table:table-cell office:value-type="float" office:value="147.7116" table:style-name="ce2">
            <text:p>147,711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29" table:style-name="ce2">
            <text:p>102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46" table:style-name="ce2">
            <text:p>114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46" table:style-name="ce2">
            <text:p>546</text:p>
          </table:table-cell>
          <table:table-cell office:value-type="float" office:value="300" table:style-name="ce2">
            <text:p>300</text:p>
          </table:table-cell>
          <table:table-cell office:value-type="float" office:value="610" table:style-name="ce2">
            <text:p>610</text:p>
          </table:table-cell>
          <table:table-cell office:value-type="string" table:style-name="ce2">
            <text:p>1400002C000A028004051E1E047A0301000D000D0000000000000000000000000000000002620222012C026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05" table:style-name="ce3">
            <text:p>2705</text:p>
          </table:table-cell>
          <table:table-cell office:value-type="float" office:value="2705" table:style-name="ce3">
            <text:p>2705</text:p>
          </table:table-cell>
          <table:table-cell office:value-type="float" office:value="0" table:style-name="ce3">
            <text:p>0</text:p>
          </table:table-cell>
          <table:table-cell office:value-type="float" office:value="288" table:style-name="ce3">
            <text:p>288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9 03:17:5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float" office:value="289" table:style-name="ce2">
            <text:p>289</text:p>
          </table:table-cell>
          <table:table-cell office:value-type="float" office:value="11351" table:style-name="ce2">
            <text:p>113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05:05:10</text:p>
          </table:table-cell>
          <table:table-cell office:value-type="string" table:style-name="ce2">
            <text:p>2020 JUN 09 05:24:19</text:p>
          </table:table-cell>
          <table:table-cell office:value-type="string" table:style-name="ce2">
            <text:p>2020 JUN 09 05:05:20</text:p>
          </table:table-cell>
          <table:table-cell office:value-type="string" table:style-name="ce2">
            <text:p>2020 JUN 09 05:24: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9 05:15:20</text:p>
          </table:table-cell>
          <table:table-cell office:value-type="string" table:style-name="ce2">
            <text:p>2020 JUN 09 05:24:19</text:p>
          </table:table-cell>
          <table:table-cell office:value-type="string" table:style-name="ce2">
            <text:p>2020 JUN 09 05:15:50</text:p>
          </table:table-cell>
          <table:table-cell office:value-type="float" office:value="52.597200000000001" table:style-name="ce2">
            <text:p>52,5972</text:p>
          </table:table-cell>
          <table:table-cell office:value-type="float" office:value="19.662199999999999" table:style-name="ce2">
            <text:p>19,6622</text:p>
          </table:table-cell>
          <table:table-cell office:value-type="string" table:style-name="ce2">
            <text:p>2020 JUN 09 05:23:49</text:p>
          </table:table-cell>
          <table:table-cell office:value-type="float" office:value="71.946899999999999" table:style-name="ce2">
            <text:p>71,9469</text:p>
          </table:table-cell>
          <table:table-cell office:value-type="float" office:value="-13.784800000000001" table:style-name="ce2">
            <text:p>-13,7848</text:p>
          </table:table-cell>
          <table:table-cell office:value-type="string" table:style-name="ce2">
            <text:p>2020 JUN 09 05:22:14</text:p>
          </table:table-cell>
          <table:table-cell office:value-type="float" office:value="56.403300000000002" table:style-name="ce2">
            <text:p>56,4033</text:p>
          </table:table-cell>
          <table:table-cell office:value-type="float" office:value="1350" table:style-name="ce2">
            <text:p>1350</text:p>
          </table:table-cell>
          <table:table-cell office:value-type="float" office:value="14.5511" table:style-name="ce2">
            <text:p>14,5511</text:p>
          </table:table-cell>
          <table:table-cell office:value-type="float" office:value="216.43600000000001" table:style-name="ce2">
            <text:p>216,436</text:p>
          </table:table-cell>
          <table:table-cell office:value-type="float" office:value="52.501399999999997" table:style-name="ce2">
            <text:p>52,5014</text:p>
          </table:table-cell>
          <table:table-cell office:value-type="string" table:style-name="ce2">
            <text:p>N/A</text:p>
          </table:table-cell>
          <table:table-cell office:value-type="float" office:value="93.624499999999998" table:style-name="ce2">
            <text:p>93,6245</text:p>
          </table:table-cell>
          <table:table-cell office:value-type="float" office:value="145.83699999999999" table:style-name="ce2">
            <text:p>145,83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24" table:style-name="ce2">
            <text:p>102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39" table:style-name="ce2">
            <text:p>113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39" table:style-name="ce2">
            <text:p>539</text:p>
          </table:table-cell>
          <table:table-cell office:value-type="float" office:value="300" table:style-name="ce2">
            <text:p>300</text:p>
          </table:table-cell>
          <table:table-cell office:value-type="float" office:value="591" table:style-name="ce2">
            <text:p>591</text:p>
          </table:table-cell>
          <table:table-cell office:value-type="string" table:style-name="ce2">
            <text:p>1400002C000A028004001E1E04730301000D000D000000000000000000000000000000000262021B012C024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709" table:style-name="ce3">
            <text:p>1709</text:p>
          </table:table-cell>
          <table:table-cell office:value-type="float" office:value="1709" table:style-name="ce3">
            <text:p>1709</text:p>
          </table:table-cell>
          <table:table-cell office:value-type="float" office:value="0" table:style-name="ce3">
            <text:p>0</text:p>
          </table:table-cell>
          <table:table-cell office:value-type="float" office:value="289" table:style-name="ce3">
            <text:p>289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9 05:15:5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5" table:style-name="ce2">
            <text:p>125</text:p>
          </table:table-cell>
          <table:table-cell office:value-type="float" office:value="0" table:style-name="ce2">
            <text:p>0</text:p>
          </table:table-cell>
          <table:table-cell office:value-type="float" office:value="292" table:style-name="ce2">
            <text:p>292</text:p>
          </table:table-cell>
          <table:table-cell office:value-type="float" office:value="11354" table:style-name="ce2">
            <text:p>113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10:59:18</text:p>
          </table:table-cell>
          <table:table-cell office:value-type="string" table:style-name="ce2">
            <text:p>2020 JUN 09 11:18:16</text:p>
          </table:table-cell>
          <table:table-cell office:value-type="string" table:style-name="ce2">
            <text:p>2020 JUN 09 10:59:28</text:p>
          </table:table-cell>
          <table:table-cell office:value-type="string" table:style-name="ce2">
            <text:p>2020 JUN 09 11:18: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9 11:09:28</text:p>
          </table:table-cell>
          <table:table-cell office:value-type="string" table:style-name="ce2">
            <text:p>2020 JUN 09 11:18:16</text:p>
          </table:table-cell>
          <table:table-cell office:value-type="string" table:style-name="ce2">
            <text:p>2020 JUN 09 11:09:58</text:p>
          </table:table-cell>
          <table:table-cell office:value-type="float" office:value="53.356200000000001" table:style-name="ce2">
            <text:p>53,3562</text:p>
          </table:table-cell>
          <table:table-cell office:value-type="float" office:value="-67.159199999999998" table:style-name="ce2">
            <text:p>-67,1592</text:p>
          </table:table-cell>
          <table:table-cell office:value-type="string" table:style-name="ce2">
            <text:p>2020 JUN 09 11:17:46</text:p>
          </table:table-cell>
          <table:table-cell office:value-type="float" office:value="72.347300000000004" table:style-name="ce2">
            <text:p>72,3473</text:p>
          </table:table-cell>
          <table:table-cell office:value-type="float" office:value="-99.741100000000003" table:style-name="ce2">
            <text:p>-99,7411</text:p>
          </table:table-cell>
          <table:table-cell office:value-type="string" table:style-name="ce2">
            <text:p>2020 JUN 09 11:16:14</text:p>
          </table:table-cell>
          <table:table-cell office:value-type="float" office:value="56.005899999999997" table:style-name="ce2">
            <text:p>56,0059</text:p>
          </table:table-cell>
          <table:table-cell office:value-type="float" office:value="1389" table:style-name="ce2">
            <text:p>1389</text:p>
          </table:table-cell>
          <table:table-cell office:value-type="float" office:value="14.5608" table:style-name="ce2">
            <text:p>14,5608</text:p>
          </table:table-cell>
          <table:table-cell office:value-type="float" office:value="216.5874" table:style-name="ce2">
            <text:p>216,5874</text:p>
          </table:table-cell>
          <table:table-cell office:value-type="float" office:value="51.460299999999997" table:style-name="ce2">
            <text:p>51,4603</text:p>
          </table:table-cell>
          <table:table-cell office:value-type="string" table:style-name="ce2">
            <text:p>N/A</text:p>
          </table:table-cell>
          <table:table-cell office:value-type="float" office:value="91.713800000000006" table:style-name="ce2">
            <text:p>91,7138</text:p>
          </table:table-cell>
          <table:table-cell office:value-type="float" office:value="142.8913" table:style-name="ce2">
            <text:p>142,891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16" table:style-name="ce2">
            <text:p>101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28" table:style-name="ce2">
            <text:p>112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28" table:style-name="ce2">
            <text:p>528</text:p>
          </table:table-cell>
          <table:table-cell office:value-type="float" office:value="300" table:style-name="ce2">
            <text:p>300</text:p>
          </table:table-cell>
          <table:table-cell office:value-type="float" office:value="816" table:style-name="ce2">
            <text:p>816</text:p>
          </table:table-cell>
          <table:table-cell office:value-type="string" table:style-name="ce2">
            <text:p>1400002C000A028003F81E1E04680301000D000D0000000000000000000000000000000002620210012C033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21" table:style-name="ce3">
            <text:p>821</text:p>
          </table:table-cell>
          <table:table-cell office:value-type="float" office:value="821" table:style-name="ce3">
            <text:p>821</text:p>
          </table:table-cell>
          <table:table-cell office:value-type="float" office:value="0" table:style-name="ce3">
            <text:p>0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9 11:09:5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6" table:style-name="ce2">
            <text:p>126</text:p>
          </table:table-cell>
          <table:table-cell office:value-type="float" office:value="0" table:style-name="ce2">
            <text:p>0</text:p>
          </table:table-cell>
          <table:table-cell office:value-type="float" office:value="294" table:style-name="ce2">
            <text:p>294</text:p>
          </table:table-cell>
          <table:table-cell office:value-type="float" office:value="11356" table:style-name="ce2">
            <text:p>113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14:55:12</text:p>
          </table:table-cell>
          <table:table-cell office:value-type="string" table:style-name="ce2">
            <text:p>2020 JUN 09 15:14:03</text:p>
          </table:table-cell>
          <table:table-cell office:value-type="string" table:style-name="ce2">
            <text:p>2020 JUN 09 14:55:22</text:p>
          </table:table-cell>
          <table:table-cell office:value-type="string" table:style-name="ce2">
            <text:p>2020 JUN 09 15:14:0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9 15:05:22</text:p>
          </table:table-cell>
          <table:table-cell office:value-type="string" table:style-name="ce2">
            <text:p>2020 JUN 09 15:14:03</text:p>
          </table:table-cell>
          <table:table-cell office:value-type="string" table:style-name="ce2">
            <text:p>2020 JUN 09 15:05:52</text:p>
          </table:table-cell>
          <table:table-cell office:value-type="float" office:value="53.740900000000003" table:style-name="ce2">
            <text:p>53,7409</text:p>
          </table:table-cell>
          <table:table-cell office:value-type="float" office:value="-124.9109" table:style-name="ce2">
            <text:p>-124,9109</text:p>
          </table:table-cell>
          <table:table-cell office:value-type="string" table:style-name="ce2">
            <text:p>2020 JUN 09 15:13:33</text:p>
          </table:table-cell>
          <table:table-cell office:value-type="float" office:value="72.368200000000002" table:style-name="ce2">
            <text:p>72,3682</text:p>
          </table:table-cell>
          <table:table-cell office:value-type="float" office:value="-157.15450000000001" table:style-name="ce2">
            <text:p>-157,1545</text:p>
          </table:table-cell>
          <table:table-cell office:value-type="string" table:style-name="ce2">
            <text:p>2020 JUN 09 15:12:02</text:p>
          </table:table-cell>
          <table:table-cell office:value-type="float" office:value="55.755299999999998" table:style-name="ce2">
            <text:p>55,7553</text:p>
          </table:table-cell>
          <table:table-cell office:value-type="float" office:value="1414" table:style-name="ce2">
            <text:p>1414</text:p>
          </table:table-cell>
          <table:table-cell office:value-type="float" office:value="14.556900000000001" table:style-name="ce2">
            <text:p>14,5569</text:p>
          </table:table-cell>
          <table:table-cell office:value-type="float" office:value="216.68819999999999" table:style-name="ce2">
            <text:p>216,6882</text:p>
          </table:table-cell>
          <table:table-cell office:value-type="float" office:value="50.797800000000002" table:style-name="ce2">
            <text:p>50,7978</text:p>
          </table:table-cell>
          <table:table-cell office:value-type="string" table:style-name="ce2">
            <text:p>N/A</text:p>
          </table:table-cell>
          <table:table-cell office:value-type="float" office:value="90.497900000000001" table:style-name="ce2">
            <text:p>90,4979</text:p>
          </table:table-cell>
          <table:table-cell office:value-type="float" office:value="141.01669999999999" table:style-name="ce2">
            <text:p>141,016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10" table:style-name="ce2">
            <text:p>101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21" table:style-name="ce2">
            <text:p>112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21" table:style-name="ce2">
            <text:p>521</text:p>
          </table:table-cell>
          <table:table-cell office:value-type="float" office:value="300" table:style-name="ce2">
            <text:p>300</text:p>
          </table:table-cell>
          <table:table-cell office:value-type="float" office:value="796" table:style-name="ce2">
            <text:p>796</text:p>
          </table:table-cell>
          <table:table-cell office:value-type="string" table:style-name="ce2">
            <text:p>1400002C000A028003F21E1E04610301000D000D0000000000000000000000000000000002620209012C031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87" table:style-name="ce3">
            <text:p>2687</text:p>
          </table:table-cell>
          <table:table-cell office:value-type="float" office:value="2687" table:style-name="ce3">
            <text:p>2687</text:p>
          </table:table-cell>
          <table:table-cell office:value-type="float" office:value="0" table:style-name="ce3">
            <text:p>0</text:p>
          </table:table-cell>
          <table:table-cell office:value-type="float" office:value="294" table:style-name="ce3">
            <text:p>294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9 15:05:5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7" table:style-name="ce2">
            <text:p>127</text:p>
          </table:table-cell>
          <table:table-cell office:value-type="float" office:value="0" table:style-name="ce2">
            <text:p>0</text:p>
          </table:table-cell>
          <table:table-cell office:value-type="float" office:value="296" table:style-name="ce2">
            <text:p>296</text:p>
          </table:table-cell>
          <table:table-cell office:value-type="float" office:value="11358" table:style-name="ce2">
            <text:p>113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18:51:12</text:p>
          </table:table-cell>
          <table:table-cell office:value-type="string" table:style-name="ce2">
            <text:p>2020 JUN 09 19:09:55</text:p>
          </table:table-cell>
          <table:table-cell office:value-type="string" table:style-name="ce2">
            <text:p>2020 JUN 09 18:51:22</text:p>
          </table:table-cell>
          <table:table-cell office:value-type="string" table:style-name="ce2">
            <text:p>2020 JUN 09 19:09:5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9 19:01:22</text:p>
          </table:table-cell>
          <table:table-cell office:value-type="string" table:style-name="ce2">
            <text:p>2020 JUN 09 19:09:55</text:p>
          </table:table-cell>
          <table:table-cell office:value-type="string" table:style-name="ce2">
            <text:p>2020 JUN 09 19:01:52</text:p>
          </table:table-cell>
          <table:table-cell office:value-type="float" office:value="54.137799999999999" table:style-name="ce2">
            <text:p>54,1378</text:p>
          </table:table-cell>
          <table:table-cell office:value-type="float" office:value="177.29470000000001" table:style-name="ce2">
            <text:p>177,2947</text:p>
          </table:table-cell>
          <table:table-cell office:value-type="string" table:style-name="ce2">
            <text:p>2020 JUN 09 19:09:25</text:p>
          </table:table-cell>
          <table:table-cell office:value-type="float" office:value="72.411000000000001" table:style-name="ce2">
            <text:p>72,411</text:p>
          </table:table-cell>
          <table:table-cell office:value-type="float" office:value="145.72020000000001" table:style-name="ce2">
            <text:p>145,7202</text:p>
          </table:table-cell>
          <table:table-cell office:value-type="string" table:style-name="ce2">
            <text:p>2020 JUN 09 19:07:56</text:p>
          </table:table-cell>
          <table:table-cell office:value-type="float" office:value="55.3827" table:style-name="ce2">
            <text:p>55,3827</text:p>
          </table:table-cell>
          <table:table-cell office:value-type="float" office:value="1439" table:style-name="ce2">
            <text:p>1439</text:p>
          </table:table-cell>
          <table:table-cell office:value-type="float" office:value="14.5739" table:style-name="ce2">
            <text:p>14,5739</text:p>
          </table:table-cell>
          <table:table-cell office:value-type="float" office:value="216.78909999999999" table:style-name="ce2">
            <text:p>216,7891</text:p>
          </table:table-cell>
          <table:table-cell office:value-type="float" office:value="50.040700000000001" table:style-name="ce2">
            <text:p>50,0407</text:p>
          </table:table-cell>
          <table:table-cell office:value-type="string" table:style-name="ce2">
            <text:p>N/A</text:p>
          </table:table-cell>
          <table:table-cell office:value-type="float" office:value="89.1083" table:style-name="ce2">
            <text:p>89,1083</text:p>
          </table:table-cell>
          <table:table-cell office:value-type="float" office:value="138.87430000000001" table:style-name="ce2">
            <text:p>138,874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04" table:style-name="ce2">
            <text:p>100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13" table:style-name="ce2">
            <text:p>111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13" table:style-name="ce2">
            <text:p>513</text:p>
          </table:table-cell>
          <table:table-cell office:value-type="float" office:value="300" table:style-name="ce2">
            <text:p>300</text:p>
          </table:table-cell>
          <table:table-cell office:value-type="float" office:value="774" table:style-name="ce2">
            <text:p>774</text:p>
          </table:table-cell>
          <table:table-cell office:value-type="string" table:style-name="ce2">
            <text:p>1400002C000A028003EC1E1E04590301000D000D0000000000000000000000000000000002620201012C030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93" table:style-name="ce3">
            <text:p>2693</text:p>
          </table:table-cell>
          <table:table-cell office:value-type="float" office:value="2693" table:style-name="ce3">
            <text:p>2693</text:p>
          </table:table-cell>
          <table:table-cell office:value-type="float" office:value="0" table:style-name="ce3">
            <text:p>0</text:p>
          </table:table-cell>
          <table:table-cell office:value-type="float" office:value="296" table:style-name="ce3">
            <text:p>296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9 19:01:5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8" table:style-name="ce2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297" table:style-name="ce2">
            <text:p>297</text:p>
          </table:table-cell>
          <table:table-cell office:value-type="float" office:value="11359" table:style-name="ce2">
            <text:p>113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20:49:14</text:p>
          </table:table-cell>
          <table:table-cell office:value-type="string" table:style-name="ce2">
            <text:p>2020 JUN 09 21:07:53</text:p>
          </table:table-cell>
          <table:table-cell office:value-type="string" table:style-name="ce2">
            <text:p>2020 JUN 09 20:49:24</text:p>
          </table:table-cell>
          <table:table-cell office:value-type="string" table:style-name="ce2">
            <text:p>2020 JUN 09 21:07:5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9 20:59:24</text:p>
          </table:table-cell>
          <table:table-cell office:value-type="string" table:style-name="ce2">
            <text:p>2020 JUN 09 21:07:53</text:p>
          </table:table-cell>
          <table:table-cell office:value-type="string" table:style-name="ce2">
            <text:p>2020 JUN 09 20:59:54</text:p>
          </table:table-cell>
          <table:table-cell office:value-type="float" office:value="54.346600000000002" table:style-name="ce2">
            <text:p>54,3466</text:p>
          </table:table-cell>
          <table:table-cell office:value-type="float" office:value="148.37719999999999" table:style-name="ce2">
            <text:p>148,3772</text:p>
          </table:table-cell>
          <table:table-cell office:value-type="string" table:style-name="ce2">
            <text:p>2020 JUN 09 21:07:23</text:p>
          </table:table-cell>
          <table:table-cell office:value-type="float" office:value="71.886899999999997" table:style-name="ce2">
            <text:p>71,8869</text:p>
          </table:table-cell>
          <table:table-cell office:value-type="float" office:value="115.7462" table:style-name="ce2">
            <text:p>115,7462</text:p>
          </table:table-cell>
          <table:table-cell office:value-type="string" table:style-name="ce2">
            <text:p>2020 JUN 09 21:05:56</text:p>
          </table:table-cell>
          <table:table-cell office:value-type="float" office:value="55.2393" table:style-name="ce2">
            <text:p>55,2393</text:p>
          </table:table-cell>
          <table:table-cell office:value-type="float" office:value="1451" table:style-name="ce2">
            <text:p>1451</text:p>
          </table:table-cell>
          <table:table-cell office:value-type="float" office:value="14.4886" table:style-name="ce2">
            <text:p>14,4886</text:p>
          </table:table-cell>
          <table:table-cell office:value-type="float" office:value="216.83959999999999" table:style-name="ce2">
            <text:p>216,8396</text:p>
          </table:table-cell>
          <table:table-cell office:value-type="float" office:value="49.662100000000002" table:style-name="ce2">
            <text:p>49,6621</text:p>
          </table:table-cell>
          <table:table-cell office:value-type="string" table:style-name="ce2">
            <text:p>N/A</text:p>
          </table:table-cell>
          <table:table-cell office:value-type="float" office:value="88.413499999999999" table:style-name="ce2">
            <text:p>88,4135</text:p>
          </table:table-cell>
          <table:table-cell office:value-type="float" office:value="137.8031" table:style-name="ce2">
            <text:p>137,803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002" table:style-name="ce2">
            <text:p>100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09" table:style-name="ce2">
            <text:p>110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09" table:style-name="ce2">
            <text:p>509</text:p>
          </table:table-cell>
          <table:table-cell office:value-type="float" office:value="300" table:style-name="ce2">
            <text:p>300</text:p>
          </table:table-cell>
          <table:table-cell office:value-type="float" office:value="1019" table:style-name="ce2">
            <text:p>1019</text:p>
          </table:table-cell>
          <table:table-cell office:value-type="string" table:style-name="ce2">
            <text:p>1400002C000A028003EA1E1E04550301000D000D00000000000000000000000000000000026201FD012C03F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93" table:style-name="ce3">
            <text:p>1193</text:p>
          </table:table-cell>
          <table:table-cell office:value-type="float" office:value="1193" table:style-name="ce3">
            <text:p>1193</text:p>
          </table:table-cell>
          <table:table-cell office:value-type="float" office:value="0" table:style-name="ce3">
            <text:p>0</text:p>
          </table:table-cell>
          <table:table-cell office:value-type="float" office:value="297" table:style-name="ce3">
            <text:p>297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09 20:59:5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9" table:style-name="ce2">
            <text:p>129</text:p>
          </table:table-cell>
          <table:table-cell office:value-type="float" office:value="0" table:style-name="ce2">
            <text:p>0</text:p>
          </table:table-cell>
          <table:table-cell office:value-type="float" office:value="299" table:style-name="ce2">
            <text:p>299</text:p>
          </table:table-cell>
          <table:table-cell office:value-type="float" office:value="11361" table:style-name="ce2">
            <text:p>113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00:45:12</text:p>
          </table:table-cell>
          <table:table-cell office:value-type="string" table:style-name="ce2">
            <text:p>2020 JUN 10 01:03:47</text:p>
          </table:table-cell>
          <table:table-cell office:value-type="string" table:style-name="ce2">
            <text:p>2020 JUN 10 00:45:22</text:p>
          </table:table-cell>
          <table:table-cell office:value-type="string" table:style-name="ce2">
            <text:p>2020 JUN 10 01:03:4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0 00:55:22</text:p>
          </table:table-cell>
          <table:table-cell office:value-type="string" table:style-name="ce2">
            <text:p>2020 JUN 10 01:03:47</text:p>
          </table:table-cell>
          <table:table-cell office:value-type="string" table:style-name="ce2">
            <text:p>2020 JUN 10 00:55:52</text:p>
          </table:table-cell>
          <table:table-cell office:value-type="float" office:value="54.666400000000003" table:style-name="ce2">
            <text:p>54,6664</text:p>
          </table:table-cell>
          <table:table-cell office:value-type="float" office:value="90.643900000000002" table:style-name="ce2">
            <text:p>90,6439</text:p>
          </table:table-cell>
          <table:table-cell office:value-type="string" table:style-name="ce2">
            <text:p>2020 JUN 10 01:03:17</text:p>
          </table:table-cell>
          <table:table-cell office:value-type="float" office:value="72.462199999999996" table:style-name="ce2">
            <text:p>72,4622</text:p>
          </table:table-cell>
          <table:table-cell office:value-type="float" office:value="59.278799999999997" table:style-name="ce2">
            <text:p>59,2788</text:p>
          </table:table-cell>
          <table:table-cell office:value-type="string" table:style-name="ce2">
            <text:p>2020 JUN 10 01:01:50</text:p>
          </table:table-cell>
          <table:table-cell office:value-type="float" office:value="55.005200000000002" table:style-name="ce2">
            <text:p>55,0052</text:p>
          </table:table-cell>
          <table:table-cell office:value-type="float" office:value="1474" table:style-name="ce2">
            <text:p>1474</text:p>
          </table:table-cell>
          <table:table-cell office:value-type="float" office:value="14.55" table:style-name="ce2">
            <text:p>14,55</text:p>
          </table:table-cell>
          <table:table-cell office:value-type="float" office:value="216.94049999999999" table:style-name="ce2">
            <text:p>216,9405</text:p>
          </table:table-cell>
          <table:table-cell office:value-type="float" office:value="49.2836" table:style-name="ce2">
            <text:p>49,2836</text:p>
          </table:table-cell>
          <table:table-cell office:value-type="string" table:style-name="ce2">
            <text:p>N/A</text:p>
          </table:table-cell>
          <table:table-cell office:value-type="float" office:value="87.718699999999998" table:style-name="ce2">
            <text:p>87,7187</text:p>
          </table:table-cell>
          <table:table-cell office:value-type="float" office:value="136.732" table:style-name="ce2">
            <text:p>136,73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98" table:style-name="ce2">
            <text:p>99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05" table:style-name="ce2">
            <text:p>110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05" table:style-name="ce2">
            <text:p>505</text:p>
          </table:table-cell>
          <table:table-cell office:value-type="float" office:value="300" table:style-name="ce2">
            <text:p>300</text:p>
          </table:table-cell>
          <table:table-cell office:value-type="float" office:value="1007" table:style-name="ce2">
            <text:p>1007</text:p>
          </table:table-cell>
          <table:table-cell office:value-type="string" table:style-name="ce2">
            <text:p>1400002C000A028003E61E1E04510301000D000D00000000000000000000000000000000026201F9012C03E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775" table:style-name="ce3">
            <text:p>1775</text:p>
          </table:table-cell>
          <table:table-cell office:value-type="float" office:value="1775" table:style-name="ce3">
            <text:p>1775</text:p>
          </table:table-cell>
          <table:table-cell office:value-type="float" office:value="0" table:style-name="ce3">
            <text:p>0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10 00:55:5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0" table:style-name="ce2">
            <text:p>130</text:p>
          </table:table-cell>
          <table:table-cell office:value-type="float" office:value="0" table:style-name="ce2">
            <text:p>0</text:p>
          </table:table-cell>
          <table:table-cell office:value-type="float" office:value="301" table:style-name="ce2">
            <text:p>301</text:p>
          </table:table-cell>
          <table:table-cell office:value-type="float" office:value="11363" table:style-name="ce2">
            <text:p>113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04:41:09</text:p>
          </table:table-cell>
          <table:table-cell office:value-type="string" table:style-name="ce2">
            <text:p>2020 JUN 10 04:59:36</text:p>
          </table:table-cell>
          <table:table-cell office:value-type="string" table:style-name="ce2">
            <text:p>2020 JUN 10 04:41:19</text:p>
          </table:table-cell>
          <table:table-cell office:value-type="string" table:style-name="ce2">
            <text:p>2020 JUN 10 04:59:3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0 04:51:19</text:p>
          </table:table-cell>
          <table:table-cell office:value-type="string" table:style-name="ce2">
            <text:p>2020 JUN 10 04:59:36</text:p>
          </table:table-cell>
          <table:table-cell office:value-type="string" table:style-name="ce2">
            <text:p>2020 JUN 10 04:51:49</text:p>
          </table:table-cell>
          <table:table-cell office:value-type="float" office:value="55.162700000000001" table:style-name="ce2">
            <text:p>55,1627</text:p>
          </table:table-cell>
          <table:table-cell office:value-type="float" office:value="32.751600000000003" table:style-name="ce2">
            <text:p>32,7516</text:p>
          </table:table-cell>
          <table:table-cell office:value-type="string" table:style-name="ce2">
            <text:p>2020 JUN 10 04:59:06</text:p>
          </table:table-cell>
          <table:table-cell office:value-type="float" office:value="72.3095" table:style-name="ce2">
            <text:p>72,3095</text:p>
          </table:table-cell>
          <table:table-cell office:value-type="float" office:value="1.1326000000000001" table:style-name="ce2">
            <text:p>1,1326</text:p>
          </table:table-cell>
          <table:table-cell office:value-type="string" table:style-name="ce2">
            <text:p>2020 JUN 10 04:57:42</text:p>
          </table:table-cell>
          <table:table-cell office:value-type="float" office:value="54.685299999999998" table:style-name="ce2">
            <text:p>54,6853</text:p>
          </table:table-cell>
          <table:table-cell office:value-type="float" office:value="1496" table:style-name="ce2">
            <text:p>1496</text:p>
          </table:table-cell>
          <table:table-cell office:value-type="float" office:value="14.4978" table:style-name="ce2">
            <text:p>14,4978</text:p>
          </table:table-cell>
          <table:table-cell office:value-type="float" office:value="217.04140000000001" table:style-name="ce2">
            <text:p>217,0414</text:p>
          </table:table-cell>
          <table:table-cell office:value-type="float" office:value="48.526400000000002" table:style-name="ce2">
            <text:p>48,5264</text:p>
          </table:table-cell>
          <table:table-cell office:value-type="string" table:style-name="ce2">
            <text:p>N/A</text:p>
          </table:table-cell>
          <table:table-cell office:value-type="float" office:value="86.329099999999997" table:style-name="ce2">
            <text:p>86,3291</text:p>
          </table:table-cell>
          <table:table-cell office:value-type="float" office:value="134.58959999999999" table:style-name="ce2">
            <text:p>134,589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93" table:style-name="ce2">
            <text:p>99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97" table:style-name="ce2">
            <text:p>109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97" table:style-name="ce2">
            <text:p>497</text:p>
          </table:table-cell>
          <table:table-cell office:value-type="float" office:value="300" table:style-name="ce2">
            <text:p>300</text:p>
          </table:table-cell>
          <table:table-cell office:value-type="float" office:value="986" table:style-name="ce2">
            <text:p>986</text:p>
          </table:table-cell>
          <table:table-cell office:value-type="string" table:style-name="ce2">
            <text:p>1400002C000A028003E11E1E04490301000D000D00000000000000000000000000000000026201F1012C03D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101" table:style-name="ce3">
            <text:p>3101</text:p>
          </table:table-cell>
          <table:table-cell office:value-type="float" office:value="3101" table:style-name="ce3">
            <text:p>3101</text:p>
          </table:table-cell>
          <table:table-cell office:value-type="float" office:value="0" table:style-name="ce3">
            <text:p>0</text:p>
          </table:table-cell>
          <table:table-cell office:value-type="float" office:value="301" table:style-name="ce3">
            <text:p>301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10 04:51:4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1" table:style-name="ce2">
            <text:p>131</text:p>
          </table:table-cell>
          <table:table-cell office:value-type="float" office:value="0" table:style-name="ce2">
            <text:p>0</text:p>
          </table:table-cell>
          <table:table-cell office:value-type="float" office:value="302" table:style-name="ce2">
            <text:p>302</text:p>
          </table:table-cell>
          <table:table-cell office:value-type="float" office:value="11364" table:style-name="ce2">
            <text:p>113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06:39:07</text:p>
          </table:table-cell>
          <table:table-cell office:value-type="string" table:style-name="ce2">
            <text:p>2020 JUN 10 06:57:30</text:p>
          </table:table-cell>
          <table:table-cell office:value-type="string" table:style-name="ce2">
            <text:p>2020 JUN 10 06:39:17</text:p>
          </table:table-cell>
          <table:table-cell office:value-type="string" table:style-name="ce2">
            <text:p>2020 JUN 10 06:57:3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0 06:49:17</text:p>
          </table:table-cell>
          <table:table-cell office:value-type="string" table:style-name="ce2">
            <text:p>2020 JUN 10 06:57:30</text:p>
          </table:table-cell>
          <table:table-cell office:value-type="string" table:style-name="ce2">
            <text:p>2020 JUN 10 06:49:47</text:p>
          </table:table-cell>
          <table:table-cell office:value-type="float" office:value="55.197400000000002" table:style-name="ce2">
            <text:p>55,1974</text:p>
          </table:table-cell>
          <table:table-cell office:value-type="float" office:value="3.9940000000000002" table:style-name="ce2">
            <text:p>3,994</text:p>
          </table:table-cell>
          <table:table-cell office:value-type="string" table:style-name="ce2">
            <text:p>2020 JUN 10 06:57:00</text:p>
          </table:table-cell>
          <table:table-cell office:value-type="float" office:value="71.960700000000003" table:style-name="ce2">
            <text:p>71,9607</text:p>
          </table:table-cell>
          <table:table-cell office:value-type="float" office:value="-27.5579" table:style-name="ce2">
            <text:p>-27,5579</text:p>
          </table:table-cell>
          <table:table-cell office:value-type="string" table:style-name="ce2">
            <text:p>2020 JUN 10 06:55:37</text:p>
          </table:table-cell>
          <table:table-cell office:value-type="float" office:value="54.484499999999997" table:style-name="ce2">
            <text:p>54,4845</text:p>
          </table:table-cell>
          <table:table-cell office:value-type="float" office:value="1511" table:style-name="ce2">
            <text:p>1511</text:p>
          </table:table-cell>
          <table:table-cell office:value-type="float" office:value="14.497199999999999" table:style-name="ce2">
            <text:p>14,4972</text:p>
          </table:table-cell>
          <table:table-cell office:value-type="float" office:value="217.09190000000001" table:style-name="ce2">
            <text:p>217,0919</text:p>
          </table:table-cell>
          <table:table-cell office:value-type="float" office:value="48.1479" table:style-name="ce2">
            <text:p>48,1479</text:p>
          </table:table-cell>
          <table:table-cell office:value-type="string" table:style-name="ce2">
            <text:p>N/A</text:p>
          </table:table-cell>
          <table:table-cell office:value-type="float" office:value="85.634299999999996" table:style-name="ce2">
            <text:p>85,6343</text:p>
          </table:table-cell>
          <table:table-cell office:value-type="float" office:value="133.51840000000001" table:style-name="ce2">
            <text:p>133,518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90" table:style-name="ce2">
            <text:p>99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93" table:style-name="ce2">
            <text:p>109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93" table:style-name="ce2">
            <text:p>493</text:p>
          </table:table-cell>
          <table:table-cell office:value-type="float" office:value="300" table:style-name="ce2">
            <text:p>300</text:p>
          </table:table-cell>
          <table:table-cell office:value-type="float" office:value="975" table:style-name="ce2">
            <text:p>975</text:p>
          </table:table-cell>
          <table:table-cell office:value-type="string" table:style-name="ce2">
            <text:p>1400002C000A028003DE1E1E04450301000D000D00000000000000000000000000000000026201ED012C03C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93" table:style-name="ce3">
            <text:p>1193</text:p>
          </table:table-cell>
          <table:table-cell office:value-type="float" office:value="1193" table:style-name="ce3">
            <text:p>1193</text:p>
          </table:table-cell>
          <table:table-cell office:value-type="float" office:value="0" table:style-name="ce3">
            <text:p>0</text:p>
          </table:table-cell>
          <table:table-cell office:value-type="float" office:value="302" table:style-name="ce3">
            <text:p>302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10 06:49:4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2" table:style-name="ce2">
            <text:p>132</text:p>
          </table:table-cell>
          <table:table-cell office:value-type="float" office:value="0" table:style-name="ce2">
            <text:p>0</text:p>
          </table:table-cell>
          <table:table-cell office:value-type="float" office:value="305" table:style-name="ce2">
            <text:p>305</text:p>
          </table:table-cell>
          <table:table-cell office:value-type="float" office:value="11367" table:style-name="ce2">
            <text:p>113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12:33:13</text:p>
          </table:table-cell>
          <table:table-cell office:value-type="string" table:style-name="ce2">
            <text:p>2020 JUN 10 12:51:27</text:p>
          </table:table-cell>
          <table:table-cell office:value-type="string" table:style-name="ce2">
            <text:p>2020 JUN 10 12:33:23</text:p>
          </table:table-cell>
          <table:table-cell office:value-type="string" table:style-name="ce2">
            <text:p>2020 JUN 10 12:51:2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0 12:43:23</text:p>
          </table:table-cell>
          <table:table-cell office:value-type="string" table:style-name="ce2">
            <text:p>2020 JUN 10 12:51:27</text:p>
          </table:table-cell>
          <table:table-cell office:value-type="string" table:style-name="ce2">
            <text:p>2020 JUN 10 12:43:53</text:p>
          </table:table-cell>
          <table:table-cell office:value-type="float" office:value="55.9514" table:style-name="ce2">
            <text:p>55,9514</text:p>
          </table:table-cell>
          <table:table-cell office:value-type="float" office:value="-82.926900000000003" table:style-name="ce2">
            <text:p>-82,9269</text:p>
          </table:table-cell>
          <table:table-cell office:value-type="string" table:style-name="ce2">
            <text:p>2020 JUN 10 12:50:57</text:p>
          </table:table-cell>
          <table:table-cell office:value-type="float" office:value="72.138099999999994" table:style-name="ce2">
            <text:p>72,1381</text:p>
          </table:table-cell>
          <table:table-cell office:value-type="float" office:value="-114.5625" table:style-name="ce2">
            <text:p>-114,5625</text:p>
          </table:table-cell>
          <table:table-cell office:value-type="string" table:style-name="ce2">
            <text:p>2020 JUN 10 12:49:36</text:p>
          </table:table-cell>
          <table:table-cell office:value-type="float" office:value="54.078800000000001" table:style-name="ce2">
            <text:p>54,0788</text:p>
          </table:table-cell>
          <table:table-cell office:value-type="float" office:value="1543" table:style-name="ce2">
            <text:p>1543</text:p>
          </table:table-cell>
          <table:table-cell office:value-type="float" office:value="14.4369" table:style-name="ce2">
            <text:p>14,4369</text:p>
          </table:table-cell>
          <table:table-cell office:value-type="float" office:value="217.24340000000001" table:style-name="ce2">
            <text:p>217,2434</text:p>
          </table:table-cell>
          <table:table-cell office:value-type="float" office:value="47.296100000000003" table:style-name="ce2">
            <text:p>47,2961</text:p>
          </table:table-cell>
          <table:table-cell office:value-type="string" table:style-name="ce2">
            <text:p>N/A</text:p>
          </table:table-cell>
          <table:table-cell office:value-type="float" office:value="84.070999999999998" table:style-name="ce2">
            <text:p>84,071</text:p>
          </table:table-cell>
          <table:table-cell office:value-type="float" office:value="131.10820000000001" table:style-name="ce2">
            <text:p>131,108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83" table:style-name="ce2">
            <text:p>98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84" table:style-name="ce2">
            <text:p>108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84" table:style-name="ce2">
            <text:p>484</text:p>
          </table:table-cell>
          <table:table-cell office:value-type="float" office:value="300" table:style-name="ce2">
            <text:p>300</text:p>
          </table:table-cell>
          <table:table-cell office:value-type="float" office:value="950" table:style-name="ce2">
            <text:p>950</text:p>
          </table:table-cell>
          <table:table-cell office:value-type="string" table:style-name="ce2">
            <text:p>1400002C000A028003D71E1E043C0301000D000D00000000000000000000000000000000026201E4012C03B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21" table:style-name="ce3">
            <text:p>821</text:p>
          </table:table-cell>
          <table:table-cell office:value-type="float" office:value="821" table:style-name="ce3">
            <text:p>821</text:p>
          </table:table-cell>
          <table:table-cell office:value-type="float" office:value="0" table:style-name="ce3">
            <text:p>0</text:p>
          </table:table-cell>
          <table:table-cell office:value-type="float" office:value="305" table:style-name="ce3">
            <text:p>305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10 12:43:5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3" table:style-name="ce2">
            <text:p>133</text:p>
          </table:table-cell>
          <table:table-cell office:value-type="float" office:value="0" table:style-name="ce2">
            <text:p>0</text:p>
          </table:table-cell>
          <table:table-cell office:value-type="float" office:value="307" table:style-name="ce2">
            <text:p>307</text:p>
          </table:table-cell>
          <table:table-cell office:value-type="float" office:value="11369" table:style-name="ce2">
            <text:p>113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16:29:04</text:p>
          </table:table-cell>
          <table:table-cell office:value-type="string" table:style-name="ce2">
            <text:p>2020 JUN 10 16:47:11</text:p>
          </table:table-cell>
          <table:table-cell office:value-type="string" table:style-name="ce2">
            <text:p>2020 JUN 10 16:29:14</text:p>
          </table:table-cell>
          <table:table-cell office:value-type="string" table:style-name="ce2">
            <text:p>2020 JUN 10 16:47: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0 16:39:14</text:p>
          </table:table-cell>
          <table:table-cell office:value-type="string" table:style-name="ce2">
            <text:p>2020 JUN 10 16:47:11</text:p>
          </table:table-cell>
          <table:table-cell office:value-type="string" table:style-name="ce2">
            <text:p>2020 JUN 10 16:39:44</text:p>
          </table:table-cell>
          <table:table-cell office:value-type="float" office:value="56.197299999999998" table:style-name="ce2">
            <text:p>56,1973</text:p>
          </table:table-cell>
          <table:table-cell office:value-type="float" office:value="-140.5949" table:style-name="ce2">
            <text:p>-140,5949</text:p>
          </table:table-cell>
          <table:table-cell office:value-type="string" table:style-name="ce2">
            <text:p>2020 JUN 10 16:46:41</text:p>
          </table:table-cell>
          <table:table-cell office:value-type="float" office:value="72.015199999999993" table:style-name="ce2">
            <text:p>72,0152</text:p>
          </table:table-cell>
          <table:table-cell office:value-type="float" office:value="-171.67910000000001" table:style-name="ce2">
            <text:p>-171,6791</text:p>
          </table:table-cell>
          <table:table-cell office:value-type="string" table:style-name="ce2">
            <text:p>2020 JUN 10 16:45:22</text:p>
          </table:table-cell>
          <table:table-cell office:value-type="float" office:value="53.741300000000003" table:style-name="ce2">
            <text:p>53,7413</text:p>
          </table:table-cell>
          <table:table-cell office:value-type="float" office:value="1567" table:style-name="ce2">
            <text:p>1567</text:p>
          </table:table-cell>
          <table:table-cell office:value-type="float" office:value="14.452199999999999" table:style-name="ce2">
            <text:p>14,4522</text:p>
          </table:table-cell>
          <table:table-cell office:value-type="float" office:value="217.34440000000001" table:style-name="ce2">
            <text:p>217,3444</text:p>
          </table:table-cell>
          <table:table-cell office:value-type="float" office:value="46.633600000000001" table:style-name="ce2">
            <text:p>46,6336</text:p>
          </table:table-cell>
          <table:table-cell office:value-type="string" table:style-name="ce2">
            <text:p>N/A</text:p>
          </table:table-cell>
          <table:table-cell office:value-type="float" office:value="82.855099999999993" table:style-name="ce2">
            <text:p>82,8551</text:p>
          </table:table-cell>
          <table:table-cell office:value-type="float" office:value="129.2337" table:style-name="ce2">
            <text:p>129,233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78" table:style-name="ce2">
            <text:p>97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77" table:style-name="ce2">
            <text:p>107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77" table:style-name="ce2">
            <text:p>477</text:p>
          </table:table-cell>
          <table:table-cell office:value-type="float" office:value="300" table:style-name="ce2">
            <text:p>300</text:p>
          </table:table-cell>
          <table:table-cell office:value-type="float" office:value="931" table:style-name="ce2">
            <text:p>931</text:p>
          </table:table-cell>
          <table:table-cell office:value-type="string" table:style-name="ce2">
            <text:p>1400002C000A028003D21E1E04350301000D000D00000000000000000000000000000000026201DD012C03A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153" table:style-name="ce3">
            <text:p>2153</text:p>
          </table:table-cell>
          <table:table-cell office:value-type="float" office:value="2153" table:style-name="ce3">
            <text:p>2153</text:p>
          </table:table-cell>
          <table:table-cell office:value-type="float" office:value="0" table:style-name="ce3">
            <text:p>0</text:p>
          </table:table-cell>
          <table:table-cell office:value-type="float" office:value="307" table:style-name="ce3">
            <text:p>307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10 16:39:4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4" table:style-name="ce2">
            <text:p>134</text:p>
          </table:table-cell>
          <table:table-cell office:value-type="float" office:value="0" table:style-name="ce2">
            <text:p>0</text:p>
          </table:table-cell>
          <table:table-cell office:value-type="float" office:value="308" table:style-name="ce2">
            <text:p>308</text:p>
          </table:table-cell>
          <table:table-cell office:value-type="float" office:value="11370" table:style-name="ce2">
            <text:p>1137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18:27:04</text:p>
          </table:table-cell>
          <table:table-cell office:value-type="string" table:style-name="ce2">
            <text:p>2020 JUN 10 18:45:08</text:p>
          </table:table-cell>
          <table:table-cell office:value-type="string" table:style-name="ce2">
            <text:p>2020 JUN 10 18:27:14</text:p>
          </table:table-cell>
          <table:table-cell office:value-type="string" table:style-name="ce2">
            <text:p>2020 JUN 10 18:45:0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0 18:37:14</text:p>
          </table:table-cell>
          <table:table-cell office:value-type="string" table:style-name="ce2">
            <text:p>2020 JUN 10 18:45:08</text:p>
          </table:table-cell>
          <table:table-cell office:value-type="string" table:style-name="ce2">
            <text:p>2020 JUN 10 18:37:44</text:p>
          </table:table-cell>
          <table:table-cell office:value-type="float" office:value="56.383099999999999" table:style-name="ce2">
            <text:p>56,3831</text:p>
          </table:table-cell>
          <table:table-cell office:value-type="float" office:value="-169.50970000000001" table:style-name="ce2">
            <text:p>-169,5097</text:p>
          </table:table-cell>
          <table:table-cell office:value-type="string" table:style-name="ce2">
            <text:p>2020 JUN 10 18:44:38</text:p>
          </table:table-cell>
          <table:table-cell office:value-type="float" office:value="72.403599999999997" table:style-name="ce2">
            <text:p>72,4036</text:p>
          </table:table-cell>
          <table:table-cell office:value-type="float" office:value="160.43360000000001" table:style-name="ce2">
            <text:p>160,4336</text:p>
          </table:table-cell>
          <table:table-cell office:value-type="string" table:style-name="ce2">
            <text:p>2020 JUN 10 18:43:19</text:p>
          </table:table-cell>
          <table:table-cell office:value-type="float" office:value="53.539700000000003" table:style-name="ce2">
            <text:p>53,5397</text:p>
          </table:table-cell>
          <table:table-cell office:value-type="float" office:value="1578" table:style-name="ce2">
            <text:p>1578</text:p>
          </table:table-cell>
          <table:table-cell office:value-type="float" office:value="14.505800000000001" table:style-name="ce2">
            <text:p>14,5058</text:p>
          </table:table-cell>
          <table:table-cell office:value-type="float" office:value="217.39490000000001" table:style-name="ce2">
            <text:p>217,3949</text:p>
          </table:table-cell>
          <table:table-cell office:value-type="float" office:value="46.349699999999999" table:style-name="ce2">
            <text:p>46,3497</text:p>
          </table:table-cell>
          <table:table-cell office:value-type="string" table:style-name="ce2">
            <text:p>N/A</text:p>
          </table:table-cell>
          <table:table-cell office:value-type="float" office:value="82.334000000000003" table:style-name="ce2">
            <text:p>82,334</text:p>
          </table:table-cell>
          <table:table-cell office:value-type="float" office:value="128.43029999999999" table:style-name="ce2">
            <text:p>128,430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75" table:style-name="ce2">
            <text:p>97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74" table:style-name="ce2">
            <text:p>107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74" table:style-name="ce2">
            <text:p>474</text:p>
          </table:table-cell>
          <table:table-cell office:value-type="float" office:value="300" table:style-name="ce2">
            <text:p>300</text:p>
          </table:table-cell>
          <table:table-cell office:value-type="float" office:value="922" table:style-name="ce2">
            <text:p>922</text:p>
          </table:table-cell>
          <table:table-cell office:value-type="string" table:style-name="ce2">
            <text:p>1400002C000A028003CF1E1E04320301000D000D00000000000000000000000000000000026201DA012C039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67" table:style-name="ce3">
            <text:p>767</text:p>
          </table:table-cell>
          <table:table-cell office:value-type="float" office:value="767" table:style-name="ce3">
            <text:p>767</text:p>
          </table:table-cell>
          <table:table-cell office:value-type="float" office:value="0" table:style-name="ce3">
            <text:p>0</text:p>
          </table:table-cell>
          <table:table-cell office:value-type="float" office:value="308" table:style-name="ce3">
            <text:p>308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10 18:37:4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5" table:style-name="ce2">
            <text:p>135</text:p>
          </table:table-cell>
          <table:table-cell office:value-type="float" office:value="0" table:style-name="ce2">
            <text:p>0</text:p>
          </table:table-cell>
          <table:table-cell office:value-type="float" office:value="310" table:style-name="ce2">
            <text:p>310</text:p>
          </table:table-cell>
          <table:table-cell office:value-type="float" office:value="11372" table:style-name="ce2">
            <text:p>113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22:23:05</text:p>
          </table:table-cell>
          <table:table-cell office:value-type="string" table:style-name="ce2">
            <text:p>2020 JUN 10 22:41:03</text:p>
          </table:table-cell>
          <table:table-cell office:value-type="string" table:style-name="ce2">
            <text:p>2020 JUN 10 22:23:15</text:p>
          </table:table-cell>
          <table:table-cell office:value-type="string" table:style-name="ce2">
            <text:p>2020 JUN 10 22:41:0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0 22:33:15</text:p>
          </table:table-cell>
          <table:table-cell office:value-type="string" table:style-name="ce2">
            <text:p>2020 JUN 10 22:41:03</text:p>
          </table:table-cell>
          <table:table-cell office:value-type="string" table:style-name="ce2">
            <text:p>2020 JUN 10 22:33:45</text:p>
          </table:table-cell>
          <table:table-cell office:value-type="float" office:value="56.701599999999999" table:style-name="ce2">
            <text:p>56,7016</text:p>
          </table:table-cell>
          <table:table-cell office:value-type="float" office:value="132.70179999999999" table:style-name="ce2">
            <text:p>132,7018</text:p>
          </table:table-cell>
          <table:table-cell office:value-type="string" table:style-name="ce2">
            <text:p>2020 JUN 10 22:40:33</text:p>
          </table:table-cell>
          <table:table-cell office:value-type="float" office:value="72.237099999999998" table:style-name="ce2">
            <text:p>72,2371</text:p>
          </table:table-cell>
          <table:table-cell office:value-type="float" office:value="102.6093" table:style-name="ce2">
            <text:p>102,6093</text:p>
          </table:table-cell>
          <table:table-cell office:value-type="string" table:style-name="ce2">
            <text:p>2020 JUN 10 22:39:16</text:p>
          </table:table-cell>
          <table:table-cell office:value-type="float" office:value="53.216999999999999" table:style-name="ce2">
            <text:p>53,217</text:p>
          </table:table-cell>
          <table:table-cell office:value-type="float" office:value="1599" table:style-name="ce2">
            <text:p>1599</text:p>
          </table:table-cell>
          <table:table-cell office:value-type="float" office:value="14.476699999999999" table:style-name="ce2">
            <text:p>14,4767</text:p>
          </table:table-cell>
          <table:table-cell office:value-type="float" office:value="217.49590000000001" table:style-name="ce2">
            <text:p>217,4959</text:p>
          </table:table-cell>
          <table:table-cell office:value-type="float" office:value="45.781799999999997" table:style-name="ce2">
            <text:p>45,7818</text:p>
          </table:table-cell>
          <table:table-cell office:value-type="string" table:style-name="ce2">
            <text:p>N/A</text:p>
          </table:table-cell>
          <table:table-cell office:value-type="float" office:value="81.291799999999995" table:style-name="ce2">
            <text:p>81,2918</text:p>
          </table:table-cell>
          <table:table-cell office:value-type="float" office:value="126.8235" table:style-name="ce2">
            <text:p>126,823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71" table:style-name="ce2">
            <text:p>97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68" table:style-name="ce2">
            <text:p>106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68" table:style-name="ce2">
            <text:p>468</text:p>
          </table:table-cell>
          <table:table-cell office:value-type="float" office:value="300" table:style-name="ce2">
            <text:p>300</text:p>
          </table:table-cell>
          <table:table-cell office:value-type="float" office:value="906" table:style-name="ce2">
            <text:p>906</text:p>
          </table:table-cell>
          <table:table-cell office:value-type="string" table:style-name="ce2">
            <text:p>1400002C000A028003CB1E1E042C0301000D000D00000000000000000000000000000000026201D4012C038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75" table:style-name="ce3">
            <text:p>875</text:p>
          </table:table-cell>
          <table:table-cell office:value-type="float" office:value="875" table:style-name="ce3">
            <text:p>875</text:p>
          </table:table-cell>
          <table:table-cell office:value-type="float" office:value="0" table:style-name="ce3">
            <text:p>0</text:p>
          </table:table-cell>
          <table:table-cell office:value-type="float" office:value="310" table:style-name="ce3">
            <text:p>310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10 22:33:4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6" table:style-name="ce2">
            <text:p>136</text:p>
          </table:table-cell>
          <table:table-cell office:value-type="float" office:value="0" table:style-name="ce2">
            <text:p>0</text:p>
          </table:table-cell>
          <table:table-cell office:value-type="float" office:value="312" table:style-name="ce2">
            <text:p>312</text:p>
          </table:table-cell>
          <table:table-cell office:value-type="float" office:value="11374" table:style-name="ce2">
            <text:p>1137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02:18:59</text:p>
          </table:table-cell>
          <table:table-cell office:value-type="string" table:style-name="ce2">
            <text:p>2020 JUN 11 02:36:53</text:p>
          </table:table-cell>
          <table:table-cell office:value-type="string" table:style-name="ce2">
            <text:p>2020 JUN 11 02:19:09</text:p>
          </table:table-cell>
          <table:table-cell office:value-type="string" table:style-name="ce2">
            <text:p>2020 JUN 11 02:36:5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1 02:29:09</text:p>
          </table:table-cell>
          <table:table-cell office:value-type="string" table:style-name="ce2">
            <text:p>2020 JUN 11 02:36:53</text:p>
          </table:table-cell>
          <table:table-cell office:value-type="string" table:style-name="ce2">
            <text:p>2020 JUN 11 02:29:39</text:p>
          </table:table-cell>
          <table:table-cell office:value-type="float" office:value="56.983199999999997" table:style-name="ce2">
            <text:p>56,9832</text:p>
          </table:table-cell>
          <table:table-cell office:value-type="float" office:value="74.971100000000007" table:style-name="ce2">
            <text:p>74,9711</text:p>
          </table:table-cell>
          <table:table-cell office:value-type="string" table:style-name="ce2">
            <text:p>2020 JUN 11 02:36:23</text:p>
          </table:table-cell>
          <table:table-cell office:value-type="float" office:value="71.791799999999995" table:style-name="ce2">
            <text:p>71,7918</text:p>
          </table:table-cell>
          <table:table-cell office:value-type="float" office:value="43.933700000000002" table:style-name="ce2">
            <text:p>43,9337</text:p>
          </table:table-cell>
          <table:table-cell office:value-type="string" table:style-name="ce2">
            <text:p>2020 JUN 11 02:35:07</text:p>
          </table:table-cell>
          <table:table-cell office:value-type="float" office:value="52.951700000000002" table:style-name="ce2">
            <text:p>52,9517</text:p>
          </table:table-cell>
          <table:table-cell office:value-type="float" office:value="1618" table:style-name="ce2">
            <text:p>1618</text:p>
          </table:table-cell>
          <table:table-cell office:value-type="float" office:value="14.389699999999999" table:style-name="ce2">
            <text:p>14,3897</text:p>
          </table:table-cell>
          <table:table-cell office:value-type="float" office:value="217.59700000000001" table:style-name="ce2">
            <text:p>217,597</text:p>
          </table:table-cell>
          <table:table-cell office:value-type="float" office:value="45.403199999999998" table:style-name="ce2">
            <text:p>45,4032</text:p>
          </table:table-cell>
          <table:table-cell office:value-type="string" table:style-name="ce2">
            <text:p>N/A</text:p>
          </table:table-cell>
          <table:table-cell office:value-type="float" office:value="80.596999999999994" table:style-name="ce2">
            <text:p>80,597</text:p>
          </table:table-cell>
          <table:table-cell office:value-type="float" office:value="125.75230000000001" table:style-name="ce2">
            <text:p>125,752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68" table:style-name="ce2">
            <text:p>96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64" table:style-name="ce2">
            <text:p>106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64" table:style-name="ce2">
            <text:p>464</text:p>
          </table:table-cell>
          <table:table-cell office:value-type="float" office:value="300" table:style-name="ce2">
            <text:p>300</text:p>
          </table:table-cell>
          <table:table-cell office:value-type="float" office:value="895" table:style-name="ce2">
            <text:p>895</text:p>
          </table:table-cell>
          <table:table-cell office:value-type="string" table:style-name="ce2">
            <text:p>1400002C000A028003C81E1E04280301000D000D00000000000000000000000000000000026201D0012C037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312" table:style-name="ce3">
            <text:p>312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11 02:29:4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7" table:style-name="ce2">
            <text:p>137</text:p>
          </table:table-cell>
          <table:table-cell office:value-type="float" office:value="0" table:style-name="ce2">
            <text:p>0</text:p>
          </table:table-cell>
          <table:table-cell office:value-type="float" office:value="314" table:style-name="ce2">
            <text:p>314</text:p>
          </table:table-cell>
          <table:table-cell office:value-type="float" office:value="11376" table:style-name="ce2">
            <text:p>113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06:14:54</text:p>
          </table:table-cell>
          <table:table-cell office:value-type="string" table:style-name="ce2">
            <text:p>2020 JUN 11 06:32:41</text:p>
          </table:table-cell>
          <table:table-cell office:value-type="string" table:style-name="ce2">
            <text:p>2020 JUN 11 06:15:04</text:p>
          </table:table-cell>
          <table:table-cell office:value-type="string" table:style-name="ce2">
            <text:p>2020 JUN 11 06:32:4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1 06:25:04</text:p>
          </table:table-cell>
          <table:table-cell office:value-type="string" table:style-name="ce2">
            <text:p>2020 JUN 11 06:32:41</text:p>
          </table:table-cell>
          <table:table-cell office:value-type="string" table:style-name="ce2">
            <text:p>2020 JUN 11 06:25:34</text:p>
          </table:table-cell>
          <table:table-cell office:value-type="float" office:value="57.2637" table:style-name="ce2">
            <text:p>57,2637</text:p>
          </table:table-cell>
          <table:table-cell office:value-type="float" office:value="17.230799999999999" table:style-name="ce2">
            <text:p>17,2308</text:p>
          </table:table-cell>
          <table:table-cell office:value-type="string" table:style-name="ce2">
            <text:p>2020 JUN 11 06:32:11</text:p>
          </table:table-cell>
          <table:table-cell office:value-type="float" office:value="72.295699999999997" table:style-name="ce2">
            <text:p>72,2957</text:p>
          </table:table-cell>
          <table:table-cell office:value-type="float" office:value="-11.928599999999999" table:style-name="ce2">
            <text:p>-11,9286</text:p>
          </table:table-cell>
          <table:table-cell office:value-type="string" table:style-name="ce2">
            <text:p>2020 JUN 11 06:30:56</text:p>
          </table:table-cell>
          <table:table-cell office:value-type="float" office:value="52.549700000000001" table:style-name="ce2">
            <text:p>52,5497</text:p>
          </table:table-cell>
          <table:table-cell office:value-type="float" office:value="1641" table:style-name="ce2">
            <text:p>1641</text:p>
          </table:table-cell>
          <table:table-cell office:value-type="float" office:value="14.4894" table:style-name="ce2">
            <text:p>14,4894</text:p>
          </table:table-cell>
          <table:table-cell office:value-type="float" office:value="217.69800000000001" table:style-name="ce2">
            <text:p>217,698</text:p>
          </table:table-cell>
          <table:table-cell office:value-type="float" office:value="44.740699999999997" table:style-name="ce2">
            <text:p>44,7407</text:p>
          </table:table-cell>
          <table:table-cell office:value-type="string" table:style-name="ce2">
            <text:p>N/A</text:p>
          </table:table-cell>
          <table:table-cell office:value-type="float" office:value="79.381100000000004" table:style-name="ce2">
            <text:p>79,3811</text:p>
          </table:table-cell>
          <table:table-cell office:value-type="float" office:value="123.8777" table:style-name="ce2">
            <text:p>123,877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62" table:style-name="ce2">
            <text:p>96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57" table:style-name="ce2">
            <text:p>105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57" table:style-name="ce2">
            <text:p>457</text:p>
          </table:table-cell>
          <table:table-cell office:value-type="float" office:value="300" table:style-name="ce2">
            <text:p>300</text:p>
          </table:table-cell>
          <table:table-cell office:value-type="float" office:value="875" table:style-name="ce2">
            <text:p>875</text:p>
          </table:table-cell>
          <table:table-cell office:value-type="string" table:style-name="ce2">
            <text:p>1400002C000A028003C21E1E04210301000D000D00000000000000000000000000000000026201C9012C036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3" table:style-name="ce3">
            <text:p>53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314" table:style-name="ce3">
            <text:p>314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11 06:25:3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8" table:style-name="ce2">
            <text:p>138</text:p>
          </table:table-cell>
          <table:table-cell office:value-type="float" office:value="0" table:style-name="ce2">
            <text:p>0</text:p>
          </table:table-cell>
          <table:table-cell office:value-type="float" office:value="315" table:style-name="ce2">
            <text:p>315</text:p>
          </table:table-cell>
          <table:table-cell office:value-type="float" office:value="11377" table:style-name="ce2">
            <text:p>113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08:12:54</text:p>
          </table:table-cell>
          <table:table-cell office:value-type="string" table:style-name="ce2">
            <text:p>2020 JUN 11 08:30:37</text:p>
          </table:table-cell>
          <table:table-cell office:value-type="string" table:style-name="ce2">
            <text:p>2020 JUN 11 08:13:04</text:p>
          </table:table-cell>
          <table:table-cell office:value-type="string" table:style-name="ce2">
            <text:p>2020 JUN 11 08:30:3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1 08:23:04</text:p>
          </table:table-cell>
          <table:table-cell office:value-type="string" table:style-name="ce2">
            <text:p>2020 JUN 11 08:30:37</text:p>
          </table:table-cell>
          <table:table-cell office:value-type="string" table:style-name="ce2">
            <text:p>2020 JUN 11 08:23:34</text:p>
          </table:table-cell>
          <table:table-cell office:value-type="float" office:value="57.347900000000003" table:style-name="ce2">
            <text:p>57,3479</text:p>
          </table:table-cell>
          <table:table-cell office:value-type="float" office:value="-11.5937" table:style-name="ce2">
            <text:p>-11,5937</text:p>
          </table:table-cell>
          <table:table-cell office:value-type="string" table:style-name="ce2">
            <text:p>2020 JUN 11 08:30:07</text:p>
          </table:table-cell>
          <table:table-cell office:value-type="float" office:value="71.8095" table:style-name="ce2">
            <text:p>71,8095</text:p>
          </table:table-cell>
          <table:table-cell office:value-type="float" office:value="-41.213099999999997" table:style-name="ce2">
            <text:p>-41,2131</text:p>
          </table:table-cell>
          <table:table-cell office:value-type="string" table:style-name="ce2">
            <text:p>2020 JUN 11 08:28:53</text:p>
          </table:table-cell>
          <table:table-cell office:value-type="float" office:value="52.353200000000001" table:style-name="ce2">
            <text:p>52,3532</text:p>
          </table:table-cell>
          <table:table-cell office:value-type="float" office:value="1655" table:style-name="ce2">
            <text:p>1655</text:p>
          </table:table-cell>
          <table:table-cell office:value-type="float" office:value="14.4497" table:style-name="ce2">
            <text:p>14,4497</text:p>
          </table:table-cell>
          <table:table-cell office:value-type="float" office:value="217.74850000000001" table:style-name="ce2">
            <text:p>217,7485</text:p>
          </table:table-cell>
          <table:table-cell office:value-type="float" office:value="44.362200000000001" table:style-name="ce2">
            <text:p>44,3622</text:p>
          </table:table-cell>
          <table:table-cell office:value-type="string" table:style-name="ce2">
            <text:p>N/A</text:p>
          </table:table-cell>
          <table:table-cell office:value-type="float" office:value="78.686300000000003" table:style-name="ce2">
            <text:p>78,6863</text:p>
          </table:table-cell>
          <table:table-cell office:value-type="float" office:value="122.8065" table:style-name="ce2">
            <text:p>122,806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59" table:style-name="ce2">
            <text:p>95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53" table:style-name="ce2">
            <text:p>105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53" table:style-name="ce2">
            <text:p>453</text:p>
          </table:table-cell>
          <table:table-cell office:value-type="float" office:value="300" table:style-name="ce2">
            <text:p>300</text:p>
          </table:table-cell>
          <table:table-cell office:value-type="float" office:value="864" table:style-name="ce2">
            <text:p>864</text:p>
          </table:table-cell>
          <table:table-cell office:value-type="string" table:style-name="ce2">
            <text:p>1400002C000A028003BF1E1E041D0301000D000D00000000000000000000000000000000026201C5012C036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3" table:style-name="ce3">
            <text:p>53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315" table:style-name="ce3">
            <text:p>315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11 08:23:3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9" table:style-name="ce2">
            <text:p>139</text:p>
          </table:table-cell>
          <table:table-cell office:value-type="float" office:value="0" table:style-name="ce2">
            <text:p>0</text:p>
          </table:table-cell>
          <table:table-cell office:value-type="float" office:value="318" table:style-name="ce2">
            <text:p>318</text:p>
          </table:table-cell>
          <table:table-cell office:value-type="float" office:value="11380" table:style-name="ce2">
            <text:p>1138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14:06:54</text:p>
          </table:table-cell>
          <table:table-cell office:value-type="string" table:style-name="ce2">
            <text:p>2020 JUN 11 14:24:30</text:p>
          </table:table-cell>
          <table:table-cell office:value-type="string" table:style-name="ce2">
            <text:p>2020 JUN 11 14:07:04</text:p>
          </table:table-cell>
          <table:table-cell office:value-type="string" table:style-name="ce2">
            <text:p>2020 JUN 11 14:24:3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1 14:17:04</text:p>
          </table:table-cell>
          <table:table-cell office:value-type="string" table:style-name="ce2">
            <text:p>2020 JUN 11 14:24:30</text:p>
          </table:table-cell>
          <table:table-cell office:value-type="string" table:style-name="ce2">
            <text:p>2020 JUN 11 14:17:34</text:p>
          </table:table-cell>
          <table:table-cell office:value-type="float" office:value="57.965400000000002" table:style-name="ce2">
            <text:p>57,9654</text:p>
          </table:table-cell>
          <table:table-cell office:value-type="float" office:value="-98.462699999999998" table:style-name="ce2">
            <text:p>-98,4627</text:p>
          </table:table-cell>
          <table:table-cell office:value-type="string" table:style-name="ce2">
            <text:p>2020 JUN 11 14:24:00</text:p>
          </table:table-cell>
          <table:table-cell office:value-type="float" office:value="71.9011" table:style-name="ce2">
            <text:p>71,9011</text:p>
          </table:table-cell>
          <table:table-cell office:value-type="float" office:value="-128.25399999999999" table:style-name="ce2">
            <text:p>-128,254</text:p>
          </table:table-cell>
          <table:table-cell office:value-type="string" table:style-name="ce2">
            <text:p>2020 JUN 11 14:22:48</text:p>
          </table:table-cell>
          <table:table-cell office:value-type="float" office:value="51.924199999999999" table:style-name="ce2">
            <text:p>51,9242</text:p>
          </table:table-cell>
          <table:table-cell office:value-type="float" office:value="1681" table:style-name="ce2">
            <text:p>1681</text:p>
          </table:table-cell>
          <table:table-cell office:value-type="float" office:value="14.386100000000001" table:style-name="ce2">
            <text:p>14,3861</text:p>
          </table:table-cell>
          <table:table-cell office:value-type="float" office:value="217.90020000000001" table:style-name="ce2">
            <text:p>217,9002</text:p>
          </table:table-cell>
          <table:table-cell office:value-type="float" office:value="43.6997" table:style-name="ce2">
            <text:p>43,6997</text:p>
          </table:table-cell>
          <table:table-cell office:value-type="string" table:style-name="ce2">
            <text:p>N/A</text:p>
          </table:table-cell>
          <table:table-cell office:value-type="float" office:value="77.470399999999998" table:style-name="ce2">
            <text:p>77,4704</text:p>
          </table:table-cell>
          <table:table-cell office:value-type="float" office:value="120.932" table:style-name="ce2">
            <text:p>120,93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54" table:style-name="ce2">
            <text:p>95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46" table:style-name="ce2">
            <text:p>104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46" table:style-name="ce2">
            <text:p>446</text:p>
          </table:table-cell>
          <table:table-cell office:value-type="float" office:value="300" table:style-name="ce2">
            <text:p>300</text:p>
          </table:table-cell>
          <table:table-cell office:value-type="float" office:value="845" table:style-name="ce2">
            <text:p>845</text:p>
          </table:table-cell>
          <table:table-cell office:value-type="string" table:style-name="ce2">
            <text:p>1400002C000A028003BA1E1E04160301000D000D00000000000000000000000000000000026201BE012C034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7" table:style-name="ce3">
            <text:p>1307</text:p>
          </table:table-cell>
          <table:table-cell office:value-type="float" office:value="1307" table:style-name="ce3">
            <text:p>1307</text:p>
          </table:table-cell>
          <table:table-cell office:value-type="float" office:value="0" table:style-name="ce3">
            <text:p>0</text:p>
          </table:table-cell>
          <table:table-cell office:value-type="float" office:value="318" table:style-name="ce3">
            <text:p>318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11 14:17:3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0" table:style-name="ce2">
            <text:p>140</text:p>
          </table:table-cell>
          <table:table-cell office:value-type="float" office:value="0" table:style-name="ce2">
            <text:p>0</text:p>
          </table:table-cell>
          <table:table-cell office:value-type="float" office:value="320" table:style-name="ce2">
            <text:p>320</text:p>
          </table:table-cell>
          <table:table-cell office:value-type="float" office:value="11382" table:style-name="ce2">
            <text:p>1138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18:02:46</text:p>
          </table:table-cell>
          <table:table-cell office:value-type="string" table:style-name="ce2">
            <text:p>2020 JUN 11 18:20:15</text:p>
          </table:table-cell>
          <table:table-cell office:value-type="string" table:style-name="ce2">
            <text:p>2020 JUN 11 18:02:56</text:p>
          </table:table-cell>
          <table:table-cell office:value-type="string" table:style-name="ce2">
            <text:p>2020 JUN 11 18:20: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1 18:12:56</text:p>
          </table:table-cell>
          <table:table-cell office:value-type="string" table:style-name="ce2">
            <text:p>2020 JUN 11 18:20:15</text:p>
          </table:table-cell>
          <table:table-cell office:value-type="string" table:style-name="ce2">
            <text:p>2020 JUN 11 18:13:26</text:p>
          </table:table-cell>
          <table:table-cell office:value-type="float" office:value="58.156399999999998" table:style-name="ce2">
            <text:p>58,1564</text:p>
          </table:table-cell>
          <table:table-cell office:value-type="float" office:value="-156.11609999999999" table:style-name="ce2">
            <text:p>-156,1161</text:p>
          </table:table-cell>
          <table:table-cell office:value-type="string" table:style-name="ce2">
            <text:p>2020 JUN 11 18:19:45</text:p>
          </table:table-cell>
          <table:table-cell office:value-type="float" office:value="71.679599999999994" table:style-name="ce2">
            <text:p>71,6796</text:p>
          </table:table-cell>
          <table:table-cell office:value-type="float" office:value="174.6371" table:style-name="ce2">
            <text:p>174,6371</text:p>
          </table:table-cell>
          <table:table-cell office:value-type="string" table:style-name="ce2">
            <text:p>2020 JUN 11 18:18:34</text:p>
          </table:table-cell>
          <table:table-cell office:value-type="float" office:value="51.505099999999999" table:style-name="ce2">
            <text:p>51,5051</text:p>
          </table:table-cell>
          <table:table-cell office:value-type="float" office:value="1703" table:style-name="ce2">
            <text:p>1703</text:p>
          </table:table-cell>
          <table:table-cell office:value-type="float" office:value="14.401899999999999" table:style-name="ce2">
            <text:p>14,4019</text:p>
          </table:table-cell>
          <table:table-cell office:value-type="float" office:value="218.00120000000001" table:style-name="ce2">
            <text:p>218,0012</text:p>
          </table:table-cell>
          <table:table-cell office:value-type="float" office:value="43.037199999999999" table:style-name="ce2">
            <text:p>43,0372</text:p>
          </table:table-cell>
          <table:table-cell office:value-type="string" table:style-name="ce2">
            <text:p>N/A</text:p>
          </table:table-cell>
          <table:table-cell office:value-type="float" office:value="76.254499999999993" table:style-name="ce2">
            <text:p>76,2545</text:p>
          </table:table-cell>
          <table:table-cell office:value-type="float" office:value="119.0574" table:style-name="ce2">
            <text:p>119,057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48" table:style-name="ce2">
            <text:p>94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39" table:style-name="ce2">
            <text:p>103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39" table:style-name="ce2">
            <text:p>439</text:p>
          </table:table-cell>
          <table:table-cell office:value-type="float" office:value="300" table:style-name="ce2">
            <text:p>300</text:p>
          </table:table-cell>
          <table:table-cell office:value-type="float" office:value="825" table:style-name="ce2">
            <text:p>825</text:p>
          </table:table-cell>
          <table:table-cell office:value-type="string" table:style-name="ce2">
            <text:p>1400002C000A028003B41E1E040F0301000D000D00000000000000000000000000000000026201B7012C033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93" table:style-name="ce3">
            <text:p>1193</text:p>
          </table:table-cell>
          <table:table-cell office:value-type="float" office:value="1193" table:style-name="ce3">
            <text:p>1193</text:p>
          </table:table-cell>
          <table:table-cell office:value-type="float" office:value="0" table:style-name="ce3">
            <text:p>0</text:p>
          </table:table-cell>
          <table:table-cell office:value-type="float" office:value="320" table:style-name="ce3">
            <text:p>320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11 18:13:2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1" table:style-name="ce2">
            <text:p>141</text:p>
          </table:table-cell>
          <table:table-cell office:value-type="float" office:value="0" table:style-name="ce2">
            <text:p>0</text:p>
          </table:table-cell>
          <table:table-cell office:value-type="float" office:value="322" table:style-name="ce2">
            <text:p>322</text:p>
          </table:table-cell>
          <table:table-cell office:value-type="float" office:value="11384" table:style-name="ce2">
            <text:p>113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21:58:46</text:p>
          </table:table-cell>
          <table:table-cell office:value-type="string" table:style-name="ce2">
            <text:p>2020 JUN 11 22:16:11</text:p>
          </table:table-cell>
          <table:table-cell office:value-type="string" table:style-name="ce2">
            <text:p>2020 JUN 11 21:58:56</text:p>
          </table:table-cell>
          <table:table-cell office:value-type="string" table:style-name="ce2">
            <text:p>2020 JUN 11 22:16: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1 22:08:56</text:p>
          </table:table-cell>
          <table:table-cell office:value-type="string" table:style-name="ce2">
            <text:p>2020 JUN 11 22:16:11</text:p>
          </table:table-cell>
          <table:table-cell office:value-type="string" table:style-name="ce2">
            <text:p>2020 JUN 11 22:09:26</text:p>
          </table:table-cell>
          <table:table-cell office:value-type="float" office:value="58.4071" table:style-name="ce2">
            <text:p>58,4071</text:p>
          </table:table-cell>
          <table:table-cell office:value-type="float" office:value="146.12719999999999" table:style-name="ce2">
            <text:p>146,1272</text:p>
          </table:table-cell>
          <table:table-cell office:value-type="string" table:style-name="ce2">
            <text:p>2020 JUN 11 22:15:41</text:p>
          </table:table-cell>
          <table:table-cell office:value-type="float" office:value="71.755099999999999" table:style-name="ce2">
            <text:p>71,7551</text:p>
          </table:table-cell>
          <table:table-cell office:value-type="float" office:value="117.29349999999999" table:style-name="ce2">
            <text:p>117,2935</text:p>
          </table:table-cell>
          <table:table-cell office:value-type="string" table:style-name="ce2">
            <text:p>2020 JUN 11 22:14:32</text:p>
          </table:table-cell>
          <table:table-cell office:value-type="float" office:value="51.134700000000002" table:style-name="ce2">
            <text:p>51,1347</text:p>
          </table:table-cell>
          <table:table-cell office:value-type="float" office:value="1721" table:style-name="ce2">
            <text:p>1721</text:p>
          </table:table-cell>
          <table:table-cell office:value-type="float" office:value="14.4053" table:style-name="ce2">
            <text:p>14,4053</text:p>
          </table:table-cell>
          <table:table-cell office:value-type="float" office:value="218.10239999999999" table:style-name="ce2">
            <text:p>218,1024</text:p>
          </table:table-cell>
          <table:table-cell office:value-type="float" office:value="42.6586" table:style-name="ce2">
            <text:p>42,6586</text:p>
          </table:table-cell>
          <table:table-cell office:value-type="string" table:style-name="ce2">
            <text:p>N/A</text:p>
          </table:table-cell>
          <table:table-cell office:value-type="float" office:value="75.559700000000007" table:style-name="ce2">
            <text:p>75,5597</text:p>
          </table:table-cell>
          <table:table-cell office:value-type="float" office:value="117.9862" table:style-name="ce2">
            <text:p>117,986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46" table:style-name="ce2">
            <text:p>94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35" table:style-name="ce2">
            <text:p>103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35" table:style-name="ce2">
            <text:p>435</text:p>
          </table:table-cell>
          <table:table-cell office:value-type="float" office:value="300" table:style-name="ce2">
            <text:p>300</text:p>
          </table:table-cell>
          <table:table-cell office:value-type="float" office:value="815" table:style-name="ce2">
            <text:p>815</text:p>
          </table:table-cell>
          <table:table-cell office:value-type="string" table:style-name="ce2">
            <text:p>1400002C000A028003B21E1E040B0301000D000D00000000000000000000000000000000026201B3012C032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55" table:style-name="ce3">
            <text:p>755</text:p>
          </table:table-cell>
          <table:table-cell office:value-type="float" office:value="755" table:style-name="ce3">
            <text:p>755</text:p>
          </table:table-cell>
          <table:table-cell office:value-type="float" office:value="0" table:style-name="ce3">
            <text:p>0</text:p>
          </table:table-cell>
          <table:table-cell office:value-type="float" office:value="322" table:style-name="ce3">
            <text:p>322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11 22:09:2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2" table:style-name="ce2">
            <text:p>142</text:p>
          </table:table-cell>
          <table:table-cell office:value-type="float" office:value="0" table:style-name="ce2">
            <text:p>0</text:p>
          </table:table-cell>
          <table:table-cell office:value-type="float" office:value="323" table:style-name="ce2">
            <text:p>323</text:p>
          </table:table-cell>
          <table:table-cell office:value-type="float" office:value="11385" table:style-name="ce2">
            <text:p>113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23:56:44</text:p>
          </table:table-cell>
          <table:table-cell office:value-type="string" table:style-name="ce2">
            <text:p>2020 JUN 12 00:14:08</text:p>
          </table:table-cell>
          <table:table-cell office:value-type="string" table:style-name="ce2">
            <text:p>2020 JUN 11 23:56:54</text:p>
          </table:table-cell>
          <table:table-cell office:value-type="string" table:style-name="ce2">
            <text:p>2020 JUN 12 00:14:0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2 00:06:54</text:p>
          </table:table-cell>
          <table:table-cell office:value-type="string" table:style-name="ce2">
            <text:p>2020 JUN 12 00:14:08</text:p>
          </table:table-cell>
          <table:table-cell office:value-type="string" table:style-name="ce2">
            <text:p>2020 JUN 12 00:07:24</text:p>
          </table:table-cell>
          <table:table-cell office:value-type="float" office:value="58.490299999999998" table:style-name="ce2">
            <text:p>58,4903</text:p>
          </table:table-cell>
          <table:table-cell office:value-type="float" office:value="117.30240000000001" table:style-name="ce2">
            <text:p>117,3024</text:p>
          </table:table-cell>
          <table:table-cell office:value-type="string" table:style-name="ce2">
            <text:p>2020 JUN 12 00:13:38</text:p>
          </table:table-cell>
          <table:table-cell office:value-type="float" office:value="72.144300000000001" table:style-name="ce2">
            <text:p>72,1443</text:p>
          </table:table-cell>
          <table:table-cell office:value-type="float" office:value="89.390900000000002" table:style-name="ce2">
            <text:p>89,3909</text:p>
          </table:table-cell>
          <table:table-cell office:value-type="string" table:style-name="ce2">
            <text:p>2020 JUN 12 00:12:28</text:p>
          </table:table-cell>
          <table:table-cell office:value-type="float" office:value="50.984099999999998" table:style-name="ce2">
            <text:p>50,9841</text:p>
          </table:table-cell>
          <table:table-cell office:value-type="float" office:value="1731" table:style-name="ce2">
            <text:p>1731</text:p>
          </table:table-cell>
          <table:table-cell office:value-type="float" office:value="14.4581" table:style-name="ce2">
            <text:p>14,4581</text:p>
          </table:table-cell>
          <table:table-cell office:value-type="float" office:value="218.15299999999999" table:style-name="ce2">
            <text:p>218,153</text:p>
          </table:table-cell>
          <table:table-cell office:value-type="float" office:value="42.564" table:style-name="ce2">
            <text:p>42,564</text:p>
          </table:table-cell>
          <table:table-cell office:value-type="string" table:style-name="ce2">
            <text:p>N/A</text:p>
          </table:table-cell>
          <table:table-cell office:value-type="float" office:value="75.385999999999996" table:style-name="ce2">
            <text:p>75,386</text:p>
          </table:table-cell>
          <table:table-cell office:value-type="float" office:value="117.7184" table:style-name="ce2">
            <text:p>117,718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44" table:style-name="ce2">
            <text:p>94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34" table:style-name="ce2">
            <text:p>103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34" table:style-name="ce2">
            <text:p>434</text:p>
          </table:table-cell>
          <table:table-cell office:value-type="float" office:value="300" table:style-name="ce2">
            <text:p>300</text:p>
          </table:table-cell>
          <table:table-cell office:value-type="float" office:value="811" table:style-name="ce2">
            <text:p>811</text:p>
          </table:table-cell>
          <table:table-cell office:value-type="string" table:style-name="ce2">
            <text:p>1400002C000A028003B01E1E040A0301000D000D00000000000000000000000000000000026201B2012C032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87" table:style-name="ce3">
            <text:p>2687</text:p>
          </table:table-cell>
          <table:table-cell office:value-type="float" office:value="2687" table:style-name="ce3">
            <text:p>2687</text:p>
          </table:table-cell>
          <table:table-cell office:value-type="float" office:value="0" table:style-name="ce3">
            <text:p>0</text:p>
          </table:table-cell>
          <table:table-cell office:value-type="float" office:value="323" table:style-name="ce3">
            <text:p>323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12 00:07:2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3" table:style-name="ce2">
            <text:p>143</text:p>
          </table:table-cell>
          <table:table-cell office:value-type="float" office:value="0" table:style-name="ce2">
            <text:p>0</text:p>
          </table:table-cell>
          <table:table-cell office:value-type="float" office:value="325" table:style-name="ce2">
            <text:p>325</text:p>
          </table:table-cell>
          <table:table-cell office:value-type="float" office:value="11387" table:style-name="ce2">
            <text:p>113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03:52:38</text:p>
          </table:table-cell>
          <table:table-cell office:value-type="string" table:style-name="ce2">
            <text:p>2020 JUN 12 04:09:57</text:p>
          </table:table-cell>
          <table:table-cell office:value-type="string" table:style-name="ce2">
            <text:p>2020 JUN 12 03:52:48</text:p>
          </table:table-cell>
          <table:table-cell office:value-type="string" table:style-name="ce2">
            <text:p>2020 JUN 12 04:09:5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2 04:02:48</text:p>
          </table:table-cell>
          <table:table-cell office:value-type="string" table:style-name="ce2">
            <text:p>2020 JUN 12 04:09:57</text:p>
          </table:table-cell>
          <table:table-cell office:value-type="string" table:style-name="ce2">
            <text:p>2020 JUN 12 04:03:18</text:p>
          </table:table-cell>
          <table:table-cell office:value-type="float" office:value="58.826799999999999" table:style-name="ce2">
            <text:p>58,8268</text:p>
          </table:table-cell>
          <table:table-cell office:value-type="float" office:value="59.4621" table:style-name="ce2">
            <text:p>59,4621</text:p>
          </table:table-cell>
          <table:table-cell office:value-type="string" table:style-name="ce2">
            <text:p>2020 JUN 12 04:09:27</text:p>
          </table:table-cell>
          <table:table-cell office:value-type="float" office:value="71.625" table:style-name="ce2">
            <text:p>71,625</text:p>
          </table:table-cell>
          <table:table-cell office:value-type="float" office:value="30.474399999999999" table:style-name="ce2">
            <text:p>30,4744</text:p>
          </table:table-cell>
          <table:table-cell office:value-type="string" table:style-name="ce2">
            <text:p>2020 JUN 12 04:08:19</text:p>
          </table:table-cell>
          <table:table-cell office:value-type="float" office:value="50.669699999999999" table:style-name="ce2">
            <text:p>50,6697</text:p>
          </table:table-cell>
          <table:table-cell office:value-type="float" office:value="1747" table:style-name="ce2">
            <text:p>1747</text:p>
          </table:table-cell>
          <table:table-cell office:value-type="float" office:value="14.3544" table:style-name="ce2">
            <text:p>14,3544</text:p>
          </table:table-cell>
          <table:table-cell office:value-type="float" office:value="218.25409999999999" table:style-name="ce2">
            <text:p>218,2541</text:p>
          </table:table-cell>
          <table:table-cell office:value-type="float" office:value="42.090800000000002" table:style-name="ce2">
            <text:p>42,0908</text:p>
          </table:table-cell>
          <table:table-cell office:value-type="string" table:style-name="ce2">
            <text:p>N/A</text:p>
          </table:table-cell>
          <table:table-cell office:value-type="float" office:value="74.517499999999998" table:style-name="ce2">
            <text:p>74,5175</text:p>
          </table:table-cell>
          <table:table-cell office:value-type="float" office:value="116.3794" table:style-name="ce2">
            <text:p>116,379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41" table:style-name="ce2">
            <text:p>94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29" table:style-name="ce2">
            <text:p>102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29" table:style-name="ce2">
            <text:p>429</text:p>
          </table:table-cell>
          <table:table-cell office:value-type="float" office:value="300" table:style-name="ce2">
            <text:p>300</text:p>
          </table:table-cell>
          <table:table-cell office:value-type="float" office:value="798" table:style-name="ce2">
            <text:p>798</text:p>
          </table:table-cell>
          <table:table-cell office:value-type="string" table:style-name="ce2">
            <text:p>1400002C000A028003AD1E1E04050301000D000D00000000000000000000000000000000026201AD012C031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709" table:style-name="ce3">
            <text:p>1709</text:p>
          </table:table-cell>
          <table:table-cell office:value-type="float" office:value="1709" table:style-name="ce3">
            <text:p>1709</text:p>
          </table:table-cell>
          <table:table-cell office:value-type="float" office:value="0" table:style-name="ce3">
            <text:p>0</text:p>
          </table:table-cell>
          <table:table-cell office:value-type="float" office:value="325" table:style-name="ce3">
            <text:p>325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12 04:03:1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4" table:style-name="ce2">
            <text:p>144</text:p>
          </table:table-cell>
          <table:table-cell office:value-type="float" office:value="0" table:style-name="ce2">
            <text:p>0</text:p>
          </table:table-cell>
          <table:table-cell office:value-type="float" office:value="327" table:style-name="ce2">
            <text:p>327</text:p>
          </table:table-cell>
          <table:table-cell office:value-type="float" office:value="11389" table:style-name="ce2">
            <text:p>113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07:48:33</text:p>
          </table:table-cell>
          <table:table-cell office:value-type="string" table:style-name="ce2">
            <text:p>2020 JUN 12 08:05:46</text:p>
          </table:table-cell>
          <table:table-cell office:value-type="string" table:style-name="ce2">
            <text:p>2020 JUN 12 07:48:43</text:p>
          </table:table-cell>
          <table:table-cell office:value-type="string" table:style-name="ce2">
            <text:p>2020 JUN 12 08:05:4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2 07:58:43</text:p>
          </table:table-cell>
          <table:table-cell office:value-type="string" table:style-name="ce2">
            <text:p>2020 JUN 12 08:05:46</text:p>
          </table:table-cell>
          <table:table-cell office:value-type="string" table:style-name="ce2">
            <text:p>2020 JUN 12 07:59:13</text:p>
          </table:table-cell>
          <table:table-cell office:value-type="float" office:value="58.965699999999998" table:style-name="ce2">
            <text:p>58,9657</text:p>
          </table:table-cell>
          <table:table-cell office:value-type="float" office:value="1.8403" table:style-name="ce2">
            <text:p>1,8403</text:p>
          </table:table-cell>
          <table:table-cell office:value-type="string" table:style-name="ce2">
            <text:p>2020 JUN 12 08:05:16</text:p>
          </table:table-cell>
          <table:table-cell office:value-type="float" office:value="71.764499999999998" table:style-name="ce2">
            <text:p>71,7645</text:p>
          </table:table-cell>
          <table:table-cell office:value-type="float" office:value="-25.825500000000002" table:style-name="ce2">
            <text:p>-25,8255</text:p>
          </table:table-cell>
          <table:table-cell office:value-type="string" table:style-name="ce2">
            <text:p>2020 JUN 12 08:04:09</text:p>
          </table:table-cell>
          <table:table-cell office:value-type="float" office:value="50.226900000000001" table:style-name="ce2">
            <text:p>50,2269</text:p>
          </table:table-cell>
          <table:table-cell office:value-type="float" office:value="1769" table:style-name="ce2">
            <text:p>1769</text:p>
          </table:table-cell>
          <table:table-cell office:value-type="float" office:value="14.425599999999999" table:style-name="ce2">
            <text:p>14,4256</text:p>
          </table:table-cell>
          <table:table-cell office:value-type="float" office:value="218.3552" table:style-name="ce2">
            <text:p>218,3552</text:p>
          </table:table-cell>
          <table:table-cell office:value-type="float" office:value="41.5229" table:style-name="ce2">
            <text:p>41,5229</text:p>
          </table:table-cell>
          <table:table-cell office:value-type="string" table:style-name="ce2">
            <text:p>N/A</text:p>
          </table:table-cell>
          <table:table-cell office:value-type="float" office:value="73.475300000000004" table:style-name="ce2">
            <text:p>73,4753</text:p>
          </table:table-cell>
          <table:table-cell office:value-type="float" office:value="114.7726" table:style-name="ce2">
            <text:p>114,772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36" table:style-name="ce2">
            <text:p>93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23" table:style-name="ce2">
            <text:p>102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23" table:style-name="ce2">
            <text:p>423</text:p>
          </table:table-cell>
          <table:table-cell office:value-type="float" office:value="300" table:style-name="ce2">
            <text:p>300</text:p>
          </table:table-cell>
          <table:table-cell office:value-type="float" office:value="1036" table:style-name="ce2">
            <text:p>1036</text:p>
          </table:table-cell>
          <table:table-cell office:value-type="string" table:style-name="ce2">
            <text:p>1400002C000A028003A81E1E03FF0301000D000D00000000000000000000000000000000026201A7012C040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327" table:style-name="ce3">
            <text:p>327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12 07:59:1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5" table:style-name="ce2">
            <text:p>145</text:p>
          </table:table-cell>
          <table:table-cell office:value-type="float" office:value="0" table:style-name="ce2">
            <text:p>0</text:p>
          </table:table-cell>
          <table:table-cell office:value-type="float" office:value="330" table:style-name="ce2">
            <text:p>330</text:p>
          </table:table-cell>
          <table:table-cell office:value-type="float" office:value="11392" table:style-name="ce2">
            <text:p>113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13:42:34</text:p>
          </table:table-cell>
          <table:table-cell office:value-type="string" table:style-name="ce2">
            <text:p>2020 JUN 12 13:59:40</text:p>
          </table:table-cell>
          <table:table-cell office:value-type="string" table:style-name="ce2">
            <text:p>2020 JUN 12 13:42:44</text:p>
          </table:table-cell>
          <table:table-cell office:value-type="string" table:style-name="ce2">
            <text:p>2020 JUN 12 13:59:4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2 13:52:44</text:p>
          </table:table-cell>
          <table:table-cell office:value-type="string" table:style-name="ce2">
            <text:p>2020 JUN 12 13:59:40</text:p>
          </table:table-cell>
          <table:table-cell office:value-type="string" table:style-name="ce2">
            <text:p>2020 JUN 12 13:53:14</text:p>
          </table:table-cell>
          <table:table-cell office:value-type="float" office:value="59.502299999999998" table:style-name="ce2">
            <text:p>59,5023</text:p>
          </table:table-cell>
          <table:table-cell office:value-type="float" office:value="-85.029200000000003" table:style-name="ce2">
            <text:p>-85,0292</text:p>
          </table:table-cell>
          <table:table-cell office:value-type="string" table:style-name="ce2">
            <text:p>2020 JUN 12 13:59:10</text:p>
          </table:table-cell>
          <table:table-cell office:value-type="float" office:value="71.751199999999997" table:style-name="ce2">
            <text:p>71,7512</text:p>
          </table:table-cell>
          <table:table-cell office:value-type="float" office:value="-112.7958" table:style-name="ce2">
            <text:p>-112,7958</text:p>
          </table:table-cell>
          <table:table-cell office:value-type="string" table:style-name="ce2">
            <text:p>2020 JUN 12 13:58:05</text:p>
          </table:table-cell>
          <table:table-cell office:value-type="float" office:value="49.735599999999998" table:style-name="ce2">
            <text:p>49,7356</text:p>
          </table:table-cell>
          <table:table-cell office:value-type="float" office:value="1794" table:style-name="ce2">
            <text:p>1794</text:p>
          </table:table-cell>
          <table:table-cell office:value-type="float" office:value="14.3667" table:style-name="ce2">
            <text:p>14,3667</text:p>
          </table:table-cell>
          <table:table-cell office:value-type="float" office:value="218.50710000000001" table:style-name="ce2">
            <text:p>218,5071</text:p>
          </table:table-cell>
          <table:table-cell office:value-type="float" office:value="40.860399999999998" table:style-name="ce2">
            <text:p>40,8604</text:p>
          </table:table-cell>
          <table:table-cell office:value-type="string" table:style-name="ce2">
            <text:p>N/A</text:p>
          </table:table-cell>
          <table:table-cell office:value-type="float" office:value="72.259399999999999" table:style-name="ce2">
            <text:p>72,2594</text:p>
          </table:table-cell>
          <table:table-cell office:value-type="float" office:value="112.8981" table:style-name="ce2">
            <text:p>112,898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31" table:style-name="ce2">
            <text:p>93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16" table:style-name="ce2">
            <text:p>101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16" table:style-name="ce2">
            <text:p>416</text:p>
          </table:table-cell>
          <table:table-cell office:value-type="float" office:value="300" table:style-name="ce2">
            <text:p>300</text:p>
          </table:table-cell>
          <table:table-cell office:value-type="float" office:value="1017" table:style-name="ce2">
            <text:p>1017</text:p>
          </table:table-cell>
          <table:table-cell office:value-type="string" table:style-name="ce2">
            <text:p>1400002C000A028003A31E1E03F80301000D000D00000000000000000000000000000000026201A0012C03F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05" table:style-name="ce3">
            <text:p>2705</text:p>
          </table:table-cell>
          <table:table-cell office:value-type="float" office:value="2705" table:style-name="ce3">
            <text:p>2705</text:p>
          </table:table-cell>
          <table:table-cell office:value-type="float" office:value="0" table:style-name="ce3">
            <text:p>0</text:p>
          </table:table-cell>
          <table:table-cell office:value-type="float" office:value="330" table:style-name="ce3">
            <text:p>330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12 13:53:1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6" table:style-name="ce2">
            <text:p>146</text:p>
          </table:table-cell>
          <table:table-cell office:value-type="float" office:value="0" table:style-name="ce2">
            <text:p>0</text:p>
          </table:table-cell>
          <table:table-cell office:value-type="float" office:value="332" table:style-name="ce2">
            <text:p>332</text:p>
          </table:table-cell>
          <table:table-cell office:value-type="float" office:value="11394" table:style-name="ce2">
            <text:p>113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17:38:22</text:p>
          </table:table-cell>
          <table:table-cell office:value-type="string" table:style-name="ce2">
            <text:p>2020 JUN 12 17:55:24</text:p>
          </table:table-cell>
          <table:table-cell office:value-type="string" table:style-name="ce2">
            <text:p>2020 JUN 12 17:38:32</text:p>
          </table:table-cell>
          <table:table-cell office:value-type="string" table:style-name="ce2">
            <text:p>2020 JUN 12 17:55:2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2 17:48:32</text:p>
          </table:table-cell>
          <table:table-cell office:value-type="string" table:style-name="ce2">
            <text:p>2020 JUN 12 17:55:24</text:p>
          </table:table-cell>
          <table:table-cell office:value-type="string" table:style-name="ce2">
            <text:p>2020 JUN 12 17:49:02</text:p>
          </table:table-cell>
          <table:table-cell office:value-type="float" office:value="59.604300000000002" table:style-name="ce2">
            <text:p>59,6043</text:p>
          </table:table-cell>
          <table:table-cell office:value-type="float" office:value="-142.5883" table:style-name="ce2">
            <text:p>-142,5883</text:p>
          </table:table-cell>
          <table:table-cell office:value-type="string" table:style-name="ce2">
            <text:p>2020 JUN 12 17:54:54</text:p>
          </table:table-cell>
          <table:table-cell office:value-type="float" office:value="72.130099999999999" table:style-name="ce2">
            <text:p>72,1301</text:p>
          </table:table-cell>
          <table:table-cell office:value-type="float" office:value="-168.76509999999999" table:style-name="ce2">
            <text:p>-168,7651</text:p>
          </table:table-cell>
          <table:table-cell office:value-type="string" table:style-name="ce2">
            <text:p>2020 JUN 12 17:53:49</text:p>
          </table:table-cell>
          <table:table-cell office:value-type="float" office:value="49.332299999999996" table:style-name="ce2">
            <text:p>49,3323</text:p>
          </table:table-cell>
          <table:table-cell office:value-type="float" office:value="1812" table:style-name="ce2">
            <text:p>1812</text:p>
          </table:table-cell>
          <table:table-cell office:value-type="float" office:value="14.458299999999999" table:style-name="ce2">
            <text:p>14,4583</text:p>
          </table:table-cell>
          <table:table-cell office:value-type="float" office:value="218.60820000000001" table:style-name="ce2">
            <text:p>218,6082</text:p>
          </table:table-cell>
          <table:table-cell office:value-type="float" office:value="40.4818" table:style-name="ce2">
            <text:p>40,4818</text:p>
          </table:table-cell>
          <table:table-cell office:value-type="string" table:style-name="ce2">
            <text:p>N/A</text:p>
          </table:table-cell>
          <table:table-cell office:value-type="float" office:value="71.564599999999999" table:style-name="ce2">
            <text:p>71,5646</text:p>
          </table:table-cell>
          <table:table-cell office:value-type="float" office:value="111.82689999999999" table:style-name="ce2">
            <text:p>111,8269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27" table:style-name="ce2">
            <text:p>92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12" table:style-name="ce2">
            <text:p>101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12" table:style-name="ce2">
            <text:p>412</text:p>
          </table:table-cell>
          <table:table-cell office:value-type="float" office:value="300" table:style-name="ce2">
            <text:p>300</text:p>
          </table:table-cell>
          <table:table-cell office:value-type="float" office:value="1005" table:style-name="ce2">
            <text:p>1005</text:p>
          </table:table-cell>
          <table:table-cell office:value-type="string" table:style-name="ce2">
            <text:p>1400002C000A0280039F1E1E03F40301000D000D000000000000000000000000000000000262019C012C03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87" table:style-name="ce3">
            <text:p>2687</text:p>
          </table:table-cell>
          <table:table-cell office:value-type="float" office:value="2687" table:style-name="ce3">
            <text:p>2687</text:p>
          </table:table-cell>
          <table:table-cell office:value-type="float" office:value="0" table:style-name="ce3">
            <text:p>0</text:p>
          </table:table-cell>
          <table:table-cell office:value-type="float" office:value="332" table:style-name="ce3">
            <text:p>332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12 17:49:0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7" table:style-name="ce2">
            <text:p>147</text:p>
          </table:table-cell>
          <table:table-cell office:value-type="float" office:value="0" table:style-name="ce2">
            <text:p>0</text:p>
          </table:table-cell>
          <table:table-cell office:value-type="float" office:value="333" table:style-name="ce2">
            <text:p>333</text:p>
          </table:table-cell>
          <table:table-cell office:value-type="float" office:value="11395" table:style-name="ce2">
            <text:p>113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19:36:22</text:p>
          </table:table-cell>
          <table:table-cell office:value-type="string" table:style-name="ce2">
            <text:p>2020 JUN 12 19:53:20</text:p>
          </table:table-cell>
          <table:table-cell office:value-type="string" table:style-name="ce2">
            <text:p>2020 JUN 12 19:36:32</text:p>
          </table:table-cell>
          <table:table-cell office:value-type="string" table:style-name="ce2">
            <text:p>2020 JUN 12 19:53: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2 19:46:32</text:p>
          </table:table-cell>
          <table:table-cell office:value-type="string" table:style-name="ce2">
            <text:p>2020 JUN 12 19:53:20</text:p>
          </table:table-cell>
          <table:table-cell office:value-type="string" table:style-name="ce2">
            <text:p>2020 JUN 12 19:47:02</text:p>
          </table:table-cell>
          <table:table-cell office:value-type="float" office:value="59.755899999999997" table:style-name="ce2">
            <text:p>59,7559</text:p>
          </table:table-cell>
          <table:table-cell office:value-type="float" office:value="-171.51849999999999" table:style-name="ce2">
            <text:p>-171,5185</text:p>
          </table:table-cell>
          <table:table-cell office:value-type="string" table:style-name="ce2">
            <text:p>2020 JUN 12 19:52:50</text:p>
          </table:table-cell>
          <table:table-cell office:value-type="float" office:value="71.575000000000003" table:style-name="ce2">
            <text:p>71,575</text:p>
          </table:table-cell>
          <table:table-cell office:value-type="float" office:value="161.47120000000001" table:style-name="ce2">
            <text:p>161,4712</text:p>
          </table:table-cell>
          <table:table-cell office:value-type="string" table:style-name="ce2">
            <text:p>2020 JUN 12 19:51:46</text:p>
          </table:table-cell>
          <table:table-cell office:value-type="float" office:value="49.110199999999999" table:style-name="ce2">
            <text:p>49,1102</text:p>
          </table:table-cell>
          <table:table-cell office:value-type="float" office:value="1821" table:style-name="ce2">
            <text:p>1821</text:p>
          </table:table-cell>
          <table:table-cell office:value-type="float" office:value="14.386699999999999" table:style-name="ce2">
            <text:p>14,3867</text:p>
          </table:table-cell>
          <table:table-cell office:value-type="float" office:value="218.65880000000001" table:style-name="ce2">
            <text:p>218,6588</text:p>
          </table:table-cell>
          <table:table-cell office:value-type="float" office:value="40.103299999999997" table:style-name="ce2">
            <text:p>40,1033</text:p>
          </table:table-cell>
          <table:table-cell office:value-type="string" table:style-name="ce2">
            <text:p>N/A</text:p>
          </table:table-cell>
          <table:table-cell office:value-type="float" office:value="70.869799999999998" table:style-name="ce2">
            <text:p>70,8698</text:p>
          </table:table-cell>
          <table:table-cell office:value-type="float" office:value="110.7557" table:style-name="ce2">
            <text:p>110,755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24" table:style-name="ce2">
            <text:p>92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08" table:style-name="ce2">
            <text:p>100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08" table:style-name="ce2">
            <text:p>408</text:p>
          </table:table-cell>
          <table:table-cell office:value-type="float" office:value="300" table:style-name="ce2">
            <text:p>300</text:p>
          </table:table-cell>
          <table:table-cell office:value-type="float" office:value="994" table:style-name="ce2">
            <text:p>994</text:p>
          </table:table-cell>
          <table:table-cell office:value-type="string" table:style-name="ce2">
            <text:p>1400002C000A0280039C1E1E03F00301000D000D0000000000000000000000000000000002620198012C03E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11" table:style-name="ce3">
            <text:p>1511</text:p>
          </table:table-cell>
          <table:table-cell office:value-type="float" office:value="1511" table:style-name="ce3">
            <text:p>1511</text:p>
          </table:table-cell>
          <table:table-cell office:value-type="float" office:value="0" table:style-name="ce3">
            <text:p>0</text:p>
          </table:table-cell>
          <table:table-cell office:value-type="float" office:value="333" table:style-name="ce3">
            <text:p>333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12 19:47:0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8" table:style-name="ce2">
            <text:p>148</text:p>
          </table:table-cell>
          <table:table-cell office:value-type="float" office:value="0" table:style-name="ce2">
            <text:p>0</text:p>
          </table:table-cell>
          <table:table-cell office:value-type="float" office:value="335" table:style-name="ce2">
            <text:p>335</text:p>
          </table:table-cell>
          <table:table-cell office:value-type="float" office:value="11397" table:style-name="ce2">
            <text:p>113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23:32:20</text:p>
          </table:table-cell>
          <table:table-cell office:value-type="string" table:style-name="ce2">
            <text:p>2020 JUN 12 23:49:15</text:p>
          </table:table-cell>
          <table:table-cell office:value-type="string" table:style-name="ce2">
            <text:p>2020 JUN 12 23:32:30</text:p>
          </table:table-cell>
          <table:table-cell office:value-type="string" table:style-name="ce2">
            <text:p>2020 JUN 12 23:49: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2 23:42:30</text:p>
          </table:table-cell>
          <table:table-cell office:value-type="string" table:style-name="ce2">
            <text:p>2020 JUN 12 23:49:15</text:p>
          </table:table-cell>
          <table:table-cell office:value-type="string" table:style-name="ce2">
            <text:p>2020 JUN 12 23:43:00</text:p>
          </table:table-cell>
          <table:table-cell office:value-type="float" office:value="59.935600000000001" table:style-name="ce2">
            <text:p>59,9356</text:p>
          </table:table-cell>
          <table:table-cell office:value-type="float" office:value="130.77930000000001" table:style-name="ce2">
            <text:p>130,7793</text:p>
          </table:table-cell>
          <table:table-cell office:value-type="string" table:style-name="ce2">
            <text:p>2020 JUN 12 23:48:45</text:p>
          </table:table-cell>
          <table:table-cell office:value-type="float" office:value="71.946100000000001" table:style-name="ce2">
            <text:p>71,9461</text:p>
          </table:table-cell>
          <table:table-cell office:value-type="float" office:value="104.8599" table:style-name="ce2">
            <text:p>104,8599</text:p>
          </table:table-cell>
          <table:table-cell office:value-type="string" table:style-name="ce2">
            <text:p>2020 JUN 12 23:47:42</text:p>
          </table:table-cell>
          <table:table-cell office:value-type="float" office:value="48.739899999999999" table:style-name="ce2">
            <text:p>48,7399</text:p>
          </table:table-cell>
          <table:table-cell office:value-type="float" office:value="1837" table:style-name="ce2">
            <text:p>1837</text:p>
          </table:table-cell>
          <table:table-cell office:value-type="float" office:value="14.4383" table:style-name="ce2">
            <text:p>14,4383</text:p>
          </table:table-cell>
          <table:table-cell office:value-type="float" office:value="218.76009999999999" table:style-name="ce2">
            <text:p>218,7601</text:p>
          </table:table-cell>
          <table:table-cell office:value-type="float" office:value="39.819299999999998" table:style-name="ce2">
            <text:p>39,8193</text:p>
          </table:table-cell>
          <table:table-cell office:value-type="string" table:style-name="ce2">
            <text:p>N/A</text:p>
          </table:table-cell>
          <table:table-cell office:value-type="float" office:value="70.348699999999994" table:style-name="ce2">
            <text:p>70,3487</text:p>
          </table:table-cell>
          <table:table-cell office:value-type="float" office:value="109.95229999999999" table:style-name="ce2">
            <text:p>109,952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22" table:style-name="ce2">
            <text:p>92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05" table:style-name="ce2">
            <text:p>100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05" table:style-name="ce2">
            <text:p>405</text:p>
          </table:table-cell>
          <table:table-cell office:value-type="float" office:value="300" table:style-name="ce2">
            <text:p>300</text:p>
          </table:table-cell>
          <table:table-cell office:value-type="float" office:value="986" table:style-name="ce2">
            <text:p>986</text:p>
          </table:table-cell>
          <table:table-cell office:value-type="string" table:style-name="ce2">
            <text:p>1400002C000A0280039A1E1E03ED0301000D000D0000000000000000000000000000000002620195012C03D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110" table:style-name="ce3">
            <text:p>3110</text:p>
          </table:table-cell>
          <table:table-cell office:value-type="float" office:value="3110" table:style-name="ce3">
            <text:p>3110</text:p>
          </table:table-cell>
          <table:table-cell office:value-type="float" office:value="0" table:style-name="ce3">
            <text:p>0</text:p>
          </table:table-cell>
          <table:table-cell office:value-type="float" office:value="335" table:style-name="ce3">
            <text:p>335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12 23:42:5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9" table:style-name="ce2">
            <text:p>149</text:p>
          </table:table-cell>
          <table:table-cell office:value-type="float" office:value="0" table:style-name="ce2">
            <text:p>0</text:p>
          </table:table-cell>
          <table:table-cell office:value-type="float" office:value="337" table:style-name="ce2">
            <text:p>337</text:p>
          </table:table-cell>
          <table:table-cell office:value-type="float" office:value="11399" table:style-name="ce2">
            <text:p>113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3 03:28:12</text:p>
          </table:table-cell>
          <table:table-cell office:value-type="string" table:style-name="ce2">
            <text:p>2020 JUN 13 03:45:04</text:p>
          </table:table-cell>
          <table:table-cell office:value-type="string" table:style-name="ce2">
            <text:p>2020 JUN 13 03:28:22</text:p>
          </table:table-cell>
          <table:table-cell office:value-type="string" table:style-name="ce2">
            <text:p>2020 JUN 13 03:45:0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3 03:38:22</text:p>
          </table:table-cell>
          <table:table-cell office:value-type="string" table:style-name="ce2">
            <text:p>2020 JUN 13 03:45:04</text:p>
          </table:table-cell>
          <table:table-cell office:value-type="string" table:style-name="ce2">
            <text:p>2020 JUN 13 03:38:52</text:p>
          </table:table-cell>
          <table:table-cell office:value-type="float" office:value="60.141300000000001" table:style-name="ce2">
            <text:p>60,1413</text:p>
          </table:table-cell>
          <table:table-cell office:value-type="float" office:value="73.063400000000001" table:style-name="ce2">
            <text:p>73,0634</text:p>
          </table:table-cell>
          <table:table-cell office:value-type="string" table:style-name="ce2">
            <text:p>2020 JUN 13 03:44:34</text:p>
          </table:table-cell>
          <table:table-cell office:value-type="float" office:value="71.317099999999996" table:style-name="ce2">
            <text:p>71,3171</text:p>
          </table:table-cell>
          <table:table-cell office:value-type="float" office:value="45.9435" table:style-name="ce2">
            <text:p>45,9435</text:p>
          </table:table-cell>
          <table:table-cell office:value-type="string" table:style-name="ce2">
            <text:p>2020 JUN 13 03:43:32</text:p>
          </table:table-cell>
          <table:table-cell office:value-type="float" office:value="48.413899999999998" table:style-name="ce2">
            <text:p>48,4139</text:p>
          </table:table-cell>
          <table:table-cell office:value-type="float" office:value="1853" table:style-name="ce2">
            <text:p>1853</text:p>
          </table:table-cell>
          <table:table-cell office:value-type="float" office:value="14.335000000000001" table:style-name="ce2">
            <text:p>14,335</text:p>
          </table:table-cell>
          <table:table-cell office:value-type="float" office:value="218.8613" table:style-name="ce2">
            <text:p>218,8613</text:p>
          </table:table-cell>
          <table:table-cell office:value-type="float" office:value="39.535400000000003" table:style-name="ce2">
            <text:p>39,5354</text:p>
          </table:table-cell>
          <table:table-cell office:value-type="string" table:style-name="ce2">
            <text:p>N/A</text:p>
          </table:table-cell>
          <table:table-cell office:value-type="float" office:value="69.827600000000004" table:style-name="ce2">
            <text:p>69,8276</text:p>
          </table:table-cell>
          <table:table-cell office:value-type="float" office:value="109.1489" table:style-name="ce2">
            <text:p>109,1489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20" table:style-name="ce2">
            <text:p>92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02" table:style-name="ce2">
            <text:p>100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02" table:style-name="ce2">
            <text:p>402</text:p>
          </table:table-cell>
          <table:table-cell office:value-type="float" office:value="300" table:style-name="ce2">
            <text:p>300</text:p>
          </table:table-cell>
          <table:table-cell office:value-type="float" office:value="978" table:style-name="ce2">
            <text:p>978</text:p>
          </table:table-cell>
          <table:table-cell office:value-type="string" table:style-name="ce2">
            <text:p>1400002C000A028003981E1E03EA0301000D000D0000000000000000000000000000000002620192012C03D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11" table:style-name="ce3">
            <text:p>1511</text:p>
          </table:table-cell>
          <table:table-cell office:value-type="float" office:value="1511" table:style-name="ce3">
            <text:p>1511</text:p>
          </table:table-cell>
          <table:table-cell office:value-type="float" office:value="0" table:style-name="ce3">
            <text:p>0</text:p>
          </table:table-cell>
          <table:table-cell office:value-type="float" office:value="337" table:style-name="ce3">
            <text:p>337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13 03:38:5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0" table:style-name="ce2">
            <text:p>150</text:p>
          </table:table-cell>
          <table:table-cell office:value-type="float" office:value="0" table:style-name="ce2">
            <text:p>0</text:p>
          </table:table-cell>
          <table:table-cell office:value-type="float" office:value="339" table:style-name="ce2">
            <text:p>339</text:p>
          </table:table-cell>
          <table:table-cell office:value-type="float" office:value="11401" table:style-name="ce2">
            <text:p>114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3 07:24:05</text:p>
          </table:table-cell>
          <table:table-cell office:value-type="string" table:style-name="ce2">
            <text:p>2020 JUN 13 07:40:52</text:p>
          </table:table-cell>
          <table:table-cell office:value-type="string" table:style-name="ce2">
            <text:p>2020 JUN 13 07:24:15</text:p>
          </table:table-cell>
          <table:table-cell office:value-type="string" table:style-name="ce2">
            <text:p>2020 JUN 13 07:40:5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3 07:34:15</text:p>
          </table:table-cell>
          <table:table-cell office:value-type="string" table:style-name="ce2">
            <text:p>2020 JUN 13 07:40:52</text:p>
          </table:table-cell>
          <table:table-cell office:value-type="string" table:style-name="ce2">
            <text:p>2020 JUN 13 07:34:45</text:p>
          </table:table-cell>
          <table:table-cell office:value-type="float" office:value="60.277799999999999" table:style-name="ce2">
            <text:p>60,2778</text:p>
          </table:table-cell>
          <table:table-cell office:value-type="float" office:value="15.429" table:style-name="ce2">
            <text:p>15,429</text:p>
          </table:table-cell>
          <table:table-cell office:value-type="string" table:style-name="ce2">
            <text:p>2020 JUN 13 07:40:22</text:p>
          </table:table-cell>
          <table:table-cell office:value-type="float" office:value="71.817800000000005" table:style-name="ce2">
            <text:p>71,8178</text:p>
          </table:table-cell>
          <table:table-cell office:value-type="float" office:value="-9.8069000000000006" table:style-name="ce2">
            <text:p>-9,8069</text:p>
          </table:table-cell>
          <table:table-cell office:value-type="string" table:style-name="ce2">
            <text:p>2020 JUN 13 07:39:20</text:p>
          </table:table-cell>
          <table:table-cell office:value-type="float" office:value="47.9649" table:style-name="ce2">
            <text:p>47,9649</text:p>
          </table:table-cell>
          <table:table-cell office:value-type="float" office:value="1870" table:style-name="ce2">
            <text:p>1870</text:p>
          </table:table-cell>
          <table:table-cell office:value-type="float" office:value="14.4422" table:style-name="ce2">
            <text:p>14,4422</text:p>
          </table:table-cell>
          <table:table-cell office:value-type="float" office:value="218.96260000000001" table:style-name="ce2">
            <text:p>218,9626</text:p>
          </table:table-cell>
          <table:table-cell office:value-type="float" office:value="39.062199999999997" table:style-name="ce2">
            <text:p>39,0622</text:p>
          </table:table-cell>
          <table:table-cell office:value-type="string" table:style-name="ce2">
            <text:p>N/A</text:p>
          </table:table-cell>
          <table:table-cell office:value-type="float" office:value="68.959100000000007" table:style-name="ce2">
            <text:p>68,9591</text:p>
          </table:table-cell>
          <table:table-cell office:value-type="float" office:value="107.8099" table:style-name="ce2">
            <text:p>107,8099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15" table:style-name="ce2">
            <text:p>91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97" table:style-name="ce2">
            <text:p>99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97" table:style-name="ce2">
            <text:p>397</text:p>
          </table:table-cell>
          <table:table-cell office:value-type="float" office:value="300" table:style-name="ce2">
            <text:p>300</text:p>
          </table:table-cell>
          <table:table-cell office:value-type="float" office:value="963" table:style-name="ce2">
            <text:p>963</text:p>
          </table:table-cell>
          <table:table-cell office:value-type="string" table:style-name="ce2">
            <text:p>1400002C000A028003931E1E03E50301000D000D000000000000000000000000000000000262018D012C03C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11" table:style-name="ce3">
            <text:p>1511</text:p>
          </table:table-cell>
          <table:table-cell office:value-type="float" office:value="1511" table:style-name="ce3">
            <text:p>1511</text:p>
          </table:table-cell>
          <table:table-cell office:value-type="float" office:value="0" table:style-name="ce3">
            <text:p>0</text:p>
          </table:table-cell>
          <table:table-cell office:value-type="float" office:value="339" table:style-name="ce3">
            <text:p>339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13 07:34:4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1" table:style-name="ce2">
            <text:p>151</text:p>
          </table:table-cell>
          <table:table-cell office:value-type="float" office:value="0" table:style-name="ce2">
            <text:p>0</text:p>
          </table:table-cell>
          <table:table-cell office:value-type="float" office:value="340" table:style-name="ce2">
            <text:p>340</text:p>
          </table:table-cell>
          <table:table-cell office:value-type="float" office:value="11402" table:style-name="ce2">
            <text:p>114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3 09:22:04</text:p>
          </table:table-cell>
          <table:table-cell office:value-type="string" table:style-name="ce2">
            <text:p>2020 JUN 13 09:38:49</text:p>
          </table:table-cell>
          <table:table-cell office:value-type="string" table:style-name="ce2">
            <text:p>2020 JUN 13 09:22:14</text:p>
          </table:table-cell>
          <table:table-cell office:value-type="string" table:style-name="ce2">
            <text:p>2020 JUN 13 09:38:4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3 09:32:14</text:p>
          </table:table-cell>
          <table:table-cell office:value-type="string" table:style-name="ce2">
            <text:p>2020 JUN 13 09:38:49</text:p>
          </table:table-cell>
          <table:table-cell office:value-type="string" table:style-name="ce2">
            <text:p>2020 JUN 13 09:32:44</text:p>
          </table:table-cell>
          <table:table-cell office:value-type="float" office:value="60.315600000000003" table:style-name="ce2">
            <text:p>60,3156</text:p>
          </table:table-cell>
          <table:table-cell office:value-type="float" office:value="-13.3591" table:style-name="ce2">
            <text:p>-13,3591</text:p>
          </table:table-cell>
          <table:table-cell office:value-type="string" table:style-name="ce2">
            <text:p>2020 JUN 13 09:38:19</text:p>
          </table:table-cell>
          <table:table-cell office:value-type="float" office:value="71.664100000000005" table:style-name="ce2">
            <text:p>71,6641</text:p>
          </table:table-cell>
          <table:table-cell office:value-type="float" office:value="-38.517699999999998" table:style-name="ce2">
            <text:p>-38,5177</text:p>
          </table:table-cell>
          <table:table-cell office:value-type="string" table:style-name="ce2">
            <text:p>2020 JUN 13 09:37:18</text:p>
          </table:table-cell>
          <table:table-cell office:value-type="float" office:value="47.7502" table:style-name="ce2">
            <text:p>47,7502</text:p>
          </table:table-cell>
          <table:table-cell office:value-type="float" office:value="1879" table:style-name="ce2">
            <text:p>1879</text:p>
          </table:table-cell>
          <table:table-cell office:value-type="float" office:value="14.4411" table:style-name="ce2">
            <text:p>14,4411</text:p>
          </table:table-cell>
          <table:table-cell office:value-type="float" office:value="219.01320000000001" table:style-name="ce2">
            <text:p>219,0132</text:p>
          </table:table-cell>
          <table:table-cell office:value-type="float" office:value="38.872900000000001" table:style-name="ce2">
            <text:p>38,8729</text:p>
          </table:table-cell>
          <table:table-cell office:value-type="string" table:style-name="ce2">
            <text:p>N/A</text:p>
          </table:table-cell>
          <table:table-cell office:value-type="float" office:value="68.611699999999999" table:style-name="ce2">
            <text:p>68,6117</text:p>
          </table:table-cell>
          <table:table-cell office:value-type="float" office:value="107.2743" table:style-name="ce2">
            <text:p>107,274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914" table:style-name="ce2">
            <text:p>91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95" table:style-name="ce2">
            <text:p>99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95" table:style-name="ce2">
            <text:p>395</text:p>
          </table:table-cell>
          <table:table-cell office:value-type="float" office:value="300" table:style-name="ce2">
            <text:p>300</text:p>
          </table:table-cell>
          <table:table-cell office:value-type="float" office:value="958" table:style-name="ce2">
            <text:p>958</text:p>
          </table:table-cell>
          <table:table-cell office:value-type="string" table:style-name="ce2">
            <text:p>1400002C000A028003921E1E03E30301000D000D000000000000000000000000000000000262018B012C03B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67" table:style-name="ce3">
            <text:p>767</text:p>
          </table:table-cell>
          <table:table-cell office:value-type="float" office:value="767" table:style-name="ce3">
            <text:p>767</text:p>
          </table:table-cell>
          <table:table-cell office:value-type="float" office:value="0" table:style-name="ce3">
            <text:p>0</text:p>
          </table:table-cell>
          <table:table-cell office:value-type="float" office:value="340" table:style-name="ce3">
            <text:p>340</text:p>
          </table:table-cell>
          <table:table-cell office:value-type="string" table:style-name="ce3">
            <text:p>ingress</text:p>
          </table:table-cell>
          <table:table-cell office:value-type="string" table:style-name="ce3">
            <text:p>2020 JUN 13 09:32:4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number-rows-repeated="104842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Ian Thomas</dc:creator>
    <dc:date>2020-04-21T12:43:25Z</dc:date>
    <meta:editing-cycles>1</meta:editing-cycles>
    <meta:editing-duration>PT16S</meta:editing-duration>
  </office:meta>
</office:document-meta>
</file>